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돋움" svg:font-family="돋움" style:font-family-generic="modern"/>
    <style:font-face style:name="맑은 고딕" svg:font-family="'맑은 고딕'" style:font-family-generic="modern"/>
    <style:font-face style:name="나눔고딕" svg:font-family="나눔고딕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1pt"/>
    </style:style>
    <style:style style:name="co2" style:family="table-column">
      <style:table-column-properties fo:break-before="auto" style:column-width="130.51pt"/>
    </style:style>
    <style:style style:name="co3" style:family="table-column">
      <style:table-column-properties fo:break-before="auto" style:column-width="192.6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1.51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38.01pt"/>
    </style:style>
    <style:style style:name="co8" style:family="table-column">
      <style:table-column-properties fo:break-before="page" style:column-width="38.01pt"/>
    </style:style>
    <style:style style:name="co9" style:family="table-column">
      <style:table-column-properties fo:break-before="auto" style:column-width="65.25pt"/>
    </style:style>
    <style:style style:name="ro1" style:family="table-row">
      <style:table-row-properties style:row-height="52.44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ro3" style:family="table-row">
      <style:table-row-properties style:row-height="13.8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31.49pt" fo:break-before="auto" style:use-optimal-row-height="false"/>
    </style:style>
    <style:style style:name="ro6" style:family="table-row">
      <style:table-row-properties style:row-height="16.5pt" fo:break-before="auto" style:use-optimal-row-height="false"/>
    </style:style>
    <style:style style:name="ta1" style:family="table" style:master-page-name="PageStyle_5f_e-로봇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84807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e46c0a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26pt" fo:font-style="normal" fo:text-shadow="none" style:text-underline-style="none" fo:font-weight="bold" style:font-name-asian="나눔고딕" style:font-size-asian="26pt" style:font-style-asian="normal" style:font-weight-asian="bold" style:font-size-complex="26pt" style:font-style-complex="normal" style:font-weight-complex="bold"/>
    </style:style>
    <style:style style:name="ce11" style:family="table-cell" style:parent-style-name="Default" style:data-style-name="N84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fac09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deada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984807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">
      <style:table-cell-properties fo:border-bottom="0.74pt solid #000000" fo:background-color="#376092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나눔고딕" fo:font-size="18pt" fo:font-style="normal" fo:text-shadow="none" style:text-underline-style="none" fo:font-weight="bold" style:font-name-asian="나눔고딕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나눔고딕" fo:font-size="16pt" fo:font-style="normal" fo:text-shadow="none" style:text-underline-style="none" fo:font-weight="bold" style:font-name-asian="나눔고딕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나눔고딕" fo:font-size="16pt" fo:font-style="normal" fo:text-shadow="none" style:text-underline-style="none" fo:font-weight="bold" style:font-name-asian="나눔고딕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나눔고딕" fo:font-size="16pt" fo:font-style="normal" fo:text-shadow="none" style:text-underline-style="none" fo:font-weight="bold" style:font-name-asian="나눔고딕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나눔고딕" fo:font-size="16pt" fo:font-style="normal" fo:text-shadow="none" style:text-underline-style="none" fo:font-weight="bold" style:font-name-asian="나눔고딕" style:font-size-asian="16pt" style:font-style-asian="normal" style:font-weight-asian="bold" style:font-size-complex="16pt" style:font-style-complex="normal" style:font-weight-complex="bold"/>
    </style:style>
    <style:style style:name="ce2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나눔고딕" fo:font-size="16pt" fo:font-style="normal" fo:text-shadow="none" style:text-underline-style="none" fo:font-weight="bold" style:font-name-asian="나눔고딕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deada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84807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7" style:family="table-cell" style:parent-style-name="Default" style:data-style-name="N13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맑은 고딕" fo:font-size="12pt" fo:font-style="normal" fo:text-shadow="none" style:text-underline-style="none" fo:font-weight="normal" style:font-size-asian="12pt" style:font-style-asian="normal" style:font-weight-asian="normal" style:font-name-complex="맑은 고딕" style:font-size-complex="12pt" style:font-style-complex="normal" style:font-weight-complex="normal"/>
    </style:style>
    <style:style style:name="ce5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59" style:family="table-cell" style:parent-style-name="Default" style:data-style-name="N100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">
      <style:table-cell-properties fo:border-bottom="0.74pt solid #000000" fo:background-color="#37609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fo:border-bottom="none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order-bottom="1.76pt solid #000000" fo:background-color="#fac09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99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28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128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128">
      <style:table-cell-properties fo:border-bottom="1.76pt solid #000000" fo:background-color="#fac09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95" style:family="table-cell" style:parent-style-name="Default" style:data-style-name="N128">
      <style:table-cell-properties fo:border-bottom="0.74pt solid #000000" fo:background-color="#fdea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84807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96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97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98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99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00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01" style:family="table-cell" style:parent-style-name="Default" style:data-style-name="N128">
      <style:table-cell-properties fo:border-bottom="0.74pt solid #000000" fo:background-color="#37609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02" style:family="table-cell" style:parent-style-name="Default" style:data-style-name="N128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03" style:family="table-cell" style:parent-style-name="Default" style:data-style-name="N128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04" style:family="table-cell" style:parent-style-name="Default" style:data-style-name="N128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05" style:family="table-cell" style:parent-style-name="Default" style:data-style-name="N128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06" style:family="table-cell" style:parent-style-name="Default" style:data-style-name="N128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07" style:family="table-cell" style:parent-style-name="Default" style:data-style-name="N128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08" style:family="table-cell" style:parent-style-name="Default" style:data-style-name="N128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09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84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84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 style:data-style-name="N10">
      <style:table-cell-properties fo:border-bottom="1.76pt solid #000000" fo:background-color="#fac09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13" style:family="table-cell" style:parent-style-name="Default" style:data-style-name="N10">
      <style:table-cell-properties fo:border-bottom="0.74pt solid #000000" fo:background-color="#fdea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84807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14" style:family="table-cell" style:parent-style-name="Default" style:data-style-name="N10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15" style:family="table-cell" style:parent-style-name="Default" style:data-style-name="N10">
      <style:table-cell-properties fo:border-bottom="0.06pt solid #000000" fo:background-color="#00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16" style:family="table-cell" style:parent-style-name="Default" style:data-style-name="N10">
      <style:table-cell-properties fo:border-bottom="0.06pt solid #000000" fo:background-color="#00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17" style:family="table-cell" style:parent-style-name="Default" style:data-style-name="N10">
      <style:table-cell-properties fo:border-bottom="0.06pt solid #000000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18" style:family="table-cell" style:parent-style-name="Default" style:data-style-name="N10">
      <style:table-cell-properties fo:border-bottom="none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19" style:family="table-cell" style:parent-style-name="Default" style:data-style-name="N10">
      <style:table-cell-properties fo:border-bottom="0.74pt solid #000000" fo:background-color="#37609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20" style:family="table-cell" style:parent-style-name="Default" style:data-style-name="N1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21" style:family="table-cell" style:parent-style-name="Default" style:data-style-name="N1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22" style:family="table-cell" style:parent-style-name="Default" style:data-style-name="N1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23" style:family="table-cell" style:parent-style-name="Default" style:data-style-name="N1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24" style:family="table-cell" style:parent-style-name="Default" style:data-style-name="N1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25" style:family="table-cell" style:parent-style-name="Default" style:data-style-name="N1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26" style:family="table-cell" style:parent-style-name="Default" style:data-style-name="N1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2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29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0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1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32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3" style:family="table-cell" style:parent-style-name="Default" style:data-style-name="N128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4" style:family="table-cell" style:parent-style-name="Default" style:data-style-name="N128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5" style:family="table-cell" style:parent-style-name="Default" style:data-style-name="N128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36" style:family="table-cell" style:parent-style-name="Default" style:data-style-name="N128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37" style:family="table-cell" style:parent-style-name="Default" style:data-style-name="N128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38" style:family="table-cell" style:parent-style-name="Default" style:data-style-name="N130">
      <style:table-cell-properties fo:border-bottom="1.76pt solid #000000" fo:background-color="#fac09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39" style:family="table-cell" style:parent-style-name="Default" style:data-style-name="N130">
      <style:table-cell-properties fo:border-bottom="0.74pt solid #000000" fo:background-color="#fdea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84807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0" style:family="table-cell" style:parent-style-name="Default" style:data-style-name="N130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1" style:family="table-cell" style:parent-style-name="Default" style:data-style-name="N130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42" style:family="table-cell" style:parent-style-name="Default" style:data-style-name="N130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43" style:family="table-cell" style:parent-style-name="Default" style:data-style-name="N130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44" style:family="table-cell" style:parent-style-name="Default" style:data-style-name="N130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45" style:family="table-cell" style:parent-style-name="Default" style:data-style-name="N130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46" style:family="table-cell" style:parent-style-name="Default" style:data-style-name="N130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47" style:family="table-cell" style:parent-style-name="Default" style:data-style-name="N130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48" style:family="table-cell" style:parent-style-name="Default" style:data-style-name="N130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49" style:family="table-cell" style:parent-style-name="Default" style:data-style-name="N130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0" style:family="table-cell" style:parent-style-name="Default" style:data-style-name="N130">
      <style:table-cell-properties fo:border-bottom="0.06pt solid #000000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1" style:family="table-cell" style:parent-style-name="Default" style:data-style-name="N130">
      <style:table-cell-properties fo:border-bottom="none" fo:background-color="#93c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2" style:family="table-cell" style:parent-style-name="Default" style:data-style-name="N130">
      <style:table-cell-properties fo:border-bottom="0.74pt solid #000000" fo:background-color="#37609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53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54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55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6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7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8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59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60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61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62" style:family="table-cell" style:parent-style-name="Default" style:data-style-name="N130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63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64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65" style:family="table-cell" style:parent-style-name="Default" style:data-style-name="N130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66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84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84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 style:data-style-name="N84">
      <style:table-cell-properties fo:border-bottom="1.76pt solid #000000" fo:background-color="#fac09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70" style:family="table-cell" style:parent-style-name="Default" style:data-style-name="N84">
      <style:table-cell-properties fo:border-bottom="0.74pt solid #000000" fo:background-color="#fdea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84807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71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72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3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4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75" style:family="table-cell" style:parent-style-name="Default" style:data-style-name="N8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76" style:family="table-cell" style:parent-style-name="Default" style:data-style-name="N84">
      <style:table-cell-properties fo:border-bottom="0.74pt solid #000000" fo:background-color="#37609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77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78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79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80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1" style:family="table-cell" style:parent-style-name="Default" style:data-style-name="N84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83" style:family="table-cell" style:parent-style-name="Default" style:data-style-name="N84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4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5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8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89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90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91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192" style:family="table-cell" style:parent-style-name="Default" style:data-style-name="N84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193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>
      <style:table-cell-properties fo:border-bottom="1.76pt solid #000000" fo:background-color="#fac09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96" style:family="table-cell" style:parent-style-name="Default">
      <style:table-cell-properties fo:border-bottom="0.74pt solid #000000" fo:background-color="#fdeada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984807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0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fo:border-bottom="0.74pt solid #000000" fo:background-color="#376092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0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10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11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12" style:family="table-cell" style:parent-style-name="Default" style:data-style-name="N131">
      <style:table-cell-properties fo:border-bottom="1.76pt solid #000000" fo:background-color="#95b3d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13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14" style:family="table-cell" style:parent-style-name="Default">
      <style:table-cell-properties fo:border-bottom="0.74pt solid #000000" fo:background-color="#4f6228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16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d7e4bd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Excel_20_Built-in_20_Explanatory_20_Text">
      <style:table-cell-properties fo:border-bottom="0.06pt solid #000000" fo:background-color="#ebf1d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19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2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29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40" style:family="table-cell" style:parent-style-name="Default" style:data-style-name="N131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41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42" style:family="table-cell" style:parent-style-name="Default">
      <style:table-cell-properties fo:border-bottom="0.74pt solid #000000" fo:background-color="#4f6228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44" style:family="table-cell" style:parent-style-name="Default">
      <style:table-cell-properties fo:background-color="#ebf1d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ackground-color="#77933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>
      <style:table-cell-properties fo:background-color="#77933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>
      <style:table-cell-properties fo:background-color="#ebf1d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984807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 style:data-style-name="N131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63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64" style:family="table-cell" style:parent-style-name="Default">
      <style:table-cell-properties fo:border-bottom="0.06pt solid #000000" fo:background-color="#c3d69b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7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74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75" style:family="table-cell" style:parent-style-name="Default" style:data-style-name="N131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276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277" style:family="table-cell" style:parent-style-name="Default">
      <style:table-cell-properties fo:border-bottom="0.74pt solid #000000" fo:background-color="#4f6228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Excel_20_Built-in_20_Explanatory_20_Text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2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4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>
      <style:table-cell-properties fo:border-bottom="0.06pt solid #000000" fo:background-color="#c3d69b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28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289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0" style:family="table-cell" style:parent-style-name="Default">
      <style:table-cell-properties fo:border-bottom="0.06pt solid #000000" fo:background-color="#ffcc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29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2" style:family="table-cell" style:parent-style-name="Default">
      <style:table-cell-properties fo:border-bottom="0.06pt solid #000000" fo:background-color="#ff99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3" style:family="table-cell" style:parent-style-name="Default">
      <style:table-cell-properties fo:border-bottom="0.06pt solid #000000" fo:background-color="#99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0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02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03" style:family="table-cell" style:parent-style-name="Default" style:data-style-name="N131">
      <style:table-cell-properties fo:border-bottom="1.76pt solid #000000" fo:background-color="#66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04" style:family="table-cell" style:parent-style-name="Default">
      <style:table-cell-properties fo:border-bottom="0.74pt solid #000000" fo:background-color="#4f6228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0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Excel_20_Built-in_20_Explanatory_20_Text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09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d7e4bd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>
      <style:table-cell-properties fo:border-bottom="0.06pt solid #000000" fo:background-color="#c3d69b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17" style:family="table-cell" style:parent-style-name="Default">
      <style:table-cell-properties fo:border-bottom="0.06pt solid #000000" fo:background-color="#ff808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31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2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2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2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28" style:family="table-cell" style:parent-style-name="Default">
      <style:table-cell-properties fo:background-color="#77933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29" style:family="table-cell" style:parent-style-name="Default">
      <style:table-cell-properties fo:background-color="#d7e4b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>
      <style:table-cell-properties fo:border-bottom="0.06pt solid #000000" fo:background-color="#99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3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33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34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ce335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36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37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38" style:family="table-cell" style:parent-style-name="Default">
      <style:table-cell-properties fo:background-color="#c3d69b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41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2" style:family="table-cell" style:parent-style-name="Default">
      <style:table-cell-properties fo:border-bottom="0.74pt solid #000000" fo:background-color="#4f6228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Excel_20_Built-in_20_Explanatory_20_Text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47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48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0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5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6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7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8" style:family="table-cell" style:parent-style-name="Default">
      <style:table-cell-properties fo:border-bottom="0.06pt solid #000000" fo:background-color="#ff99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59" style:family="table-cell" style:parent-style-name="Default">
      <style:table-cell-properties fo:border-bottom="0.06pt solid #000000" fo:background-color="#ffcc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4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65" style:family="table-cell" style:parent-style-name="Default" style:data-style-name="N131">
      <style:table-cell-properties fo:border-bottom="1.76pt solid #000000" fo:background-color="#66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66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367" style:family="table-cell" style:parent-style-name="Default">
      <style:table-cell-properties fo:border-bottom="0.74pt solid #000000" fo:background-color="#4f6228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6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70" style:family="table-cell" style:parent-style-name="Excel_20_Built-in_20_Explanatory_20_Text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2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ackground-color="#ebf1d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74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5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37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7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1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2" style:family="table-cell" style:parent-style-name="Default">
      <style:table-cell-properties fo:border-bottom="0.06pt solid #000000" fo:background-color="#ff99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ce383" style:family="table-cell" style:parent-style-name="Default">
      <style:table-cell-properties fo:border-bottom="0.06pt solid #000000" fo:background-color="#ffcc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389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0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>
      <style:table-cell-properties fo:border-bottom="0.06pt solid #000000" fo:background-color="#ffcc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ce392" style:family="table-cell" style:parent-style-name="Default">
      <style:table-cell-properties fo:border-bottom="0.06pt solid #000000" fo:background-color="#77933c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4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5" style:family="table-cell" style:parent-style-name="Default">
      <style:table-cell-properties fo:border-bottom="0.06pt solid #000000" fo:background-color="#ff99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6" style:family="table-cell" style:parent-style-name="Default">
      <style:table-cell-properties fo:border-bottom="0.06pt solid #000000" fo:background-color="#ffcc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8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39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00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ce40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03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04" style:family="table-cell" style:parent-style-name="Default" style:data-style-name="N131">
      <style:table-cell-properties fo:border-bottom="1.76pt solid #000000" fo:background-color="#95b3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0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07" style:family="table-cell" style:parent-style-name="Default">
      <style:table-cell-properties fo:border-bottom="0.74pt solid #000000" fo:background-color="#99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2pt" fo:font-style="normal" fo:text-shadow="none" style:text-underline-style="none" fo:font-weight="normal" style:font-name-asian="나눔고딕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ce408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09" style:family="table-cell" style:parent-style-name="Default">
      <style:table-cell-properties fo:background-color="#ffd32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410" style:family="table-cell" style:parent-style-name="Default">
      <style:table-cell-properties fo:border-bottom="0.06pt solid #000000" fo:background-color="#ff99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411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80" style:direction="ltr" fo:border-right="0.74pt solid #00008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12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80" style:direction="ltr" fo:border-right="0.74pt solid #00008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13" style:family="table-cell" style:parent-style-name="Default" style:data-style-name="N131">
      <style:table-cell-properties fo:border-bottom="1.76pt solid #000080" fo:background-color="#95b3d7" style:diagonal-bl-tr="none" style:diagonal-tl-br="none" style:text-align-source="fix" style:repeat-content="false" fo:wrap-option="no-wrap" fo:border-left="0.74pt solid #000080" style:direction="ltr" fo:border-right="0.74pt solid #00008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14" style:family="table-cell" style:parent-style-name="Default">
      <style:table-cell-properties fo:border-bottom="1.76pt solid #000080" fo:background-color="#95b3d7" style:diagonal-bl-tr="none" style:diagonal-tl-br="none" style:text-align-source="fix" style:repeat-content="false" fo:wrap-option="no-wrap" fo:border-left="0.74pt solid #000080" style:direction="ltr" fo:border-right="0.74pt solid #000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15" style:family="table-cell" style:parent-style-name="Default">
      <style:table-cell-properties fo:border-bottom="0.74pt solid #000080" fo:background-color="#4f6228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1.76pt solid #000080" style:vertical-align="middle" loext:vertical-justify="auto"/>
      <style:paragraph-properties css3t:text-justify="auto" fo:margin-left="0pt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16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17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18" style:family="table-cell" style:parent-style-name="Excel_20_Built-in_20_Explanatory_20_Text">
      <style:table-cell-properties fo:border-bottom="0.06pt solid #000080" style:cell-protect="protected" style:print-content="true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20" style:family="table-cell" style:parent-style-name="Default">
      <style:table-cell-properties fo:border-bottom="0.06pt solid #000080" fo:background-color="#77933c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21" style:family="table-cell" style:parent-style-name="Default">
      <style:table-cell-properties fo:border-bottom="0.06pt solid #000080" fo:background-color="#77933c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>
      <style:table-cell-properties fo:border-bottom="0.06pt solid #000080" fo:background-color="#ebf1de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23" style:family="table-cell" style:parent-style-name="Default">
      <style:table-cell-properties fo:border-bottom="0.06pt solid #000080" fo:background-color="#77933c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25" style:family="table-cell" style:parent-style-name="Default">
      <style:table-cell-properties fo:border-bottom="0.74pt solid #000080" fo:background-color="#ebf1de" style:diagonal-bl-tr="none" style:diagonal-tl-br="none" style:text-align-source="fix" style:repeat-content="false" fo:wrap-option="wrap" fo:border-left="0.06pt solid #000080" style:direction="ltr" fo:border-right="1.76pt solid #00008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26" style:family="table-cell" style:parent-style-name="Default">
      <style:table-cell-properties fo:border-bottom="0.06pt solid #000080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27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2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29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wrap" fo:border-left="0.74pt solid #000080" style:direction="ltr" fo:border-right="0.06pt solid #00008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31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33" style:family="table-cell" style:parent-style-name="Default">
      <style:table-cell-properties fo:border-bottom="0.06pt solid #000080" fo:background-color="#ccffcc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34" style:family="table-cell" style:parent-style-name="Default">
      <style:table-cell-properties fo:border-bottom="0.74pt solid #000080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35" style:family="table-cell" style:parent-style-name="Default">
      <style:table-cell-properties fo:border-bottom="0.06pt solid #000080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36" style:family="table-cell" style:parent-style-name="Default">
      <style:table-cell-properties fo:border-bottom="0.06pt solid #000080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37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38" style:family="table-cell" style:parent-style-name="Default">
      <style:table-cell-properties fo:border-bottom="0.06pt solid #000080" fo:background-color="#ffff99" style:diagonal-bl-tr="none" style:diagonal-tl-br="none" style:text-align-source="fix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나눔고딕" fo:font-size="12pt" fo:font-style="normal" fo:text-shadow="none" style:text-underline-style="none" fo:font-weight="bold" style:font-name-asian="나눔고딕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ce4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80" style:direction="ltr" fo:border-right="0.06pt solid #00008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40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41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42" style:family="table-cell" style:parent-style-name="Default" style:data-style-name="N131">
      <style:table-cell-properties fo:border-bottom="1.76pt solid #000000" fo:background-color="#66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나눔고딕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43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44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45" style:family="table-cell" style:parent-style-name="Default" style:data-style-name="N131">
      <style:table-cell-properties fo:border-bottom="1.76pt solid #000080" fo:background-color="#95b3d7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46" style:family="table-cell" style:parent-style-name="Default">
      <style:table-cell-properties fo:border-bottom="1.76pt solid #000080" fo:background-color="#95b3d7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size-asian="10pt" style:font-style-asian="normal" style:font-weight-asian="normal" style:font-name-complex="맑은 고딕" style:font-size-complex="10pt" style:font-style-complex="normal" style:font-weight-complex="normal"/>
    </style:style>
    <style:style style:name="ce447" style:family="table-cell" style:parent-style-name="Default">
      <style:table-cell-properties fo:border-bottom="0.74pt solid #000080" fo:background-color="#4f6228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1.76pt solid #000080" style:vertical-align="middle" loext:vertical-justify="auto"/>
      <style:paragraph-properties css3t:text-justify="auto" fo:margin-left="0pt" style:writing-mode="page"/>
      <style:text-properties fo:color="#4f6228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48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49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Excel_20_Built-in_20_Explanatory_20_Text">
      <style:table-cell-properties fo:border-bottom="0.06pt solid #000080" style:cell-protect="protected" style:print-content="true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51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52" style:family="table-cell" style:parent-style-name="Default">
      <style:table-cell-properties fo:border-bottom="0.06pt solid #000080" fo:background-color="#77933c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53" style:family="table-cell" style:parent-style-name="Default">
      <style:table-cell-properties fo:border-bottom="0.06pt solid #000080" fo:background-color="#77933c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54" style:family="table-cell" style:parent-style-name="Default">
      <style:table-cell-properties fo:border-bottom="0.06pt solid #000080" fo:background-color="#ebf1de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55" style:family="table-cell" style:parent-style-name="Default">
      <style:table-cell-properties fo:border-bottom="0.06pt solid #000080" fo:background-color="#77933c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77933c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normal" style:font-name-asian="나눔고딕" style:font-size-asian="10pt" style:font-style-asian="normal" style:font-weight-asian="normal" style:font-size-complex="10pt" style:font-style-complex="normal" style:font-weight-complex="normal"/>
    </style:style>
    <style:style style:name="ce457" style:family="table-cell" style:parent-style-name="Default">
      <style:table-cell-properties fo:border-bottom="0.74pt solid #000080" fo:background-color="#ebf1de" style:diagonal-bl-tr="none" style:diagonal-tl-br="none" style:text-align-source="fix" style:repeat-content="false" fo:wrap-option="wrap" fo:border-left="0.06pt solid #000080" style:direction="ltr" fo:border-right="0.06pt solid #00000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58" style:family="table-cell" style:parent-style-name="Default">
      <style:table-cell-properties fo:border-bottom="0.06pt solid #000080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6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61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wrap" fo:border-left="0.74pt solid #000080" style:direction="ltr" fo:border-right="0.06pt solid #00000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63" style:family="table-cell" style:parent-style-name="Default">
      <style:table-cell-properties fo:border-bottom="0.06pt solid #000080" fo:background-color="#ffffff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맑은 고딕" fo:font-size="10pt" fo:font-style="normal" fo:text-shadow="none" style:text-underline-style="none" fo:font-weight="bold" style:font-size-asian="10pt" style:font-style-asian="normal" style:font-weight-asian="bold" style:font-name-complex="맑은 고딕" style:font-size-complex="10pt" style:font-style-complex="normal" style:font-weight-complex="bold"/>
    </style:style>
    <style:style style:name="ce465" style:family="table-cell" style:parent-style-name="Default">
      <style:table-cell-properties fo:border-bottom="0.06pt solid #000080" fo:background-color="#ccffcc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74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66" style:family="table-cell" style:parent-style-name="Default">
      <style:table-cell-properties fo:border-bottom="0.74pt solid #000080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67" style:family="table-cell" style:parent-style-name="Default">
      <style:table-cell-properties fo:border-bottom="0.06pt solid #000080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68" style:family="table-cell" style:parent-style-name="Default">
      <style:table-cell-properties fo:border-bottom="0.06pt solid #000080" style:diagonal-bl-tr="none" style:diagonal-tl-br="none" style:text-align-source="fix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69" style:family="table-cell" style:parent-style-name="Default">
      <style:table-cell-properties fo:border-bottom="0.06pt solid #000080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ce47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80" style:direction="ltr" fo:border-right="0.06pt solid #000000" style:rotation-angle="0" style:rotation-align="none" style:shrink-to-fit="false" fo:border-top="0.06pt solid #000080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나눔고딕" fo:font-size="10pt" fo:font-style="normal" fo:text-shadow="none" style:text-underline-style="none" fo:font-weight="bold" style:font-name-asian="나눔고딕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나눔고딕" style:font-style-complex="normal" fo:font-size="10pt" fo:font-weight="normal" style:text-underline-style="none" style:text-underline-color="font-color" style:text-line-through-type="none" fo:font-style="normal" style:text-outline="false" fo:color="#000000" fo:text-shadow="none" style:font-name-asian="나눔고딕" style:font-size-asian="10pt" style:font-size-complex="10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text-position="0%" style:font-name="맑은 고딕" style:font-name-complex="맑은 고딕"/>
    </style:style>
    <style:style style:name="T3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text-position="0%" style:font-name="나눔고딕" style:font-name-asian="나눔고딕"/>
    </style:style>
    <style:style style:name="T4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name-asian="나눔고딕" style:font-size-asian="10pt" style:font-size-complex="10pt" style:font-weight-asian="normal" style:font-weight-complex="normal" style:font-style-asian="normal" style:font-name="나눔고딕"/>
    </style:style>
    <style:style style:name="T5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name="맑은 고딕" style:font-name-complex="맑은 고딕"/>
    </style:style>
    <style:style style:name="T6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name="나눔고딕" style:font-name-asian="나눔고딕"/>
    </style:style>
    <style:style style:name="T7" style:family="text">
      <style:text-properties style:font-style-complex="normal" style:text-position="0%" fo:font-size="10pt" fo:font-weight="bold" style:text-underline-style="none" style:text-underline-color="font-color" style:text-line-through-type="none" fo:font-style="normal" style:text-outline="false" fo:color="#376092" fo:text-shadow="none" style:font-name-asian="나눔고딕" style:font-size-asian="10pt" style:font-size-complex="10pt" style:font-weight-asian="bold" style:font-weight-complex="bold" style:font-style-asian="normal" style:font-name="나눔고딕"/>
    </style:style>
    <style:style style:name="T8" style:family="text">
      <style:text-properties style:font-style-complex="normal" style:text-position="0%" fo:font-size="10pt" fo:font-weight="bold" style:text-underline-style="none" style:text-underline-color="font-color" style:text-line-through-type="none" fo:font-style="normal" style:text-outline="false" fo:color="#376092" fo:text-shadow="none" style:font-size-asian="10pt" style:font-size-complex="10pt" style:font-weight-asian="bold" style:font-weight-complex="bold" style:font-style-asian="normal" style:font-name="맑은 고딕" style:font-name-complex="맑은 고딕"/>
    </style:style>
    <style:style style:name="T9" style:family="text">
      <style:text-properties style:font-style-complex="normal" style:text-position="0%" fo:font-size="10pt" fo:font-weight="bold" style:text-underline-style="none" style:text-underline-color="font-color" style:text-line-through-type="none" fo:font-style="normal" style:text-outline="false" fo:color="#376092" fo:text-shadow="none" style:font-size-asian="10pt" style:font-size-complex="10pt" style:font-weight-asian="bold" style:font-weight-complex="bold" style:font-style-asian="normal" style:font-name="나눔고딕" style:font-name-asian="나눔고딕"/>
    </style:style>
    <style:style style:name="T10" style:family="text">
      <style:text-properties style:text-position="0%" style:font-name="나눔고딕" fo:font-size="10pt" fo:font-weight="bold" style:text-underline-style="none" style:text-underline-color="font-color" style:text-line-through-type="none" fo:font-style="normal" style:text-outline="false" fo:color="#376092" fo:text-shadow="none" style:font-name-asian="나눔고딕" style:font-size-asian="10pt" style:font-size-complex="10pt" style:font-weight-asian="bold" style:font-weight-complex="bold" style:font-style-asian="normal" style:font-style-complex="normal"/>
    </style:style>
    <style:style style:name="T11" style:family="text">
      <style:text-properties style:text-position="0%" fo:font-size="10pt" fo:font-weight="bold" style:text-underline-style="none" style:text-underline-color="font-color" style:text-line-through-type="none" fo:font-style="normal" style:text-outline="false" fo:color="#376092" fo:text-shadow="none" style:font-size-asian="10pt" style:font-size-complex="10pt" style:font-weight-asian="bold" style:font-weight-complex="bold" style:font-style-asian="normal" style:font-style-complex="normal" style:font-name="맑은 고딕" style:font-name-complex="맑은 고딕"/>
    </style:style>
    <style:style style:name="T12" style:family="text">
      <style:text-properties style:text-position="0%" fo:font-size="10pt" fo:font-weight="bold" style:text-underline-style="none" style:text-underline-color="font-color" style:text-line-through-type="none" fo:font-style="normal" style:text-outline="false" fo:color="#376092" fo:text-shadow="none" style:font-size-asian="10pt" style:font-size-complex="10pt" style:font-weight-asian="bold" style:font-weight-complex="bold" style:font-style-asian="normal" style:font-style-complex="normal" style:font-name="나눔고딕" style:font-name-asian="나눔고딕"/>
    </style:style>
    <style:style style:name="T13" style:family="text">
      <style:text-properties style:text-position="0%" style:font-name="나눔고딕" fo:font-size="10pt" fo:font-weight="normal" style:text-underline-style="none" style:text-underline-color="font-color" style:text-line-through-type="none" fo:font-style="normal" style:text-outline="false" fo:color="#000000" fo:text-shadow="none" style:font-name-asian="나눔고딕" style:font-size-asian="10pt" style:font-size-complex="10pt" style:font-weight-asian="normal" style:font-weight-complex="normal" style:font-style-asian="normal" style:font-style-complex="normal"/>
    </style:style>
    <style:style style:name="T14" style:family="text">
      <style:text-properties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style-complex="normal" style:font-name="맑은 고딕" style:font-name-complex="맑은 고딕"/>
    </style:style>
    <style:style style:name="T15" style:family="text">
      <style:text-properties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style-complex="normal" style:font-name="나눔고딕" style:font-name-asian="나눔고딕"/>
    </style:style>
    <style:style style:name="T16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name-complex="맑은 고딕" style:font-size-asian="10pt" style:font-size-complex="10pt" style:font-weight-asian="normal" style:font-weight-complex="normal" style:font-style-asian="normal" style:font-name="맑은 고딕"/>
    </style:style>
    <style:style style:name="T17" style:family="text">
      <style:text-properties style:font-style-complex="normal" style:font-name="나눔고딕" fo:font-weight="bold" style:text-underline-style="none" style:text-underline-color="font-color" style:text-line-through-type="none" fo:font-style="normal" style:text-outline="false" fo:text-shadow="none" style:text-position="0%" style:font-name-asian="나눔고딕" style:font-size-asian="10pt" style:font-size-complex="10pt" style:font-weight-asian="bold" style:font-weight-complex="bold" style:font-style-asian="normal" fo:font-size="10pt"/>
    </style:style>
    <style:style style:name="T18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fo:font-size="10pt" style:font-name="맑은 고딕" style:font-name-complex="맑은 고딕"/>
    </style:style>
    <style:style style:name="T19" style:family="text">
      <style:text-properties style:font-style-complex="normal" style:font-name="나눔고딕" style:font-style-asian="normal" style:font-weight-complex="normal" style:font-weight-asian="normal" style:font-size-complex="10pt" style:font-size-asian="10pt" style:font-name-asian="나눔고딕" style:text-position="0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0" style:family="text">
      <style:text-properties style:font-style-complex="norm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name="맑은 고딕" style:font-name-complex="맑은 고딕"/>
    </style:style>
    <style:style style:name="T21" style:family="text">
      <style:text-properties style:font-style-complex="norm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name="나눔고딕" style:font-name-asian="나눔고딕"/>
    </style:style>
    <style:style style:name="T22" style:family="text">
      <style:text-properties style:font-style-complex="normal" style:font-name="나눔고딕" fo:font-weight="normal" style:text-underline-style="none" style:text-underline-color="font-color" style:text-line-through-type="none" fo:font-style="normal" style:text-outline="false" fo:text-shadow="none" style:text-position="0%" style:font-name-asian="나눔고딕" style:font-size-asian="10pt" style:font-size-complex="10pt" style:font-weight-asian="normal" style:font-weight-complex="normal" style:font-style-asian="normal" fo:font-size="10pt"/>
    </style:style>
    <style:style style:name="T23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font-size="10pt" style:font-name="맑은 고딕" style:font-name-complex="맑은 고딕"/>
    </style:style>
    <style:style style:name="T24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font-size="10pt" style:font-name="나눔고딕" style:font-name-asian="나눔고딕"/>
    </style:style>
    <style:style style:name="T25" style:family="text">
      <style:text-properties style:font-weight-complex="normal" fo:font-weight="normal" style:font-weight-asian="normal" style:font-size-complex="10pt" style:font-size-asian="10pt" style:font-name-asian="나눔고딕" style:text-position="0%" fo:font-size="10pt" style:font-name="나눔고딕" style:font-style-complex="normal" fo:text-shadow="none" style:text-outline="false" fo:font-style="normal" style:text-line-through-type="none" style:text-underline-style="none" style:text-underline-color="font-color" style:font-style-asian="normal"/>
    </style:style>
    <style:style style:name="T26" style:family="text">
      <style:text-properties style:font-weight-complex="normal" fo:font-weight="normal" style:font-weight-asian="normal" style:font-size-complex="10pt" style:font-size-asian="10pt" style:text-position="0%" fo:font-size="10pt" style:font-style-complex="normal" fo:text-shadow="none" style:text-outline="false" fo:font-style="normal" style:text-line-through-type="none" style:text-underline-style="none" style:text-underline-color="font-color" style:font-style-asian="normal" style:font-name-complex="맑은 고딕" style:font-name="맑은 고딕"/>
    </style:style>
    <style:style style:name="T27" style:family="text">
      <style:text-properties style:font-weight-complex="normal" fo:font-weight="normal" style:font-weight-asian="normal" style:font-size-complex="10pt" style:font-size-asian="10pt" style:text-position="0%" fo:font-size="10pt" style:font-style-complex="normal" fo:text-shadow="none" style:text-outline="false" fo:font-style="normal" style:text-line-through-type="none" style:text-underline-style="none" style:text-underline-color="font-color" style:font-style-asian="normal" style:font-name="나눔고딕" style:font-name-asian="나눔고딕"/>
    </style:style>
    <style:style style:name="T28" style:family="text">
      <style:text-properties style:font-weight-complex="normal" fo:font-weight="normal" style:font-weight-asian="normal" style:font-size-complex="10pt" style:font-size-asian="10pt" style:text-position="0%" fo:font-size="10pt" style:font-style-complex="normal" fo:text-shadow="none" style:text-outline="false" fo:font-style="normal" style:text-line-through-type="none" style:text-underline-style="none" style:text-underline-color="font-color" style:font-style-asian="normal" style:font-name="맑은 고딕" style:font-name-complex="맑은 고딕"/>
    </style:style>
    <style:style style:name="T29" style:family="text">
      <style:text-properties style:font-style-complex="normal" style:font-name="맑은 고딕" fo:font-weight="normal" style:text-underline-style="none" style:text-underline-color="font-color" style:text-line-through-type="none" fo:font-style="normal" style:text-outline="false" fo:text-shadow="none" style:text-position="0%" style:font-name-complex="맑은 고딕" style:font-size-asian="10pt" style:font-size-complex="10pt" style:font-weight-asian="normal" style:font-weight-complex="normal" style:font-style-asian="normal" fo:font-size="10pt"/>
    </style:style>
    <style:style style:name="T30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-로봇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27"/>
        <table:table-column table:style-name="co3" table:number-columns-repeated="2" table:default-cell-style-name="ce44"/>
        <table:table-column table:style-name="co4" table:visibility="collapse" table:default-cell-style-name="ce74"/>
        <table:table-column table:style-name="co5" table:default-cell-style-name="ce74"/>
        <table:table-column table:style-name="co5" table:default-cell-style-name="ce109"/>
        <table:table-column table:style-name="co4" table:visibility="collapse" table:default-cell-style-name="ce109"/>
        <table:table-column table:style-name="co4" table:visibility="collapse" table:default-cell-style-name="ce127"/>
        <table:table-column table:style-name="co4" table:visibility="collapse" table:number-columns-repeated="2" table:default-cell-style-name="ce109"/>
        <table:table-column table:style-name="co4" table:visibility="collapse" table:default-cell-style-name="ce166"/>
        <table:table-column table:style-name="co6" table:number-columns-repeated="2" table:default-cell-style-name="ce186"/>
        <table:table-column table:style-name="co4" table:visibility="collapse" table:default-cell-style-name="ce44"/>
        <table:table-column table:style-name="co7" table:number-columns-repeated="9" table:default-cell-style-name="ce9"/>
        <table:table-column table:style-name="co8" table:default-cell-style-name="ce9"/>
        <table:table-column table:style-name="co7" table:number-columns-repeated="15" table:default-cell-style-name="ce9"/>
        <table:table-column table:style-name="co9" table:number-columns-repeated="975" table:default-cell-style-name="ce9"/>
        <table:table-column table:style-name="co9" table:number-columns-repeated="9" table:default-cell-style-name="Default"/>
        <table:table-header-rows>
          <table:table-row table:style-name="ro1">
            <table:table-cell table:style-name="ce1"/>
            <table:table-cell table:style-name="ce10" office:value-type="string" calcext:value-type="string" table:number-columns-spanned="13" table:number-rows-spanned="1">
              <text:p>병원관리시스템</text:p>
            </table:table-cell>
            <table:covered-table-cell table:number-columns-repeated="12" table:style-name="ce10"/>
            <table:table-cell table:style-name="ce10" table:number-columns-repeated="24"/>
            <table:table-cell table:style-name="ce1" table:number-columns-repeated="977"/>
            <table:table-cell table:number-columns-repeated="9"/>
          </table:table-row>
          <table:table-row table:style-name="ro2" table:visibility="collapse">
            <table:table-cell table:style-name="ce1"/>
            <table:table-cell table:style-name="ce11" office:value-type="date" office:date-value="2015-05-30" calcext:value-type="date">
              <text:p>2015-05-30</text:p>
            </table:table-cell>
            <table:table-cell table:style-name="ce11" table:number-columns-repeated="13"/>
            <table:table-cell table:style-name="ce209" table:number-columns-repeated="23"/>
            <table:table-cell table:style-name="ce2" table:number-columns-repeated="977"/>
            <table:table-cell table:number-columns-repeated="9"/>
          </table:table-row>
          <table:table-row table:style-name="ro3">
            <table:table-cell table:style-name="ce1"/>
            <table:table-cell table:style-name="ce12" office:value-type="string" calcext:value-type="string" table:number-columns-spanned="1" table:number-rows-spanned="3">
              <text:p>Level2</text:p>
            </table:table-cell>
            <table:table-cell table:style-name="ce12" office:value-type="string" calcext:value-type="string" table:number-columns-spanned="1" table:number-rows-spanned="3">
              <text:p>Level3</text:p>
            </table:table-cell>
            <table:table-cell table:style-name="ce12" office:value-type="string" calcext:value-type="string" table:number-columns-spanned="1" table:number-rows-spanned="3">
              <text:p>Level4</text:p>
            </table:table-cell>
            <table:table-cell table:style-name="ce58" office:value-type="string" calcext:value-type="string" table:number-columns-spanned="1" table:number-rows-spanned="3">
              <text:p>Level5</text:p>
            </table:table-cell>
            <table:table-cell table:style-name="ce75" office:value-type="string" calcext:value-type="string" table:number-columns-spanned="1" table:number-rows-spanned="3">
              <text:p>담당자</text:p>
            </table:table-cell>
            <table:table-cell table:style-name="ce92" office:value-type="string" calcext:value-type="string" table:number-columns-spanned="1" table:number-rows-spanned="3">
              <text:p><text:span text:style-name="T17">계획율</text:span><text:span text:style-name="T18">(%)</text:span></text:p>
            </table:table-cell>
            <table:table-cell table:style-name="ce110" table:number-columns-repeated="5"/>
            <table:table-cell table:style-name="ce167" office:value-type="string" calcext:value-type="string" table:number-columns-spanned="1" table:number-rows-spanned="3">
              <text:p>계획 시작일</text:p>
            </table:table-cell>
            <table:table-cell table:style-name="ce167" office:value-type="string" calcext:value-type="string" table:number-columns-spanned="1" table:number-rows-spanned="3">
              <text:p>계획 종료일</text:p>
            </table:table-cell>
            <table:table-cell table:style-name="ce193" office:value-type="string" calcext:value-type="string" table:number-columns-spanned="1" table:number-rows-spanned="3">
              <text:p>산출물</text:p>
            </table:table-cell>
            <table:table-cell table:style-name="ce210" office:value-type="string" calcext:value-type="string">
              <text:p>월</text:p>
            </table:table-cell>
            <table:table-cell table:style-name="ce210" office:value-type="string" calcext:value-type="string">
              <text:p>화</text:p>
            </table:table-cell>
            <table:table-cell table:style-name="ce210" office:value-type="string" calcext:value-type="string">
              <text:p>수</text:p>
            </table:table-cell>
            <table:table-cell table:style-name="ce210" office:value-type="string" calcext:value-type="string">
              <text:p>목</text:p>
            </table:table-cell>
            <table:table-cell table:style-name="ce301" office:value-type="string" calcext:value-type="string">
              <text:p>금</text:p>
            </table:table-cell>
            <table:table-cell table:style-name="ce326" office:value-type="string" calcext:value-type="string">
              <text:p>월</text:p>
            </table:table-cell>
            <table:table-cell table:style-name="ce210" office:value-type="string" calcext:value-type="string">
              <text:p>화</text:p>
            </table:table-cell>
            <table:table-cell table:style-name="ce210" office:value-type="string" calcext:value-type="string">
              <text:p>수</text:p>
            </table:table-cell>
            <table:table-cell table:style-name="ce210" office:value-type="string" calcext:value-type="string">
              <text:p>목</text:p>
            </table:table-cell>
            <table:table-cell table:style-name="ce301" office:value-type="string" calcext:value-type="string">
              <text:p>금</text:p>
            </table:table-cell>
            <table:table-cell table:style-name="ce210" office:value-type="string" calcext:value-type="string">
              <text:p>월</text:p>
            </table:table-cell>
            <table:table-cell table:style-name="ce210" office:value-type="string" calcext:value-type="string">
              <text:p>화</text:p>
            </table:table-cell>
            <table:table-cell table:style-name="ce210" office:value-type="string" calcext:value-type="string">
              <text:p>수</text:p>
            </table:table-cell>
            <table:table-cell table:style-name="ce210" office:value-type="string" calcext:value-type="string">
              <text:p>목</text:p>
            </table:table-cell>
            <table:table-cell table:style-name="ce301" office:value-type="string" calcext:value-type="string">
              <text:p>금</text:p>
            </table:table-cell>
            <table:table-cell table:style-name="ce326" office:value-type="string" calcext:value-type="string">
              <text:p>월</text:p>
            </table:table-cell>
            <table:table-cell table:style-name="ce210" office:value-type="string" calcext:value-type="string">
              <text:p>화</text:p>
            </table:table-cell>
            <table:table-cell table:style-name="ce210" office:value-type="string" calcext:value-type="string">
              <text:p>수</text:p>
            </table:table-cell>
            <table:table-cell table:style-name="ce210" office:value-type="string" calcext:value-type="string">
              <text:p>목</text:p>
            </table:table-cell>
            <table:table-cell table:style-name="ce301" office:value-type="string" calcext:value-type="string">
              <text:p>금</text:p>
            </table:table-cell>
            <table:table-cell table:style-name="ce408" office:value-type="string" calcext:value-type="string">
              <text:p>목</text:p>
            </table:table-cell>
            <table:table-cell table:style-name="ce408" office:value-type="string" calcext:value-type="string">
              <text:p>금</text:p>
            </table:table-cell>
            <table:table-cell table:style-name="ce411" office:value-type="string" calcext:value-type="string">
              <text:p>월</text:p>
            </table:table-cell>
            <table:table-cell table:style-name="ce440" office:value-type="string" calcext:value-type="string">
              <text:p>화</text:p>
            </table:table-cell>
            <table:table-cell table:style-name="ce443" office:value-type="string" calcext:value-type="string">
              <text:p>목</text:p>
            </table:table-cell>
            <table:table-cell table:style-name="ce2" table:number-columns-repeated="975"/>
            <table:table-cell table:number-columns-repeated="9"/>
          </table:table-row>
          <table:table-row table:style-name="ro4">
            <table:table-cell table:style-name="ce1"/>
            <table:covered-table-cell table:number-columns-repeated="3" table:style-name="ce13"/>
            <table:covered-table-cell table:style-name="ce59"/>
            <table:covered-table-cell table:style-name="ce76"/>
            <table:covered-table-cell table:style-name="ce93"/>
            <table:table-cell table:style-name="ce111" table:number-columns-repeated="5"/>
            <table:covered-table-cell table:number-columns-repeated="2" table:style-name="ce168"/>
            <table:covered-table-cell table:style-name="ce194"/>
            <table:table-cell table:style-name="ce211" office:value-type="float" office:value="1" calcext:value-type="float">
              <text:p>1</text:p>
            </table:table-cell>
            <table:table-cell table:style-name="ce239" office:value-type="float" office:value="2" calcext:value-type="float">
              <text:p>2</text:p>
            </table:table-cell>
            <table:table-cell table:style-name="ce239" office:value-type="float" office:value="3" calcext:value-type="float">
              <text:p>3</text:p>
            </table:table-cell>
            <table:table-cell table:style-name="ce274" office:value-type="float" office:value="4" calcext:value-type="float">
              <text:p>4</text:p>
            </table:table-cell>
            <table:table-cell table:style-name="ce302" office:value-type="float" office:value="5" calcext:value-type="float">
              <text:p>5</text:p>
            </table:table-cell>
            <table:table-cell table:style-name="ce239" office:value-type="float" office:value="6" calcext:value-type="float">
              <text:p>6</text:p>
            </table:table-cell>
            <table:table-cell table:style-name="ce239" office:value-type="float" office:value="7" calcext:value-type="float">
              <text:p>7</text:p>
            </table:table-cell>
            <table:table-cell table:style-name="ce239" office:value-type="float" office:value="8" calcext:value-type="float">
              <text:p>8</text:p>
            </table:table-cell>
            <table:table-cell table:style-name="ce239" office:value-type="float" office:value="9" calcext:value-type="float">
              <text:p>9</text:p>
            </table:table-cell>
            <table:table-cell table:style-name="ce364" office:value-type="float" office:value="10" calcext:value-type="float">
              <text:p>10</text:p>
            </table:table-cell>
            <table:table-cell table:style-name="ce239" office:value-type="float" office:value="11" calcext:value-type="float">
              <text:p>11</text:p>
            </table:table-cell>
            <table:table-cell table:style-name="ce239" office:value-type="float" office:value="12" calcext:value-type="float">
              <text:p>12</text:p>
            </table:table-cell>
            <table:table-cell table:style-name="ce274" office:value-type="float" office:value="13" calcext:value-type="float">
              <text:p>13</text:p>
            </table:table-cell>
            <table:table-cell table:style-name="ce239" office:value-type="float" office:value="14" calcext:value-type="float">
              <text:p>14</text:p>
            </table:table-cell>
            <table:table-cell table:style-name="ce302" office:value-type="float" office:value="15" calcext:value-type="float">
              <text:p>15</text:p>
            </table:table-cell>
            <table:table-cell table:style-name="ce239" office:value-type="float" office:value="16" calcext:value-type="float">
              <text:p>16</text:p>
            </table:table-cell>
            <table:table-cell table:style-name="ce239" office:value-type="float" office:value="17" calcext:value-type="float">
              <text:p>17</text:p>
            </table:table-cell>
            <table:table-cell table:style-name="ce239" office:value-type="float" office:value="18" calcext:value-type="float">
              <text:p>18</text:p>
            </table:table-cell>
            <table:table-cell table:style-name="ce403" office:value-type="float" office:value="19" calcext:value-type="float">
              <text:p>19</text:p>
            </table:table-cell>
            <table:table-cell table:style-name="ce302" office:value-type="float" office:value="20" calcext:value-type="float">
              <text:p>20</text:p>
            </table:table-cell>
            <table:table-cell table:style-name="ce239" office:value-type="float" office:value="21" calcext:value-type="float">
              <text:p>21</text:p>
            </table:table-cell>
            <table:table-cell table:style-name="ce274" office:value-type="float" office:value="22" calcext:value-type="float">
              <text:p>22</text:p>
            </table:table-cell>
            <table:table-cell table:style-name="ce412" office:value-type="float" office:value="23" calcext:value-type="float">
              <text:p>23</text:p>
            </table:table-cell>
            <table:table-cell table:style-name="ce441" office:value-type="float" office:value="24" calcext:value-type="float">
              <text:p>24</text:p>
            </table:table-cell>
            <table:table-cell table:style-name="ce444" office:value-type="float" office:value="25" calcext:value-type="float">
              <text:p>25</text:p>
            </table:table-cell>
            <table:table-cell table:style-name="ce2" table:number-columns-repeated="975"/>
            <table:table-cell table:number-columns-repeated="9"/>
          </table:table-row>
          <table:table-row table:style-name="ro4">
            <table:table-cell table:style-name="ce1"/>
            <table:covered-table-cell table:number-columns-repeated="3" table:style-name="ce13"/>
            <table:covered-table-cell table:style-name="ce59"/>
            <table:covered-table-cell table:style-name="ce76"/>
            <table:covered-table-cell table:style-name="ce93"/>
            <table:table-cell table:style-name="ce111" table:number-columns-repeated="5"/>
            <table:covered-table-cell table:number-columns-repeated="2" table:style-name="ce168"/>
            <table:covered-table-cell table:style-name="ce194"/>
            <table:table-cell table:style-name="ce212" office:value-type="string" calcext:value-type="string">
              <text:p>2018.8.27</text:p>
            </table:table-cell>
            <table:table-cell table:style-name="ce240" office:value-type="string" calcext:value-type="string">
              <text:p>2018.8.28</text:p>
            </table:table-cell>
            <table:table-cell table:style-name="ce262" office:value-type="string" calcext:value-type="string">
              <text:p>2018.8.29</text:p>
            </table:table-cell>
            <table:table-cell table:style-name="ce275" office:value-type="string" calcext:value-type="string">
              <text:p>2018.8.30</text:p>
            </table:table-cell>
            <table:table-cell table:style-name="ce303" office:value-type="string" calcext:value-type="string">
              <text:p>2018.8.31</text:p>
            </table:table-cell>
            <table:table-cell table:style-name="ce240" office:value-type="string" calcext:value-type="string">
              <text:p>2018.9.3</text:p>
            </table:table-cell>
            <table:table-cell table:style-name="ce262" office:value-type="string" calcext:value-type="string">
              <text:p>2018.9.4</text:p>
            </table:table-cell>
            <table:table-cell table:style-name="ce262" office:value-type="string" calcext:value-type="string">
              <text:p>2018.9.5</text:p>
            </table:table-cell>
            <table:table-cell table:style-name="ce262" office:value-type="string" calcext:value-type="string">
              <text:p>2018.9.6</text:p>
            </table:table-cell>
            <table:table-cell table:style-name="ce365" office:value-type="string" calcext:value-type="string">
              <text:p>2018.9.7</text:p>
            </table:table-cell>
            <table:table-cell table:style-name="ce262" office:value-type="string" calcext:value-type="string">
              <text:p>2018.9.10</text:p>
            </table:table-cell>
            <table:table-cell table:style-name="ce262" office:value-type="string" calcext:value-type="string">
              <text:p>2018.9.11</text:p>
            </table:table-cell>
            <table:table-cell table:style-name="ce275" office:value-type="string" calcext:value-type="string">
              <text:p>2018.9.12</text:p>
            </table:table-cell>
            <table:table-cell table:style-name="ce262" office:value-type="string" calcext:value-type="string">
              <text:p>2018.9.13</text:p>
            </table:table-cell>
            <table:table-cell table:style-name="ce303" office:value-type="string" calcext:value-type="string">
              <text:p>2018.9.14</text:p>
            </table:table-cell>
            <table:table-cell table:style-name="ce262" office:value-type="string" calcext:value-type="string">
              <text:p>2018.9.17</text:p>
            </table:table-cell>
            <table:table-cell table:style-name="ce262" office:value-type="string" calcext:value-type="string">
              <text:p>2018.9.18</text:p>
            </table:table-cell>
            <table:table-cell table:style-name="ce262" office:value-type="string" calcext:value-type="string">
              <text:p>2018.9.19</text:p>
            </table:table-cell>
            <table:table-cell table:style-name="ce404" office:value-type="string" calcext:value-type="string">
              <text:p>2018.9.20</text:p>
            </table:table-cell>
            <table:table-cell table:style-name="ce303" office:value-type="string" calcext:value-type="string">
              <text:p>2018.9.21</text:p>
            </table:table-cell>
            <table:table-cell table:style-name="ce262" office:value-type="string" calcext:value-type="string">
              <text:p>2018.9.27</text:p>
            </table:table-cell>
            <table:table-cell table:style-name="ce275" office:value-type="string" calcext:value-type="string">
              <text:p>2018.9.28</text:p>
            </table:table-cell>
            <table:table-cell table:style-name="ce413" office:value-type="string" calcext:value-type="string">
              <text:p>2018.10.1</text:p>
            </table:table-cell>
            <table:table-cell table:style-name="ce442" office:value-type="string" calcext:value-type="string">
              <text:p>2018.10.2</text:p>
            </table:table-cell>
            <table:table-cell table:style-name="ce445" office:value-type="string" calcext:value-type="string">
              <text:p>2018.10.4</text:p>
            </table:table-cell>
            <table:table-cell table:style-name="ce2" table:number-columns-repeated="975"/>
            <table:table-cell table:number-columns-repeated="9"/>
          </table:table-row>
          <table:table-row table:style-name="ro3" table:visibility="collapse">
            <table:table-cell table:style-name="ce2"/>
            <table:table-cell table:style-name="ce14" table:number-columns-repeated="4"/>
            <table:table-cell table:style-name="ce77"/>
            <table:table-cell table:style-name="ce94" table:formula="of:=SUM([.G7];[.G122];#REF!;#REF!;#REF!;#REF!;#REF!)" office:value-type="string" office:string-value="" calcext:value-type="error">
              <text:p>#REF!</text:p>
            </table:table-cell>
            <table:table-cell table:style-name="ce94" table:formula="of:=SUM([.H7];[.H122];#REF!;#REF!;#REF!;#REF!;#REF!)" office:value-type="string" office:string-value="" calcext:value-type="error">
              <text:p>#REF!</text:p>
            </table:table-cell>
            <table:table-cell table:style-name="ce112" table:formula="of:=[.K6]/[.H6]" office:value-type="string" office:string-value="" calcext:value-type="error">
              <text:p>#REF!</text:p>
            </table:table-cell>
            <table:table-cell table:style-name="ce94" table:formula="of:=SUM([.J7];[.J122];#REF!;#REF!;#REF!;#REF!;#REF!)" office:value-type="string" office:string-value="" calcext:value-type="error">
              <text:p>#REF!</text:p>
            </table:table-cell>
            <table:table-cell table:style-name="ce94" table:formula="of:=SUM([.K7];[.K122];#REF!;#REF!;#REF!;#REF!;#REF!)" office:value-type="string" office:string-value="" calcext:value-type="error">
              <text:p>#REF!</text:p>
            </table:table-cell>
            <table:table-cell table:style-name="ce138" table:formula="of:=IFERROR(([.K6]/[.J6])*100;0)" office:value-type="float" office:value="0" calcext:value-type="float">
              <text:p>0.00 </text:p>
            </table:table-cell>
            <table:table-cell table:style-name="ce169" table:formula="of:=MIN([.M7:.M157])" office:value-type="date" office:date-value="2015-06-01" calcext:value-type="date">
              <text:p>2015-06-01</text:p>
            </table:table-cell>
            <table:table-cell table:style-name="ce169" table:formula="of:=MAX([.N7:.N157])" office:value-type="date" office:date-value="2015-12-28" calcext:value-type="date">
              <text:p>2015-12-28</text:p>
            </table:table-cell>
            <table:table-cell table:style-name="ce195"/>
            <table:table-cell table:style-name="ce213" office:value-type="string" calcext:value-type="string">
              <text:p><text:span text:style-name="T29">1</text:span><text:span text:style-name="T24">주</text:span></text:p>
            </table:table-cell>
            <table:table-cell table:style-name="ce241" office:value-type="string" calcext:value-type="string">
              <text:p><text:span text:style-name="T29">2</text:span><text:span text:style-name="T24">주</text:span></text:p>
            </table:table-cell>
            <table:table-cell table:style-name="ce241" office:value-type="string" calcext:value-type="string">
              <text:p><text:span text:style-name="T29">3</text:span><text:span text:style-name="T24">주</text:span></text:p>
            </table:table-cell>
            <table:table-cell table:style-name="ce276" office:value-type="string" calcext:value-type="string">
              <text:p><text:span text:style-name="T29">4</text:span><text:span text:style-name="T24">주</text:span></text:p>
            </table:table-cell>
            <table:table-cell table:style-name="ce241" office:value-type="string" calcext:value-type="string">
              <text:p><text:span text:style-name="T29">5</text:span><text:span text:style-name="T24">주</text:span></text:p>
            </table:table-cell>
            <table:table-cell table:style-name="ce241" office:value-type="string" calcext:value-type="string">
              <text:p><text:span text:style-name="T29">6</text:span><text:span text:style-name="T24">주</text:span></text:p>
            </table:table-cell>
            <table:table-cell table:style-name="ce241" office:value-type="string" calcext:value-type="string">
              <text:p><text:span text:style-name="T29">7</text:span><text:span text:style-name="T24">주</text:span></text:p>
            </table:table-cell>
            <table:table-cell table:style-name="ce241" office:value-type="string" calcext:value-type="string">
              <text:p><text:span text:style-name="T29">8</text:span><text:span text:style-name="T24">주</text:span></text:p>
            </table:table-cell>
            <table:table-cell table:style-name="ce241" office:value-type="string" calcext:value-type="string">
              <text:p><text:span text:style-name="T29">9</text:span><text:span text:style-name="T24">주</text:span></text:p>
            </table:table-cell>
            <table:table-cell table:style-name="ce366" office:value-type="string" calcext:value-type="string">
              <text:p><text:span text:style-name="T29">10</text:span><text:span text:style-name="T24">주</text:span></text:p>
            </table:table-cell>
            <table:table-cell table:style-name="ce241" office:value-type="string" calcext:value-type="string">
              <text:p><text:span text:style-name="T29">11</text:span><text:span text:style-name="T24">주</text:span></text:p>
            </table:table-cell>
            <table:table-cell table:style-name="ce241" office:value-type="string" calcext:value-type="string">
              <text:p><text:span text:style-name="T29">12</text:span><text:span text:style-name="T24">주</text:span></text:p>
            </table:table-cell>
            <table:table-cell table:style-name="ce276" office:value-type="string" calcext:value-type="string">
              <text:p><text:span text:style-name="T29">13</text:span><text:span text:style-name="T24">주</text:span></text:p>
            </table:table-cell>
            <table:table-cell table:style-name="ce241" office:value-type="string" calcext:value-type="string">
              <text:p><text:span text:style-name="T29">14</text:span><text:span text:style-name="T24">주</text:span></text:p>
            </table:table-cell>
            <table:table-cell table:style-name="ce241" office:value-type="string" calcext:value-type="string">
              <text:p><text:span text:style-name="T29">15</text:span><text:span text:style-name="T24">주</text:span></text:p>
            </table:table-cell>
            <table:table-cell table:style-name="ce241" office:value-type="string" calcext:value-type="string">
              <text:p><text:span text:style-name="T29">15</text:span><text:span text:style-name="T24">주</text:span></text:p>
            </table:table-cell>
            <table:table-cell table:style-name="ce241" office:value-type="string" calcext:value-type="string">
              <text:p><text:span text:style-name="T29">17</text:span><text:span text:style-name="T24">주</text:span></text:p>
            </table:table-cell>
            <table:table-cell table:style-name="ce241" office:value-type="string" calcext:value-type="string">
              <text:p><text:span text:style-name="T29">18</text:span><text:span text:style-name="T24">주</text:span></text:p>
            </table:table-cell>
            <table:table-cell table:style-name="ce366" office:value-type="string" calcext:value-type="string">
              <text:p><text:span text:style-name="T29">19</text:span><text:span text:style-name="T24">주</text:span></text:p>
            </table:table-cell>
            <table:table-cell table:style-name="ce241" office:value-type="string" calcext:value-type="string">
              <text:p><text:span text:style-name="T29">20</text:span><text:span text:style-name="T24">주</text:span></text:p>
            </table:table-cell>
            <table:table-cell table:style-name="ce241" office:value-type="string" calcext:value-type="string">
              <text:p><text:span text:style-name="T29">21</text:span><text:span text:style-name="T24">주</text:span></text:p>
            </table:table-cell>
            <table:table-cell table:style-name="ce276" office:value-type="string" calcext:value-type="string">
              <text:p><text:span text:style-name="T29">22</text:span><text:span text:style-name="T24">주</text:span></text:p>
            </table:table-cell>
            <table:table-cell table:style-name="ce414" office:value-type="string" calcext:value-type="string">
              <text:p><text:span text:style-name="T29">23</text:span><text:span text:style-name="T24">주</text:span></text:p>
            </table:table-cell>
            <table:table-cell table:style-name="ce276" office:value-type="string" calcext:value-type="string">
              <text:p><text:span text:style-name="T29">22</text:span><text:span text:style-name="T24">주</text:span></text:p>
            </table:table-cell>
            <table:table-cell table:style-name="ce446" office:value-type="string" calcext:value-type="string">
              <text:p><text:span text:style-name="T29">23</text:span><text:span text:style-name="T24">주</text:span></text:p>
            </table:table-cell>
            <table:table-cell table:style-name="ce2" table:number-columns-repeated="975"/>
            <table:table-cell table:number-columns-repeated="9"/>
          </table:table-row>
        </table:table-header-rows>
        <table:table-row table:style-name="ro4" table:visibility="collapse">
          <table:table-cell table:style-name="ce3"/>
          <table:table-cell table:style-name="ce15"/>
          <table:table-cell table:style-name="ce28" table:number-columns-repeated="4"/>
          <table:table-cell table:style-name="ce95" table:formula="of:=SUM([.G8];[.G12];[.G17];[.G21];[.G25];[.G84];[.G95];[.G99];;[.G112])" office:value-type="float" office:value="7" calcext:value-type="float">
            <text:p>7.000 </text:p>
          </table:table-cell>
          <table:table-cell table:style-name="ce95" table:formula="of:=SUM([.H8];[.H12];[.H17];[.H21];[.H25];[.H84];[.H95];[.H99];;[.H112])" office:value-type="float" office:value="7" calcext:value-type="float">
            <text:p>7.000 </text:p>
          </table:table-cell>
          <table:table-cell table:style-name="ce113" table:formula="of:=[.K7]/[.H7]" office:value-type="percentage" office:value="0" calcext:value-type="percentage">
            <text:p>0%</text:p>
          </table:table-cell>
          <table:table-cell table:style-name="ce95" table:formula="of:=SUM([.J8];[.J12];[.J17];[.J21];[.J25];[.J84];[.J95];[.J99];;[.J112])" office:value-type="float" office:value="0" calcext:value-type="float">
            <text:p>0.000 </text:p>
          </table:table-cell>
          <table:table-cell table:style-name="ce95" table:formula="of:=SUM([.K8];[.K12];[.K17];[.K21];[.K25];[.K84];[.K95];[.K99];;[.K112])" office:value-type="float" office:value="0" calcext:value-type="float">
            <text:p>0.000 </text:p>
          </table:table-cell>
          <table:table-cell table:style-name="ce139" table:formula="of:=IFERROR(([.K7]/[.J7])*100;0)" office:value-type="float" office:value="0" calcext:value-type="float">
            <text:p>0.00 </text:p>
          </table:table-cell>
          <table:table-cell table:style-name="ce170" table:formula="of:=MIN([.M8:.M121])" office:value-type="date" office:date-value="2015-06-01" calcext:value-type="date">
            <text:p>2015-06-01</text:p>
          </table:table-cell>
          <table:table-cell table:style-name="ce170" table:formula="of:=MAX([.N8:.N121])" office:value-type="date" office:date-value="2015-12-28" calcext:value-type="date">
            <text:p>2015-12-28</text:p>
          </table:table-cell>
          <table:table-cell table:style-name="ce196"/>
          <table:table-cell table:style-name="ce214"/>
          <table:table-cell table:style-name="ce242" table:number-columns-repeated="2"/>
          <table:table-cell table:style-name="ce277"/>
          <table:table-cell table:style-name="ce304"/>
          <table:table-cell table:style-name="ce242" table:number-columns-repeated="3"/>
          <table:table-cell table:style-name="ce342"/>
          <table:table-cell table:style-name="ce367"/>
          <table:table-cell table:style-name="ce242" table:number-columns-repeated="2"/>
          <table:table-cell table:style-name="ce277"/>
          <table:table-cell table:style-name="ce304"/>
          <table:table-cell table:style-name="ce242" table:number-columns-repeated="3"/>
          <table:table-cell table:style-name="ce342"/>
          <table:table-cell table:style-name="ce367"/>
          <table:table-cell table:style-name="ce242" table:number-columns-repeated="2"/>
          <table:table-cell table:style-name="ce277"/>
          <table:table-cell table:style-name="ce415"/>
          <table:table-cell table:style-name="ce277"/>
          <table:table-cell table:style-name="ce447"/>
          <table:table-cell table:style-name="ce3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6" office:value-type="string" calcext:value-type="string">
            <text:p>프로젝트 착수</text:p>
          </table:table-cell>
          <table:table-cell table:style-name="ce29" table:number-columns-repeated="4"/>
          <table:table-cell table:style-name="ce96" table:formula="of:=SUM([.G9:.G11])" office:value-type="float" office:value="0.17" calcext:value-type="float">
            <text:p>0.170 </text:p>
          </table:table-cell>
          <table:table-cell table:style-name="ce96" table:formula="of:=SUM([.H9:.H11])" office:value-type="float" office:value="0.17" calcext:value-type="float">
            <text:p>0.170 </text:p>
          </table:table-cell>
          <table:table-cell table:style-name="ce114" table:formula="of:=[.K8]/[.H8]" office:value-type="percentage" office:value="0" calcext:value-type="percentage">
            <text:p>0%</text:p>
          </table:table-cell>
          <table:table-cell table:style-name="ce128" table:formula="of:=SUM([.J9:.J11])" office:value-type="float" office:value="0" calcext:value-type="float">
            <text:p>0.000 </text:p>
          </table:table-cell>
          <table:table-cell table:style-name="ce96" table:formula="of:=SUM([.K9:.K11])" office:value-type="float" office:value="0" calcext:value-type="float">
            <text:p>0.000 </text:p>
          </table:table-cell>
          <table:table-cell table:style-name="ce140" table:formula="of:=IFERROR(([.K8]/[.J8])*100;0)" office:value-type="float" office:value="0" calcext:value-type="float">
            <text:p>0.00 </text:p>
          </table:table-cell>
          <table:table-cell table:style-name="ce171" table:formula="of:=MIN([.M9:.M11])" office:value-type="date" office:date-value="2015-06-01" calcext:value-type="date">
            <text:p>2015-06-01</text:p>
          </table:table-cell>
          <table:table-cell table:style-name="ce171" table:formula="of:=MAX([.N9:.N11])" office:value-type="date" office:date-value="2015-06-15" calcext:value-type="date">
            <text:p>2015-06-15</text:p>
          </table:table-cell>
          <table:table-cell table:style-name="ce197"/>
          <table:table-cell table:style-name="ce215"/>
          <table:table-cell table:style-name="ce243" table:number-columns-repeated="2"/>
          <table:table-cell table:style-name="ce278"/>
          <table:table-cell table:style-name="ce305"/>
          <table:table-cell table:style-name="ce327" table:number-columns-repeated="3"/>
          <table:table-cell table:style-name="ce343"/>
          <table:table-cell table:style-name="ce368"/>
          <table:table-cell table:style-name="ce327" table:number-columns-repeated="2"/>
          <table:table-cell table:style-name="ce278"/>
          <table:table-cell table:style-name="ce305"/>
          <table:table-cell table:style-name="ce327" table:number-columns-repeated="3"/>
          <table:table-cell table:style-name="ce343"/>
          <table:table-cell table:style-name="ce368"/>
          <table:table-cell table:style-name="ce327" table:number-columns-repeated="2"/>
          <table:table-cell table:style-name="ce278"/>
          <table:table-cell table:style-name="ce416"/>
          <table:table-cell table:style-name="ce278"/>
          <table:table-cell table:style-name="ce448"/>
          <table:table-cell table:style-name="ce4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17" office:value-type="string" calcext:value-type="string">
            <text:p>프로젝트 조직 구성</text:p>
          </table:table-cell>
          <table:table-cell table:style-name="ce17"/>
          <table:table-cell table:style-name="ce60" table:number-columns-repeated="2"/>
          <table:table-cell table:number-columns-repeated="2" table:style-name="ce97" office:value-type="float" office:value="0.05" calcext:value-type="float">
            <text:p>0.050 </text:p>
          </table:table-cell>
          <table:table-cell table:style-name="ce115" office:value-type="percentage" office:value="0" calcext:value-type="percentage">
            <text:p>0%</text:p>
          </table:table-cell>
          <table:table-cell table:style-name="ce97" table:formula="of:=IF([.$B$2]&lt;[.M9];0;IF(AND([.M9]&lt;=[.$B$2];[.N9]&gt;=[.$B$2]);[.H9]*(DAYS360([.M9];[.$B$2]+1)/(VALUE([.N9])-VALUE([.M9])+1));[.H9]))" office:value-type="float" office:value="0" calcext:value-type="float">
            <text:p>0.000 </text:p>
          </table:table-cell>
          <table:table-cell table:style-name="ce129" table:formula="of:=[.I9]*[.H9]" office:value-type="float" office:value="0" calcext:value-type="float">
            <text:p>0.000 </text:p>
          </table:table-cell>
          <table:table-cell table:style-name="ce141" table:formula="of:=IF([.I9]=1;&quot;종료&quot;;IF(AND([.I9]=0;[.$B$2]&lt;[.M9]);&quot;&quot;;IF(AND([.I9]=0;[.$B$2]&gt;[.N9]);&quot;지연&quot;;IF(AND([.N9]&lt;[.$B$2];[.I9]&lt;&gt;100);&quot;지연&quot;;&quot;진행&quot;))))">
            <text:p/>
          </table:table-cell>
          <table:table-cell table:style-name="ce172" office:value-type="date" office:date-value="2015-06-01" calcext:value-type="date">
            <text:p>2015-06-01</text:p>
          </table:table-cell>
          <table:table-cell table:style-name="ce172" office:value-type="date" office:date-value="2015-06-04" calcext:value-type="date">
            <text:p>2015-06-04</text:p>
          </table:table-cell>
          <table:table-cell table:style-name="ce198"/>
          <table:table-cell table:style-name="ce216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5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17" office:value-type="string" calcext:value-type="string">
            <text:p>프로젝트 환경구성</text:p>
          </table:table-cell>
          <table:table-cell table:style-name="ce17"/>
          <table:table-cell table:style-name="ce60" table:number-columns-repeated="2"/>
          <table:table-cell table:number-columns-repeated="2" table:style-name="ce98" office:value-type="float" office:value="0.05" calcext:value-type="float">
            <text:p>0.05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10];0;IF(AND([.M10]&lt;=[.$B$2];[.N10]&gt;=[.$B$2]);[.H10]*(DAYS360([.M10];[.$B$2]+1)/(VALUE([.N10])-VALUE([.M10])+1));[.H10]))" office:value-type="float" office:value="0" calcext:value-type="float">
            <text:p>0.000 </text:p>
          </table:table-cell>
          <table:table-cell table:style-name="ce130" table:formula="of:=[.I10]*[.H10]" office:value-type="float" office:value="0" calcext:value-type="float">
            <text:p>0.000 </text:p>
          </table:table-cell>
          <table:table-cell table:style-name="ce142" table:formula="of:=IF([.I10]=1;&quot;종료&quot;;IF(AND([.I10]=0;[.$B$2]&lt;[.M10]);&quot;&quot;;IF(AND([.I10]=0;[.$B$2]&gt;[.N10]);&quot;지연&quot;;IF(AND([.N10]&lt;[.$B$2];[.I10]&lt;&gt;100);&quot;지연&quot;;&quot;진행&quot;))))">
            <text:p/>
          </table:table-cell>
          <table:table-cell table:style-name="ce173" office:value-type="date" office:date-value="2015-06-01" calcext:value-type="date">
            <text:p>2015-06-01</text:p>
          </table:table-cell>
          <table:table-cell table:style-name="ce173" office:value-type="date" office:date-value="2015-06-15" calcext:value-type="date">
            <text:p>2015-06-15</text:p>
          </table:table-cell>
          <table:table-cell table:style-name="ce198"/>
          <table:table-cell table:style-name="ce216"/>
          <table:table-cell table:style-name="ce244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6"/>
          <table:table-cell table:style-name="ce18"/>
          <table:table-cell table:style-name="ce17" office:value-type="string" calcext:value-type="string">
            <text:p>고객요구사항 검토</text:p>
          </table:table-cell>
          <table:table-cell table:style-name="ce17"/>
          <table:table-cell table:style-name="ce60" table:number-columns-repeated="2"/>
          <table:table-cell table:number-columns-repeated="2" table:style-name="ce97" office:value-type="float" office:value="0.07" calcext:value-type="float">
            <text:p>0.07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11];0;IF(AND([.M11]&lt;=[.$B$2];[.N11]&gt;=[.$B$2]);[.H11]*(DAYS360([.M11];[.$B$2]+1)/(VALUE([.N11])-VALUE([.M11])+1));[.H11]))" office:value-type="float" office:value="0" calcext:value-type="float">
            <text:p>0.000 </text:p>
          </table:table-cell>
          <table:table-cell table:style-name="ce130" table:formula="of:=[.I11]*[.H11]" office:value-type="float" office:value="0" calcext:value-type="float">
            <text:p>0.000 </text:p>
          </table:table-cell>
          <table:table-cell table:style-name="ce143" table:formula="of:=IF([.I11]=1;&quot;종료&quot;;IF(AND([.I11]=0;[.$B$2]&lt;[.M11]);&quot;&quot;;IF(AND([.I11]=0;[.$B$2]&gt;[.N11]);&quot;지연&quot;;IF(AND([.N11]&lt;[.$B$2];[.I11]&lt;&gt;100);&quot;지연&quot;;&quot;진행&quot;))))">
            <text:p/>
          </table:table-cell>
          <table:table-cell table:style-name="ce172" office:value-type="date" office:date-value="2015-06-01" calcext:value-type="date">
            <text:p>2015-06-01</text:p>
          </table:table-cell>
          <table:table-cell table:style-name="ce172" office:value-type="date" office:date-value="2015-06-05" calcext:value-type="date">
            <text:p>2015-06-05</text:p>
          </table:table-cell>
          <table:table-cell table:style-name="ce198"/>
          <table:table-cell table:style-name="ce217"/>
          <table:table-cell table:style-name="ce245" table:number-columns-repeated="2"/>
          <table:table-cell table:style-name="ce280"/>
          <table:table-cell table:style-name="ce307"/>
          <table:table-cell table:style-name="ce245" table:number-columns-repeated="3"/>
          <table:table-cell table:style-name="ce345"/>
          <table:table-cell table:style-name="ce370"/>
          <table:table-cell table:style-name="ce245" table:number-columns-repeated="2"/>
          <table:table-cell table:style-name="ce280"/>
          <table:table-cell table:style-name="ce307"/>
          <table:table-cell table:style-name="ce245" table:number-columns-repeated="3"/>
          <table:table-cell table:style-name="ce345"/>
          <table:table-cell table:style-name="ce370"/>
          <table:table-cell table:style-name="ce245" table:number-columns-repeated="2"/>
          <table:table-cell table:style-name="ce280"/>
          <table:table-cell table:style-name="ce418"/>
          <table:table-cell table:style-name="ce280"/>
          <table:table-cell table:style-name="ce450"/>
          <table:table-cell table:style-name="ce6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 office:value-type="string" calcext:value-type="string">
            <text:p>프로젝트 계획수립</text:p>
          </table:table-cell>
          <table:table-cell table:style-name="ce19" table:number-columns-repeated="2"/>
          <table:table-cell table:style-name="ce61" table:number-columns-repeated="2"/>
          <table:table-cell table:style-name="ce99" table:formula="of:=SUM([.G13:.G16])" office:value-type="float" office:value="0.6" calcext:value-type="float">
            <text:p>0.600 </text:p>
          </table:table-cell>
          <table:table-cell table:style-name="ce99" table:formula="of:=SUM([.H13:.H16])" office:value-type="float" office:value="0.6" calcext:value-type="float">
            <text:p>0.600 </text:p>
          </table:table-cell>
          <table:table-cell table:style-name="ce114" table:formula="of:=[.K12]/[.H12]" office:value-type="percentage" office:value="0" calcext:value-type="percentage">
            <text:p>0%</text:p>
          </table:table-cell>
          <table:table-cell table:style-name="ce99" table:formula="of:=SUM([.J13:.J16])" office:value-type="float" office:value="0" calcext:value-type="float">
            <text:p>0.000 </text:p>
          </table:table-cell>
          <table:table-cell table:style-name="ce99" table:formula="of:=SUM([.K13:.K16])" office:value-type="float" office:value="0" calcext:value-type="float">
            <text:p>0.000 </text:p>
          </table:table-cell>
          <table:table-cell table:style-name="ce99" table:formula="of:=SUM([.L13:.L16])" office:value-type="float" office:value="0" calcext:value-type="float">
            <text:p>0.000 </text:p>
          </table:table-cell>
          <table:table-cell table:style-name="ce174" table:formula="of:=MIN([.M13:.M16])" office:value-type="date" office:date-value="2015-06-01" calcext:value-type="date">
            <text:p>2015-06-01</text:p>
          </table:table-cell>
          <table:table-cell table:style-name="ce174" table:formula="of:=MAX([.N13:.N16])" office:value-type="date" office:date-value="2015-06-10" calcext:value-type="date">
            <text:p>2015-06-10</text:p>
          </table:table-cell>
          <table:table-cell table:style-name="ce198"/>
          <table:table-cell table:style-name="ce218"/>
          <table:table-cell table:style-name="ce246"/>
          <table:table-cell table:style-name="ce249"/>
          <table:table-cell table:style-name="ce281"/>
          <table:table-cell table:style-name="ce308"/>
          <table:table-cell table:style-name="ce249" table:number-columns-repeated="3"/>
          <table:table-cell table:style-name="ce346"/>
          <table:table-cell table:style-name="ce371"/>
          <table:table-cell table:style-name="ce249" table:number-columns-repeated="2"/>
          <table:table-cell table:style-name="ce281"/>
          <table:table-cell table:style-name="ce308"/>
          <table:table-cell table:style-name="ce249" table:number-columns-repeated="3"/>
          <table:table-cell table:style-name="ce346"/>
          <table:table-cell table:style-name="ce371"/>
          <table:table-cell table:style-name="ce249" table:number-columns-repeated="2"/>
          <table:table-cell table:style-name="ce281"/>
          <table:table-cell table:style-name="ce419"/>
          <table:table-cell table:style-name="ce281"/>
          <table:table-cell table:style-name="ce451"/>
          <table:table-cell table:style-name="ce4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17" office:value-type="string" calcext:value-type="string">
            <text:p>프로젝트 수행계획 수립</text:p>
          </table:table-cell>
          <table:table-cell table:style-name="ce17"/>
          <table:table-cell table:style-name="ce60" table:number-columns-repeated="2"/>
          <table:table-cell table:number-columns-repeated="2" table:style-name="ce98" office:value-type="float" office:value="0.2" calcext:value-type="float">
            <text:p>0.20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13];0;IF(AND([.M13]&lt;=[.$B$2];[.N13]&gt;=[.$B$2]);[.H13]*(DAYS360([.M13];[.$B$2]+1)/(VALUE([.N13])-VALUE([.M13])+1));[.H13]))" office:value-type="float" office:value="0" calcext:value-type="float">
            <text:p>0.000 </text:p>
          </table:table-cell>
          <table:table-cell table:style-name="ce130" table:formula="of:=[.I13]*[.H13]" office:value-type="float" office:value="0" calcext:value-type="float">
            <text:p>0.000 </text:p>
          </table:table-cell>
          <table:table-cell table:style-name="ce144" table:formula="of:=IF([.I13]=1;&quot;종료&quot;;IF(AND([.I13]=0;[.$B$2]&lt;[.M13]);&quot;&quot;;IF(AND([.I13]=0;[.$B$2]&gt;[.N13]);&quot;지연&quot;;IF(AND([.N13]&lt;[.$B$2];[.I13]&lt;&gt;100);&quot;지연&quot;;&quot;진행&quot;))))">
            <text:p/>
          </table:table-cell>
          <table:table-cell table:style-name="ce173" office:value-type="date" office:date-value="2015-06-01" calcext:value-type="date">
            <text:p>2015-06-01</text:p>
          </table:table-cell>
          <table:table-cell table:style-name="ce173" office:value-type="date" office:date-value="2015-06-03" calcext:value-type="date">
            <text:p>2015-06-03</text:p>
          </table:table-cell>
          <table:table-cell table:style-name="ce198"/>
          <table:table-cell table:style-name="ce21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5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17" office:value-type="string" calcext:value-type="string">
            <text:p>프로젝트 수행계획 검토</text:p>
          </table:table-cell>
          <table:table-cell table:style-name="ce17"/>
          <table:table-cell table:style-name="ce60" table:number-columns-repeated="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14];0;IF(AND([.M14]&lt;=[.$B$2];[.N14]&gt;=[.$B$2]);[.H14]*(DAYS360([.M14];[.$B$2]+1)/(VALUE([.N14])-VALUE([.M14])+1));[.H14]))" office:value-type="float" office:value="0" calcext:value-type="float">
            <text:p>0.000 </text:p>
          </table:table-cell>
          <table:table-cell table:style-name="ce130" table:formula="of:=[.I14]*[.H14]" office:value-type="float" office:value="0" calcext:value-type="float">
            <text:p>0.000 </text:p>
          </table:table-cell>
          <table:table-cell table:style-name="ce145" table:formula="of:=IF([.I14]=1;&quot;종료&quot;;IF(AND([.I14]=0;[.$B$2]&lt;[.M14]);&quot;&quot;;IF(AND([.I14]=0;[.$B$2]&gt;[.N14]);&quot;지연&quot;;IF(AND([.N14]&lt;[.$B$2];[.I14]&lt;&gt;100);&quot;지연&quot;;&quot;진행&quot;))))">
            <text:p/>
          </table:table-cell>
          <table:table-cell table:style-name="ce173" office:value-type="date" office:date-value="2015-06-05" calcext:value-type="date">
            <text:p>2015-06-05</text:p>
          </table:table-cell>
          <table:table-cell table:style-name="ce173" office:value-type="date" office:date-value="2015-06-08" calcext:value-type="date">
            <text:p>2015-06-08</text:p>
          </table:table-cell>
          <table:table-cell table:style-name="ce198"/>
          <table:table-cell table:style-name="ce219"/>
          <table:table-cell table:style-name="ce244"/>
          <table:table-cell table:style-name="ce30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17" office:value-type="string" calcext:value-type="string">
            <text:p><text:span text:style-name="T1">프로젝트 수행계획 승인</text:span><text:span text:style-name="T2">(PM &amp; </text:span><text:span text:style-name="T3">고객</text:span><text:span text:style-name="T2">)</text:span></text:p>
          </table:table-cell>
          <table:table-cell table:style-name="ce17"/>
          <table:table-cell table:style-name="ce60" table:number-columns-repeated="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15];0;IF(AND([.M15]&lt;=[.$B$2];[.N15]&gt;=[.$B$2]);[.H15]*(DAYS360([.M15];[.$B$2]+1)/(VALUE([.N15])-VALUE([.M15])+1));[.H15]))" office:value-type="float" office:value="0" calcext:value-type="float">
            <text:p>0.000 </text:p>
          </table:table-cell>
          <table:table-cell table:style-name="ce130" table:formula="of:=[.I15]*[.H15]" office:value-type="float" office:value="0" calcext:value-type="float">
            <text:p>0.000 </text:p>
          </table:table-cell>
          <table:table-cell table:style-name="ce145" table:formula="of:=IF([.I15]=1;&quot;종료&quot;;IF(AND([.I15]=0;[.$B$2]&lt;[.M15]);&quot;&quot;;IF(AND([.I15]=0;[.$B$2]&gt;[.N15]);&quot;지연&quot;;IF(AND([.N15]&lt;[.$B$2];[.I15]&lt;&gt;100);&quot;지연&quot;;&quot;진행&quot;))))">
            <text:p/>
          </table:table-cell>
          <table:table-cell table:number-columns-repeated="2" table:style-name="ce173" office:value-type="date" office:date-value="2015-06-10" calcext:value-type="date">
            <text:p>2015-06-10</text:p>
          </table:table-cell>
          <table:table-cell table:style-name="ce198" office:value-type="string" calcext:value-type="string">
            <text:p>사업수행계획서</text:p>
          </table:table-cell>
          <table:table-cell table:style-name="ce220"/>
          <table:table-cell table:style-name="ce244"/>
          <table:table-cell table:style-name="ce30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17" office:value-type="string" calcext:value-type="string">
            <text:p>프로젝트 일정수립</text:p>
          </table:table-cell>
          <table:table-cell table:style-name="ce17"/>
          <table:table-cell table:style-name="ce60" table:number-columns-repeated="2"/>
          <table:table-cell table:number-columns-repeated="2" table:style-name="ce98" office:value-type="float" office:value="0.2" calcext:value-type="float">
            <text:p>0.20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16];0;IF(AND([.M16]&lt;=[.$B$2];[.N16]&gt;=[.$B$2]);[.H16]*(DAYS360([.M16];[.$B$2]+1)/(VALUE([.N16])-VALUE([.M16])+1));[.H16]))" office:value-type="float" office:value="0" calcext:value-type="float">
            <text:p>0.000 </text:p>
          </table:table-cell>
          <table:table-cell table:style-name="ce130" table:formula="of:=[.I16]*[.H16]" office:value-type="float" office:value="0" calcext:value-type="float">
            <text:p>0.000 </text:p>
          </table:table-cell>
          <table:table-cell table:style-name="ce146" table:formula="of:=IF([.I16]=1;&quot;종료&quot;;IF(AND([.I16]=0;[.$B$2]&lt;[.M16]);&quot;&quot;;IF(AND([.I16]=0;[.$B$2]&gt;[.N16]);&quot;지연&quot;;IF(AND([.N16]&lt;[.$B$2];[.I16]&lt;&gt;100);&quot;지연&quot;;&quot;진행&quot;))))">
            <text:p/>
          </table:table-cell>
          <table:table-cell table:style-name="ce173" office:value-type="date" office:date-value="2015-06-01" calcext:value-type="date">
            <text:p>2015-06-01</text:p>
          </table:table-cell>
          <table:table-cell table:style-name="ce173" office:value-type="date" office:date-value="2015-06-10" calcext:value-type="date">
            <text:p>2015-06-10</text:p>
          </table:table-cell>
          <table:table-cell table:style-name="ce199" office:value-type="string" calcext:value-type="string">
            <text:p>WBS</text:p>
          </table:table-cell>
          <table:table-cell table:style-name="ce219"/>
          <table:table-cell table:style-name="ce244"/>
          <table:table-cell table:style-name="ce30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9" office:value-type="string" calcext:value-type="string">
            <text:p>프로젝트 표준정의</text:p>
          </table:table-cell>
          <table:table-cell table:style-name="ce17" table:number-columns-repeated="2"/>
          <table:table-cell table:style-name="ce60" table:number-columns-repeated="2"/>
          <table:table-cell table:style-name="ce99" table:formula="of:=SUM([.G18:.G20])" office:value-type="float" office:value="0.4" calcext:value-type="float">
            <text:p>0.400 </text:p>
          </table:table-cell>
          <table:table-cell table:style-name="ce99" table:formula="of:=SUM([.H18:.H20])" office:value-type="float" office:value="0.4" calcext:value-type="float">
            <text:p>0.400 </text:p>
          </table:table-cell>
          <table:table-cell table:style-name="ce114" table:formula="of:=[.K17]/[.H17]" office:value-type="percentage" office:value="0" calcext:value-type="percentage">
            <text:p>0%</text:p>
          </table:table-cell>
          <table:table-cell table:style-name="ce99" table:formula="of:=SUM([.J18:.J20])" office:value-type="float" office:value="0" calcext:value-type="float">
            <text:p>0.000 </text:p>
          </table:table-cell>
          <table:table-cell table:style-name="ce131" table:formula="of:=SUM([.K18:.K20])" office:value-type="float" office:value="0" calcext:value-type="float">
            <text:p>0.000 </text:p>
          </table:table-cell>
          <table:table-cell table:style-name="ce147" table:formula="of:=IFERROR(([.K17]/[.J17])*100;0)" office:value-type="float" office:value="0" calcext:value-type="float">
            <text:p>0.00 </text:p>
          </table:table-cell>
          <table:table-cell table:style-name="ce174" table:formula="of:=MIN([.M18:.M20])" office:value-type="date" office:date-value="2015-06-01" calcext:value-type="date">
            <text:p>2015-06-01</text:p>
          </table:table-cell>
          <table:table-cell table:style-name="ce174" table:formula="of:=MAX([.N18:.N20])" office:value-type="date" office:date-value="2015-08-10" calcext:value-type="date">
            <text:p>2015-08-10</text:p>
          </table:table-cell>
          <table:table-cell table:style-name="ce198"/>
          <table:table-cell table:style-name="ce221"/>
          <table:table-cell table:style-name="ce247" table:number-columns-repeated="2"/>
          <table:table-cell table:style-name="ce282"/>
          <table:table-cell table:style-name="ce309"/>
          <table:table-cell table:style-name="ce247" table:number-columns-repeated="3"/>
          <table:table-cell table:style-name="ce347"/>
          <table:table-cell table:style-name="ce372"/>
          <table:table-cell table:style-name="ce247"/>
          <table:table-cell table:style-name="ce30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17" office:value-type="string" calcext:value-type="string">
            <text:p><text:span text:style-name="T4">방법론</text:span><text:span text:style-name="T5">(</text:span><text:span text:style-name="T6">산출물</text:span><text:span text:style-name="T5">) </text:span><text:span text:style-name="T6">및 프로세스 테일러링</text:span></text:p>
          </table:table-cell>
          <table:table-cell table:style-name="ce17"/>
          <table:table-cell table:style-name="ce60" table:number-columns-repeated="2"/>
          <table:table-cell table:number-columns-repeated="2" table:style-name="ce98" office:value-type="float" office:value="0.05" calcext:value-type="float">
            <text:p>0.05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18];0;IF(AND([.M18]&lt;=[.$B$2];[.N18]&gt;=[.$B$2]);[.H18]*(DAYS360([.M18];[.$B$2]+1)/(VALUE([.N18])-VALUE([.M18])+1));[.H18]))" office:value-type="float" office:value="0" calcext:value-type="float">
            <text:p>0.000 </text:p>
          </table:table-cell>
          <table:table-cell table:style-name="ce130" table:formula="of:=[.I18]*[.H18]" office:value-type="float" office:value="0" calcext:value-type="float">
            <text:p>0.000 </text:p>
          </table:table-cell>
          <table:table-cell table:style-name="ce148" table:formula="of:=IF([.I18]=1;&quot;종료&quot;;IF(AND([.I18]=0;[.$B$2]&lt;[.M18]);&quot;&quot;;IF(AND([.I18]=0;[.$B$2]&gt;[.N18]);&quot;지연&quot;;IF(AND([.N18]&lt;[.$B$2];[.I18]&lt;&gt;100);&quot;지연&quot;;&quot;진행&quot;))))">
            <text:p/>
          </table:table-cell>
          <table:table-cell table:style-name="ce173" office:value-type="date" office:date-value="2015-06-01" calcext:value-type="date">
            <text:p>2015-06-01</text:p>
          </table:table-cell>
          <table:table-cell table:style-name="ce173" office:value-type="date" office:date-value="2015-06-05" calcext:value-type="date">
            <text:p>2015-06-05</text:p>
          </table:table-cell>
          <table:table-cell table:style-name="ce198" office:value-type="string" calcext:value-type="string">
            <text:p>산출물작성표준지침서</text:p>
          </table:table-cell>
          <table:table-cell table:style-name="ce21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17" office:value-type="string" calcext:value-type="string">
            <text:p>산출물목록 및 표준양식 정의</text:p>
          </table:table-cell>
          <table:table-cell table:style-name="ce17"/>
          <table:table-cell table:style-name="ce60" table:number-columns-repeated="2"/>
          <table:table-cell table:number-columns-repeated="2" table:style-name="ce98" office:value-type="float" office:value="0.15" calcext:value-type="float">
            <text:p>0.15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19];0;IF(AND([.M19]&lt;=[.$B$2];[.N19]&gt;=[.$B$2]);[.H19]*(DAYS360([.M19];[.$B$2]+1)/(VALUE([.N19])-VALUE([.M19])+1));[.H19]))" office:value-type="float" office:value="0" calcext:value-type="float">
            <text:p>0.000 </text:p>
          </table:table-cell>
          <table:table-cell table:style-name="ce130" table:formula="of:=[.I19]*[.H19]" office:value-type="float" office:value="0" calcext:value-type="float">
            <text:p>0.000 </text:p>
          </table:table-cell>
          <table:table-cell table:style-name="ce149" table:formula="of:=IF([.I19]=1;&quot;종료&quot;;IF(AND([.I19]=0;[.$B$2]&lt;[.M19]);&quot;&quot;;IF(AND([.I19]=0;[.$B$2]&gt;[.N19]);&quot;지연&quot;;IF(AND([.N19]&lt;[.$B$2];[.I19]&lt;&gt;100);&quot;지연&quot;;&quot;진행&quot;))))">
            <text:p/>
          </table:table-cell>
          <table:table-cell table:style-name="ce173" office:value-type="date" office:date-value="2015-06-08" calcext:value-type="date">
            <text:p>2015-06-08</text:p>
          </table:table-cell>
          <table:table-cell table:style-name="ce173" office:value-type="date" office:date-value="2015-06-12" calcext:value-type="date">
            <text:p>2015-06-12</text:p>
          </table:table-cell>
          <table:table-cell table:style-name="ce198"/>
          <table:table-cell table:style-name="ce220"/>
          <table:table-cell table:style-name="ce244"/>
          <table:table-cell table:style-name="ce30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17" office:value-type="string" calcext:value-type="string">
            <text:p>개발표준 정의</text:p>
          </table:table-cell>
          <table:table-cell table:style-name="ce17"/>
          <table:table-cell table:style-name="ce60" table:number-columns-repeated="2"/>
          <table:table-cell table:number-columns-repeated="2" table:style-name="ce98" office:value-type="float" office:value="0.2" calcext:value-type="float">
            <text:p>0.20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20];0;IF(AND([.M20]&lt;=[.$B$2];[.N20]&gt;=[.$B$2]);[.H20]*(DAYS360([.M20];[.$B$2]+1)/(VALUE([.N20])-VALUE([.M20])+1));[.H20]))" office:value-type="float" office:value="0" calcext:value-type="float">
            <text:p>0.000 </text:p>
          </table:table-cell>
          <table:table-cell table:style-name="ce130" table:formula="of:=[.I20]*[.H20]" office:value-type="float" office:value="0" calcext:value-type="float">
            <text:p>0.000 </text:p>
          </table:table-cell>
          <table:table-cell table:style-name="ce150" table:formula="of:=IF([.I20]=1;&quot;종료&quot;;IF(AND([.I20]=0;[.$B$2]&lt;[.M20]);&quot;&quot;;IF(AND([.I20]=0;[.$B$2]&gt;[.N20]);&quot;지연&quot;;IF(AND([.N20]&lt;[.$B$2];[.I20]&lt;&gt;100);&quot;지연&quot;;&quot;진행&quot;))))">
            <text:p/>
          </table:table-cell>
          <table:table-cell table:style-name="ce173" office:value-type="date" office:date-value="2015-08-01" calcext:value-type="date">
            <text:p>2015-08-01</text:p>
          </table:table-cell>
          <table:table-cell table:style-name="ce173" office:value-type="date" office:date-value="2015-08-10" calcext:value-type="date">
            <text:p>2015-08-10</text:p>
          </table:table-cell>
          <table:table-cell table:style-name="ce198" office:value-type="string" calcext:value-type="string">
            <text:p>개발표준정의서</text:p>
          </table:table-cell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8"/>
          <table:table-cell table:style-name="ce373"/>
          <table:table-cell table:style-name="ce244"/>
          <table:table-cell table:style-name="ce30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 office:value-type="string" calcext:value-type="string">
            <text:p>품질활동</text:p>
          </table:table-cell>
          <table:table-cell table:style-name="ce19" table:number-columns-repeated="2"/>
          <table:table-cell table:style-name="ce61" table:number-columns-repeated="2"/>
          <table:table-cell table:style-name="ce99" table:formula="of:=SUM([.G22:.G24])" office:value-type="float" office:value="0.25" calcext:value-type="float">
            <text:p>0.250 </text:p>
          </table:table-cell>
          <table:table-cell table:style-name="ce99" table:formula="of:=SUM([.H22:.H24])" office:value-type="float" office:value="0.25" calcext:value-type="float">
            <text:p>0.250 </text:p>
          </table:table-cell>
          <table:table-cell table:style-name="ce114" table:formula="of:=[.K21]/[.H21]" office:value-type="percentage" office:value="0" calcext:value-type="percentage">
            <text:p>0%</text:p>
          </table:table-cell>
          <table:table-cell table:style-name="ce99" table:formula="of:=SUM([.J22:.J24])" office:value-type="float" office:value="0" calcext:value-type="float">
            <text:p>0.000 </text:p>
          </table:table-cell>
          <table:table-cell table:style-name="ce131" table:formula="of:=SUM([.K22:.K24])" office:value-type="float" office:value="0" calcext:value-type="float">
            <text:p>0.000 </text:p>
          </table:table-cell>
          <table:table-cell table:style-name="ce147" table:formula="of:=IFERROR(([.K21]/[.J21])*100;0)" office:value-type="float" office:value="0" calcext:value-type="float">
            <text:p>0.00 </text:p>
          </table:table-cell>
          <table:table-cell table:style-name="ce174" table:formula="of:=MIN([.M22:.M24])" office:value-type="date" office:date-value="2015-06-11" calcext:value-type="date">
            <text:p>2015-06-11</text:p>
          </table:table-cell>
          <table:table-cell table:style-name="ce174" table:formula="of:=MAX([.N22:.N24])" office:value-type="date" office:date-value="2015-12-10" calcext:value-type="date">
            <text:p>2015-12-10</text:p>
          </table:table-cell>
          <table:table-cell table:style-name="ce198"/>
          <table:table-cell table:style-name="ce222"/>
          <table:table-cell table:style-name="ce246" table:number-columns-repeated="2"/>
          <table:table-cell table:style-name="ce283"/>
          <table:table-cell table:style-name="ce310"/>
          <table:table-cell table:style-name="ce246" table:number-columns-repeated="3"/>
          <table:table-cell table:style-name="ce349"/>
          <table:table-cell table:style-name="ce374"/>
          <table:table-cell table:style-name="ce246" table:number-columns-repeated="2"/>
          <table:table-cell table:style-name="ce283"/>
          <table:table-cell table:style-name="ce310"/>
          <table:table-cell table:style-name="ce246" table:number-columns-repeated="3"/>
          <table:table-cell table:style-name="ce349"/>
          <table:table-cell table:style-name="ce374"/>
          <table:table-cell table:style-name="ce246" table:number-columns-repeated="2"/>
          <table:table-cell table:style-name="ce283"/>
          <table:table-cell table:style-name="ce420"/>
          <table:table-cell table:style-name="ce283"/>
          <table:table-cell table:style-name="ce452"/>
          <table:table-cell table:style-name="ce4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17" office:value-type="string" calcext:value-type="string">
            <text:p>품질보증 오리엔테이션</text:p>
          </table:table-cell>
          <table:table-cell table:style-name="ce17"/>
          <table:table-cell table:style-name="ce60" table:number-columns-repeated="2"/>
          <table:table-cell table:number-columns-repeated="2" table:style-name="ce98" office:value-type="float" office:value="0.05" calcext:value-type="float">
            <text:p>0.05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22];0;IF(AND([.M22]&lt;=[.$B$2];[.N22]&gt;=[.$B$2]);[.H22]*(DAYS360([.M22];[.$B$2]+1)/(VALUE([.N22])-VALUE([.M22])+1));[.H22]))" office:value-type="float" office:value="0" calcext:value-type="float">
            <text:p>0.000 </text:p>
          </table:table-cell>
          <table:table-cell table:style-name="ce130" table:formula="of:=[.I22]*[.H22]" office:value-type="float" office:value="0" calcext:value-type="float">
            <text:p>0.000 </text:p>
          </table:table-cell>
          <table:table-cell table:style-name="ce145" table:formula="of:=IF([.I22]=1;&quot;종료&quot;;IF(AND([.I22]=0;[.$B$2]&lt;[.M22]);&quot;&quot;;IF(AND([.I22]=0;[.$B$2]&gt;[.N22]);&quot;지연&quot;;IF(AND([.N22]&lt;[.$B$2];[.I22]&lt;&gt;100);&quot;지연&quot;;&quot;진행&quot;))))">
            <text:p/>
          </table:table-cell>
          <table:table-cell table:style-name="ce173" office:value-type="date" office:date-value="2015-06-11" calcext:value-type="date">
            <text:p>2015-06-11</text:p>
          </table:table-cell>
          <table:table-cell table:style-name="ce173" office:value-type="date" office:date-value="2015-06-25" calcext:value-type="date">
            <text:p>2015-06-25</text:p>
          </table:table-cell>
          <table:table-cell table:style-name="ce200"/>
          <table:table-cell table:style-name="ce220"/>
          <table:table-cell table:style-name="ce248"/>
          <table:table-cell table:style-name="ce30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5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17" office:value-type="string" calcext:value-type="string">
            <text:p><text:span text:style-name="T1">프로세스이행점검</text:span><text:span text:style-name="T2">(</text:span><text:span text:style-name="T3">중간</text:span><text:span text:style-name="T2">)</text:span></text:p>
          </table:table-cell>
          <table:table-cell table:style-name="ce17"/>
          <table:table-cell table:style-name="ce60" table:number-columns-repeated="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23];0;IF(AND([.M23]&lt;=[.$B$2];[.N23]&gt;=[.$B$2]);[.H23]*(DAYS360([.M23];[.$B$2]+1)/(VALUE([.N23])-VALUE([.M23])+1));[.H23]))" office:value-type="float" office:value="0" calcext:value-type="float">
            <text:p>0.000 </text:p>
          </table:table-cell>
          <table:table-cell table:style-name="ce130" table:formula="of:=[.I23]*[.H23]" office:value-type="float" office:value="0" calcext:value-type="float">
            <text:p>0.000 </text:p>
          </table:table-cell>
          <table:table-cell table:style-name="ce145" table:formula="of:=IF([.I23]=1;&quot;종료&quot;;IF(AND([.I23]=0;[.$B$2]&lt;[.M23]);&quot;&quot;;IF(AND([.I23]=0;[.$B$2]&gt;[.N23]);&quot;지연&quot;;IF(AND([.N23]&lt;[.$B$2];[.I23]&lt;&gt;100);&quot;지연&quot;;&quot;진행&quot;))))">
            <text:p/>
          </table:table-cell>
          <table:table-cell table:style-name="ce173" office:value-type="date" office:date-value="2015-08-27" calcext:value-type="date">
            <text:p>2015-08-27</text:p>
          </table:table-cell>
          <table:table-cell table:style-name="ce173" office:value-type="date" office:date-value="2015-08-31" calcext:value-type="date">
            <text:p>2015-08-31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84"/>
          <table:table-cell table:style-name="ce311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17" office:value-type="string" calcext:value-type="string">
            <text:p><text:span text:style-name="T1">프로세스이행점검</text:span><text:span text:style-name="T2">(</text:span><text:span text:style-name="T3">종료</text:span><text:span text:style-name="T2">)</text:span></text:p>
          </table:table-cell>
          <table:table-cell table:style-name="ce17"/>
          <table:table-cell table:style-name="ce60" table:number-columns-repeated="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24];0;IF(AND([.M24]&lt;=[.$B$2];[.N24]&gt;=[.$B$2]);[.H24]*(DAYS360([.M24];[.$B$2]+1)/(VALUE([.N24])-VALUE([.M24])+1));[.H24]))" office:value-type="float" office:value="0" calcext:value-type="float">
            <text:p>0.000 </text:p>
          </table:table-cell>
          <table:table-cell table:style-name="ce130" table:formula="of:=[.I24]*[.H24]" office:value-type="float" office:value="0" calcext:value-type="float">
            <text:p>0.000 </text:p>
          </table:table-cell>
          <table:table-cell table:style-name="ce145" table:formula="of:=IF([.I24]=1;&quot;종료&quot;;IF(AND([.I24]=0;[.$B$2]&lt;[.M24]);&quot;&quot;;IF(AND([.I24]=0;[.$B$2]&gt;[.N24]);&quot;지연&quot;;IF(AND([.N24]&lt;[.$B$2];[.I24]&lt;&gt;100);&quot;지연&quot;;&quot;진행&quot;))))">
            <text:p/>
          </table:table-cell>
          <table:table-cell table:style-name="ce173" office:value-type="date" office:date-value="2015-12-01" calcext:value-type="date">
            <text:p>2015-12-01</text:p>
          </table:table-cell>
          <table:table-cell table:style-name="ce173" office:value-type="date" office:date-value="2015-12-10" calcext:value-type="date">
            <text:p>2015-12-10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 office:value-type="string" calcext:value-type="string">
            <text:p>프로젝트 진행관리</text:p>
          </table:table-cell>
          <table:table-cell table:style-name="ce19" table:number-columns-repeated="2"/>
          <table:table-cell table:style-name="ce61" table:number-columns-repeated="2"/>
          <table:table-cell table:style-name="ce99" table:formula="of:=SUM([.G26];[.G33];[.G41];[.G49];[.G57];[.G65];[.G69];[.G74];[.G80])" office:value-type="float" office:value="3.715" calcext:value-type="float">
            <text:p>3.715 </text:p>
          </table:table-cell>
          <table:table-cell table:style-name="ce99" table:formula="of:=SUM([.H26];[.H33];[.H41];[.H49];[.H57];[.H65];[.H69];[.H74];[.H80])" office:value-type="float" office:value="3.715" calcext:value-type="float">
            <text:p>3.715 </text:p>
          </table:table-cell>
          <table:table-cell table:style-name="ce114" table:formula="of:=[.K25]/[.H25]" office:value-type="percentage" office:value="0" calcext:value-type="percentage">
            <text:p>0%</text:p>
          </table:table-cell>
          <table:table-cell table:style-name="ce99" table:formula="of:=SUM([.J26];[.J33];[.J41];[.J49];[.J57];[.J65];[.J69];[.J74];[.J80])" office:value-type="float" office:value="0" calcext:value-type="float">
            <text:p>0.000 </text:p>
          </table:table-cell>
          <table:table-cell table:style-name="ce99" table:formula="of:=SUM([.K26];[.K33];[.K41];[.K49];[.K57];[.K65];[.K69];[.K74];[.K80])" office:value-type="float" office:value="0" calcext:value-type="float">
            <text:p>0.000 </text:p>
          </table:table-cell>
          <table:table-cell table:style-name="ce147" table:formula="of:=IFERROR(([.K25]/[.J25])*100;0)" office:value-type="float" office:value="0" calcext:value-type="float">
            <text:p>0.00 </text:p>
          </table:table-cell>
          <table:table-cell table:style-name="ce174" table:formula="of:=MIN([.M26:.M83])" office:value-type="date" office:date-value="2015-06-01" calcext:value-type="date">
            <text:p>2015-06-01</text:p>
          </table:table-cell>
          <table:table-cell table:style-name="ce174" table:formula="of:=MAX([.N26:.N83])" office:value-type="date" office:date-value="2015-12-28" calcext:value-type="date">
            <text:p>2015-12-28</text:p>
          </table:table-cell>
          <table:table-cell table:style-name="ce198"/>
          <table:table-cell table:style-name="ce221"/>
          <table:table-cell table:style-name="ce247" table:number-columns-repeated="2"/>
          <table:table-cell table:style-name="ce282"/>
          <table:table-cell table:style-name="ce309"/>
          <table:table-cell table:style-name="ce247" table:number-columns-repeated="3"/>
          <table:table-cell table:style-name="ce347"/>
          <table:table-cell table:style-name="ce372"/>
          <table:table-cell table:style-name="ce247" table:number-columns-repeated="2"/>
          <table:table-cell table:style-name="ce282"/>
          <table:table-cell table:style-name="ce309"/>
          <table:table-cell table:style-name="ce247" table:number-columns-repeated="3"/>
          <table:table-cell table:style-name="ce347"/>
          <table:table-cell table:style-name="ce372"/>
          <table:table-cell table:style-name="ce247" table:number-columns-repeated="2"/>
          <table:table-cell table:style-name="ce282"/>
          <table:table-cell table:style-name="ce421"/>
          <table:table-cell table:style-name="ce282"/>
          <table:table-cell table:style-name="ce453"/>
          <table:table-cell table:style-name="ce4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/>
          <table:table-cell table:style-name="ce19" office:value-type="string" calcext:value-type="string">
            <text:p>주간보고</text:p>
          </table:table-cell>
          <table:table-cell table:style-name="ce19"/>
          <table:table-cell table:style-name="ce61" table:number-columns-repeated="2"/>
          <table:table-cell table:style-name="ce99" table:formula="of:=SUM([.G27:.G32])" office:value-type="float" office:value="0.9" calcext:value-type="float">
            <text:p>0.900 </text:p>
          </table:table-cell>
          <table:table-cell table:style-name="ce99" table:formula="of:=SUM([.H27:.H32])" office:value-type="float" office:value="0.9" calcext:value-type="float">
            <text:p>0.900 </text:p>
          </table:table-cell>
          <table:table-cell table:style-name="ce114" table:formula="of:=[.K26]/[.H26]" office:value-type="percentage" office:value="0" calcext:value-type="percentage">
            <text:p>0%</text:p>
          </table:table-cell>
          <table:table-cell table:style-name="ce99" table:formula="of:=SUM([.J27:.J32])" office:value-type="float" office:value="0" calcext:value-type="float">
            <text:p>0.000 </text:p>
          </table:table-cell>
          <table:table-cell table:style-name="ce131" table:formula="of:=SUM([.K27:.K32])" office:value-type="float" office:value="0" calcext:value-type="float">
            <text:p>0.000 </text:p>
          </table:table-cell>
          <table:table-cell table:style-name="ce147" table:formula="of:=IFERROR(([.K26]/[.J26])*100;0)" office:value-type="float" office:value="0" calcext:value-type="float">
            <text:p>0.00 </text:p>
          </table:table-cell>
          <table:table-cell table:style-name="ce174" table:formula="of:=MIN([.M27:.M32])" office:value-type="date" office:date-value="2015-06-11" calcext:value-type="date">
            <text:p>2015-06-11</text:p>
          </table:table-cell>
          <table:table-cell table:style-name="ce174" table:formula="of:=MAX([.N27:.N32])" office:value-type="date" office:date-value="2015-12-28" calcext:value-type="date">
            <text:p>2015-12-28</text:p>
          </table:table-cell>
          <table:table-cell table:style-name="ce198" office:value-type="string" calcext:value-type="string">
            <text:p>주간보고서</text:p>
          </table:table-cell>
          <table:table-cell table:style-name="ce222"/>
          <table:table-cell table:style-name="ce246" table:number-columns-repeated="2"/>
          <table:table-cell table:style-name="ce283"/>
          <table:table-cell table:style-name="ce310"/>
          <table:table-cell table:style-name="ce246" table:number-columns-repeated="3"/>
          <table:table-cell table:style-name="ce349"/>
          <table:table-cell table:style-name="ce374"/>
          <table:table-cell table:style-name="ce246" table:number-columns-repeated="2"/>
          <table:table-cell table:style-name="ce283"/>
          <table:table-cell table:style-name="ce310"/>
          <table:table-cell table:style-name="ce246" table:number-columns-repeated="3"/>
          <table:table-cell table:style-name="ce349"/>
          <table:table-cell table:style-name="ce374"/>
          <table:table-cell table:style-name="ce246" table:number-columns-repeated="2"/>
          <table:table-cell table:style-name="ce283"/>
          <table:table-cell table:style-name="ce420"/>
          <table:table-cell table:style-name="ce283"/>
          <table:table-cell table:style-name="ce452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/>
          <table:table-cell table:style-name="ce45" office:value-type="string" calcext:value-type="string">
            <text:p><text:span text:style-name="T16">1-5</text:span><text:span text:style-name="T6">주차</text:span></text:p>
          </table:table-cell>
          <table:table-cell table:style-name="ce62" office:value-type="string" calcext:value-type="string">
            <text:p>2015.06.11 ~ 2015.07.09</text:p>
          </table:table-cell>
          <table:table-cell table:style-name="ce62"/>
          <table:table-cell table:number-columns-repeated="2" table:style-name="ce98" office:value-type="float" office:value="0.15" calcext:value-type="float">
            <text:p>0.15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27];0;IF(AND([.M27]&lt;=[.$B$2];[.N27]&gt;=[.$B$2]);[.H27]*(DAYS360([.M27];[.$B$2]+1)/(VALUE([.N27])-VALUE([.M27])+1));[.H27]))" office:value-type="float" office:value="0" calcext:value-type="float">
            <text:p>0.000 </text:p>
          </table:table-cell>
          <table:table-cell table:style-name="ce130" table:formula="of:=[.I27]*[.H27]" office:value-type="float" office:value="0" calcext:value-type="float">
            <text:p>0.000 </text:p>
          </table:table-cell>
          <table:table-cell table:style-name="ce145" table:formula="of:=IF([.I27]=1;&quot;종료&quot;;IF(AND([.I27]=0;[.$B$2]&lt;[.M27]);&quot;&quot;;IF(AND([.I27]=0;[.$B$2]&gt;[.N27]);&quot;지연&quot;;IF(AND([.N27]&lt;[.$B$2];[.I27]&lt;&gt;100);&quot;지연&quot;;&quot;진행&quot;))))">
            <text:p/>
          </table:table-cell>
          <table:table-cell table:style-name="ce173" office:value-type="date" office:date-value="2015-06-11" calcext:value-type="date">
            <text:p>2015-06-11</text:p>
          </table:table-cell>
          <table:table-cell table:style-name="ce173" office:value-type="date" office:date-value="2015-07-09" calcext:value-type="date">
            <text:p>2015-07-09</text:p>
          </table:table-cell>
          <table:table-cell table:style-name="ce198"/>
          <table:table-cell table:style-name="ce220"/>
          <table:table-cell table:style-name="ce244" table:number-columns-repeated="2"/>
          <table:table-cell table:style-name="ce284"/>
          <table:table-cell table:style-name="ce311"/>
          <table:table-cell table:style-name="ce244"/>
          <table:table-cell table:style-name="ce30" table:number-columns-repeated="2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5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6-10</text:span><text:span text:style-name="T6">주차</text:span></text:p>
          </table:table-cell>
          <table:table-cell table:style-name="ce62" office:value-type="string" calcext:value-type="string">
            <text:p>2015.07.10 ~ 2015.08.13</text:p>
          </table:table-cell>
          <table:table-cell table:style-name="ce62"/>
          <table:table-cell table:number-columns-repeated="2" table:style-name="ce98" office:value-type="float" office:value="0.15" calcext:value-type="float">
            <text:p>0.15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28];0;IF(AND([.M28]&lt;=[.$B$2];[.N28]&gt;=[.$B$2]);[.H28]*(DAYS360([.M28];[.$B$2]+1)/(VALUE([.N28])-VALUE([.M28])+1));[.H28]))" office:value-type="float" office:value="0" calcext:value-type="float">
            <text:p>0.000 </text:p>
          </table:table-cell>
          <table:table-cell table:style-name="ce130" table:formula="of:=[.I28]*[.H28]" office:value-type="float" office:value="0" calcext:value-type="float">
            <text:p>0.000 </text:p>
          </table:table-cell>
          <table:table-cell table:style-name="ce145" table:formula="of:=IF([.I28]=1;&quot;종료&quot;;IF(AND([.I28]=0;[.$B$2]&lt;[.M28]);&quot;&quot;;IF(AND([.I28]=0;[.$B$2]&gt;[.N28]);&quot;지연&quot;;IF(AND([.N28]&lt;[.$B$2];[.I28]&lt;&gt;100);&quot;지연&quot;;&quot;진행&quot;))))">
            <text:p/>
          </table:table-cell>
          <table:table-cell table:style-name="ce173" office:value-type="date" office:date-value="2015-07-10" calcext:value-type="date">
            <text:p>2015-07-10</text:p>
          </table:table-cell>
          <table:table-cell table:style-name="ce173" office:value-type="date" office:date-value="2015-08-13" calcext:value-type="date">
            <text:p>2015-08-13</text:p>
          </table:table-cell>
          <table:table-cell table:style-name="ce198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244" table:number-columns-repeated="3"/>
          <table:table-cell table:style-name="ce348"/>
          <table:table-cell table:style-name="ce373"/>
          <table:table-cell table:style-name="ce244"/>
          <table:table-cell table:style-name="ce30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11-15</text:span><text:span text:style-name="T6">주차</text:span></text:p>
          </table:table-cell>
          <table:table-cell table:style-name="ce62" office:value-type="string" calcext:value-type="string">
            <text:p>2015.08.14 ~ 2015.09.17</text:p>
          </table:table-cell>
          <table:table-cell table:style-name="ce62"/>
          <table:table-cell table:number-columns-repeated="2" table:style-name="ce98" office:value-type="float" office:value="0.15" calcext:value-type="float">
            <text:p>0.15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29];0;IF(AND([.M29]&lt;=[.$B$2];[.N29]&gt;=[.$B$2]);[.H29]*(DAYS360([.M29];[.$B$2]+1)/(VALUE([.N29])-VALUE([.M29])+1));[.H29]))" office:value-type="float" office:value="0" calcext:value-type="float">
            <text:p>0.000 </text:p>
          </table:table-cell>
          <table:table-cell table:style-name="ce130" table:formula="of:=[.I29]*[.H29]" office:value-type="float" office:value="0" calcext:value-type="float">
            <text:p>0.000 </text:p>
          </table:table-cell>
          <table:table-cell table:style-name="ce145" table:formula="of:=IF([.I29]=1;&quot;종료&quot;;IF(AND([.I29]=0;[.$B$2]&lt;[.M29]);&quot;&quot;;IF(AND([.I29]=0;[.$B$2]&gt;[.N29]);&quot;지연&quot;;IF(AND([.N29]&lt;[.$B$2];[.I29]&lt;&gt;100);&quot;지연&quot;;&quot;진행&quot;))))">
            <text:p/>
          </table:table-cell>
          <table:table-cell table:style-name="ce173" office:value-type="date" office:date-value="2015-08-14" calcext:value-type="date">
            <text:p>2015-08-14</text:p>
          </table:table-cell>
          <table:table-cell table:style-name="ce173" office:value-type="date" office:date-value="2015-09-17" calcext:value-type="date">
            <text:p>2015-09-17</text:p>
          </table:table-cell>
          <table:table-cell table:style-name="ce198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244" table:number-columns-repeated="2"/>
          <table:table-cell table:style-name="ce284"/>
          <table:table-cell table:style-name="ce311"/>
          <table:table-cell table:style-name="ce244" table:number-columns-repeated="2"/>
          <table:table-cell table:style-name="ce30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16-20</text:span><text:span text:style-name="T6">주차</text:span></text:p>
          </table:table-cell>
          <table:table-cell table:style-name="ce62" office:value-type="string" calcext:value-type="string">
            <text:p>2015.09.18 ~ 2015.10.22</text:p>
          </table:table-cell>
          <table:table-cell table:style-name="ce62"/>
          <table:table-cell table:number-columns-repeated="2" table:style-name="ce98" office:value-type="float" office:value="0.15" calcext:value-type="float">
            <text:p>0.15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30];0;IF(AND([.M30]&lt;=[.$B$2];[.N30]&gt;=[.$B$2]);[.H30]*(DAYS360([.M30];[.$B$2]+1)/(VALUE([.N30])-VALUE([.M30])+1));[.H30]))" office:value-type="float" office:value="0" calcext:value-type="float">
            <text:p>0.000 </text:p>
          </table:table-cell>
          <table:table-cell table:style-name="ce130" table:formula="of:=[.I30]*[.H30]" office:value-type="float" office:value="0" calcext:value-type="float">
            <text:p>0.000 </text:p>
          </table:table-cell>
          <table:table-cell table:style-name="ce145" table:formula="of:=IF([.I30]=1;&quot;종료&quot;;IF(AND([.I30]=0;[.$B$2]&lt;[.M30]);&quot;&quot;;IF(AND([.I30]=0;[.$B$2]&gt;[.N30]);&quot;지연&quot;;IF(AND([.N30]&lt;[.$B$2];[.I30]&lt;&gt;100);&quot;지연&quot;;&quot;진행&quot;))))">
            <text:p/>
          </table:table-cell>
          <table:table-cell table:style-name="ce173" office:value-type="date" office:date-value="2015-09-18" calcext:value-type="date">
            <text:p>2015-09-18</text:p>
          </table:table-cell>
          <table:table-cell table:style-name="ce173" office:value-type="date" office:date-value="2015-10-22" calcext:value-type="date">
            <text:p>2015-10-22</text:p>
          </table:table-cell>
          <table:table-cell table:style-name="ce198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2"/>
          <table:table-cell table:style-name="ce244"/>
          <table:table-cell table:style-name="ce348"/>
          <table:table-cell table:style-name="ce373"/>
          <table:table-cell table:style-name="ce244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21-25</text:span><text:span text:style-name="T6">주차</text:span></text:p>
          </table:table-cell>
          <table:table-cell table:style-name="ce62" office:value-type="string" calcext:value-type="string">
            <text:p>2015.10.23 ~ 2015.11.26</text:p>
          </table:table-cell>
          <table:table-cell table:style-name="ce62"/>
          <table:table-cell table:number-columns-repeated="2" table:style-name="ce98" office:value-type="float" office:value="0.15" calcext:value-type="float">
            <text:p>0.15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31];0;IF(AND([.M31]&lt;=[.$B$2];[.N31]&gt;=[.$B$2]);[.H31]*(DAYS360([.M31];[.$B$2]+1)/(VALUE([.N31])-VALUE([.M31])+1));[.H31]))" office:value-type="float" office:value="0" calcext:value-type="float">
            <text:p>0.000 </text:p>
          </table:table-cell>
          <table:table-cell table:style-name="ce130" table:formula="of:=[.I31]*[.H31]" office:value-type="float" office:value="0" calcext:value-type="float">
            <text:p>0.000 </text:p>
          </table:table-cell>
          <table:table-cell table:style-name="ce145" table:formula="of:=IF([.I31]=1;&quot;종료&quot;;IF(AND([.I31]=0;[.$B$2]&lt;[.M31]);&quot;&quot;;IF(AND([.I31]=0;[.$B$2]&gt;[.N31]);&quot;지연&quot;;IF(AND([.N31]&lt;[.$B$2];[.I31]&lt;&gt;100);&quot;지연&quot;;&quot;진행&quot;))))">
            <text:p/>
          </table:table-cell>
          <table:table-cell table:style-name="ce173" office:value-type="date" office:date-value="2015-10-23" calcext:value-type="date">
            <text:p>2015-10-23</text:p>
          </table:table-cell>
          <table:table-cell table:style-name="ce173" office:value-type="date" office:date-value="2015-11-26" calcext:value-type="date">
            <text:p>2015-11-26</text:p>
          </table:table-cell>
          <table:table-cell table:style-name="ce198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84"/>
          <table:table-cell table:style-name="ce422"/>
          <table:table-cell table:style-name="ce284"/>
          <table:table-cell table:style-name="ce454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26-30</text:span><text:span text:style-name="T6">주차</text:span></text:p>
          </table:table-cell>
          <table:table-cell table:style-name="ce62" office:value-type="string" calcext:value-type="string">
            <text:p>2015.11.27 ~ 2015.12.28</text:p>
          </table:table-cell>
          <table:table-cell table:style-name="ce62"/>
          <table:table-cell table:number-columns-repeated="2" table:style-name="ce98" office:value-type="float" office:value="0.15" calcext:value-type="float">
            <text:p>0.15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32];0;IF(AND([.M32]&lt;=[.$B$2];[.N32]&gt;=[.$B$2]);[.H32]*(DAYS360([.M32];[.$B$2]+1)/(VALUE([.N32])-VALUE([.M32])+1));[.H32]))" office:value-type="float" office:value="0" calcext:value-type="float">
            <text:p>0.000 </text:p>
          </table:table-cell>
          <table:table-cell table:style-name="ce130" table:formula="of:=[.I32]*[.H32]" office:value-type="float" office:value="0" calcext:value-type="float">
            <text:p>0.000 </text:p>
          </table:table-cell>
          <table:table-cell table:style-name="ce145" table:formula="of:=IF([.I32]=1;&quot;종료&quot;;IF(AND([.I32]=0;[.$B$2]&lt;[.M32]);&quot;&quot;;IF(AND([.I32]=0;[.$B$2]&gt;[.N32]);&quot;지연&quot;;IF(AND([.N32]&lt;[.$B$2];[.I32]&lt;&gt;100);&quot;지연&quot;;&quot;진행&quot;))))">
            <text:p/>
          </table:table-cell>
          <table:table-cell table:style-name="ce173" office:value-type="date" office:date-value="2015-11-27" calcext:value-type="date">
            <text:p>2015-11-27</text:p>
          </table:table-cell>
          <table:table-cell table:style-name="ce173" office:value-type="date" office:date-value="2015-12-28" calcext:value-type="date">
            <text:p>2015-12-28</text:p>
          </table:table-cell>
          <table:table-cell table:style-name="ce198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/>
          <table:table-cell table:style-name="ce19" office:value-type="string" calcext:value-type="string">
            <text:p>월간보고</text:p>
          </table:table-cell>
          <table:table-cell table:style-name="ce19"/>
          <table:table-cell table:style-name="ce63" table:number-columns-repeated="2"/>
          <table:table-cell table:style-name="ce99" table:formula="of:=SUM([.G34:.G40])" office:value-type="float" office:value="0.7" calcext:value-type="float">
            <text:p>0.700 </text:p>
          </table:table-cell>
          <table:table-cell table:style-name="ce99" table:formula="of:=SUM([.H34:.H40])" office:value-type="float" office:value="0.7" calcext:value-type="float">
            <text:p>0.700 </text:p>
          </table:table-cell>
          <table:table-cell table:style-name="ce114" table:formula="of:=[.K33]/[.H33]" office:value-type="percentage" office:value="0" calcext:value-type="percentage">
            <text:p>0%</text:p>
          </table:table-cell>
          <table:table-cell table:style-name="ce99" table:formula="of:=SUM([.J34:.J40])" office:value-type="float" office:value="0" calcext:value-type="float">
            <text:p>0.000 </text:p>
          </table:table-cell>
          <table:table-cell table:style-name="ce99" table:formula="of:=SUM([.K34:.K40])" office:value-type="float" office:value="0" calcext:value-type="float">
            <text:p>0.000 </text:p>
          </table:table-cell>
          <table:table-cell table:style-name="ce147" table:formula="of:=IFERROR(([.K33]/[.J33])*100;0)" office:value-type="float" office:value="0" calcext:value-type="float">
            <text:p>0.00 </text:p>
          </table:table-cell>
          <table:table-cell table:style-name="ce174" table:formula="of:=MIN([.M34:.M40])" office:value-type="date" office:date-value="2015-07-01" calcext:value-type="date">
            <text:p>2015-07-01</text:p>
          </table:table-cell>
          <table:table-cell table:style-name="ce174" table:formula="of:=MAX([.N34:.N40])" office:value-type="date" office:date-value="2015-12-28" calcext:value-type="date">
            <text:p>2015-12-28</text:p>
          </table:table-cell>
          <table:table-cell table:style-name="ce198" office:value-type="string" calcext:value-type="string">
            <text:p>월간보고서</text:p>
          </table:table-cell>
          <table:table-cell table:style-name="ce222"/>
          <table:table-cell table:style-name="ce246" table:number-columns-repeated="2"/>
          <table:table-cell table:style-name="ce283"/>
          <table:table-cell table:style-name="ce309"/>
          <table:table-cell table:style-name="ce247" table:number-columns-repeated="3"/>
          <table:table-cell table:style-name="ce347"/>
          <table:table-cell table:style-name="ce372"/>
          <table:table-cell table:style-name="ce247" table:number-columns-repeated="2"/>
          <table:table-cell table:style-name="ce282"/>
          <table:table-cell table:style-name="ce309"/>
          <table:table-cell table:style-name="ce247" table:number-columns-repeated="3"/>
          <table:table-cell table:style-name="ce347"/>
          <table:table-cell table:style-name="ce372"/>
          <table:table-cell table:style-name="ce247" table:number-columns-repeated="2"/>
          <table:table-cell table:style-name="ce282"/>
          <table:table-cell table:style-name="ce421"/>
          <table:table-cell table:style-name="ce282"/>
          <table:table-cell table:style-name="ce453"/>
          <table:table-cell table:style-name="ce4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/>
          <table:table-cell table:style-name="ce46" office:value-type="string" calcext:value-type="string">
            <text:p><text:span text:style-name="T16">1</text:span><text:span text:style-name="T6">월차</text:span></text:p>
          </table:table-cell>
          <table:table-cell table:style-name="ce62" office:value-type="string" calcext:value-type="string">
            <text:p>2015.06</text:p>
          </table:table-cell>
          <table:table-cell table:style-name="ce6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34];0;IF(AND([.M34]&lt;=[.$B$2];[.N34]&gt;=[.$B$2]);[.H34]*(DAYS360([.M34];[.$B$2]+1)/(VALUE([.N34])-VALUE([.M34])+1));[.H34]))" office:value-type="float" office:value="0" calcext:value-type="float">
            <text:p>0.000 </text:p>
          </table:table-cell>
          <table:table-cell table:style-name="ce130" table:formula="of:=[.I34]*[.H34]" office:value-type="float" office:value="0" calcext:value-type="float">
            <text:p>0.000 </text:p>
          </table:table-cell>
          <table:table-cell table:style-name="ce145" table:formula="of:=IF([.I34]=1;&quot;종료&quot;;IF(AND([.I34]=0;[.$B$2]&lt;[.M34]);&quot;&quot;;IF(AND([.I34]=0;[.$B$2]&gt;[.N34]);&quot;지연&quot;;IF(AND([.N34]&lt;[.$B$2];[.I34]&lt;&gt;100);&quot;지연&quot;;&quot;진행&quot;))))">
            <text:p/>
          </table:table-cell>
          <table:table-cell table:style-name="ce173" office:value-type="date" office:date-value="2015-07-01" calcext:value-type="date">
            <text:p>2015-07-01</text:p>
          </table:table-cell>
          <table:table-cell table:style-name="ce173" office:value-type="date" office:date-value="2015-07-05" calcext:value-type="date">
            <text:p>2015-07-05</text:p>
          </table:table-cell>
          <table:table-cell table:style-name="ce198"/>
          <table:table-cell table:style-name="ce220"/>
          <table:table-cell table:style-name="ce30" table:number-columns-repeated="2"/>
          <table:table-cell table:style-name="ce279"/>
          <table:table-cell table:style-name="ce312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5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2</text:span><text:span text:style-name="T6">월차</text:span></text:p>
          </table:table-cell>
          <table:table-cell table:style-name="ce62" office:value-type="string" calcext:value-type="string">
            <text:p>2015.07</text:p>
          </table:table-cell>
          <table:table-cell table:style-name="ce6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35];0;IF(AND([.M35]&lt;=[.$B$2];[.N35]&gt;=[.$B$2]);[.H35]*(DAYS360([.M35];[.$B$2]+1)/(VALUE([.N35])-VALUE([.M35])+1));[.H35]))" office:value-type="float" office:value="0" calcext:value-type="float">
            <text:p>0.000 </text:p>
          </table:table-cell>
          <table:table-cell table:style-name="ce130" table:formula="of:=[.I35]*[.H35]" office:value-type="float" office:value="0" calcext:value-type="float">
            <text:p>0.000 </text:p>
          </table:table-cell>
          <table:table-cell table:style-name="ce145" table:formula="of:=IF([.I35]=1;&quot;종료&quot;;IF(AND([.I35]=0;[.$B$2]&lt;[.M35]);&quot;&quot;;IF(AND([.I35]=0;[.$B$2]&gt;[.N35]);&quot;지연&quot;;IF(AND([.N35]&lt;[.$B$2];[.I35]&lt;&gt;100);&quot;지연&quot;;&quot;진행&quot;))))">
            <text:p/>
          </table:table-cell>
          <table:table-cell table:style-name="ce173" office:value-type="date" office:date-value="2015-08-01" calcext:value-type="date">
            <text:p>2015-08-01</text:p>
          </table:table-cell>
          <table:table-cell table:style-name="ce173" office:value-type="date" office:date-value="2015-08-05" calcext:value-type="date">
            <text:p>2015-08-05</text:p>
          </table:table-cell>
          <table:table-cell table:style-name="ce198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8"/>
          <table:table-cell table:style-name="ce373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3</text:span><text:span text:style-name="T6">월차</text:span></text:p>
          </table:table-cell>
          <table:table-cell table:style-name="ce62" office:value-type="string" calcext:value-type="string">
            <text:p>2015.08</text:p>
          </table:table-cell>
          <table:table-cell table:style-name="ce6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36];0;IF(AND([.M36]&lt;=[.$B$2];[.N36]&gt;=[.$B$2]);[.H36]*(DAYS360([.M36];[.$B$2]+1)/(VALUE([.N36])-VALUE([.M36])+1));[.H36]))" office:value-type="float" office:value="0" calcext:value-type="float">
            <text:p>0.000 </text:p>
          </table:table-cell>
          <table:table-cell table:style-name="ce130" table:formula="of:=[.I36]*[.H36]" office:value-type="float" office:value="0" calcext:value-type="float">
            <text:p>0.000 </text:p>
          </table:table-cell>
          <table:table-cell table:style-name="ce145" table:formula="of:=IF([.I36]=1;&quot;종료&quot;;IF(AND([.I36]=0;[.$B$2]&lt;[.M36]);&quot;&quot;;IF(AND([.I36]=0;[.$B$2]&gt;[.N36]);&quot;지연&quot;;IF(AND([.N36]&lt;[.$B$2];[.I36]&lt;&gt;100);&quot;지연&quot;;&quot;진행&quot;))))">
            <text:p/>
          </table:table-cell>
          <table:table-cell table:style-name="ce173" office:value-type="date" office:date-value="2015-09-01" calcext:value-type="date">
            <text:p>2015-09-01</text:p>
          </table:table-cell>
          <table:table-cell table:style-name="ce173" office:value-type="date" office:date-value="2015-09-05" calcext:value-type="date">
            <text:p>2015-09-05</text:p>
          </table:table-cell>
          <table:table-cell table:style-name="ce198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11"/>
          <table:table-cell table:style-name="ce244"/>
          <table:table-cell table:style-name="ce30" table:number-columns-repeated="2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4</text:span><text:span text:style-name="T6">월차</text:span></text:p>
          </table:table-cell>
          <table:table-cell table:style-name="ce62" office:value-type="string" calcext:value-type="string">
            <text:p>2015.09</text:p>
          </table:table-cell>
          <table:table-cell table:style-name="ce6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37];0;IF(AND([.M37]&lt;=[.$B$2];[.N37]&gt;=[.$B$2]);[.H37]*(DAYS360([.M37];[.$B$2]+1)/(VALUE([.N37])-VALUE([.M37])+1));[.H37]))" office:value-type="float" office:value="0" calcext:value-type="float">
            <text:p>0.000 </text:p>
          </table:table-cell>
          <table:table-cell table:style-name="ce130" table:formula="of:=[.I37]*[.H37]" office:value-type="float" office:value="0" calcext:value-type="float">
            <text:p>0.000 </text:p>
          </table:table-cell>
          <table:table-cell table:style-name="ce145" table:formula="of:=IF([.I37]=1;&quot;종료&quot;;IF(AND([.I37]=0;[.$B$2]&lt;[.M37]);&quot;&quot;;IF(AND([.I37]=0;[.$B$2]&gt;[.N37]);&quot;지연&quot;;IF(AND([.N37]&lt;[.$B$2];[.I37]&lt;&gt;100);&quot;지연&quot;;&quot;진행&quot;))))">
            <text:p/>
          </table:table-cell>
          <table:table-cell table:style-name="ce173" office:value-type="date" office:date-value="2015-10-01" calcext:value-type="date">
            <text:p>2015-10-01</text:p>
          </table:table-cell>
          <table:table-cell table:style-name="ce173" office:value-type="date" office:date-value="2015-10-05" calcext:value-type="date">
            <text:p>2015-10-05</text:p>
          </table:table-cell>
          <table:table-cell table:style-name="ce198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8"/>
          <table:table-cell table:style-name="ce373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5</text:span><text:span text:style-name="T6">월차</text:span></text:p>
          </table:table-cell>
          <table:table-cell table:style-name="ce62" office:value-type="string" calcext:value-type="string">
            <text:p>2015.10</text:p>
          </table:table-cell>
          <table:table-cell table:style-name="ce6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38];0;IF(AND([.M38]&lt;=[.$B$2];[.N38]&gt;=[.$B$2]);[.H38]*(DAYS360([.M38];[.$B$2]+1)/(VALUE([.N38])-VALUE([.M38])+1));[.H38]))" office:value-type="float" office:value="0" calcext:value-type="float">
            <text:p>0.000 </text:p>
          </table:table-cell>
          <table:table-cell table:style-name="ce130" table:formula="of:=[.I38]*[.H38]" office:value-type="float" office:value="0" calcext:value-type="float">
            <text:p>0.000 </text:p>
          </table:table-cell>
          <table:table-cell table:style-name="ce145" table:formula="of:=IF([.I38]=1;&quot;종료&quot;;IF(AND([.I38]=0;[.$B$2]&lt;[.M38]);&quot;&quot;;IF(AND([.I38]=0;[.$B$2]&gt;[.N38]);&quot;지연&quot;;IF(AND([.N38]&lt;[.$B$2];[.I38]&lt;&gt;100);&quot;지연&quot;;&quot;진행&quot;))))">
            <text:p/>
          </table:table-cell>
          <table:table-cell table:style-name="ce173" office:value-type="date" office:date-value="2015-11-01" calcext:value-type="date">
            <text:p>2015-11-01</text:p>
          </table:table-cell>
          <table:table-cell table:style-name="ce173" office:value-type="date" office:date-value="2015-11-05" calcext:value-type="date">
            <text:p>2015-11-05</text:p>
          </table:table-cell>
          <table:table-cell table:style-name="ce198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22"/>
          <table:table-cell table:style-name="ce279"/>
          <table:table-cell table:style-name="ce454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6</text:span><text:span text:style-name="T6">월차</text:span></text:p>
          </table:table-cell>
          <table:table-cell table:style-name="ce62" office:value-type="string" calcext:value-type="string">
            <text:p>2015.11</text:p>
          </table:table-cell>
          <table:table-cell table:style-name="ce6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39];0;IF(AND([.M39]&lt;=[.$B$2];[.N39]&gt;=[.$B$2]);[.H39]*(DAYS360([.M39];[.$B$2]+1)/(VALUE([.N39])-VALUE([.M39])+1));[.H39]))" office:value-type="float" office:value="0" calcext:value-type="float">
            <text:p>0.000 </text:p>
          </table:table-cell>
          <table:table-cell table:style-name="ce130" table:formula="of:=[.I39]*[.H39]" office:value-type="float" office:value="0" calcext:value-type="float">
            <text:p>0.000 </text:p>
          </table:table-cell>
          <table:table-cell table:style-name="ce145" table:formula="of:=IF([.I39]=1;&quot;종료&quot;;IF(AND([.I39]=0;[.$B$2]&lt;[.M39]);&quot;&quot;;IF(AND([.I39]=0;[.$B$2]&gt;[.N39]);&quot;지연&quot;;IF(AND([.N39]&lt;[.$B$2];[.I39]&lt;&gt;100);&quot;지연&quot;;&quot;진행&quot;))))">
            <text:p/>
          </table:table-cell>
          <table:table-cell table:style-name="ce173" office:value-type="date" office:date-value="2015-12-01" calcext:value-type="date">
            <text:p>2015-12-01</text:p>
          </table:table-cell>
          <table:table-cell table:style-name="ce173" office:value-type="date" office:date-value="2015-12-05" calcext:value-type="date">
            <text:p>2015-12-05</text:p>
          </table:table-cell>
          <table:table-cell table:style-name="ce198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7</text:span><text:span text:style-name="T6">월차</text:span></text:p>
          </table:table-cell>
          <table:table-cell table:style-name="ce62" office:value-type="string" calcext:value-type="string">
            <text:p>2015.12</text:p>
          </table:table-cell>
          <table:table-cell table:style-name="ce6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40];0;IF(AND([.M40]&lt;=[.$B$2];[.N40]&gt;=[.$B$2]);[.H40]*(DAYS360([.M40];[.$B$2]+1)/(VALUE([.N40])-VALUE([.M40])+1));[.H40]))" office:value-type="float" office:value="0" calcext:value-type="float">
            <text:p>0.000 </text:p>
          </table:table-cell>
          <table:table-cell table:style-name="ce130" table:formula="of:=[.I40]*[.H40]" office:value-type="float" office:value="0" calcext:value-type="float">
            <text:p>0.000 </text:p>
          </table:table-cell>
          <table:table-cell table:style-name="ce145" table:formula="of:=IF([.I40]=1;&quot;종료&quot;;IF(AND([.I40]=0;[.$B$2]&lt;[.M40]);&quot;&quot;;IF(AND([.I40]=0;[.$B$2]&gt;[.N40]);&quot;지연&quot;;IF(AND([.N40]&lt;[.$B$2];[.I40]&lt;&gt;100);&quot;지연&quot;;&quot;진행&quot;))))">
            <text:p/>
          </table:table-cell>
          <table:table-cell table:style-name="ce173" office:value-type="date" office:date-value="2015-12-20" calcext:value-type="date">
            <text:p>2015-12-20</text:p>
          </table:table-cell>
          <table:table-cell table:style-name="ce173" office:value-type="date" office:date-value="2015-12-28" calcext:value-type="date">
            <text:p>2015-12-28</text:p>
          </table:table-cell>
          <table:table-cell table:style-name="ce198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/>
          <table:table-cell table:style-name="ce19" office:value-type="string" calcext:value-type="string">
            <text:p><text:span text:style-name="T7">위험</text:span><text:span text:style-name="T8">/</text:span><text:span text:style-name="T9">이슈</text:span><text:span text:style-name="T8">/Action Item </text:span><text:span text:style-name="T9">관리</text:span></text:p>
          </table:table-cell>
          <table:table-cell table:style-name="ce19"/>
          <table:table-cell table:style-name="ce63" table:number-columns-repeated="2"/>
          <table:table-cell table:style-name="ce99" table:formula="of:=SUM([.G42:.G48])" office:value-type="float" office:value="0.42" calcext:value-type="float">
            <text:p>0.420 </text:p>
          </table:table-cell>
          <table:table-cell table:style-name="ce99" table:formula="of:=SUM([.H42:.H48])" office:value-type="float" office:value="0.42" calcext:value-type="float">
            <text:p>0.420 </text:p>
          </table:table-cell>
          <table:table-cell table:style-name="ce114" table:formula="of:=[.K41]/[.H41]" office:value-type="percentage" office:value="0" calcext:value-type="percentage">
            <text:p>0%</text:p>
          </table:table-cell>
          <table:table-cell table:style-name="ce99" table:formula="of:=SUM([.J42:.J48])" office:value-type="float" office:value="0" calcext:value-type="float">
            <text:p>0.000 </text:p>
          </table:table-cell>
          <table:table-cell table:style-name="ce99" table:formula="of:=SUM([.K42:.K48])" office:value-type="float" office:value="0" calcext:value-type="float">
            <text:p>0.000 </text:p>
          </table:table-cell>
          <table:table-cell table:style-name="ce147" table:formula="of:=IFERROR(([.K41]/[.J41])*100;0)" office:value-type="float" office:value="0" calcext:value-type="float">
            <text:p>0.00 </text:p>
          </table:table-cell>
          <table:table-cell table:style-name="ce174" table:formula="of:=MIN([.M42:.M48])" office:value-type="date" office:date-value="2015-06-01" calcext:value-type="date">
            <text:p>2015-06-01</text:p>
          </table:table-cell>
          <table:table-cell table:style-name="ce174" table:formula="of:=MAX([.N42:.N48])" office:value-type="date" office:date-value="2015-12-28" calcext:value-type="date">
            <text:p>2015-12-28</text:p>
          </table:table-cell>
          <table:table-cell table:style-name="ce198" office:value-type="string" calcext:value-type="string">
            <text:p><text:span text:style-name="T19">위험</text:span><text:span text:style-name="T20">/</text:span><text:span text:style-name="T21">이슈관리기록서</text:span></text:p>
          </table:table-cell>
          <table:table-cell table:style-name="ce218"/>
          <table:table-cell table:style-name="ce246" table:number-columns-repeated="2"/>
          <table:table-cell table:style-name="ce283"/>
          <table:table-cell table:style-name="ce310"/>
          <table:table-cell table:style-name="ce246" table:number-columns-repeated="3"/>
          <table:table-cell table:style-name="ce349"/>
          <table:table-cell table:style-name="ce374"/>
          <table:table-cell table:style-name="ce246" table:number-columns-repeated="2"/>
          <table:table-cell table:style-name="ce283"/>
          <table:table-cell table:style-name="ce310"/>
          <table:table-cell table:style-name="ce246" table:number-columns-repeated="3"/>
          <table:table-cell table:style-name="ce349"/>
          <table:table-cell table:style-name="ce374"/>
          <table:table-cell table:style-name="ce246" table:number-columns-repeated="2"/>
          <table:table-cell table:style-name="ce283"/>
          <table:table-cell table:style-name="ce420"/>
          <table:table-cell table:style-name="ce283"/>
          <table:table-cell table:style-name="ce452"/>
          <table:table-cell table:style-name="ce4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/>
          <table:table-cell table:style-name="ce46" office:value-type="string" calcext:value-type="string">
            <text:p><text:span text:style-name="T16">1</text:span><text:span text:style-name="T6">월차</text:span></text:p>
          </table:table-cell>
          <table:table-cell table:style-name="ce62" office:value-type="string" calcext:value-type="string">
            <text:p>2015.06</text:p>
          </table:table-cell>
          <table:table-cell table:style-name="ce62"/>
          <table:table-cell table:number-columns-repeated="2" table:style-name="ce98" office:value-type="float" office:value="0.05" calcext:value-type="float">
            <text:p>0.05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42];0;IF(AND([.M42]&lt;=[.$B$2];[.N42]&gt;=[.$B$2]);[.H42]*(DAYS360([.M42];[.$B$2]+1)/(VALUE([.N42])-VALUE([.M42])+1));[.H42]))" office:value-type="float" office:value="0" calcext:value-type="float">
            <text:p>0.000 </text:p>
          </table:table-cell>
          <table:table-cell table:style-name="ce130" table:formula="of:=[.I42]*[.H42]" office:value-type="float" office:value="0" calcext:value-type="float">
            <text:p>0.000 </text:p>
          </table:table-cell>
          <table:table-cell table:style-name="ce145" table:formula="of:=IF([.I42]=1;&quot;종료&quot;;IF(AND([.I42]=0;[.$B$2]&lt;[.M42]);&quot;&quot;;IF(AND([.I42]=0;[.$B$2]&gt;[.N42]);&quot;지연&quot;;IF(AND([.N42]&lt;[.$B$2];[.I42]&lt;&gt;100);&quot;지연&quot;;&quot;진행&quot;))))">
            <text:p/>
          </table:table-cell>
          <table:table-cell table:style-name="ce173" office:value-type="date" office:date-value="2015-06-01" calcext:value-type="date">
            <text:p>2015-06-01</text:p>
          </table:table-cell>
          <table:table-cell table:style-name="ce173" office:value-type="date" office:date-value="2015-06-30" calcext:value-type="date">
            <text:p>2015-06-30</text:p>
          </table:table-cell>
          <table:table-cell table:style-name="ce200"/>
          <table:table-cell table:style-name="ce219"/>
          <table:table-cell table:style-name="ce244" table:number-columns-repeated="2"/>
          <table:table-cell table:style-name="ce284"/>
          <table:table-cell table:style-name="ce311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5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2</text:span><text:span text:style-name="T6">월차</text:span></text:p>
          </table:table-cell>
          <table:table-cell table:style-name="ce62" office:value-type="string" calcext:value-type="string">
            <text:p>2015.07</text:p>
          </table:table-cell>
          <table:table-cell table:style-name="ce62"/>
          <table:table-cell table:number-columns-repeated="2" table:style-name="ce98" office:value-type="float" office:value="0.07" calcext:value-type="float">
            <text:p>0.07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43];0;IF(AND([.M43]&lt;=[.$B$2];[.N43]&gt;=[.$B$2]);[.H43]*(DAYS360([.M43];[.$B$2]+1)/(VALUE([.N43])-VALUE([.M43])+1));[.H43]))" office:value-type="float" office:value="0" calcext:value-type="float">
            <text:p>0.000 </text:p>
          </table:table-cell>
          <table:table-cell table:style-name="ce130" table:formula="of:=[.I43]*[.H43]" office:value-type="float" office:value="0" calcext:value-type="float">
            <text:p>0.000 </text:p>
          </table:table-cell>
          <table:table-cell table:style-name="ce145" table:formula="of:=IF([.I43]=1;&quot;종료&quot;;IF(AND([.I43]=0;[.$B$2]&lt;[.M43]);&quot;&quot;;IF(AND([.I43]=0;[.$B$2]&gt;[.N43]);&quot;지연&quot;;IF(AND([.N43]&lt;[.$B$2];[.I43]&lt;&gt;100);&quot;지연&quot;;&quot;진행&quot;))))">
            <text:p/>
          </table:table-cell>
          <table:table-cell table:style-name="ce173" office:value-type="date" office:date-value="2015-07-01" calcext:value-type="date">
            <text:p>2015-07-01</text:p>
          </table:table-cell>
          <table:table-cell table:style-name="ce173" office:value-type="date" office:date-value="2015-07-31" calcext:value-type="date">
            <text:p>2015-07-31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11"/>
          <table:table-cell table:style-name="ce244" table:number-columns-repeated="3"/>
          <table:table-cell table:style-name="ce348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3</text:span><text:span text:style-name="T6">월차</text:span></text:p>
          </table:table-cell>
          <table:table-cell table:style-name="ce62" office:value-type="string" calcext:value-type="string">
            <text:p>2015.08</text:p>
          </table:table-cell>
          <table:table-cell table:style-name="ce62"/>
          <table:table-cell table:number-columns-repeated="2" table:style-name="ce98" office:value-type="float" office:value="0.07" calcext:value-type="float">
            <text:p>0.07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44];0;IF(AND([.M44]&lt;=[.$B$2];[.N44]&gt;=[.$B$2]);[.H44]*(DAYS360([.M44];[.$B$2]+1)/(VALUE([.N44])-VALUE([.M44])+1));[.H44]))" office:value-type="float" office:value="0" calcext:value-type="float">
            <text:p>0.000 </text:p>
          </table:table-cell>
          <table:table-cell table:style-name="ce130" table:formula="of:=[.I44]*[.H44]" office:value-type="float" office:value="0" calcext:value-type="float">
            <text:p>0.000 </text:p>
          </table:table-cell>
          <table:table-cell table:style-name="ce145" table:formula="of:=IF([.I44]=1;&quot;종료&quot;;IF(AND([.I44]=0;[.$B$2]&lt;[.M44]);&quot;&quot;;IF(AND([.I44]=0;[.$B$2]&gt;[.N44]);&quot;지연&quot;;IF(AND([.N44]&lt;[.$B$2];[.I44]&lt;&gt;100);&quot;지연&quot;;&quot;진행&quot;))))">
            <text:p/>
          </table:table-cell>
          <table:table-cell table:style-name="ce173" office:value-type="date" office:date-value="2015-08-01" calcext:value-type="date">
            <text:p>2015-08-01</text:p>
          </table:table-cell>
          <table:table-cell table:style-name="ce173" office:value-type="date" office:date-value="2015-08-31" calcext:value-type="date">
            <text:p>2015-08-31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8"/>
          <table:table-cell table:style-name="ce373"/>
          <table:table-cell table:style-name="ce244" table:number-columns-repeated="2"/>
          <table:table-cell table:style-name="ce284"/>
          <table:table-cell table:style-name="ce311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4</text:span><text:span text:style-name="T6">월차</text:span></text:p>
          </table:table-cell>
          <table:table-cell table:style-name="ce62" office:value-type="string" calcext:value-type="string">
            <text:p>2015.09</text:p>
          </table:table-cell>
          <table:table-cell table:style-name="ce62"/>
          <table:table-cell table:number-columns-repeated="2" table:style-name="ce98" office:value-type="float" office:value="0.07" calcext:value-type="float">
            <text:p>0.07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45];0;IF(AND([.M45]&lt;=[.$B$2];[.N45]&gt;=[.$B$2]);[.H45]*(DAYS360([.M45];[.$B$2]+1)/(VALUE([.N45])-VALUE([.M45])+1));[.H45]))" office:value-type="float" office:value="0" calcext:value-type="float">
            <text:p>0.000 </text:p>
          </table:table-cell>
          <table:table-cell table:style-name="ce130" table:formula="of:=[.I45]*[.H45]" office:value-type="float" office:value="0" calcext:value-type="float">
            <text:p>0.000 </text:p>
          </table:table-cell>
          <table:table-cell table:style-name="ce145" table:formula="of:=IF([.I45]=1;&quot;종료&quot;;IF(AND([.I45]=0;[.$B$2]&lt;[.M45]);&quot;&quot;;IF(AND([.I45]=0;[.$B$2]&gt;[.N45]);&quot;지연&quot;;IF(AND([.N45]&lt;[.$B$2];[.I45]&lt;&gt;100);&quot;지연&quot;;&quot;진행&quot;))))">
            <text:p/>
          </table:table-cell>
          <table:table-cell table:style-name="ce173" office:value-type="date" office:date-value="2015-09-01" calcext:value-type="date">
            <text:p>2015-09-01</text:p>
          </table:table-cell>
          <table:table-cell table:style-name="ce173" office:value-type="date" office:date-value="2015-09-30" calcext:value-type="date">
            <text:p>2015-09-30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11"/>
          <table:table-cell table:style-name="ce244" table:number-columns-repeated="3"/>
          <table:table-cell table:style-name="ce348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5</text:span><text:span text:style-name="T6">월차</text:span></text:p>
          </table:table-cell>
          <table:table-cell table:style-name="ce62" office:value-type="string" calcext:value-type="string">
            <text:p>2015.10</text:p>
          </table:table-cell>
          <table:table-cell table:style-name="ce62"/>
          <table:table-cell table:number-columns-repeated="2" table:style-name="ce98" office:value-type="float" office:value="0.07" calcext:value-type="float">
            <text:p>0.07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46];0;IF(AND([.M46]&lt;=[.$B$2];[.N46]&gt;=[.$B$2]);[.H46]*(DAYS360([.M46];[.$B$2]+1)/(VALUE([.N46])-VALUE([.M46])+1));[.H46]))" office:value-type="float" office:value="0" calcext:value-type="float">
            <text:p>0.000 </text:p>
          </table:table-cell>
          <table:table-cell table:style-name="ce130" table:formula="of:=[.I46]*[.H46]" office:value-type="float" office:value="0" calcext:value-type="float">
            <text:p>0.000 </text:p>
          </table:table-cell>
          <table:table-cell table:style-name="ce145" table:formula="of:=IF([.I46]=1;&quot;종료&quot;;IF(AND([.I46]=0;[.$B$2]&lt;[.M46]);&quot;&quot;;IF(AND([.I46]=0;[.$B$2]&gt;[.N46]);&quot;지연&quot;;IF(AND([.N46]&lt;[.$B$2];[.I46]&lt;&gt;100);&quot;지연&quot;;&quot;진행&quot;))))">
            <text:p/>
          </table:table-cell>
          <table:table-cell table:style-name="ce173" office:value-type="date" office:date-value="2015-10-01" calcext:value-type="date">
            <text:p>2015-10-01</text:p>
          </table:table-cell>
          <table:table-cell table:style-name="ce173" office:value-type="date" office:date-value="2015-10-31" calcext:value-type="date">
            <text:p>2015-10-31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8"/>
          <table:table-cell table:style-name="ce373"/>
          <table:table-cell table:style-name="ce244" table:number-columns-repeated="2"/>
          <table:table-cell table:style-name="ce284"/>
          <table:table-cell table:style-name="ce422"/>
          <table:table-cell table:style-name="ce284"/>
          <table:table-cell table:style-name="ce454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6</text:span><text:span text:style-name="T6">월차</text:span></text:p>
          </table:table-cell>
          <table:table-cell table:style-name="ce62" office:value-type="string" calcext:value-type="string">
            <text:p>2015.11</text:p>
          </table:table-cell>
          <table:table-cell table:style-name="ce62"/>
          <table:table-cell table:number-columns-repeated="2" table:style-name="ce98" office:value-type="float" office:value="0.07" calcext:value-type="float">
            <text:p>0.07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47];0;IF(AND([.M47]&lt;=[.$B$2];[.N47]&gt;=[.$B$2]);[.H47]*(DAYS360([.M47];[.$B$2]+1)/(VALUE([.N47])-VALUE([.M47])+1));[.H47]))" office:value-type="float" office:value="0" calcext:value-type="float">
            <text:p>0.000 </text:p>
          </table:table-cell>
          <table:table-cell table:style-name="ce130" table:formula="of:=[.I47]*[.H47]" office:value-type="float" office:value="0" calcext:value-type="float">
            <text:p>0.000 </text:p>
          </table:table-cell>
          <table:table-cell table:style-name="ce145" table:formula="of:=IF([.I47]=1;&quot;종료&quot;;IF(AND([.I47]=0;[.$B$2]&lt;[.M47]);&quot;&quot;;IF(AND([.I47]=0;[.$B$2]&gt;[.N47]);&quot;지연&quot;;IF(AND([.N47]&lt;[.$B$2];[.I47]&lt;&gt;100);&quot;지연&quot;;&quot;진행&quot;))))">
            <text:p/>
          </table:table-cell>
          <table:table-cell table:style-name="ce173" office:value-type="date" office:date-value="2015-11-01" calcext:value-type="date">
            <text:p>2015-11-01</text:p>
          </table:table-cell>
          <table:table-cell table:style-name="ce173" office:value-type="date" office:date-value="2015-11-30" calcext:value-type="date">
            <text:p>2015-11-30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22"/>
          <table:table-cell table:style-name="ce279"/>
          <table:table-cell table:style-name="ce454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7</text:span><text:span text:style-name="T6">월차</text:span></text:p>
          </table:table-cell>
          <table:table-cell table:style-name="ce62" office:value-type="string" calcext:value-type="string">
            <text:p>2015.12</text:p>
          </table:table-cell>
          <table:table-cell table:style-name="ce62"/>
          <table:table-cell table:number-columns-repeated="2" table:style-name="ce98" office:value-type="float" office:value="0.02" calcext:value-type="float">
            <text:p>0.02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48];0;IF(AND([.M48]&lt;=[.$B$2];[.N48]&gt;=[.$B$2]);[.H48]*(DAYS360([.M48];[.$B$2]+1)/(VALUE([.N48])-VALUE([.M48])+1));[.H48]))" office:value-type="float" office:value="0" calcext:value-type="float">
            <text:p>0.000 </text:p>
          </table:table-cell>
          <table:table-cell table:style-name="ce130" table:formula="of:=[.I48]*[.H48]" office:value-type="float" office:value="0" calcext:value-type="float">
            <text:p>0.000 </text:p>
          </table:table-cell>
          <table:table-cell table:style-name="ce145" table:formula="of:=IF([.I48]=1;&quot;종료&quot;;IF(AND([.I48]=0;[.$B$2]&lt;[.M48]);&quot;&quot;;IF(AND([.I48]=0;[.$B$2]&gt;[.N48]);&quot;지연&quot;;IF(AND([.N48]&lt;[.$B$2];[.I48]&lt;&gt;100);&quot;지연&quot;;&quot;진행&quot;))))">
            <text:p/>
          </table:table-cell>
          <table:table-cell table:style-name="ce173" office:value-type="date" office:date-value="2015-12-01" calcext:value-type="date">
            <text:p>2015-12-01</text:p>
          </table:table-cell>
          <table:table-cell table:style-name="ce173" office:value-type="date" office:date-value="2015-12-28" calcext:value-type="date">
            <text:p>2015-12-28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/>
          <table:table-cell table:style-name="ce19" office:value-type="string" calcext:value-type="string">
            <text:p>변경관리</text:p>
          </table:table-cell>
          <table:table-cell table:style-name="ce19"/>
          <table:table-cell table:style-name="ce63" table:number-columns-repeated="2"/>
          <table:table-cell table:style-name="ce99" table:formula="of:=SUM([.G50:.G56])" office:value-type="float" office:value="0.06" calcext:value-type="float">
            <text:p>0.060 </text:p>
          </table:table-cell>
          <table:table-cell table:style-name="ce99" table:formula="of:=SUM([.H50:.H56])" office:value-type="float" office:value="0.06" calcext:value-type="float">
            <text:p>0.060 </text:p>
          </table:table-cell>
          <table:table-cell table:style-name="ce114" table:formula="of:=[.K49]/[.H49]" office:value-type="percentage" office:value="0" calcext:value-type="percentage">
            <text:p>0%</text:p>
          </table:table-cell>
          <table:table-cell table:style-name="ce99" table:formula="of:=SUM([.J50:.J56])" office:value-type="float" office:value="0" calcext:value-type="float">
            <text:p>0.000 </text:p>
          </table:table-cell>
          <table:table-cell table:style-name="ce99" table:formula="of:=SUM([.K50:.K56])" office:value-type="float" office:value="0" calcext:value-type="float">
            <text:p>0.000 </text:p>
          </table:table-cell>
          <table:table-cell table:style-name="ce147" table:formula="of:=IFERROR(([.K49]/[.J49])*100;0)" office:value-type="float" office:value="0" calcext:value-type="float">
            <text:p>0.00 </text:p>
          </table:table-cell>
          <table:table-cell table:style-name="ce174" table:formula="of:=MIN([.M50:.M56])" office:value-type="date" office:date-value="2015-06-01" calcext:value-type="date">
            <text:p>2015-06-01</text:p>
          </table:table-cell>
          <table:table-cell table:style-name="ce174" table:formula="of:=MAX([.N50:.N56])" office:value-type="date" office:date-value="2015-12-28" calcext:value-type="date">
            <text:p>2015-12-28</text:p>
          </table:table-cell>
          <table:table-cell table:style-name="ce200" office:value-type="string" calcext:value-type="string">
            <text:p>변경관리기록서</text:p>
          </table:table-cell>
          <table:table-cell table:style-name="ce218"/>
          <table:table-cell table:style-name="ce246" table:number-columns-repeated="2"/>
          <table:table-cell table:style-name="ce283"/>
          <table:table-cell table:style-name="ce310"/>
          <table:table-cell table:style-name="ce246" table:number-columns-repeated="3"/>
          <table:table-cell table:style-name="ce349"/>
          <table:table-cell table:style-name="ce374"/>
          <table:table-cell table:style-name="ce246" table:number-columns-repeated="2"/>
          <table:table-cell table:style-name="ce283"/>
          <table:table-cell table:style-name="ce310"/>
          <table:table-cell table:style-name="ce246" table:number-columns-repeated="3"/>
          <table:table-cell table:style-name="ce349"/>
          <table:table-cell table:style-name="ce374"/>
          <table:table-cell table:style-name="ce246" table:number-columns-repeated="2"/>
          <table:table-cell table:style-name="ce283"/>
          <table:table-cell table:style-name="ce420"/>
          <table:table-cell table:style-name="ce283"/>
          <table:table-cell table:style-name="ce452"/>
          <table:table-cell table:style-name="ce4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/>
          <table:table-cell table:style-name="ce46" office:value-type="string" calcext:value-type="string">
            <text:p><text:span text:style-name="T16">1</text:span><text:span text:style-name="T6">월차</text:span></text:p>
          </table:table-cell>
          <table:table-cell table:style-name="ce62" office:value-type="string" calcext:value-type="string">
            <text:p>2015.06</text:p>
          </table:table-cell>
          <table:table-cell table:style-name="ce62"/>
          <table:table-cell table:number-columns-repeated="2" table:style-name="ce98" office:value-type="float" office:value="0.005" calcext:value-type="float">
            <text:p>0.005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50];0;IF(AND([.M50]&lt;=[.$B$2];[.N50]&gt;=[.$B$2]);[.H50]*(DAYS360([.M50];[.$B$2]+1)/(VALUE([.N50])-VALUE([.M50])+1));[.H50]))" office:value-type="float" office:value="0" calcext:value-type="float">
            <text:p>0.000 </text:p>
          </table:table-cell>
          <table:table-cell table:style-name="ce130" table:formula="of:=[.I50]*[.H50]" office:value-type="float" office:value="0" calcext:value-type="float">
            <text:p>0.000 </text:p>
          </table:table-cell>
          <table:table-cell table:style-name="ce145" table:formula="of:=IF([.I50]=1;&quot;종료&quot;;IF(AND([.I50]=0;[.$B$2]&lt;[.M50]);&quot;&quot;;IF(AND([.I50]=0;[.$B$2]&gt;[.N50]);&quot;지연&quot;;IF(AND([.N50]&lt;[.$B$2];[.I50]&lt;&gt;100);&quot;지연&quot;;&quot;진행&quot;))))">
            <text:p/>
          </table:table-cell>
          <table:table-cell table:style-name="ce173" office:value-type="date" office:date-value="2015-06-01" calcext:value-type="date">
            <text:p>2015-06-01</text:p>
          </table:table-cell>
          <table:table-cell table:style-name="ce173" office:value-type="date" office:date-value="2015-06-30" calcext:value-type="date">
            <text:p>2015-06-30</text:p>
          </table:table-cell>
          <table:table-cell table:style-name="ce200"/>
          <table:table-cell table:style-name="ce219"/>
          <table:table-cell table:style-name="ce244" table:number-columns-repeated="2"/>
          <table:table-cell table:style-name="ce284"/>
          <table:table-cell table:style-name="ce311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5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2</text:span><text:span text:style-name="T6">월차</text:span></text:p>
          </table:table-cell>
          <table:table-cell table:style-name="ce62" office:value-type="string" calcext:value-type="string">
            <text:p>2015.07</text:p>
          </table:table-cell>
          <table:table-cell table:style-name="ce62"/>
          <table:table-cell table:number-columns-repeated="2" table:style-name="ce98" office:value-type="float" office:value="0.01" calcext:value-type="float">
            <text:p>0.01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51];0;IF(AND([.M51]&lt;=[.$B$2];[.N51]&gt;=[.$B$2]);[.H51]*(DAYS360([.M51];[.$B$2]+1)/(VALUE([.N51])-VALUE([.M51])+1));[.H51]))" office:value-type="float" office:value="0" calcext:value-type="float">
            <text:p>0.000 </text:p>
          </table:table-cell>
          <table:table-cell table:style-name="ce130" table:formula="of:=[.I51]*[.H51]" office:value-type="float" office:value="0" calcext:value-type="float">
            <text:p>0.000 </text:p>
          </table:table-cell>
          <table:table-cell table:style-name="ce145" table:formula="of:=IF([.I51]=1;&quot;종료&quot;;IF(AND([.I51]=0;[.$B$2]&lt;[.M51]);&quot;&quot;;IF(AND([.I51]=0;[.$B$2]&gt;[.N51]);&quot;지연&quot;;IF(AND([.N51]&lt;[.$B$2];[.I51]&lt;&gt;100);&quot;지연&quot;;&quot;진행&quot;))))">
            <text:p/>
          </table:table-cell>
          <table:table-cell table:style-name="ce173" office:value-type="date" office:date-value="2015-07-01" calcext:value-type="date">
            <text:p>2015-07-01</text:p>
          </table:table-cell>
          <table:table-cell table:style-name="ce173" office:value-type="date" office:date-value="2015-07-31" calcext:value-type="date">
            <text:p>2015-07-31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11"/>
          <table:table-cell table:style-name="ce244" table:number-columns-repeated="3"/>
          <table:table-cell table:style-name="ce348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3</text:span><text:span text:style-name="T6">월차</text:span></text:p>
          </table:table-cell>
          <table:table-cell table:style-name="ce62" office:value-type="string" calcext:value-type="string">
            <text:p>2015.08</text:p>
          </table:table-cell>
          <table:table-cell table:style-name="ce62"/>
          <table:table-cell table:number-columns-repeated="2" table:style-name="ce98" office:value-type="float" office:value="0.01" calcext:value-type="float">
            <text:p>0.01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52];0;IF(AND([.M52]&lt;=[.$B$2];[.N52]&gt;=[.$B$2]);[.H52]*(DAYS360([.M52];[.$B$2]+1)/(VALUE([.N52])-VALUE([.M52])+1));[.H52]))" office:value-type="float" office:value="0" calcext:value-type="float">
            <text:p>0.000 </text:p>
          </table:table-cell>
          <table:table-cell table:style-name="ce130" table:formula="of:=[.I52]*[.H52]" office:value-type="float" office:value="0" calcext:value-type="float">
            <text:p>0.000 </text:p>
          </table:table-cell>
          <table:table-cell table:style-name="ce145" table:formula="of:=IF([.I52]=1;&quot;종료&quot;;IF(AND([.I52]=0;[.$B$2]&lt;[.M52]);&quot;&quot;;IF(AND([.I52]=0;[.$B$2]&gt;[.N52]);&quot;지연&quot;;IF(AND([.N52]&lt;[.$B$2];[.I52]&lt;&gt;100);&quot;지연&quot;;&quot;진행&quot;))))">
            <text:p/>
          </table:table-cell>
          <table:table-cell table:style-name="ce173" office:value-type="date" office:date-value="2015-08-01" calcext:value-type="date">
            <text:p>2015-08-01</text:p>
          </table:table-cell>
          <table:table-cell table:style-name="ce173" office:value-type="date" office:date-value="2015-08-31" calcext:value-type="date">
            <text:p>2015-08-31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8"/>
          <table:table-cell table:style-name="ce373"/>
          <table:table-cell table:style-name="ce244" table:number-columns-repeated="2"/>
          <table:table-cell table:style-name="ce284"/>
          <table:table-cell table:style-name="ce311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4</text:span><text:span text:style-name="T6">월차</text:span></text:p>
          </table:table-cell>
          <table:table-cell table:style-name="ce62" office:value-type="string" calcext:value-type="string">
            <text:p>2015.09</text:p>
          </table:table-cell>
          <table:table-cell table:style-name="ce62"/>
          <table:table-cell table:number-columns-repeated="2" table:style-name="ce98" office:value-type="float" office:value="0.01" calcext:value-type="float">
            <text:p>0.01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53];0;IF(AND([.M53]&lt;=[.$B$2];[.N53]&gt;=[.$B$2]);[.H53]*(DAYS360([.M53];[.$B$2]+1)/(VALUE([.N53])-VALUE([.M53])+1));[.H53]))" office:value-type="float" office:value="0" calcext:value-type="float">
            <text:p>0.000 </text:p>
          </table:table-cell>
          <table:table-cell table:style-name="ce130" table:formula="of:=[.I53]*[.H53]" office:value-type="float" office:value="0" calcext:value-type="float">
            <text:p>0.000 </text:p>
          </table:table-cell>
          <table:table-cell table:style-name="ce145" table:formula="of:=IF([.I53]=1;&quot;종료&quot;;IF(AND([.I53]=0;[.$B$2]&lt;[.M53]);&quot;&quot;;IF(AND([.I53]=0;[.$B$2]&gt;[.N53]);&quot;지연&quot;;IF(AND([.N53]&lt;[.$B$2];[.I53]&lt;&gt;100);&quot;지연&quot;;&quot;진행&quot;))))">
            <text:p/>
          </table:table-cell>
          <table:table-cell table:style-name="ce173" office:value-type="date" office:date-value="2015-09-01" calcext:value-type="date">
            <text:p>2015-09-01</text:p>
          </table:table-cell>
          <table:table-cell table:style-name="ce173" office:value-type="date" office:date-value="2015-09-30" calcext:value-type="date">
            <text:p>2015-09-30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11"/>
          <table:table-cell table:style-name="ce244" table:number-columns-repeated="3"/>
          <table:table-cell table:style-name="ce348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5</text:span><text:span text:style-name="T6">월차</text:span></text:p>
          </table:table-cell>
          <table:table-cell table:style-name="ce62" office:value-type="string" calcext:value-type="string">
            <text:p>2015.10</text:p>
          </table:table-cell>
          <table:table-cell table:style-name="ce62"/>
          <table:table-cell table:number-columns-repeated="2" table:style-name="ce98" office:value-type="float" office:value="0.01" calcext:value-type="float">
            <text:p>0.01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54];0;IF(AND([.M54]&lt;=[.$B$2];[.N54]&gt;=[.$B$2]);[.H54]*(DAYS360([.M54];[.$B$2]+1)/(VALUE([.N54])-VALUE([.M54])+1));[.H54]))" office:value-type="float" office:value="0" calcext:value-type="float">
            <text:p>0.000 </text:p>
          </table:table-cell>
          <table:table-cell table:style-name="ce130" table:formula="of:=[.I54]*[.H54]" office:value-type="float" office:value="0" calcext:value-type="float">
            <text:p>0.000 </text:p>
          </table:table-cell>
          <table:table-cell table:style-name="ce145" table:formula="of:=IF([.I54]=1;&quot;종료&quot;;IF(AND([.I54]=0;[.$B$2]&lt;[.M54]);&quot;&quot;;IF(AND([.I54]=0;[.$B$2]&gt;[.N54]);&quot;지연&quot;;IF(AND([.N54]&lt;[.$B$2];[.I54]&lt;&gt;100);&quot;지연&quot;;&quot;진행&quot;))))">
            <text:p/>
          </table:table-cell>
          <table:table-cell table:style-name="ce173" office:value-type="date" office:date-value="2015-10-01" calcext:value-type="date">
            <text:p>2015-10-01</text:p>
          </table:table-cell>
          <table:table-cell table:style-name="ce173" office:value-type="date" office:date-value="2015-10-31" calcext:value-type="date">
            <text:p>2015-10-31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8"/>
          <table:table-cell table:style-name="ce373"/>
          <table:table-cell table:style-name="ce244" table:number-columns-repeated="2"/>
          <table:table-cell table:style-name="ce284"/>
          <table:table-cell table:style-name="ce422"/>
          <table:table-cell table:style-name="ce284"/>
          <table:table-cell table:style-name="ce454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6</text:span><text:span text:style-name="T6">월차</text:span></text:p>
          </table:table-cell>
          <table:table-cell table:style-name="ce62" office:value-type="string" calcext:value-type="string">
            <text:p>2015.11</text:p>
          </table:table-cell>
          <table:table-cell table:style-name="ce62"/>
          <table:table-cell table:number-columns-repeated="2" table:style-name="ce98" office:value-type="float" office:value="0.01" calcext:value-type="float">
            <text:p>0.010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55];0;IF(AND([.M55]&lt;=[.$B$2];[.N55]&gt;=[.$B$2]);[.H55]*(DAYS360([.M55];[.$B$2]+1)/(VALUE([.N55])-VALUE([.M55])+1));[.H55]))" office:value-type="float" office:value="0" calcext:value-type="float">
            <text:p>0.000 </text:p>
          </table:table-cell>
          <table:table-cell table:style-name="ce130" table:formula="of:=[.I55]*[.H55]" office:value-type="float" office:value="0" calcext:value-type="float">
            <text:p>0.000 </text:p>
          </table:table-cell>
          <table:table-cell table:style-name="ce145" table:formula="of:=IF([.I55]=1;&quot;종료&quot;;IF(AND([.I55]=0;[.$B$2]&lt;[.M55]);&quot;&quot;;IF(AND([.I55]=0;[.$B$2]&gt;[.N55]);&quot;지연&quot;;IF(AND([.N55]&lt;[.$B$2];[.I55]&lt;&gt;100);&quot;지연&quot;;&quot;진행&quot;))))">
            <text:p/>
          </table:table-cell>
          <table:table-cell table:style-name="ce173" office:value-type="date" office:date-value="2015-11-01" calcext:value-type="date">
            <text:p>2015-11-01</text:p>
          </table:table-cell>
          <table:table-cell table:style-name="ce173" office:value-type="date" office:date-value="2015-11-30" calcext:value-type="date">
            <text:p>2015-11-30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22"/>
          <table:table-cell table:style-name="ce279"/>
          <table:table-cell table:style-name="ce454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7</text:span><text:span text:style-name="T6">월차</text:span></text:p>
          </table:table-cell>
          <table:table-cell table:style-name="ce62" office:value-type="string" calcext:value-type="string">
            <text:p>2015.12</text:p>
          </table:table-cell>
          <table:table-cell table:style-name="ce62"/>
          <table:table-cell table:number-columns-repeated="2" table:style-name="ce98" office:value-type="float" office:value="0.005" calcext:value-type="float">
            <text:p>0.005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56];0;IF(AND([.M56]&lt;=[.$B$2];[.N56]&gt;=[.$B$2]);[.H56]*(DAYS360([.M56];[.$B$2]+1)/(VALUE([.N56])-VALUE([.M56])+1));[.H56]))" office:value-type="float" office:value="0" calcext:value-type="float">
            <text:p>0.000 </text:p>
          </table:table-cell>
          <table:table-cell table:style-name="ce130" table:formula="of:=[.I56]*[.H56]" office:value-type="float" office:value="0" calcext:value-type="float">
            <text:p>0.000 </text:p>
          </table:table-cell>
          <table:table-cell table:style-name="ce145" table:formula="of:=IF([.I56]=1;&quot;종료&quot;;IF(AND([.I56]=0;[.$B$2]&lt;[.M56]);&quot;&quot;;IF(AND([.I56]=0;[.$B$2]&gt;[.N56]);&quot;지연&quot;;IF(AND([.N56]&lt;[.$B$2];[.I56]&lt;&gt;100);&quot;지연&quot;;&quot;진행&quot;))))">
            <text:p/>
          </table:table-cell>
          <table:table-cell table:style-name="ce173" office:value-type="date" office:date-value="2015-12-01" calcext:value-type="date">
            <text:p>2015-12-01</text:p>
          </table:table-cell>
          <table:table-cell table:style-name="ce173" office:value-type="date" office:date-value="2015-12-28" calcext:value-type="date">
            <text:p>2015-12-28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/>
          <table:table-cell table:style-name="ce19" office:value-type="string" calcext:value-type="string">
            <text:p>인력관리</text:p>
          </table:table-cell>
          <table:table-cell table:style-name="ce19"/>
          <table:table-cell table:style-name="ce63" table:number-columns-repeated="2"/>
          <table:table-cell table:style-name="ce99" table:formula="of:=SUM([.G58:.G64])" office:value-type="float" office:value="0.035" calcext:value-type="float">
            <text:p>0.035 </text:p>
          </table:table-cell>
          <table:table-cell table:style-name="ce99" table:formula="of:=SUM([.H58:.H64])" office:value-type="float" office:value="0.035" calcext:value-type="float">
            <text:p>0.035 </text:p>
          </table:table-cell>
          <table:table-cell table:style-name="ce114" table:formula="of:=[.K57]/[.H57]" office:value-type="percentage" office:value="0" calcext:value-type="percentage">
            <text:p>0%</text:p>
          </table:table-cell>
          <table:table-cell table:style-name="ce99" table:formula="of:=SUM([.J58:.J64])" office:value-type="float" office:value="0" calcext:value-type="float">
            <text:p>0.000 </text:p>
          </table:table-cell>
          <table:table-cell table:style-name="ce99" table:formula="of:=SUM([.K58:.K64])" office:value-type="float" office:value="0" calcext:value-type="float">
            <text:p>0.000 </text:p>
          </table:table-cell>
          <table:table-cell table:style-name="ce147" table:formula="of:=IFERROR(([.K57]/[.J57])*100;0)" office:value-type="float" office:value="0" calcext:value-type="float">
            <text:p>0.00 </text:p>
          </table:table-cell>
          <table:table-cell table:style-name="ce174" table:formula="of:=MIN([.M58:.M64])" office:value-type="date" office:date-value="2015-06-01" calcext:value-type="date">
            <text:p>2015-06-01</text:p>
          </table:table-cell>
          <table:table-cell table:style-name="ce174" table:formula="of:=MAX([.N58:.N64])" office:value-type="date" office:date-value="2015-12-28" calcext:value-type="date">
            <text:p>2015-12-28</text:p>
          </table:table-cell>
          <table:table-cell table:style-name="ce200" office:value-type="string" calcext:value-type="string">
            <text:p>인력투입현황</text:p>
          </table:table-cell>
          <table:table-cell table:style-name="ce218"/>
          <table:table-cell table:style-name="ce246" table:number-columns-repeated="2"/>
          <table:table-cell table:style-name="ce283"/>
          <table:table-cell table:style-name="ce310"/>
          <table:table-cell table:style-name="ce246" table:number-columns-repeated="3"/>
          <table:table-cell table:style-name="ce349"/>
          <table:table-cell table:style-name="ce374"/>
          <table:table-cell table:style-name="ce246" table:number-columns-repeated="2"/>
          <table:table-cell table:style-name="ce283"/>
          <table:table-cell table:style-name="ce310"/>
          <table:table-cell table:style-name="ce246" table:number-columns-repeated="3"/>
          <table:table-cell table:style-name="ce349"/>
          <table:table-cell table:style-name="ce374"/>
          <table:table-cell table:style-name="ce246" table:number-columns-repeated="2"/>
          <table:table-cell table:style-name="ce283"/>
          <table:table-cell table:style-name="ce420"/>
          <table:table-cell table:style-name="ce283"/>
          <table:table-cell table:style-name="ce452"/>
          <table:table-cell table:style-name="ce4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/>
          <table:table-cell table:style-name="ce46" office:value-type="string" calcext:value-type="string">
            <text:p><text:span text:style-name="T16">1</text:span><text:span text:style-name="T6">월차</text:span></text:p>
          </table:table-cell>
          <table:table-cell table:style-name="ce62" office:value-type="string" calcext:value-type="string">
            <text:p>2015.06</text:p>
          </table:table-cell>
          <table:table-cell table:style-name="ce62"/>
          <table:table-cell table:number-columns-repeated="2" table:style-name="ce98" office:value-type="float" office:value="0.005" calcext:value-type="float">
            <text:p>0.005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58];0;IF(AND([.M58]&lt;=[.$B$2];[.N58]&gt;=[.$B$2]);[.H58]*(DAYS360([.M58];[.$B$2]+1)/(VALUE([.N58])-VALUE([.M58])+1));[.H58]))" office:value-type="float" office:value="0" calcext:value-type="float">
            <text:p>0.000 </text:p>
          </table:table-cell>
          <table:table-cell table:style-name="ce130" table:formula="of:=[.I58]*[.H58]" office:value-type="float" office:value="0" calcext:value-type="float">
            <text:p>0.000 </text:p>
          </table:table-cell>
          <table:table-cell table:style-name="ce145" table:formula="of:=IF([.I58]=1;&quot;종료&quot;;IF(AND([.I58]=0;[.$B$2]&lt;[.M58]);&quot;&quot;;IF(AND([.I58]=0;[.$B$2]&gt;[.N58]);&quot;지연&quot;;IF(AND([.N58]&lt;[.$B$2];[.I58]&lt;&gt;100);&quot;지연&quot;;&quot;진행&quot;))))">
            <text:p/>
          </table:table-cell>
          <table:table-cell table:style-name="ce173" office:value-type="date" office:date-value="2015-06-01" calcext:value-type="date">
            <text:p>2015-06-01</text:p>
          </table:table-cell>
          <table:table-cell table:style-name="ce173" office:value-type="date" office:date-value="2015-06-30" calcext:value-type="date">
            <text:p>2015-06-30</text:p>
          </table:table-cell>
          <table:table-cell table:style-name="ce200"/>
          <table:table-cell table:style-name="ce219"/>
          <table:table-cell table:style-name="ce244" table:number-columns-repeated="2"/>
          <table:table-cell table:style-name="ce284"/>
          <table:table-cell table:style-name="ce311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5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2</text:span><text:span text:style-name="T6">월차</text:span></text:p>
          </table:table-cell>
          <table:table-cell table:style-name="ce62" office:value-type="string" calcext:value-type="string">
            <text:p>2015.07</text:p>
          </table:table-cell>
          <table:table-cell table:style-name="ce62"/>
          <table:table-cell table:number-columns-repeated="2" table:style-name="ce98" office:value-type="float" office:value="0.005" calcext:value-type="float">
            <text:p>0.005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59];0;IF(AND([.M59]&lt;=[.$B$2];[.N59]&gt;=[.$B$2]);[.H59]*(DAYS360([.M59];[.$B$2]+1)/(VALUE([.N59])-VALUE([.M59])+1));[.H59]))" office:value-type="float" office:value="0" calcext:value-type="float">
            <text:p>0.000 </text:p>
          </table:table-cell>
          <table:table-cell table:style-name="ce130" table:formula="of:=[.I59]*[.H59]" office:value-type="float" office:value="0" calcext:value-type="float">
            <text:p>0.000 </text:p>
          </table:table-cell>
          <table:table-cell table:style-name="ce145" table:formula="of:=IF([.I59]=1;&quot;종료&quot;;IF(AND([.I59]=0;[.$B$2]&lt;[.M59]);&quot;&quot;;IF(AND([.I59]=0;[.$B$2]&gt;[.N59]);&quot;지연&quot;;IF(AND([.N59]&lt;[.$B$2];[.I59]&lt;&gt;100);&quot;지연&quot;;&quot;진행&quot;))))">
            <text:p/>
          </table:table-cell>
          <table:table-cell table:style-name="ce173" office:value-type="date" office:date-value="2015-07-01" calcext:value-type="date">
            <text:p>2015-07-01</text:p>
          </table:table-cell>
          <table:table-cell table:style-name="ce173" office:value-type="date" office:date-value="2015-07-31" calcext:value-type="date">
            <text:p>2015-07-31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11"/>
          <table:table-cell table:style-name="ce244" table:number-columns-repeated="3"/>
          <table:table-cell table:style-name="ce348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3</text:span><text:span text:style-name="T6">월차</text:span></text:p>
          </table:table-cell>
          <table:table-cell table:style-name="ce62" office:value-type="string" calcext:value-type="string">
            <text:p>2015.08</text:p>
          </table:table-cell>
          <table:table-cell table:style-name="ce62"/>
          <table:table-cell table:number-columns-repeated="2" table:style-name="ce98" office:value-type="float" office:value="0.005" calcext:value-type="float">
            <text:p>0.005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60];0;IF(AND([.M60]&lt;=[.$B$2];[.N60]&gt;=[.$B$2]);[.H60]*(DAYS360([.M60];[.$B$2]+1)/(VALUE([.N60])-VALUE([.M60])+1));[.H60]))" office:value-type="float" office:value="0" calcext:value-type="float">
            <text:p>0.000 </text:p>
          </table:table-cell>
          <table:table-cell table:style-name="ce130" table:formula="of:=[.I60]*[.H60]" office:value-type="float" office:value="0" calcext:value-type="float">
            <text:p>0.000 </text:p>
          </table:table-cell>
          <table:table-cell table:style-name="ce145" table:formula="of:=IF([.I60]=1;&quot;종료&quot;;IF(AND([.I60]=0;[.$B$2]&lt;[.M60]);&quot;&quot;;IF(AND([.I60]=0;[.$B$2]&gt;[.N60]);&quot;지연&quot;;IF(AND([.N60]&lt;[.$B$2];[.I60]&lt;&gt;100);&quot;지연&quot;;&quot;진행&quot;))))">
            <text:p/>
          </table:table-cell>
          <table:table-cell table:style-name="ce173" office:value-type="date" office:date-value="2015-08-01" calcext:value-type="date">
            <text:p>2015-08-01</text:p>
          </table:table-cell>
          <table:table-cell table:style-name="ce173" office:value-type="date" office:date-value="2015-08-31" calcext:value-type="date">
            <text:p>2015-08-31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8"/>
          <table:table-cell table:style-name="ce373"/>
          <table:table-cell table:style-name="ce244" table:number-columns-repeated="2"/>
          <table:table-cell table:style-name="ce284"/>
          <table:table-cell table:style-name="ce311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4</text:span><text:span text:style-name="T6">월차</text:span></text:p>
          </table:table-cell>
          <table:table-cell table:style-name="ce62" office:value-type="string" calcext:value-type="string">
            <text:p>2015.09</text:p>
          </table:table-cell>
          <table:table-cell table:style-name="ce62"/>
          <table:table-cell table:number-columns-repeated="2" table:style-name="ce98" office:value-type="float" office:value="0.005" calcext:value-type="float">
            <text:p>0.005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61];0;IF(AND([.M61]&lt;=[.$B$2];[.N61]&gt;=[.$B$2]);[.H61]*(DAYS360([.M61];[.$B$2]+1)/(VALUE([.N61])-VALUE([.M61])+1));[.H61]))" office:value-type="float" office:value="0" calcext:value-type="float">
            <text:p>0.000 </text:p>
          </table:table-cell>
          <table:table-cell table:style-name="ce130" table:formula="of:=[.I61]*[.H61]" office:value-type="float" office:value="0" calcext:value-type="float">
            <text:p>0.000 </text:p>
          </table:table-cell>
          <table:table-cell table:style-name="ce145" table:formula="of:=IF([.I61]=1;&quot;종료&quot;;IF(AND([.I61]=0;[.$B$2]&lt;[.M61]);&quot;&quot;;IF(AND([.I61]=0;[.$B$2]&gt;[.N61]);&quot;지연&quot;;IF(AND([.N61]&lt;[.$B$2];[.I61]&lt;&gt;100);&quot;지연&quot;;&quot;진행&quot;))))">
            <text:p/>
          </table:table-cell>
          <table:table-cell table:style-name="ce173" office:value-type="date" office:date-value="2015-09-01" calcext:value-type="date">
            <text:p>2015-09-01</text:p>
          </table:table-cell>
          <table:table-cell table:style-name="ce173" office:value-type="date" office:date-value="2015-09-30" calcext:value-type="date">
            <text:p>2015-09-30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11"/>
          <table:table-cell table:style-name="ce244" table:number-columns-repeated="3"/>
          <table:table-cell table:style-name="ce348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5</text:span><text:span text:style-name="T6">월차</text:span></text:p>
          </table:table-cell>
          <table:table-cell table:style-name="ce62" office:value-type="string" calcext:value-type="string">
            <text:p>2015.10</text:p>
          </table:table-cell>
          <table:table-cell table:style-name="ce62"/>
          <table:table-cell table:number-columns-repeated="2" table:style-name="ce98" office:value-type="float" office:value="0.005" calcext:value-type="float">
            <text:p>0.005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62];0;IF(AND([.M62]&lt;=[.$B$2];[.N62]&gt;=[.$B$2]);[.H62]*(DAYS360([.M62];[.$B$2]+1)/(VALUE([.N62])-VALUE([.M62])+1));[.H62]))" office:value-type="float" office:value="0" calcext:value-type="float">
            <text:p>0.000 </text:p>
          </table:table-cell>
          <table:table-cell table:style-name="ce130" table:formula="of:=[.I62]*[.H62]" office:value-type="float" office:value="0" calcext:value-type="float">
            <text:p>0.000 </text:p>
          </table:table-cell>
          <table:table-cell table:style-name="ce145" table:formula="of:=IF([.I62]=1;&quot;종료&quot;;IF(AND([.I62]=0;[.$B$2]&lt;[.M62]);&quot;&quot;;IF(AND([.I62]=0;[.$B$2]&gt;[.N62]);&quot;지연&quot;;IF(AND([.N62]&lt;[.$B$2];[.I62]&lt;&gt;100);&quot;지연&quot;;&quot;진행&quot;))))">
            <text:p/>
          </table:table-cell>
          <table:table-cell table:style-name="ce173" office:value-type="date" office:date-value="2015-10-01" calcext:value-type="date">
            <text:p>2015-10-01</text:p>
          </table:table-cell>
          <table:table-cell table:style-name="ce173" office:value-type="date" office:date-value="2015-10-31" calcext:value-type="date">
            <text:p>2015-10-31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8"/>
          <table:table-cell table:style-name="ce373"/>
          <table:table-cell table:style-name="ce244" table:number-columns-repeated="2"/>
          <table:table-cell table:style-name="ce284"/>
          <table:table-cell table:style-name="ce422"/>
          <table:table-cell table:style-name="ce284"/>
          <table:table-cell table:style-name="ce454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6</text:span><text:span text:style-name="T6">월차</text:span></text:p>
          </table:table-cell>
          <table:table-cell table:style-name="ce62" office:value-type="string" calcext:value-type="string">
            <text:p>2015.11</text:p>
          </table:table-cell>
          <table:table-cell table:style-name="ce62"/>
          <table:table-cell table:number-columns-repeated="2" table:style-name="ce98" office:value-type="float" office:value="0.005" calcext:value-type="float">
            <text:p>0.005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63];0;IF(AND([.M63]&lt;=[.$B$2];[.N63]&gt;=[.$B$2]);[.H63]*(DAYS360([.M63];[.$B$2]+1)/(VALUE([.N63])-VALUE([.M63])+1));[.H63]))" office:value-type="float" office:value="0" calcext:value-type="float">
            <text:p>0.000 </text:p>
          </table:table-cell>
          <table:table-cell table:style-name="ce130" table:formula="of:=[.I63]*[.H63]" office:value-type="float" office:value="0" calcext:value-type="float">
            <text:p>0.000 </text:p>
          </table:table-cell>
          <table:table-cell table:style-name="ce145" table:formula="of:=IF([.I63]=1;&quot;종료&quot;;IF(AND([.I63]=0;[.$B$2]&lt;[.M63]);&quot;&quot;;IF(AND([.I63]=0;[.$B$2]&gt;[.N63]);&quot;지연&quot;;IF(AND([.N63]&lt;[.$B$2];[.I63]&lt;&gt;100);&quot;지연&quot;;&quot;진행&quot;))))">
            <text:p/>
          </table:table-cell>
          <table:table-cell table:style-name="ce173" office:value-type="date" office:date-value="2015-11-01" calcext:value-type="date">
            <text:p>2015-11-01</text:p>
          </table:table-cell>
          <table:table-cell table:style-name="ce173" office:value-type="date" office:date-value="2015-11-30" calcext:value-type="date">
            <text:p>2015-11-30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22"/>
          <table:table-cell table:style-name="ce279"/>
          <table:table-cell table:style-name="ce454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7</text:span><text:span text:style-name="T6">월차</text:span></text:p>
          </table:table-cell>
          <table:table-cell table:style-name="ce62" office:value-type="string" calcext:value-type="string">
            <text:p>2015.12</text:p>
          </table:table-cell>
          <table:table-cell table:style-name="ce62"/>
          <table:table-cell table:number-columns-repeated="2" table:style-name="ce98" office:value-type="float" office:value="0.005" calcext:value-type="float">
            <text:p>0.005 </text:p>
          </table:table-cell>
          <table:table-cell table:style-name="ce116" office:value-type="percentage" office:value="0" calcext:value-type="percentage">
            <text:p>0%</text:p>
          </table:table-cell>
          <table:table-cell table:style-name="ce98" table:formula="of:=IF([.$B$2]&lt;[.M64];0;IF(AND([.M64]&lt;=[.$B$2];[.N64]&gt;=[.$B$2]);[.H64]*(DAYS360([.M64];[.$B$2]+1)/(VALUE([.N64])-VALUE([.M64])+1));[.H64]))" office:value-type="float" office:value="0" calcext:value-type="float">
            <text:p>0.000 </text:p>
          </table:table-cell>
          <table:table-cell table:style-name="ce130" table:formula="of:=[.I64]*[.H64]" office:value-type="float" office:value="0" calcext:value-type="float">
            <text:p>0.000 </text:p>
          </table:table-cell>
          <table:table-cell table:style-name="ce145" table:formula="of:=IF([.I64]=1;&quot;종료&quot;;IF(AND([.I64]=0;[.$B$2]&lt;[.M64]);&quot;&quot;;IF(AND([.I64]=0;[.$B$2]&gt;[.N64]);&quot;지연&quot;;IF(AND([.N64]&lt;[.$B$2];[.I64]&lt;&gt;100);&quot;지연&quot;;&quot;진행&quot;))))">
            <text:p/>
          </table:table-cell>
          <table:table-cell table:style-name="ce173" office:value-type="date" office:date-value="2015-12-01" calcext:value-type="date">
            <text:p>2015-12-01</text:p>
          </table:table-cell>
          <table:table-cell table:style-name="ce173" office:value-type="date" office:date-value="2015-12-28" calcext:value-type="date">
            <text:p>2015-12-28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/>
          <table:table-cell table:style-name="ce19" office:value-type="string" calcext:value-type="string">
            <text:p><text:span text:style-name="T7">공식검토</text:span><text:span text:style-name="T8">(Formal Review)</text:span></text:p>
          </table:table-cell>
          <table:table-cell table:style-name="ce19" table:number-columns-repeated="3"/>
          <table:table-cell table:style-name="ce99" table:formula="of:=SUM([.G66:.G68])" office:value-type="float" office:value="1" calcext:value-type="float">
            <text:p>1.000 </text:p>
          </table:table-cell>
          <table:table-cell table:style-name="ce99" table:formula="of:=SUM([.H66:.H68])" office:value-type="float" office:value="1" calcext:value-type="float">
            <text:p>1.000 </text:p>
          </table:table-cell>
          <table:table-cell table:style-name="ce114" table:formula="of:=[.K65]/[.H65]" office:value-type="percentage" office:value="0" calcext:value-type="percentage">
            <text:p>0%</text:p>
          </table:table-cell>
          <table:table-cell table:style-name="ce99" table:formula="of:=SUM([.J66:.J68])" office:value-type="float" office:value="0" calcext:value-type="float">
            <text:p>0.000 </text:p>
          </table:table-cell>
          <table:table-cell table:style-name="ce99" table:formula="of:=SUM([.K66:.K68])" office:value-type="float" office:value="0" calcext:value-type="float">
            <text:p>0.000 </text:p>
          </table:table-cell>
          <table:table-cell table:style-name="ce147" table:formula="of:=IFERROR(([.K65]/[.J65])*100;0)" office:value-type="float" office:value="0" calcext:value-type="float">
            <text:p>0.00 </text:p>
          </table:table-cell>
          <table:table-cell table:style-name="ce174" table:formula="of:=MIN([.M66:.M68])" office:value-type="date" office:date-value="2015-06-15" calcext:value-type="date">
            <text:p>2015-06-15</text:p>
          </table:table-cell>
          <table:table-cell table:style-name="ce174" table:formula="of:=MAX([.N66:.N68])" office:value-type="date" office:date-value="2015-12-05" calcext:value-type="date">
            <text:p>2015-12-05</text:p>
          </table:table-cell>
          <table:table-cell table:style-name="ce200"/>
          <table:table-cell table:style-name="ce222"/>
          <table:table-cell table:style-name="ce249"/>
          <table:table-cell table:style-name="ce246"/>
          <table:table-cell table:style-name="ce283"/>
          <table:table-cell table:style-name="ce310"/>
          <table:table-cell table:style-name="ce246" table:number-columns-repeated="3"/>
          <table:table-cell table:style-name="ce349"/>
          <table:table-cell table:style-name="ce374"/>
          <table:table-cell table:style-name="ce246" table:number-columns-repeated="2"/>
          <table:table-cell table:style-name="ce283"/>
          <table:table-cell table:style-name="ce310"/>
          <table:table-cell table:style-name="ce246" table:number-columns-repeated="3"/>
          <table:table-cell table:style-name="ce349"/>
          <table:table-cell table:style-name="ce374"/>
          <table:table-cell table:style-name="ce246" table:number-columns-repeated="2"/>
          <table:table-cell table:style-name="ce283"/>
          <table:table-cell table:style-name="ce420"/>
          <table:table-cell table:style-name="ce283"/>
          <table:table-cell table:style-name="ce452"/>
          <table:table-cell table:style-name="ce4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/>
          <table:table-cell table:style-name="ce17" office:value-type="string" calcext:value-type="string">
            <text:p>프로젝트 예정공정 검토</text:p>
          </table:table-cell>
          <table:table-cell table:style-name="ce60" table:number-columns-repeated="2"/>
          <table:table-cell table:number-columns-repeated="2" table:style-name="ce98" office:value-type="float" office:value="0.2" calcext:value-type="float">
            <text:p>0.20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66];0;IF(AND([.M66]&lt;=[.$B$2];[.N66]&gt;=[.$B$2]);[.H66]*(DAYS360([.M66];[.$B$2]+1)/(VALUE([.N66])-VALUE([.M66])+1));[.H66]))" office:value-type="float" office:value="0" calcext:value-type="float">
            <text:p>0.000 </text:p>
          </table:table-cell>
          <table:table-cell table:style-name="ce130" table:formula="of:=[.I66]*[.H66]" office:value-type="float" office:value="0" calcext:value-type="float">
            <text:p>0.000 </text:p>
          </table:table-cell>
          <table:table-cell table:style-name="ce145" table:formula="of:=IF([.I66]=1;&quot;종료&quot;;IF(AND([.I66]=0;[.$B$2]&lt;[.M66]);&quot;&quot;;IF(AND([.I66]=0;[.$B$2]&gt;[.N66]);&quot;지연&quot;;IF(AND([.N66]&lt;[.$B$2];[.I66]&lt;&gt;100);&quot;지연&quot;;&quot;진행&quot;))))">
            <text:p/>
          </table:table-cell>
          <table:table-cell table:style-name="ce173" office:value-type="date" office:date-value="2015-06-15" calcext:value-type="date">
            <text:p>2015-06-15</text:p>
          </table:table-cell>
          <table:table-cell table:style-name="ce173" office:value-type="date" office:date-value="2015-06-25" calcext:value-type="date">
            <text:p>2015-06-25</text:p>
          </table:table-cell>
          <table:table-cell table:style-name="ce200"/>
          <table:table-cell table:style-name="ce220"/>
          <table:table-cell table:style-name="ce30"/>
          <table:table-cell table:style-name="ce244"/>
          <table:table-cell table:style-name="ce284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5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설계검토</text:p>
          </table:table-cell>
          <table:table-cell table:style-name="ce60" table:number-columns-repeated="2"/>
          <table:table-cell table:number-columns-repeated="2" table:style-name="ce98" office:value-type="float" office:value="0.4" calcext:value-type="float">
            <text:p>0.40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67];0;IF(AND([.M67]&lt;=[.$B$2];[.N67]&gt;=[.$B$2]);[.H67]*(DAYS360([.M67];[.$B$2]+1)/(VALUE([.N67])-VALUE([.M67])+1));[.H67]))" office:value-type="float" office:value="0" calcext:value-type="float">
            <text:p>0.000 </text:p>
          </table:table-cell>
          <table:table-cell table:style-name="ce130" table:formula="of:=[.I67]*[.H67]" office:value-type="float" office:value="0" calcext:value-type="float">
            <text:p>0.000 </text:p>
          </table:table-cell>
          <table:table-cell table:style-name="ce145" table:formula="of:=IF([.I67]=1;&quot;종료&quot;;IF(AND([.I67]=0;[.$B$2]&lt;[.M67]);&quot;&quot;;IF(AND([.I67]=0;[.$B$2]&gt;[.N67]);&quot;지연&quot;;IF(AND([.N67]&lt;[.$B$2];[.I67]&lt;&gt;100);&quot;지연&quot;;&quot;진행&quot;))))">
            <text:p/>
          </table:table-cell>
          <table:table-cell table:style-name="ce173" office:value-type="date" office:date-value="2015-08-25" calcext:value-type="date">
            <text:p>2015-08-25</text:p>
          </table:table-cell>
          <table:table-cell table:style-name="ce173" office:value-type="date" office:date-value="2015-08-31" calcext:value-type="date">
            <text:p>2015-08-31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84"/>
          <table:table-cell table:style-name="ce311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13">개발</text:span><text:span text:style-name="T14">/</text:span><text:span text:style-name="T15">구현 완료 검토</text:span></text:p>
          </table:table-cell>
          <table:table-cell table:style-name="ce60" table:number-columns-repeated="2"/>
          <table:table-cell table:number-columns-repeated="2" table:style-name="ce98" office:value-type="float" office:value="0.4" calcext:value-type="float">
            <text:p>0.40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68];0;IF(AND([.M68]&lt;=[.$B$2];[.N68]&gt;=[.$B$2]);[.H68]*(DAYS360([.M68];[.$B$2]+1)/(VALUE([.N68])-VALUE([.M68])+1));[.H68]))" office:value-type="float" office:value="0" calcext:value-type="float">
            <text:p>0.000 </text:p>
          </table:table-cell>
          <table:table-cell table:style-name="ce130" table:formula="of:=[.I68]*[.H68]" office:value-type="float" office:value="0" calcext:value-type="float">
            <text:p>0.000 </text:p>
          </table:table-cell>
          <table:table-cell table:style-name="ce145" table:formula="of:=IF([.I68]=1;&quot;종료&quot;;IF(AND([.I68]=0;[.$B$2]&lt;[.M68]);&quot;&quot;;IF(AND([.I68]=0;[.$B$2]&gt;[.N68]);&quot;지연&quot;;IF(AND([.N68]&lt;[.$B$2];[.I68]&lt;&gt;100);&quot;지연&quot;;&quot;진행&quot;))))">
            <text:p/>
          </table:table-cell>
          <table:table-cell table:style-name="ce173" office:value-type="date" office:date-value="2015-11-25" calcext:value-type="date">
            <text:p>2015-11-25</text:p>
          </table:table-cell>
          <table:table-cell table:style-name="ce173" office:value-type="date" office:date-value="2015-12-05" calcext:value-type="date">
            <text:p>2015-12-05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/>
          <table:table-cell table:style-name="ce19" office:value-type="string" calcext:value-type="string">
            <text:p>요구사항 관리</text:p>
          </table:table-cell>
          <table:table-cell table:style-name="ce19"/>
          <table:table-cell table:style-name="ce61" table:number-columns-repeated="2"/>
          <table:table-cell table:style-name="ce99" table:formula="of:=SUM([.G70:.G73])" office:value-type="float" office:value="0.2" calcext:value-type="float">
            <text:p>0.200 </text:p>
          </table:table-cell>
          <table:table-cell table:style-name="ce99" table:formula="of:=SUM([.H70:.H73])" office:value-type="float" office:value="0.2" calcext:value-type="float">
            <text:p>0.200 </text:p>
          </table:table-cell>
          <table:table-cell table:style-name="ce114" table:formula="of:=[.K69]/[.H69]" office:value-type="percentage" office:value="0" calcext:value-type="percentage">
            <text:p>0%</text:p>
          </table:table-cell>
          <table:table-cell table:style-name="ce99" table:formula="of:=SUM([.J70:.J73])" office:value-type="float" office:value="0" calcext:value-type="float">
            <text:p>0.000 </text:p>
          </table:table-cell>
          <table:table-cell table:style-name="ce99" table:formula="of:=SUM([.K70:.K73])" office:value-type="float" office:value="0" calcext:value-type="float">
            <text:p>0.000 </text:p>
          </table:table-cell>
          <table:table-cell table:style-name="ce147" table:formula="of:=IFERROR(([.K69]/[.J69])*100;0)" office:value-type="float" office:value="0" calcext:value-type="float">
            <text:p>0.00 </text:p>
          </table:table-cell>
          <table:table-cell table:style-name="ce174" table:formula="of:=MIN([.M70:.M73])" office:value-type="date" office:date-value="2015-07-10" calcext:value-type="date">
            <text:p>2015-07-10</text:p>
          </table:table-cell>
          <table:table-cell table:style-name="ce174" table:formula="of:=MAX([.N70:.N73])" office:value-type="date" office:date-value="2015-12-05" calcext:value-type="date">
            <text:p>2015-12-05</text:p>
          </table:table-cell>
          <table:table-cell table:style-name="ce200" office:value-type="string" calcext:value-type="string">
            <text:p><text:span text:style-name="T22">요구사항추적매트릭스</text:span><text:span text:style-name="T23">(</text:span><text:span text:style-name="T24">통합</text:span><text:span text:style-name="T23">)</text:span></text:p>
          </table:table-cell>
          <table:table-cell table:style-name="ce222"/>
          <table:table-cell table:style-name="ce249" table:number-columns-repeated="2"/>
          <table:table-cell table:style-name="ce281"/>
          <table:table-cell table:style-name="ce308"/>
          <table:table-cell table:style-name="ce328" table:number-columns-repeated="3"/>
          <table:table-cell table:style-name="ce350"/>
          <table:table-cell table:style-name="ce375"/>
          <table:table-cell table:style-name="ce328" table:number-columns-repeated="2"/>
          <table:table-cell table:style-name="ce389"/>
          <table:table-cell table:style-name="ce392"/>
          <table:table-cell table:style-name="ce328" table:number-columns-repeated="3"/>
          <table:table-cell table:style-name="ce350"/>
          <table:table-cell table:style-name="ce375"/>
          <table:table-cell table:style-name="ce328" table:number-columns-repeated="2"/>
          <table:table-cell table:style-name="ce389"/>
          <table:table-cell table:style-name="ce423"/>
          <table:table-cell table:style-name="ce389"/>
          <table:table-cell table:style-name="ce455"/>
          <table:table-cell table:style-name="ce4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/>
          <table:table-cell table:style-name="ce46" office:value-type="string" calcext:value-type="string">
            <text:p><text:span text:style-name="T16">1</text:span><text:span text:style-name="T6">차 요구사항 변경관리</text:span><text:span text:style-name="T5">(</text:span><text:span text:style-name="T6">점검</text:span><text:span text:style-name="T5">)</text:span></text:p>
          </table:table-cell>
          <table:table-cell table:style-name="ce60" table:number-columns-repeated="2"/>
          <table:table-cell table:number-columns-repeated="2" table:style-name="ce98" office:value-type="float" office:value="0.05" calcext:value-type="float">
            <text:p>0.05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70];0;IF(AND([.M70]&lt;=[.$B$2];[.N70]&gt;=[.$B$2]);[.H70]*(DAYS360([.M70];[.$B$2]+1)/(VALUE([.N70])-VALUE([.M70])+1));[.H70]))" office:value-type="float" office:value="0" calcext:value-type="float">
            <text:p>0.000 </text:p>
          </table:table-cell>
          <table:table-cell table:style-name="ce130" table:formula="of:=[.I70]*[.H70]" office:value-type="float" office:value="0" calcext:value-type="float">
            <text:p>0.000 </text:p>
          </table:table-cell>
          <table:table-cell table:style-name="ce145" table:formula="of:=IF([.I70]=1;&quot;종료&quot;;IF(AND([.I70]=0;[.$B$2]&lt;[.M70]);&quot;&quot;;IF(AND([.I70]=0;[.$B$2]&gt;[.N70]);&quot;지연&quot;;IF(AND([.N70]&lt;[.$B$2];[.I70]&lt;&gt;100);&quot;지연&quot;;&quot;진행&quot;))))">
            <text:p/>
          </table:table-cell>
          <table:table-cell table:style-name="ce173" office:value-type="date" office:date-value="2015-07-10" calcext:value-type="date">
            <text:p>2015-07-10</text:p>
          </table:table-cell>
          <table:table-cell table:style-name="ce173" office:value-type="date" office:date-value="2015-07-13" calcext:value-type="date">
            <text:p>2015-07-13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244"/>
          <table:table-cell table:style-name="ce30" table:number-columns-repeated="2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5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2</text:span><text:span text:style-name="T6">차 요구사항 변경관리</text:span><text:span text:style-name="T5">(</text:span><text:span text:style-name="T6">점검</text:span><text:span text:style-name="T5">)</text:span></text:p>
          </table:table-cell>
          <table:table-cell table:style-name="ce60" table:number-columns-repeated="2"/>
          <table:table-cell table:number-columns-repeated="2" table:style-name="ce98" office:value-type="float" office:value="0.05" calcext:value-type="float">
            <text:p>0.05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71];0;IF(AND([.M71]&lt;=[.$B$2];[.N71]&gt;=[.$B$2]);[.H71]*(DAYS360([.M71];[.$B$2]+1)/(VALUE([.N71])-VALUE([.M71])+1));[.H71]))" office:value-type="float" office:value="0" calcext:value-type="float">
            <text:p>0.000 </text:p>
          </table:table-cell>
          <table:table-cell table:style-name="ce130" table:formula="of:=[.I71]*[.H71]" office:value-type="float" office:value="0" calcext:value-type="float">
            <text:p>0.000 </text:p>
          </table:table-cell>
          <table:table-cell table:style-name="ce145" table:formula="of:=IF([.I71]=1;&quot;종료&quot;;IF(AND([.I71]=0;[.$B$2]&lt;[.M71]);&quot;&quot;;IF(AND([.I71]=0;[.$B$2]&gt;[.N71]);&quot;지연&quot;;IF(AND([.N71]&lt;[.$B$2];[.I71]&lt;&gt;100);&quot;지연&quot;;&quot;진행&quot;))))">
            <text:p/>
          </table:table-cell>
          <table:table-cell table:style-name="ce173" office:value-type="date" office:date-value="2015-08-25" calcext:value-type="date">
            <text:p>2015-08-25</text:p>
          </table:table-cell>
          <table:table-cell table:style-name="ce173" office:value-type="date" office:date-value="2015-08-31" calcext:value-type="date">
            <text:p>2015-08-31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84"/>
          <table:table-cell table:style-name="ce311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1</text:span><text:span text:style-name="T6">차 요구사항 추적관리</text:span><text:span text:style-name="T5">(</text:span><text:span text:style-name="T6">점검</text:span><text:span text:style-name="T5">)</text:span></text:p>
          </table:table-cell>
          <table:table-cell table:style-name="ce60" table:number-columns-repeated="2"/>
          <table:table-cell table:number-columns-repeated="2" table:style-name="ce98" office:value-type="float" office:value="0.05" calcext:value-type="float">
            <text:p>0.05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72];0;IF(AND([.M72]&lt;=[.$B$2];[.N72]&gt;=[.$B$2]);[.H72]*(DAYS360([.M72];[.$B$2]+1)/(VALUE([.N72])-VALUE([.M72])+1));[.H72]))" office:value-type="float" office:value="0" calcext:value-type="float">
            <text:p>0.000 </text:p>
          </table:table-cell>
          <table:table-cell table:style-name="ce130" table:formula="of:=[.I72]*[.H72]" office:value-type="float" office:value="0" calcext:value-type="float">
            <text:p>0.000 </text:p>
          </table:table-cell>
          <table:table-cell table:style-name="ce145" table:formula="of:=IF([.I72]=1;&quot;종료&quot;;IF(AND([.I72]=0;[.$B$2]&lt;[.M72]);&quot;&quot;;IF(AND([.I72]=0;[.$B$2]&gt;[.N72]);&quot;지연&quot;;IF(AND([.N72]&lt;[.$B$2];[.I72]&lt;&gt;100);&quot;지연&quot;;&quot;진행&quot;))))">
            <text:p/>
          </table:table-cell>
          <table:table-cell table:style-name="ce173" office:value-type="date" office:date-value="2015-08-25" calcext:value-type="date">
            <text:p>2015-08-25</text:p>
          </table:table-cell>
          <table:table-cell table:style-name="ce173" office:value-type="date" office:date-value="2015-08-31" calcext:value-type="date">
            <text:p>2015-08-31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84"/>
          <table:table-cell table:style-name="ce311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2</text:span><text:span text:style-name="T6">차 요구사항 추적관리</text:span><text:span text:style-name="T5">(</text:span><text:span text:style-name="T6">점검</text:span><text:span text:style-name="T5">)</text:span></text:p>
          </table:table-cell>
          <table:table-cell table:style-name="ce60" table:number-columns-repeated="2"/>
          <table:table-cell table:number-columns-repeated="2" table:style-name="ce98" office:value-type="float" office:value="0.05" calcext:value-type="float">
            <text:p>0.05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73];0;IF(AND([.M73]&lt;=[.$B$2];[.N73]&gt;=[.$B$2]);[.H73]*(DAYS360([.M73];[.$B$2]+1)/(VALUE([.N73])-VALUE([.M73])+1));[.H73]))" office:value-type="float" office:value="0" calcext:value-type="float">
            <text:p>0.000 </text:p>
          </table:table-cell>
          <table:table-cell table:style-name="ce130" table:formula="of:=[.I73]*[.H73]" office:value-type="float" office:value="0" calcext:value-type="float">
            <text:p>0.000 </text:p>
          </table:table-cell>
          <table:table-cell table:style-name="ce145" table:formula="of:=IF([.I73]=1;&quot;종료&quot;;IF(AND([.I73]=0;[.$B$2]&lt;[.M73]);&quot;&quot;;IF(AND([.I73]=0;[.$B$2]&gt;[.N73]);&quot;지연&quot;;IF(AND([.N73]&lt;[.$B$2];[.I73]&lt;&gt;100);&quot;지연&quot;;&quot;진행&quot;))))">
            <text:p/>
          </table:table-cell>
          <table:table-cell table:style-name="ce173" office:value-type="date" office:date-value="2015-11-25" calcext:value-type="date">
            <text:p>2015-11-25</text:p>
          </table:table-cell>
          <table:table-cell table:style-name="ce173" office:value-type="date" office:date-value="2015-12-05" calcext:value-type="date">
            <text:p>2015-12-05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/>
          <table:table-cell table:style-name="ce19" office:value-type="string" calcext:value-type="string">
            <text:p>형상관리</text:p>
          </table:table-cell>
          <table:table-cell table:style-name="ce19"/>
          <table:table-cell table:style-name="ce61" table:number-columns-repeated="2"/>
          <table:table-cell table:style-name="ce99" table:formula="of:=SUM([.G75:.G79])" office:value-type="float" office:value="0.1" calcext:value-type="float">
            <text:p>0.100 </text:p>
          </table:table-cell>
          <table:table-cell table:style-name="ce99" table:formula="of:=SUM([.H75:.H79])" office:value-type="float" office:value="0.1" calcext:value-type="float">
            <text:p>0.100 </text:p>
          </table:table-cell>
          <table:table-cell table:style-name="ce114" table:formula="of:=[.K74]/[.H74]" office:value-type="percentage" office:value="0" calcext:value-type="percentage">
            <text:p>0%</text:p>
          </table:table-cell>
          <table:table-cell table:style-name="ce99" table:formula="of:=SUM([.J75:.J79])" office:value-type="float" office:value="0" calcext:value-type="float">
            <text:p>0.000 </text:p>
          </table:table-cell>
          <table:table-cell table:style-name="ce99" table:formula="of:=SUM([.K75:.K79])" office:value-type="float" office:value="0" calcext:value-type="float">
            <text:p>0.000 </text:p>
          </table:table-cell>
          <table:table-cell table:style-name="ce147" table:formula="of:=IFERROR(([.K74]/[.J74])*100;0)" office:value-type="float" office:value="0" calcext:value-type="float">
            <text:p>0.00 </text:p>
          </table:table-cell>
          <table:table-cell table:style-name="ce174" table:formula="of:=MIN([.M75:.M79])" office:value-type="date" office:date-value="2015-07-10" calcext:value-type="date">
            <text:p>2015-07-10</text:p>
          </table:table-cell>
          <table:table-cell table:style-name="ce174" table:formula="of:=MAX([.N75:.N79])" office:value-type="date" office:date-value="2015-12-05" calcext:value-type="date">
            <text:p>2015-12-05</text:p>
          </table:table-cell>
          <table:table-cell table:style-name="ce200"/>
          <table:table-cell table:style-name="ce222"/>
          <table:table-cell table:style-name="ce249" table:number-columns-repeated="2"/>
          <table:table-cell table:style-name="ce281"/>
          <table:table-cell table:style-name="ce308"/>
          <table:table-cell table:style-name="ce328" table:number-columns-repeated="3"/>
          <table:table-cell table:style-name="ce350"/>
          <table:table-cell table:style-name="ce375"/>
          <table:table-cell table:style-name="ce328" table:number-columns-repeated="2"/>
          <table:table-cell table:style-name="ce389"/>
          <table:table-cell table:style-name="ce392"/>
          <table:table-cell table:style-name="ce328" table:number-columns-repeated="3"/>
          <table:table-cell table:style-name="ce350"/>
          <table:table-cell table:style-name="ce375"/>
          <table:table-cell table:style-name="ce328" table:number-columns-repeated="2"/>
          <table:table-cell table:style-name="ce389"/>
          <table:table-cell table:style-name="ce423"/>
          <table:table-cell table:style-name="ce389"/>
          <table:table-cell table:style-name="ce455"/>
          <table:table-cell table:style-name="ce4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/>
          <table:table-cell table:style-name="ce46" office:value-type="string" calcext:value-type="string">
            <text:p><text:span text:style-name="T16">Baseline </text:span><text:span text:style-name="T6">관리 요구분석</text:span></text:p>
          </table:table-cell>
          <table:table-cell table:style-name="ce60" table:number-columns-repeated="2"/>
          <table:table-cell table:number-columns-repeated="2" table:style-name="ce98" office:value-type="float" office:value="0.02" calcext:value-type="float">
            <text:p>0.02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75];0;IF(AND([.M75]&lt;=[.$B$2];[.N75]&gt;=[.$B$2]);[.H75]*(DAYS360([.M75];[.$B$2]+1)/(VALUE([.N75])-VALUE([.M75])+1));[.H75]))" office:value-type="float" office:value="0" calcext:value-type="float">
            <text:p>0.000 </text:p>
          </table:table-cell>
          <table:table-cell table:style-name="ce130" table:formula="of:=[.I75]*[.H75]" office:value-type="float" office:value="0" calcext:value-type="float">
            <text:p>0.000 </text:p>
          </table:table-cell>
          <table:table-cell table:style-name="ce145" table:formula="of:=IF([.I75]=1;&quot;종료&quot;;IF(AND([.I75]=0;[.$B$2]&lt;[.M75]);&quot;&quot;;IF(AND([.I75]=0;[.$B$2]&gt;[.N75]);&quot;지연&quot;;IF(AND([.N75]&lt;[.$B$2];[.I75]&lt;&gt;100);&quot;지연&quot;;&quot;진행&quot;))))">
            <text:p/>
          </table:table-cell>
          <table:table-cell table:style-name="ce173" office:value-type="date" office:date-value="2015-07-10" calcext:value-type="date">
            <text:p>2015-07-10</text:p>
          </table:table-cell>
          <table:table-cell table:style-name="ce173" office:value-type="date" office:date-value="2015-07-15" calcext:value-type="date">
            <text:p>2015-07-15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29" table:number-columns-repeated="2"/>
          <table:table-cell table:style-name="ce30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5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Baseline </text:span><text:span text:style-name="T6">관리 설계</text:span></text:p>
          </table:table-cell>
          <table:table-cell table:style-name="ce60" table:number-columns-repeated="2"/>
          <table:table-cell table:number-columns-repeated="2" table:style-name="ce98" office:value-type="float" office:value="0.04" calcext:value-type="float">
            <text:p>0.04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76];0;IF(AND([.M76]&lt;=[.$B$2];[.N76]&gt;=[.$B$2]);[.H76]*(DAYS360([.M76];[.$B$2]+1)/(VALUE([.N76])-VALUE([.M76])+1));[.H76]))" office:value-type="float" office:value="0" calcext:value-type="float">
            <text:p>0.000 </text:p>
          </table:table-cell>
          <table:table-cell table:style-name="ce130" table:formula="of:=[.I76]*[.H76]" office:value-type="float" office:value="0" calcext:value-type="float">
            <text:p>0.000 </text:p>
          </table:table-cell>
          <table:table-cell table:style-name="ce145" table:formula="of:=IF([.I76]=1;&quot;종료&quot;;IF(AND([.I76]=0;[.$B$2]&lt;[.M76]);&quot;&quot;;IF(AND([.I76]=0;[.$B$2]&gt;[.N76]);&quot;지연&quot;;IF(AND([.N76]&lt;[.$B$2];[.I76]&lt;&gt;100);&quot;지연&quot;;&quot;진행&quot;))))">
            <text:p/>
          </table:table-cell>
          <table:table-cell table:style-name="ce173" office:value-type="date" office:date-value="2015-08-25" calcext:value-type="date">
            <text:p>2015-08-25</text:p>
          </table:table-cell>
          <table:table-cell table:style-name="ce173" office:value-type="date" office:date-value="2015-08-31" calcext:value-type="date">
            <text:p>2015-08-31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85"/>
          <table:table-cell table:style-name="ce313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Baseline </text:span><text:span text:style-name="T6">관리 개발</text:span></text:p>
          </table:table-cell>
          <table:table-cell table:style-name="ce60" table:number-columns-repeated="2"/>
          <table:table-cell table:number-columns-repeated="2" table:style-name="ce98" office:value-type="float" office:value="0.02" calcext:value-type="float">
            <text:p>0.02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77];0;IF(AND([.M77]&lt;=[.$B$2];[.N77]&gt;=[.$B$2]);[.H77]*(DAYS360([.M77];[.$B$2]+1)/(VALUE([.N77])-VALUE([.M77])+1));[.H77]))" office:value-type="float" office:value="0" calcext:value-type="float">
            <text:p>0.000 </text:p>
          </table:table-cell>
          <table:table-cell table:style-name="ce130" table:formula="of:=[.I77]*[.H77]" office:value-type="float" office:value="0" calcext:value-type="float">
            <text:p>0.000 </text:p>
          </table:table-cell>
          <table:table-cell table:style-name="ce145" table:formula="of:=IF([.I77]=1;&quot;종료&quot;;IF(AND([.I77]=0;[.$B$2]&lt;[.M77]);&quot;&quot;;IF(AND([.I77]=0;[.$B$2]&gt;[.N77]);&quot;지연&quot;;IF(AND([.N77]&lt;[.$B$2];[.I77]&lt;&gt;100);&quot;지연&quot;;&quot;진행&quot;))))">
            <text:p/>
          </table:table-cell>
          <table:table-cell table:style-name="ce173" office:value-type="date" office:date-value="2015-11-25" calcext:value-type="date">
            <text:p>2015-11-25</text:p>
          </table:table-cell>
          <table:table-cell table:style-name="ce173" office:value-type="date" office:date-value="2015-12-05" calcext:value-type="date">
            <text:p>2015-12-05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1</text:span><text:span text:style-name="T6">차 변경관리</text:span><text:span text:style-name="T5">(</text:span><text:span text:style-name="T6">점검</text:span><text:span text:style-name="T5">)</text:span></text:p>
          </table:table-cell>
          <table:table-cell table:style-name="ce60" table:number-columns-repeated="2"/>
          <table:table-cell table:number-columns-repeated="2" table:style-name="ce98" office:value-type="float" office:value="0.01" calcext:value-type="float">
            <text:p>0.01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78];0;IF(AND([.M78]&lt;=[.$B$2];[.N78]&gt;=[.$B$2]);[.H78]*(DAYS360([.M78];[.$B$2]+1)/(VALUE([.N78])-VALUE([.M78])+1));[.H78]))" office:value-type="float" office:value="0" calcext:value-type="float">
            <text:p>0.000 </text:p>
          </table:table-cell>
          <table:table-cell table:style-name="ce130" table:formula="of:=[.I78]*[.H78]" office:value-type="float" office:value="0" calcext:value-type="float">
            <text:p>0.000 </text:p>
          </table:table-cell>
          <table:table-cell table:style-name="ce145" table:formula="of:=IF([.I78]=1;&quot;종료&quot;;IF(AND([.I78]=0;[.$B$2]&lt;[.M78]);&quot;&quot;;IF(AND([.I78]=0;[.$B$2]&gt;[.N78]);&quot;지연&quot;;IF(AND([.N78]&lt;[.$B$2];[.I78]&lt;&gt;100);&quot;지연&quot;;&quot;진행&quot;))))">
            <text:p/>
          </table:table-cell>
          <table:table-cell table:style-name="ce173" office:value-type="date" office:date-value="2015-07-10" calcext:value-type="date">
            <text:p>2015-07-10</text:p>
          </table:table-cell>
          <table:table-cell table:style-name="ce173" office:value-type="date" office:date-value="2015-07-15" calcext:value-type="date">
            <text:p>2015-07-15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29" table:number-columns-repeated="2"/>
          <table:table-cell table:style-name="ce30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46" office:value-type="string" calcext:value-type="string">
            <text:p><text:span text:style-name="T16">2</text:span><text:span text:style-name="T6">차 변경관리</text:span><text:span text:style-name="T5">(</text:span><text:span text:style-name="T6">점검</text:span><text:span text:style-name="T5">)</text:span></text:p>
          </table:table-cell>
          <table:table-cell table:style-name="ce60" table:number-columns-repeated="2"/>
          <table:table-cell table:number-columns-repeated="2" table:style-name="ce98" office:value-type="float" office:value="0.01" calcext:value-type="float">
            <text:p>0.01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79];0;IF(AND([.M79]&lt;=[.$B$2];[.N79]&gt;=[.$B$2]);[.H79]*(DAYS360([.M79];[.$B$2]+1)/(VALUE([.N79])-VALUE([.M79])+1));[.H79]))" office:value-type="float" office:value="0" calcext:value-type="float">
            <text:p>0.000 </text:p>
          </table:table-cell>
          <table:table-cell table:style-name="ce130" table:formula="of:=[.I79]*[.H79]" office:value-type="float" office:value="0" calcext:value-type="float">
            <text:p>0.000 </text:p>
          </table:table-cell>
          <table:table-cell table:style-name="ce145" table:formula="of:=IF([.I79]=1;&quot;종료&quot;;IF(AND([.I79]=0;[.$B$2]&lt;[.M79]);&quot;&quot;;IF(AND([.I79]=0;[.$B$2]&gt;[.N79]);&quot;지연&quot;;IF(AND([.N79]&lt;[.$B$2];[.I79]&lt;&gt;100);&quot;지연&quot;;&quot;진행&quot;))))">
            <text:p/>
          </table:table-cell>
          <table:table-cell table:style-name="ce173" office:value-type="date" office:date-value="2015-08-25" calcext:value-type="date">
            <text:p>2015-08-25</text:p>
          </table:table-cell>
          <table:table-cell table:style-name="ce173" office:value-type="date" office:date-value="2015-08-31" calcext:value-type="date">
            <text:p>2015-08-31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85"/>
          <table:table-cell table:style-name="ce313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/>
          <table:table-cell table:style-name="ce19" office:value-type="string" calcext:value-type="string">
            <text:p>보고회</text:p>
          </table:table-cell>
          <table:table-cell table:style-name="ce19"/>
          <table:table-cell table:style-name="ce61" table:number-columns-repeated="2"/>
          <table:table-cell table:style-name="ce99" table:formula="of:=SUM([.G81:.G83])" office:value-type="float" office:value="0.3" calcext:value-type="float">
            <text:p>0.300 </text:p>
          </table:table-cell>
          <table:table-cell table:style-name="ce99" table:formula="of:=SUM([.H81:.H83])" office:value-type="float" office:value="0.3" calcext:value-type="float">
            <text:p>0.300 </text:p>
          </table:table-cell>
          <table:table-cell table:style-name="ce114" table:formula="of:=[.K80]/[.H80]" office:value-type="percentage" office:value="0" calcext:value-type="percentage">
            <text:p>0%</text:p>
          </table:table-cell>
          <table:table-cell table:style-name="ce99" table:formula="of:=SUM([.J81:.J83])" office:value-type="float" office:value="0" calcext:value-type="float">
            <text:p>0.000 </text:p>
          </table:table-cell>
          <table:table-cell table:style-name="ce99" table:formula="of:=SUM([.K81:.K83])" office:value-type="float" office:value="0" calcext:value-type="float">
            <text:p>0.000 </text:p>
          </table:table-cell>
          <table:table-cell table:style-name="ce147" table:formula="of:=IFERROR(([.K80]/[.J80])*100;0)" office:value-type="float" office:value="0" calcext:value-type="float">
            <text:p>0.00 </text:p>
          </table:table-cell>
          <table:table-cell table:style-name="ce174" table:formula="of:=MIN([.M81:.M83])" office:value-type="date" office:date-value="2015-06-23" calcext:value-type="date">
            <text:p>2015-06-23</text:p>
          </table:table-cell>
          <table:table-cell table:style-name="ce174" table:formula="of:=MAX([.N81:.N83])" office:value-type="date" office:date-value="2015-12-28" calcext:value-type="date">
            <text:p>2015-12-28</text:p>
          </table:table-cell>
          <table:table-cell table:style-name="ce200"/>
          <table:table-cell table:style-name="ce222"/>
          <table:table-cell table:style-name="ce249" table:number-columns-repeated="2"/>
          <table:table-cell table:style-name="ce283"/>
          <table:table-cell table:style-name="ce310"/>
          <table:table-cell table:style-name="ce246" table:number-columns-repeated="3"/>
          <table:table-cell table:style-name="ce349"/>
          <table:table-cell table:style-name="ce374"/>
          <table:table-cell table:style-name="ce246" table:number-columns-repeated="2"/>
          <table:table-cell table:style-name="ce283"/>
          <table:table-cell table:style-name="ce310"/>
          <table:table-cell table:style-name="ce246" table:number-columns-repeated="3"/>
          <table:table-cell table:style-name="ce349"/>
          <table:table-cell table:style-name="ce374"/>
          <table:table-cell table:style-name="ce246" table:number-columns-repeated="2"/>
          <table:table-cell table:style-name="ce283"/>
          <table:table-cell table:style-name="ce420"/>
          <table:table-cell table:style-name="ce283"/>
          <table:table-cell table:style-name="ce452"/>
          <table:table-cell table:style-name="ce4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/>
          <table:table-cell table:style-name="ce17" office:value-type="string" calcext:value-type="string">
            <text:p>착수보고회</text:p>
          </table:table-cell>
          <table:table-cell table:style-name="ce60" table:number-columns-repeated="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81];0;IF(AND([.M81]&lt;=[.$B$2];[.N81]&gt;=[.$B$2]);[.H81]*(DAYS360([.M81];[.$B$2]+1)/(VALUE([.N81])-VALUE([.M81])+1));[.H81]))" office:value-type="float" office:value="0" calcext:value-type="float">
            <text:p>0.000 </text:p>
          </table:table-cell>
          <table:table-cell table:style-name="ce130" table:formula="of:=[.I81]*[.H81]" office:value-type="float" office:value="0" calcext:value-type="float">
            <text:p>0.000 </text:p>
          </table:table-cell>
          <table:table-cell table:style-name="ce145" table:formula="of:=IF([.I81]=1;&quot;종료&quot;;IF(AND([.I81]=0;[.$B$2]&lt;[.M81]);&quot;&quot;;IF(AND([.I81]=0;[.$B$2]&gt;[.N81]);&quot;지연&quot;;IF(AND([.N81]&lt;[.$B$2];[.I81]&lt;&gt;100);&quot;지연&quot;;&quot;진행&quot;))))">
            <text:p/>
          </table:table-cell>
          <table:table-cell table:number-columns-repeated="2" table:style-name="ce173" office:value-type="date" office:date-value="2015-06-23" calcext:value-type="date">
            <text:p>2015-06-23</text:p>
          </table:table-cell>
          <table:table-cell table:style-name="ce200" office:value-type="string" calcext:value-type="string">
            <text:p>착수보고서</text:p>
          </table:table-cell>
          <table:table-cell table:style-name="ce220"/>
          <table:table-cell table:style-name="ce30" table:number-columns-repeated="2"/>
          <table:table-cell table:style-name="ce285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5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1">중간보고회 </text:span><text:span text:style-name="T2">- (</text:span><text:span text:style-name="T3">설계완료</text:span><text:span text:style-name="T2">)</text:span></text:p>
          </table:table-cell>
          <table:table-cell table:style-name="ce60" table:number-columns-repeated="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82];0;IF(AND([.M82]&lt;=[.$B$2];[.N82]&gt;=[.$B$2]);[.H82]*(DAYS360([.M82];[.$B$2]+1)/(VALUE([.N82])-VALUE([.M82])+1));[.H82]))" office:value-type="float" office:value="0" calcext:value-type="float">
            <text:p>0.000 </text:p>
          </table:table-cell>
          <table:table-cell table:style-name="ce130" table:formula="of:=[.I82]*[.H82]" office:value-type="float" office:value="0" calcext:value-type="float">
            <text:p>0.000 </text:p>
          </table:table-cell>
          <table:table-cell table:style-name="ce145" table:formula="of:=IF([.I82]=1;&quot;종료&quot;;IF(AND([.I82]=0;[.$B$2]&lt;[.M82]);&quot;&quot;;IF(AND([.I82]=0;[.$B$2]&gt;[.N82]);&quot;지연&quot;;IF(AND([.N82]&lt;[.$B$2];[.I82]&lt;&gt;100);&quot;지연&quot;;&quot;진행&quot;))))">
            <text:p/>
          </table:table-cell>
          <table:table-cell table:style-name="ce173" office:value-type="date" office:date-value="2015-08-31" calcext:value-type="date">
            <text:p>2015-08-31</text:p>
          </table:table-cell>
          <table:table-cell table:style-name="ce173" office:value-type="date" office:date-value="2015-09-05" calcext:value-type="date">
            <text:p>2015-09-05</text:p>
          </table:table-cell>
          <table:table-cell table:style-name="ce200" office:value-type="string" calcext:value-type="string">
            <text:p>중간보고서</text:p>
          </table:table-cell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13"/>
          <table:table-cell table:style-name="ce338"/>
          <table:table-cell table:style-name="ce30" table:number-columns-repeated="2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프로젝트 완료보고</text:p>
          </table:table-cell>
          <table:table-cell table:style-name="ce60" table:number-columns-repeated="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83];0;IF(AND([.M83]&lt;=[.$B$2];[.N83]&gt;=[.$B$2]);[.H83]*(DAYS360([.M83];[.$B$2]+1)/(VALUE([.N83])-VALUE([.M83])+1));[.H83]))" office:value-type="float" office:value="0" calcext:value-type="float">
            <text:p>0.000 </text:p>
          </table:table-cell>
          <table:table-cell table:style-name="ce130" table:formula="of:=[.I83]*[.H83]" office:value-type="float" office:value="0" calcext:value-type="float">
            <text:p>0.000 </text:p>
          </table:table-cell>
          <table:table-cell table:style-name="ce145" table:formula="of:=IF([.I83]=1;&quot;종료&quot;;IF(AND([.I83]=0;[.$B$2]&lt;[.M83]);&quot;&quot;;IF(AND([.I83]=0;[.$B$2]&gt;[.N83]);&quot;지연&quot;;IF(AND([.N83]&lt;[.$B$2];[.I83]&lt;&gt;100);&quot;지연&quot;;&quot;진행&quot;))))">
            <text:p/>
          </table:table-cell>
          <table:table-cell table:style-name="ce173" office:value-type="date" office:date-value="2015-12-21" calcext:value-type="date">
            <text:p>2015-12-21</text:p>
          </table:table-cell>
          <table:table-cell table:style-name="ce173" office:value-type="date" office:date-value="2015-12-28" calcext:value-type="date">
            <text:p>2015-12-28</text:p>
          </table:table-cell>
          <table:table-cell table:style-name="ce200" office:value-type="string" calcext:value-type="string">
            <text:p>완료보고서</text:p>
          </table:table-cell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 office:value-type="string" calcext:value-type="string">
            <text:p>감리</text:p>
          </table:table-cell>
          <table:table-cell table:style-name="ce19" table:number-columns-repeated="2"/>
          <table:table-cell table:style-name="ce61" table:number-columns-repeated="2"/>
          <table:table-cell table:style-name="ce99" table:formula="of:=SUM([.G85];[.G90])" office:value-type="float" office:value="1" calcext:value-type="float">
            <text:p>1.000 </text:p>
          </table:table-cell>
          <table:table-cell table:style-name="ce99" table:formula="of:=SUM([.H85];[.H90])" office:value-type="float" office:value="1" calcext:value-type="float">
            <text:p>1.000 </text:p>
          </table:table-cell>
          <table:table-cell table:style-name="ce114" table:formula="of:=[.K84]/[.H84]" office:value-type="percentage" office:value="0" calcext:value-type="percentage">
            <text:p>0%</text:p>
          </table:table-cell>
          <table:table-cell table:style-name="ce99" table:formula="of:=SUM([.J85];[.J90])" office:value-type="float" office:value="0" calcext:value-type="float">
            <text:p>0.000 </text:p>
          </table:table-cell>
          <table:table-cell table:style-name="ce99" table:formula="of:=SUM([.K85];[.K90])" office:value-type="float" office:value="0" calcext:value-type="float">
            <text:p>0.000 </text:p>
          </table:table-cell>
          <table:table-cell table:style-name="ce147" table:formula="of:=IFERROR(([.K84]/[.J84])*100;0)" office:value-type="float" office:value="0" calcext:value-type="float">
            <text:p>0.00 </text:p>
          </table:table-cell>
          <table:table-cell table:style-name="ce174" table:formula="of:=MIN([.M85:.M94])" office:value-type="date" office:date-value="2015-08-31" calcext:value-type="date">
            <text:p>2015-08-31</text:p>
          </table:table-cell>
          <table:table-cell table:style-name="ce174" table:formula="of:=MAX([.N85:.N94])" office:value-type="date" office:date-value="2015-12-22" calcext:value-type="date">
            <text:p>2015-12-22</text:p>
          </table:table-cell>
          <table:table-cell table:style-name="ce200"/>
          <table:table-cell table:style-name="ce222"/>
          <table:table-cell table:style-name="ce249" table:number-columns-repeated="2"/>
          <table:table-cell table:style-name="ce281"/>
          <table:table-cell table:style-name="ce308"/>
          <table:table-cell table:style-name="ce249" table:number-columns-repeated="3"/>
          <table:table-cell table:style-name="ce346"/>
          <table:table-cell table:style-name="ce371"/>
          <table:table-cell table:style-name="ce249" table:number-columns-repeated="2"/>
          <table:table-cell table:style-name="ce281"/>
          <table:table-cell table:style-name="ce310"/>
          <table:table-cell table:style-name="ce246" table:number-columns-repeated="3"/>
          <table:table-cell table:style-name="ce349"/>
          <table:table-cell table:style-name="ce374"/>
          <table:table-cell table:style-name="ce246" table:number-columns-repeated="2"/>
          <table:table-cell table:style-name="ce283"/>
          <table:table-cell table:style-name="ce420"/>
          <table:table-cell table:style-name="ce283"/>
          <table:table-cell table:style-name="ce452"/>
          <table:table-cell table:style-name="ce4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/>
          <table:table-cell table:style-name="ce19" office:value-type="string" calcext:value-type="string">
            <text:p>중간감리</text:p>
          </table:table-cell>
          <table:table-cell table:style-name="ce19"/>
          <table:table-cell table:style-name="ce61" table:number-columns-repeated="2"/>
          <table:table-cell table:style-name="ce99" table:formula="of:=SUM([.G86:.G89])" office:value-type="float" office:value="0.5" calcext:value-type="float">
            <text:p>0.500 </text:p>
          </table:table-cell>
          <table:table-cell table:style-name="ce99" table:formula="of:=SUM([.H86:.H89])" office:value-type="float" office:value="0.5" calcext:value-type="float">
            <text:p>0.500 </text:p>
          </table:table-cell>
          <table:table-cell table:style-name="ce114" table:formula="of:=[.K85]/[.H85]" office:value-type="percentage" office:value="0" calcext:value-type="percentage">
            <text:p>0%</text:p>
          </table:table-cell>
          <table:table-cell table:style-name="ce99" table:formula="of:=SUM([.J86:.J89])" office:value-type="float" office:value="0" calcext:value-type="float">
            <text:p>0.000 </text:p>
          </table:table-cell>
          <table:table-cell table:style-name="ce99" table:formula="of:=SUM([.K86:.K89])" office:value-type="float" office:value="0" calcext:value-type="float">
            <text:p>0.000 </text:p>
          </table:table-cell>
          <table:table-cell table:style-name="ce147" table:formula="of:=IFERROR(([.K85]/[.J85])*100;0)" office:value-type="float" office:value="0" calcext:value-type="float">
            <text:p>0.00 </text:p>
          </table:table-cell>
          <table:table-cell table:style-name="ce174" table:formula="of:=MIN([.M86:.M89])" office:value-type="date" office:date-value="2015-08-31" calcext:value-type="date">
            <text:p>2015-08-31</text:p>
          </table:table-cell>
          <table:table-cell table:style-name="ce174" table:formula="of:=MAX([.N86:.N89])" office:value-type="date" office:date-value="2015-09-15" calcext:value-type="date">
            <text:p>2015-09-15</text:p>
          </table:table-cell>
          <table:table-cell table:style-name="ce200"/>
          <table:table-cell table:style-name="ce222"/>
          <table:table-cell table:style-name="ce249" table:number-columns-repeated="2"/>
          <table:table-cell table:style-name="ce281"/>
          <table:table-cell table:style-name="ce308"/>
          <table:table-cell table:style-name="ce249" table:number-columns-repeated="3"/>
          <table:table-cell table:style-name="ce346"/>
          <table:table-cell table:style-name="ce371"/>
          <table:table-cell table:style-name="ce249" table:number-columns-repeated="2"/>
          <table:table-cell table:style-name="ce281"/>
          <table:table-cell table:style-name="ce310"/>
          <table:table-cell table:style-name="ce246" table:number-columns-repeated="2"/>
          <table:table-cell table:style-name="ce249"/>
          <table:table-cell table:style-name="ce346"/>
          <table:table-cell table:style-name="ce371"/>
          <table:table-cell table:style-name="ce249" table:number-columns-repeated="2"/>
          <table:table-cell table:style-name="ce281"/>
          <table:table-cell table:style-name="ce419"/>
          <table:table-cell table:style-name="ce281"/>
          <table:table-cell table:style-name="ce451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/>
          <table:table-cell table:style-name="ce47" office:value-type="string" calcext:value-type="string">
            <text:p>감리대응 문서 준비</text:p>
          </table:table-cell>
          <table:table-cell table:style-name="ce62" table:number-columns-repeated="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86];0;IF(AND([.M86]&lt;=[.$B$2];[.N86]&gt;=[.$B$2]);[.H86]*(DAYS360([.M86];[.$B$2]+1)/(VALUE([.N86])-VALUE([.M86])+1));[.H86]))" office:value-type="float" office:value="0" calcext:value-type="float">
            <text:p>0.000 </text:p>
          </table:table-cell>
          <table:table-cell table:style-name="ce130" table:formula="of:=[.I86]*[.H86]" office:value-type="float" office:value="0" calcext:value-type="float">
            <text:p>0.000 </text:p>
          </table:table-cell>
          <table:table-cell table:style-name="ce145" table:formula="of:=IF([.I86]=1;&quot;종료&quot;;IF(AND([.I86]=0;[.$B$2]&lt;[.M86]);&quot;&quot;;IF(AND([.I86]=0;[.$B$2]&gt;[.N86]);&quot;지연&quot;;IF(AND([.N86]&lt;[.$B$2];[.I86]&lt;&gt;100);&quot;지연&quot;;&quot;진행&quot;))))">
            <text:p/>
          </table:table-cell>
          <table:table-cell table:style-name="ce173" office:value-type="date" office:date-value="2015-08-31" calcext:value-type="date">
            <text:p>2015-08-31</text:p>
          </table:table-cell>
          <table:table-cell table:style-name="ce173" office:value-type="date" office:date-value="2015-09-04" calcext:value-type="date">
            <text:p>2015-09-04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13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5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감리 수검</text:p>
          </table:table-cell>
          <table:table-cell table:style-name="ce62" table:number-columns-repeated="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87];0;IF(AND([.M87]&lt;=[.$B$2];[.N87]&gt;=[.$B$2]);[.H87]*(DAYS360([.M87];[.$B$2]+1)/(VALUE([.N87])-VALUE([.M87])+1));[.H87]))" office:value-type="float" office:value="0" calcext:value-type="float">
            <text:p>0.000 </text:p>
          </table:table-cell>
          <table:table-cell table:style-name="ce130" table:formula="of:=[.I87]*[.H87]" office:value-type="float" office:value="0" calcext:value-type="float">
            <text:p>0.000 </text:p>
          </table:table-cell>
          <table:table-cell table:style-name="ce145" table:formula="of:=IF([.I87]=1;&quot;종료&quot;;IF(AND([.I87]=0;[.$B$2]&lt;[.M87]);&quot;&quot;;IF(AND([.I87]=0;[.$B$2]&gt;[.N87]);&quot;지연&quot;;IF(AND([.N87]&lt;[.$B$2];[.I87]&lt;&gt;100);&quot;지연&quot;;&quot;진행&quot;))))">
            <text:p/>
          </table:table-cell>
          <table:table-cell table:style-name="ce173" office:value-type="date" office:date-value="2015-09-05" calcext:value-type="date">
            <text:p>2015-09-05</text:p>
          </table:table-cell>
          <table:table-cell table:style-name="ce173" office:value-type="date" office:date-value="2015-09-09" calcext:value-type="date">
            <text:p>2015-09-09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13"/>
          <table:table-cell table:style-name="ce338"/>
          <table:table-cell table:style-name="ce30" table:number-columns-repeated="2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감리 시정조치 계획 및 수행</text:p>
          </table:table-cell>
          <table:table-cell table:style-name="ce62" table:number-columns-repeated="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88];0;IF(AND([.M88]&lt;=[.$B$2];[.N88]&gt;=[.$B$2]);[.H88]*(DAYS360([.M88];[.$B$2]+1)/(VALUE([.N88])-VALUE([.M88])+1));[.H88]))" office:value-type="float" office:value="0" calcext:value-type="float">
            <text:p>0.000 </text:p>
          </table:table-cell>
          <table:table-cell table:style-name="ce130" table:formula="of:=[.I88]*[.H88]" office:value-type="float" office:value="0" calcext:value-type="float">
            <text:p>0.000 </text:p>
          </table:table-cell>
          <table:table-cell table:style-name="ce145" table:formula="of:=IF([.I88]=1;&quot;종료&quot;;IF(AND([.I88]=0;[.$B$2]&lt;[.M88]);&quot;&quot;;IF(AND([.I88]=0;[.$B$2]&gt;[.N88]);&quot;지연&quot;;IF(AND([.N88]&lt;[.$B$2];[.I88]&lt;&gt;100);&quot;지연&quot;;&quot;진행&quot;))))">
            <text:p/>
          </table:table-cell>
          <table:table-cell table:style-name="ce173" office:value-type="date" office:date-value="2015-09-08" calcext:value-type="date">
            <text:p>2015-09-08</text:p>
          </table:table-cell>
          <table:table-cell table:style-name="ce173" office:value-type="date" office:date-value="2015-09-14" calcext:value-type="date">
            <text:p>2015-09-14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38" table:number-columns-repeated="2"/>
          <table:table-cell table:style-name="ce30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시정조치 확인</text:p>
          </table:table-cell>
          <table:table-cell table:style-name="ce62" table:number-columns-repeated="2"/>
          <table:table-cell table:number-columns-repeated="2" table:style-name="ce98" office:value-type="float" office:value="0.2" calcext:value-type="float">
            <text:p>0.20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89];0;IF(AND([.M89]&lt;=[.$B$2];[.N89]&gt;=[.$B$2]);[.H89]*(DAYS360([.M89];[.$B$2]+1)/(VALUE([.N89])-VALUE([.M89])+1));[.H89]))" office:value-type="float" office:value="0" calcext:value-type="float">
            <text:p>0.000 </text:p>
          </table:table-cell>
          <table:table-cell table:style-name="ce130" table:formula="of:=[.I89]*[.H89]" office:value-type="float" office:value="0" calcext:value-type="float">
            <text:p>0.000 </text:p>
          </table:table-cell>
          <table:table-cell table:style-name="ce145" table:formula="of:=IF([.I89]=1;&quot;종료&quot;;IF(AND([.I89]=0;[.$B$2]&lt;[.M89]);&quot;&quot;;IF(AND([.I89]=0;[.$B$2]&gt;[.N89]);&quot;지연&quot;;IF(AND([.N89]&lt;[.$B$2];[.I89]&lt;&gt;100);&quot;지연&quot;;&quot;진행&quot;))))">
            <text:p/>
          </table:table-cell>
          <table:table-cell table:style-name="ce173" office:value-type="date" office:date-value="2015-09-14" calcext:value-type="date">
            <text:p>2015-09-14</text:p>
          </table:table-cell>
          <table:table-cell table:style-name="ce173" office:value-type="date" office:date-value="2015-09-15" calcext:value-type="date">
            <text:p>2015-09-15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/>
          <table:table-cell table:style-name="ce338"/>
          <table:table-cell table:style-name="ce30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/>
          <table:table-cell table:style-name="ce19" office:value-type="string" calcext:value-type="string">
            <text:p>최종감리</text:p>
          </table:table-cell>
          <table:table-cell table:style-name="ce19"/>
          <table:table-cell table:style-name="ce63" table:number-columns-repeated="2"/>
          <table:table-cell table:style-name="ce99" table:formula="of:=SUM([.G91:.G94])" office:value-type="float" office:value="0.5" calcext:value-type="float">
            <text:p>0.500 </text:p>
          </table:table-cell>
          <table:table-cell table:style-name="ce99" table:formula="of:=SUM([.H91:.H94])" office:value-type="float" office:value="0.5" calcext:value-type="float">
            <text:p>0.500 </text:p>
          </table:table-cell>
          <table:table-cell table:style-name="ce114" table:formula="of:=[.K90]/[.H90]" office:value-type="percentage" office:value="0" calcext:value-type="percentage">
            <text:p>0%</text:p>
          </table:table-cell>
          <table:table-cell table:style-name="ce99" table:formula="of:=SUM([.J91:.J94])" office:value-type="float" office:value="0" calcext:value-type="float">
            <text:p>0.000 </text:p>
          </table:table-cell>
          <table:table-cell table:style-name="ce99" table:formula="of:=SUM([.K91:.K94])" office:value-type="float" office:value="0" calcext:value-type="float">
            <text:p>0.000 </text:p>
          </table:table-cell>
          <table:table-cell table:style-name="ce147" table:formula="of:=IFERROR(([.K90]/[.J90])*100;0)" office:value-type="float" office:value="0" calcext:value-type="float">
            <text:p>0.00 </text:p>
          </table:table-cell>
          <table:table-cell table:style-name="ce174" table:formula="of:=MIN([.M91:.M94])" office:value-type="date" office:date-value="2015-12-07" calcext:value-type="date">
            <text:p>2015-12-07</text:p>
          </table:table-cell>
          <table:table-cell table:style-name="ce174" table:formula="of:=MAX([.N91:.N94])" office:value-type="date" office:date-value="2015-12-22" calcext:value-type="date">
            <text:p>2015-12-22</text:p>
          </table:table-cell>
          <table:table-cell table:style-name="ce200"/>
          <table:table-cell table:style-name="ce222"/>
          <table:table-cell table:style-name="ce249" table:number-columns-repeated="2"/>
          <table:table-cell table:style-name="ce281"/>
          <table:table-cell table:style-name="ce308"/>
          <table:table-cell table:style-name="ce249" table:number-columns-repeated="3"/>
          <table:table-cell table:style-name="ce346"/>
          <table:table-cell table:style-name="ce371"/>
          <table:table-cell table:style-name="ce249" table:number-columns-repeated="2"/>
          <table:table-cell table:style-name="ce281"/>
          <table:table-cell table:style-name="ce308"/>
          <table:table-cell table:style-name="ce249" table:number-columns-repeated="3"/>
          <table:table-cell table:style-name="ce346"/>
          <table:table-cell table:style-name="ce371"/>
          <table:table-cell table:style-name="ce249" table:number-columns-repeated="2"/>
          <table:table-cell table:style-name="ce281"/>
          <table:table-cell table:style-name="ce419"/>
          <table:table-cell table:style-name="ce281"/>
          <table:table-cell table:style-name="ce451"/>
          <table:table-cell table:style-name="ce4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/>
          <table:table-cell table:style-name="ce47" office:value-type="string" calcext:value-type="string">
            <text:p>감리대응 문서 준비</text:p>
          </table:table-cell>
          <table:table-cell table:style-name="ce62" table:number-columns-repeated="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91];0;IF(AND([.M91]&lt;=[.$B$2];[.N91]&gt;=[.$B$2]);[.H91]*(DAYS360([.M91];[.$B$2]+1)/(VALUE([.N91])-VALUE([.M91])+1));[.H91]))" office:value-type="float" office:value="0" calcext:value-type="float">
            <text:p>0.000 </text:p>
          </table:table-cell>
          <table:table-cell table:style-name="ce130" table:formula="of:=[.I91]*[.H91]" office:value-type="float" office:value="0" calcext:value-type="float">
            <text:p>0.000 </text:p>
          </table:table-cell>
          <table:table-cell table:style-name="ce145" table:formula="of:=IF([.I91]=1;&quot;종료&quot;;IF(AND([.I91]=0;[.$B$2]&lt;[.M91]);&quot;&quot;;IF(AND([.I91]=0;[.$B$2]&gt;[.N91]);&quot;지연&quot;;IF(AND([.N91]&lt;[.$B$2];[.I91]&lt;&gt;100);&quot;지연&quot;;&quot;진행&quot;))))">
            <text:p/>
          </table:table-cell>
          <table:table-cell table:style-name="ce173" office:value-type="date" office:date-value="2015-12-07" calcext:value-type="date">
            <text:p>2015-12-07</text:p>
          </table:table-cell>
          <table:table-cell table:style-name="ce173" office:value-type="date" office:date-value="2015-12-11" calcext:value-type="date">
            <text:p>2015-12-11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5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감리 수검</text:p>
          </table:table-cell>
          <table:table-cell table:style-name="ce62" table:number-columns-repeated="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92];0;IF(AND([.M92]&lt;=[.$B$2];[.N92]&gt;=[.$B$2]);[.H92]*(DAYS360([.M92];[.$B$2]+1)/(VALUE([.N92])-VALUE([.M92])+1));[.H92]))" office:value-type="float" office:value="0" calcext:value-type="float">
            <text:p>0.000 </text:p>
          </table:table-cell>
          <table:table-cell table:style-name="ce130" table:formula="of:=[.I92]*[.H92]" office:value-type="float" office:value="0" calcext:value-type="float">
            <text:p>0.000 </text:p>
          </table:table-cell>
          <table:table-cell table:style-name="ce145" table:formula="of:=IF([.I92]=1;&quot;종료&quot;;IF(AND([.I92]=0;[.$B$2]&lt;[.M92]);&quot;&quot;;IF(AND([.I92]=0;[.$B$2]&gt;[.N92]);&quot;지연&quot;;IF(AND([.N92]&lt;[.$B$2];[.I92]&lt;&gt;100);&quot;지연&quot;;&quot;진행&quot;))))">
            <text:p/>
          </table:table-cell>
          <table:table-cell table:style-name="ce173" office:value-type="date" office:date-value="2015-12-12" calcext:value-type="date">
            <text:p>2015-12-12</text:p>
          </table:table-cell>
          <table:table-cell table:style-name="ce173" office:value-type="date" office:date-value="2015-12-16" calcext:value-type="date">
            <text:p>2015-12-16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감리 시정조치 계획 및 수행</text:p>
          </table:table-cell>
          <table:table-cell table:style-name="ce62" table:number-columns-repeated="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93];0;IF(AND([.M93]&lt;=[.$B$2];[.N93]&gt;=[.$B$2]);[.H93]*(DAYS360([.M93];[.$B$2]+1)/(VALUE([.N93])-VALUE([.M93])+1));[.H93]))" office:value-type="float" office:value="0" calcext:value-type="float">
            <text:p>0.000 </text:p>
          </table:table-cell>
          <table:table-cell table:style-name="ce130" table:formula="of:=[.I93]*[.H93]" office:value-type="float" office:value="0" calcext:value-type="float">
            <text:p>0.000 </text:p>
          </table:table-cell>
          <table:table-cell table:style-name="ce145" table:formula="of:=IF([.I93]=1;&quot;종료&quot;;IF(AND([.I93]=0;[.$B$2]&lt;[.M93]);&quot;&quot;;IF(AND([.I93]=0;[.$B$2]&gt;[.N93]);&quot;지연&quot;;IF(AND([.N93]&lt;[.$B$2];[.I93]&lt;&gt;100);&quot;지연&quot;;&quot;진행&quot;))))">
            <text:p/>
          </table:table-cell>
          <table:table-cell table:style-name="ce173" office:value-type="date" office:date-value="2015-12-15" calcext:value-type="date">
            <text:p>2015-12-15</text:p>
          </table:table-cell>
          <table:table-cell table:style-name="ce173" office:value-type="date" office:date-value="2015-12-21" calcext:value-type="date">
            <text:p>2015-12-21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시정조치 확인</text:p>
          </table:table-cell>
          <table:table-cell table:style-name="ce62" table:number-columns-repeated="2"/>
          <table:table-cell table:number-columns-repeated="2" table:style-name="ce98" office:value-type="float" office:value="0.2" calcext:value-type="float">
            <text:p>0.20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94];0;IF(AND([.M94]&lt;=[.$B$2];[.N94]&gt;=[.$B$2]);[.H94]*(DAYS360([.M94];[.$B$2]+1)/(VALUE([.N94])-VALUE([.M94])+1));[.H94]))" office:value-type="float" office:value="0" calcext:value-type="float">
            <text:p>0.000 </text:p>
          </table:table-cell>
          <table:table-cell table:style-name="ce130" table:formula="of:=[.I94]*[.H94]" office:value-type="float" office:value="0" calcext:value-type="float">
            <text:p>0.000 </text:p>
          </table:table-cell>
          <table:table-cell table:style-name="ce145" table:formula="of:=IF([.I94]=1;&quot;종료&quot;;IF(AND([.I94]=0;[.$B$2]&lt;[.M94]);&quot;&quot;;IF(AND([.I94]=0;[.$B$2]&gt;[.N94]);&quot;지연&quot;;IF(AND([.N94]&lt;[.$B$2];[.I94]&lt;&gt;100);&quot;지연&quot;;&quot;진행&quot;))))">
            <text:p/>
          </table:table-cell>
          <table:table-cell table:style-name="ce173" office:value-type="date" office:date-value="2015-12-21" calcext:value-type="date">
            <text:p>2015-12-21</text:p>
          </table:table-cell>
          <table:table-cell table:style-name="ce173" office:value-type="date" office:date-value="2015-12-22" calcext:value-type="date">
            <text:p>2015-12-22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 office:value-type="string" calcext:value-type="string">
            <text:p>행사</text:p>
          </table:table-cell>
          <table:table-cell table:style-name="ce19" table:number-columns-repeated="2"/>
          <table:table-cell table:style-name="ce63" table:number-columns-repeated="2"/>
          <table:table-cell table:style-name="ce99" table:formula="of:=SUM([.G96])" office:value-type="float" office:value="0.4" calcext:value-type="float">
            <text:p>0.400 </text:p>
          </table:table-cell>
          <table:table-cell table:style-name="ce99" table:formula="of:=SUM([.H96])" office:value-type="float" office:value="0.4" calcext:value-type="float">
            <text:p>0.400 </text:p>
          </table:table-cell>
          <table:table-cell table:style-name="ce114" table:formula="of:=[.K95]/[.H95]" office:value-type="percentage" office:value="0" calcext:value-type="percentage">
            <text:p>0%</text:p>
          </table:table-cell>
          <table:table-cell table:style-name="ce99" table:formula="of:=SUM([.J96])" office:value-type="float" office:value="0" calcext:value-type="float">
            <text:p>0.000 </text:p>
          </table:table-cell>
          <table:table-cell table:style-name="ce99" table:formula="of:=SUM([.K96])" office:value-type="float" office:value="0" calcext:value-type="float">
            <text:p>0.000 </text:p>
          </table:table-cell>
          <table:table-cell table:style-name="ce147" table:formula="of:=IFERROR(([.K95]/[.J95])*100;0)" office:value-type="float" office:value="0" calcext:value-type="float">
            <text:p>0.00 </text:p>
          </table:table-cell>
          <table:table-cell table:style-name="ce174" table:formula="of:=MIN([.M96:.M98])" office:value-type="date" office:date-value="2015-07-20" calcext:value-type="date">
            <text:p>2015-07-20</text:p>
          </table:table-cell>
          <table:table-cell table:style-name="ce174" table:formula="of:=MAX([.N96:.N98])" office:value-type="date" office:date-value="2015-10-25" calcext:value-type="date">
            <text:p>2015-10-25</text:p>
          </table:table-cell>
          <table:table-cell table:style-name="ce200"/>
          <table:table-cell table:style-name="ce222"/>
          <table:table-cell table:style-name="ce249" table:number-columns-repeated="2"/>
          <table:table-cell table:style-name="ce281"/>
          <table:table-cell table:style-name="ce308"/>
          <table:table-cell table:style-name="ce249" table:number-columns-repeated="2"/>
          <table:table-cell table:style-name="ce246"/>
          <table:table-cell table:style-name="ce349"/>
          <table:table-cell table:style-name="ce374"/>
          <table:table-cell table:style-name="ce246" table:number-columns-repeated="2"/>
          <table:table-cell table:style-name="ce283"/>
          <table:table-cell table:style-name="ce310"/>
          <table:table-cell table:style-name="ce246" table:number-columns-repeated="3"/>
          <table:table-cell table:style-name="ce349"/>
          <table:table-cell table:style-name="ce374"/>
          <table:table-cell table:style-name="ce246" table:number-columns-repeated="2"/>
          <table:table-cell table:style-name="ce281"/>
          <table:table-cell table:style-name="ce419"/>
          <table:table-cell table:style-name="ce281"/>
          <table:table-cell table:style-name="ce451"/>
          <table:table-cell table:style-name="ce4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/>
          <table:table-cell table:style-name="ce19" office:value-type="string" calcext:value-type="string">
            <text:p>워크숍</text:p>
          </table:table-cell>
          <table:table-cell table:style-name="ce19"/>
          <table:table-cell table:style-name="ce63" table:number-columns-repeated="2"/>
          <table:table-cell table:style-name="ce99" table:formula="of:=SUM([.G97:.G98])" office:value-type="float" office:value="0.4" calcext:value-type="float">
            <text:p>0.400 </text:p>
          </table:table-cell>
          <table:table-cell table:style-name="ce99" table:formula="of:=SUM([.H97:.H98])" office:value-type="float" office:value="0.4" calcext:value-type="float">
            <text:p>0.400 </text:p>
          </table:table-cell>
          <table:table-cell table:style-name="ce114" table:formula="of:=[.K96]/[.H96]" office:value-type="percentage" office:value="0" calcext:value-type="percentage">
            <text:p>0%</text:p>
          </table:table-cell>
          <table:table-cell table:style-name="ce99" table:formula="of:=SUM([.J97:.J98])" office:value-type="float" office:value="0" calcext:value-type="float">
            <text:p>0.000 </text:p>
          </table:table-cell>
          <table:table-cell table:style-name="ce99" table:formula="of:=SUM([.K97:.K98])" office:value-type="float" office:value="0" calcext:value-type="float">
            <text:p>0.000 </text:p>
          </table:table-cell>
          <table:table-cell table:style-name="ce147" table:formula="of:=IFERROR(([.K96]/[.J96])*100;0)" office:value-type="float" office:value="0" calcext:value-type="float">
            <text:p>0.00 </text:p>
          </table:table-cell>
          <table:table-cell table:style-name="ce174" table:formula="of:=MIN([.M97:.M98])" office:value-type="date" office:date-value="2015-07-20" calcext:value-type="date">
            <text:p>2015-07-20</text:p>
          </table:table-cell>
          <table:table-cell table:style-name="ce174" table:formula="of:=MAX([.N97:.N98])" office:value-type="date" office:date-value="2015-10-25" calcext:value-type="date">
            <text:p>2015-10-25</text:p>
          </table:table-cell>
          <table:table-cell table:style-name="ce200"/>
          <table:table-cell table:style-name="ce222"/>
          <table:table-cell table:style-name="ce249" table:number-columns-repeated="2"/>
          <table:table-cell table:style-name="ce281"/>
          <table:table-cell table:style-name="ce308"/>
          <table:table-cell table:style-name="ce249" table:number-columns-repeated="2"/>
          <table:table-cell table:style-name="ce246"/>
          <table:table-cell table:style-name="ce349"/>
          <table:table-cell table:style-name="ce374"/>
          <table:table-cell table:style-name="ce246" table:number-columns-repeated="2"/>
          <table:table-cell table:style-name="ce283"/>
          <table:table-cell table:style-name="ce310"/>
          <table:table-cell table:style-name="ce246" table:number-columns-repeated="3"/>
          <table:table-cell table:style-name="ce349"/>
          <table:table-cell table:style-name="ce374"/>
          <table:table-cell table:style-name="ce246" table:number-columns-repeated="2"/>
          <table:table-cell table:style-name="ce281"/>
          <table:table-cell table:style-name="ce419"/>
          <table:table-cell table:style-name="ce281"/>
          <table:table-cell table:style-name="ce451"/>
          <table:table-cell table:style-name="ce4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13">워크숍</text:span><text:span text:style-name="T14">1</text:span><text:span text:style-name="T15">차</text:span></text:p>
          </table:table-cell>
          <table:table-cell table:style-name="ce62" table:number-columns-repeated="2"/>
          <table:table-cell table:number-columns-repeated="2" table:style-name="ce98" office:value-type="float" office:value="0.2" calcext:value-type="float">
            <text:p>0.20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97];0;IF(AND([.M97]&lt;=[.$B$2];[.N97]&gt;=[.$B$2]);[.H97]*(DAYS360([.M97];[.$B$2]+1)/(VALUE([.N97])-VALUE([.M97])+1));[.H97]))" office:value-type="float" office:value="0" calcext:value-type="float">
            <text:p>0.000 </text:p>
          </table:table-cell>
          <table:table-cell table:style-name="ce130" table:formula="of:=[.I97]*[.H97]" office:value-type="float" office:value="0" calcext:value-type="float">
            <text:p>0.000 </text:p>
          </table:table-cell>
          <table:table-cell table:style-name="ce145" table:formula="of:=IF([.I97]=1;&quot;종료&quot;;IF(AND([.I97]=0;[.$B$2]&lt;[.M97]);&quot;&quot;;IF(AND([.I97]=0;[.$B$2]&gt;[.N97]);&quot;지연&quot;;IF(AND([.N97]&lt;[.$B$2];[.I97]&lt;&gt;100);&quot;지연&quot;;&quot;진행&quot;))))">
            <text:p/>
          </table:table-cell>
          <table:table-cell table:style-name="ce173" office:value-type="date" office:date-value="2015-07-20" calcext:value-type="date">
            <text:p>2015-07-20</text:p>
          </table:table-cell>
          <table:table-cell table:style-name="ce173" office:value-type="date" office:date-value="2015-07-26" calcext:value-type="date">
            <text:p>2015-07-26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2"/>
          <table:table-cell table:style-name="ce338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5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13">워크숍</text:span><text:span text:style-name="T14">2</text:span><text:span text:style-name="T15">차</text:span></text:p>
          </table:table-cell>
          <table:table-cell table:style-name="ce62" table:number-columns-repeated="2"/>
          <table:table-cell table:number-columns-repeated="2" table:style-name="ce98" office:value-type="float" office:value="0.2" calcext:value-type="float">
            <text:p>0.20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98];0;IF(AND([.M98]&lt;=[.$B$2];[.N98]&gt;=[.$B$2]);[.H98]*(DAYS360([.M98];[.$B$2]+1)/(VALUE([.N98])-VALUE([.M98])+1));[.H98]))" office:value-type="float" office:value="0" calcext:value-type="float">
            <text:p>0.000 </text:p>
          </table:table-cell>
          <table:table-cell table:style-name="ce130" table:formula="of:=[.I98]*[.H98]" office:value-type="float" office:value="0" calcext:value-type="float">
            <text:p>0.000 </text:p>
          </table:table-cell>
          <table:table-cell table:style-name="ce145" table:formula="of:=IF([.I98]=1;&quot;종료&quot;;IF(AND([.I98]=0;[.$B$2]&lt;[.M98]);&quot;&quot;;IF(AND([.I98]=0;[.$B$2]&gt;[.N98]);&quot;지연&quot;;IF(AND([.N98]&lt;[.$B$2];[.I98]&lt;&gt;100);&quot;지연&quot;;&quot;진행&quot;))))">
            <text:p/>
          </table:table-cell>
          <table:table-cell table:style-name="ce173" office:value-type="date" office:date-value="2015-10-19" calcext:value-type="date">
            <text:p>2015-10-19</text:p>
          </table:table-cell>
          <table:table-cell table:style-name="ce173" office:value-type="date" office:date-value="2015-10-25" calcext:value-type="date">
            <text:p>2015-10-25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/>
          <table:table-cell table:style-name="ce338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 office:value-type="string" calcext:value-type="string">
            <text:p>도입솔루션</text:p>
          </table:table-cell>
          <table:table-cell table:style-name="ce19" table:number-columns-repeated="2"/>
          <table:table-cell table:style-name="ce63" table:number-columns-repeated="2"/>
          <table:table-cell table:style-name="ce99" table:formula="of:=SUM([.G100];[.G106])" office:value-type="float" office:value="0.025" calcext:value-type="float">
            <text:p>0.025 </text:p>
          </table:table-cell>
          <table:table-cell table:style-name="ce99" table:formula="of:=SUM([.H100];[.H106])" office:value-type="float" office:value="0.025" calcext:value-type="float">
            <text:p>0.025 </text:p>
          </table:table-cell>
          <table:table-cell table:style-name="ce114" table:formula="of:=[.K99]/[.H99]" office:value-type="percentage" office:value="0" calcext:value-type="percentage">
            <text:p>0%</text:p>
          </table:table-cell>
          <table:table-cell table:style-name="ce99" table:formula="of:=SUM([.J100];[.J106])" office:value-type="float" office:value="0" calcext:value-type="float">
            <text:p>0.000 </text:p>
          </table:table-cell>
          <table:table-cell table:style-name="ce99" table:formula="of:=SUM([.K100];[.K106])" office:value-type="float" office:value="0" calcext:value-type="float">
            <text:p>0.000 </text:p>
          </table:table-cell>
          <table:table-cell table:style-name="ce147" table:formula="of:=IFERROR(([.K99]/[.J99])*100;0)" office:value-type="float" office:value="0" calcext:value-type="float">
            <text:p>0.00 </text:p>
          </table:table-cell>
          <table:table-cell table:style-name="ce174" table:formula="of:=MIN([.M100:.M111])" office:value-type="date" office:date-value="2015-07-01" calcext:value-type="date">
            <text:p>2015-07-01</text:p>
          </table:table-cell>
          <table:table-cell table:style-name="ce174" table:formula="of:=MAX([.N100:.N111])" office:value-type="date" office:date-value="2015-11-17" calcext:value-type="date">
            <text:p>2015-11-17</text:p>
          </table:table-cell>
          <table:table-cell table:style-name="ce200"/>
          <table:table-cell table:style-name="ce222"/>
          <table:table-cell table:style-name="ce249" table:number-columns-repeated="2"/>
          <table:table-cell table:style-name="ce281"/>
          <table:table-cell table:style-name="ce310"/>
          <table:table-cell table:style-name="ce246" table:number-columns-repeated="3"/>
          <table:table-cell table:style-name="ce349"/>
          <table:table-cell table:style-name="ce374"/>
          <table:table-cell table:style-name="ce246" table:number-columns-repeated="2"/>
          <table:table-cell table:style-name="ce283"/>
          <table:table-cell table:style-name="ce310"/>
          <table:table-cell table:style-name="ce246" table:number-columns-repeated="3"/>
          <table:table-cell table:style-name="ce349"/>
          <table:table-cell table:style-name="ce374"/>
          <table:table-cell table:style-name="ce246" table:number-columns-repeated="2"/>
          <table:table-cell table:style-name="ce283"/>
          <table:table-cell table:style-name="ce420"/>
          <table:table-cell table:style-name="ce283"/>
          <table:table-cell table:style-name="ce452"/>
          <table:table-cell table:style-name="ce4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/>
          <table:table-cell table:style-name="ce19" office:value-type="string" calcext:value-type="string">
            <text:p><text:span text:style-name="T10">도입</text:span><text:span text:style-name="T11">.</text:span><text:span text:style-name="T12">착수</text:span></text:p>
          </table:table-cell>
          <table:table-cell table:style-name="ce19"/>
          <table:table-cell table:style-name="ce63" table:number-columns-repeated="2"/>
          <table:table-cell table:style-name="ce99" table:formula="of:=SUM([.G101:.G105])" office:value-type="float" office:value="0.01" calcext:value-type="float">
            <text:p>0.010 </text:p>
          </table:table-cell>
          <table:table-cell table:style-name="ce99" table:formula="of:=SUM([.H101:.H105])" office:value-type="float" office:value="0.01" calcext:value-type="float">
            <text:p>0.010 </text:p>
          </table:table-cell>
          <table:table-cell table:style-name="ce114" table:formula="of:=[.K100]/[.H100]" office:value-type="percentage" office:value="0" calcext:value-type="percentage">
            <text:p>0%</text:p>
          </table:table-cell>
          <table:table-cell table:style-name="ce99" table:formula="of:=SUM([.J101:.J105])" office:value-type="float" office:value="0" calcext:value-type="float">
            <text:p>0.000 </text:p>
          </table:table-cell>
          <table:table-cell table:style-name="ce99" table:formula="of:=SUM([.K101:.K105])" office:value-type="float" office:value="0" calcext:value-type="float">
            <text:p>0.000 </text:p>
          </table:table-cell>
          <table:table-cell table:style-name="ce147" table:formula="of:=IFERROR(([.K100]/[.J100])*100;0)" office:value-type="float" office:value="0" calcext:value-type="float">
            <text:p>0.00 </text:p>
          </table:table-cell>
          <table:table-cell table:style-name="ce174" table:formula="of:=MIN([.M101:.M105])" office:value-type="date" office:date-value="2015-07-01" calcext:value-type="date">
            <text:p>2015-07-01</text:p>
          </table:table-cell>
          <table:table-cell table:style-name="ce174" table:formula="of:=MAX([.N101:.N105])" office:value-type="date" office:date-value="2015-07-02" calcext:value-type="date">
            <text:p>2015-07-02</text:p>
          </table:table-cell>
          <table:table-cell table:style-name="ce200"/>
          <table:table-cell table:style-name="ce222"/>
          <table:table-cell table:style-name="ce249" table:number-columns-repeated="2"/>
          <table:table-cell table:style-name="ce281"/>
          <table:table-cell table:style-name="ce310"/>
          <table:table-cell table:style-name="ce249" table:number-columns-repeated="3"/>
          <table:table-cell table:style-name="ce346"/>
          <table:table-cell table:style-name="ce371"/>
          <table:table-cell table:style-name="ce249" table:number-columns-repeated="2"/>
          <table:table-cell table:style-name="ce281"/>
          <table:table-cell table:style-name="ce308"/>
          <table:table-cell table:style-name="ce249" table:number-columns-repeated="3"/>
          <table:table-cell table:style-name="ce346"/>
          <table:table-cell table:style-name="ce371"/>
          <table:table-cell table:style-name="ce249" table:number-columns-repeated="2"/>
          <table:table-cell table:style-name="ce281"/>
          <table:table-cell table:style-name="ce419"/>
          <table:table-cell table:style-name="ce281"/>
          <table:table-cell table:style-name="ce451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/>
          <table:table-cell table:style-name="ce17" office:value-type="string" calcext:value-type="string">
            <text:p><text:span text:style-name="T4">웹정보수집기</text:span><text:span text:style-name="T5">(I-Spider4)</text:span></text:p>
          </table:table-cell>
          <table:table-cell table:style-name="ce62" table:number-columns-repeated="2"/>
          <table:table-cell table:number-columns-repeated="2" table:style-name="ce98" office:value-type="float" office:value="0.002" calcext:value-type="float">
            <text:p>0.002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101];0;IF(AND([.M101]&lt;=[.$B$2];[.N101]&gt;=[.$B$2]);[.H101]*(DAYS360([.M101];[.$B$2]+1)/(VALUE([.N101])-VALUE([.M101])+1));[.H101]))" office:value-type="float" office:value="0" calcext:value-type="float">
            <text:p>0.000 </text:p>
          </table:table-cell>
          <table:table-cell table:style-name="ce130" table:formula="of:=[.I101]*[.H101]" office:value-type="float" office:value="0" calcext:value-type="float">
            <text:p>0.000 </text:p>
          </table:table-cell>
          <table:table-cell table:style-name="ce145" table:formula="of:=IF([.I101]=1;&quot;종료&quot;;IF(AND([.I101]=0;[.$B$2]&lt;[.M101]);&quot;&quot;;IF(AND([.I101]=0;[.$B$2]&gt;[.N101]);&quot;지연&quot;;IF(AND([.N101]&lt;[.$B$2];[.I101]&lt;&gt;100);&quot;지연&quot;;&quot;진행&quot;))))">
            <text:p/>
          </table:table-cell>
          <table:table-cell table:style-name="ce173" office:value-type="date" office:date-value="2015-07-01" calcext:value-type="date">
            <text:p>2015-07-01</text:p>
          </table:table-cell>
          <table:table-cell table:style-name="ce173" office:value-type="date" office:date-value="2015-07-02" calcext:value-type="date">
            <text:p>2015-07-02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13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5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4">통합검색엔진</text:span><text:span text:style-name="T5">(Mariner4)</text:span></text:p>
          </table:table-cell>
          <table:table-cell table:style-name="ce62" table:number-columns-repeated="2"/>
          <table:table-cell table:number-columns-repeated="2" table:style-name="ce98" office:value-type="float" office:value="0.002" calcext:value-type="float">
            <text:p>0.002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102];0;IF(AND([.M102]&lt;=[.$B$2];[.N102]&gt;=[.$B$2]);[.H102]*(DAYS360([.M102];[.$B$2]+1)/(VALUE([.N102])-VALUE([.M102])+1));[.H102]))" office:value-type="float" office:value="0" calcext:value-type="float">
            <text:p>0.000 </text:p>
          </table:table-cell>
          <table:table-cell table:style-name="ce130" table:formula="of:=[.I102]*[.H102]" office:value-type="float" office:value="0" calcext:value-type="float">
            <text:p>0.000 </text:p>
          </table:table-cell>
          <table:table-cell table:style-name="ce145" table:formula="of:=IF([.I102]=1;&quot;종료&quot;;IF(AND([.I102]=0;[.$B$2]&lt;[.M102]);&quot;&quot;;IF(AND([.I102]=0;[.$B$2]&gt;[.N102]);&quot;지연&quot;;IF(AND([.N102]&lt;[.$B$2];[.I102]&lt;&gt;100);&quot;지연&quot;;&quot;진행&quot;))))">
            <text:p/>
          </table:table-cell>
          <table:table-cell table:style-name="ce173" office:value-type="date" office:date-value="2015-07-01" calcext:value-type="date">
            <text:p>2015-07-01</text:p>
          </table:table-cell>
          <table:table-cell table:style-name="ce173" office:value-type="date" office:date-value="2015-07-02" calcext:value-type="date">
            <text:p>2015-07-02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13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4">자동분류기</text:span><text:span text:style-name="T5">(DQCAT)</text:span></text:p>
          </table:table-cell>
          <table:table-cell table:style-name="ce62" table:number-columns-repeated="2"/>
          <table:table-cell table:number-columns-repeated="2" table:style-name="ce98" office:value-type="float" office:value="0.002" calcext:value-type="float">
            <text:p>0.002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103];0;IF(AND([.M103]&lt;=[.$B$2];[.N103]&gt;=[.$B$2]);[.H103]*(DAYS360([.M103];[.$B$2]+1)/(VALUE([.N103])-VALUE([.M103])+1));[.H103]))" office:value-type="float" office:value="0" calcext:value-type="float">
            <text:p>0.000 </text:p>
          </table:table-cell>
          <table:table-cell table:style-name="ce130" table:formula="of:=[.I103]*[.H103]" office:value-type="float" office:value="0" calcext:value-type="float">
            <text:p>0.000 </text:p>
          </table:table-cell>
          <table:table-cell table:style-name="ce145" table:formula="of:=IF([.I103]=1;&quot;종료&quot;;IF(AND([.I103]=0;[.$B$2]&lt;[.M103]);&quot;&quot;;IF(AND([.I103]=0;[.$B$2]&gt;[.N103]);&quot;지연&quot;;IF(AND([.N103]&lt;[.$B$2];[.I103]&lt;&gt;100);&quot;지연&quot;;&quot;진행&quot;))))">
            <text:p/>
          </table:table-cell>
          <table:table-cell table:style-name="ce173" office:value-type="date" office:date-value="2015-07-01" calcext:value-type="date">
            <text:p>2015-07-01</text:p>
          </table:table-cell>
          <table:table-cell table:style-name="ce173" office:value-type="date" office:date-value="2015-07-02" calcext:value-type="date">
            <text:p>2015-07-02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13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4">연관도분석기</text:span><text:span text:style-name="T5">(DRAMA)</text:span></text:p>
          </table:table-cell>
          <table:table-cell table:style-name="ce62" table:number-columns-repeated="2"/>
          <table:table-cell table:number-columns-repeated="2" table:style-name="ce98" office:value-type="float" office:value="0.002" calcext:value-type="float">
            <text:p>0.002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104];0;IF(AND([.M104]&lt;=[.$B$2];[.N104]&gt;=[.$B$2]);[.H104]*(DAYS360([.M104];[.$B$2]+1)/(VALUE([.N104])-VALUE([.M104])+1));[.H104]))" office:value-type="float" office:value="0" calcext:value-type="float">
            <text:p>0.000 </text:p>
          </table:table-cell>
          <table:table-cell table:style-name="ce130" table:formula="of:=[.I104]*[.H104]" office:value-type="float" office:value="0" calcext:value-type="float">
            <text:p>0.000 </text:p>
          </table:table-cell>
          <table:table-cell table:style-name="ce145" table:formula="of:=IF([.I104]=1;&quot;종료&quot;;IF(AND([.I104]=0;[.$B$2]&lt;[.M104]);&quot;&quot;;IF(AND([.I104]=0;[.$B$2]&gt;[.N104]);&quot;지연&quot;;IF(AND([.N104]&lt;[.$B$2];[.I104]&lt;&gt;100);&quot;지연&quot;;&quot;진행&quot;))))">
            <text:p/>
          </table:table-cell>
          <table:table-cell table:style-name="ce173" office:value-type="date" office:date-value="2015-07-01" calcext:value-type="date">
            <text:p>2015-07-01</text:p>
          </table:table-cell>
          <table:table-cell table:style-name="ce173" office:value-type="date" office:date-value="2015-07-02" calcext:value-type="date">
            <text:p>2015-07-02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13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4">빅데이터플랫폼</text:span><text:span text:style-name="T5">(Flamingo2.0)</text:span></text:p>
          </table:table-cell>
          <table:table-cell table:style-name="ce62" table:number-columns-repeated="2"/>
          <table:table-cell table:number-columns-repeated="2" table:style-name="ce98" office:value-type="float" office:value="0.002" calcext:value-type="float">
            <text:p>0.002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105];0;IF(AND([.M105]&lt;=[.$B$2];[.N105]&gt;=[.$B$2]);[.H105]*(DAYS360([.M105];[.$B$2]+1)/(VALUE([.N105])-VALUE([.M105])+1));[.H105]))" office:value-type="float" office:value="0" calcext:value-type="float">
            <text:p>0.000 </text:p>
          </table:table-cell>
          <table:table-cell table:style-name="ce130" table:formula="of:=[.I105]*[.H105]" office:value-type="float" office:value="0" calcext:value-type="float">
            <text:p>0.000 </text:p>
          </table:table-cell>
          <table:table-cell table:style-name="ce145" table:formula="of:=IF([.I105]=1;&quot;종료&quot;;IF(AND([.I105]=0;[.$B$2]&lt;[.M105]);&quot;&quot;;IF(AND([.I105]=0;[.$B$2]&gt;[.N105]);&quot;지연&quot;;IF(AND([.N105]&lt;[.$B$2];[.I105]&lt;&gt;100);&quot;지연&quot;;&quot;진행&quot;))))">
            <text:p/>
          </table:table-cell>
          <table:table-cell table:style-name="ce173" office:value-type="date" office:date-value="2015-07-01" calcext:value-type="date">
            <text:p>2015-07-01</text:p>
          </table:table-cell>
          <table:table-cell table:style-name="ce173" office:value-type="date" office:date-value="2015-07-02" calcext:value-type="date">
            <text:p>2015-07-02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13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/>
          <table:table-cell table:style-name="ce31" office:value-type="string" calcext:value-type="string">
            <text:p>License</text:p>
          </table:table-cell>
          <table:table-cell table:style-name="ce19"/>
          <table:table-cell table:style-name="ce63" table:number-columns-repeated="2"/>
          <table:table-cell table:style-name="ce99" table:formula="of:=SUM([.G107:.G111])" office:value-type="float" office:value="0.015" calcext:value-type="float">
            <text:p>0.015 </text:p>
          </table:table-cell>
          <table:table-cell table:style-name="ce99" table:formula="of:=SUM([.H107:.H111])" office:value-type="float" office:value="0.015" calcext:value-type="float">
            <text:p>0.015 </text:p>
          </table:table-cell>
          <table:table-cell table:style-name="ce114" table:formula="of:=[.K106]/[.H106]" office:value-type="percentage" office:value="0" calcext:value-type="percentage">
            <text:p>0%</text:p>
          </table:table-cell>
          <table:table-cell table:style-name="ce99" table:formula="of:=SUM([.J107:.J111])" office:value-type="float" office:value="0" calcext:value-type="float">
            <text:p>0.000 </text:p>
          </table:table-cell>
          <table:table-cell table:style-name="ce131" table:formula="of:=SUM([.K107:.K111])" office:value-type="float" office:value="0" calcext:value-type="float">
            <text:p>0.000 </text:p>
          </table:table-cell>
          <table:table-cell table:style-name="ce147" table:formula="of:=IFERROR(([.K106]/[.J106])*100;0)" office:value-type="float" office:value="0" calcext:value-type="float">
            <text:p>0.00 </text:p>
          </table:table-cell>
          <table:table-cell table:style-name="ce174" table:formula="of:=MIN([.M107:.M111])" office:value-type="date" office:date-value="2015-11-16" calcext:value-type="date">
            <text:p>2015-11-16</text:p>
          </table:table-cell>
          <table:table-cell table:style-name="ce174" table:formula="of:=MAX([.N107:.N111])" office:value-type="date" office:date-value="2015-11-17" calcext:value-type="date">
            <text:p>2015-11-17</text:p>
          </table:table-cell>
          <table:table-cell table:style-name="ce200"/>
          <table:table-cell table:style-name="ce222"/>
          <table:table-cell table:style-name="ce249" table:number-columns-repeated="2"/>
          <table:table-cell table:style-name="ce281"/>
          <table:table-cell table:style-name="ce308"/>
          <table:table-cell table:style-name="ce249" table:number-columns-repeated="3"/>
          <table:table-cell table:style-name="ce346"/>
          <table:table-cell table:style-name="ce371"/>
          <table:table-cell table:style-name="ce249" table:number-columns-repeated="2"/>
          <table:table-cell table:style-name="ce281"/>
          <table:table-cell table:style-name="ce308"/>
          <table:table-cell table:style-name="ce249" table:number-columns-repeated="3"/>
          <table:table-cell table:style-name="ce346"/>
          <table:table-cell table:style-name="ce371"/>
          <table:table-cell table:style-name="ce249" table:number-columns-repeated="2"/>
          <table:table-cell table:style-name="ce281"/>
          <table:table-cell table:style-name="ce419"/>
          <table:table-cell table:style-name="ce281"/>
          <table:table-cell table:style-name="ce451"/>
          <table:table-cell table:style-name="ce4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/>
          <table:table-cell table:style-name="ce17" office:value-type="string" calcext:value-type="string">
            <text:p><text:span text:style-name="T4">웹정보수집기</text:span><text:span text:style-name="T5">(I-Spider4)</text:span></text:p>
          </table:table-cell>
          <table:table-cell table:style-name="ce62" table:number-columns-repeated="2"/>
          <table:table-cell table:number-columns-repeated="2" table:style-name="ce98" office:value-type="float" office:value="0.003" calcext:value-type="float">
            <text:p>0.003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107];0;IF(AND([.M107]&lt;=[.$B$2];[.N107]&gt;=[.$B$2]);[.H107]*(DAYS360([.M107];[.$B$2]+1)/(VALUE([.N107])-VALUE([.M107])+1));[.H107]))" office:value-type="float" office:value="0" calcext:value-type="float">
            <text:p>0.000 </text:p>
          </table:table-cell>
          <table:table-cell table:style-name="ce130" table:formula="of:=[.I107]*[.H107]" office:value-type="float" office:value="0" calcext:value-type="float">
            <text:p>0.000 </text:p>
          </table:table-cell>
          <table:table-cell table:style-name="ce145" table:formula="of:=IF([.I107]=1;&quot;종료&quot;;IF(AND([.I107]=0;[.$B$2]&lt;[.M107]);&quot;&quot;;IF(AND([.I107]=0;[.$B$2]&gt;[.N107]);&quot;지연&quot;;IF(AND([.N107]&lt;[.$B$2];[.I107]&lt;&gt;100);&quot;지연&quot;;&quot;진행&quot;))))">
            <text:p/>
          </table:table-cell>
          <table:table-cell table:style-name="ce173" office:value-type="date" office:date-value="2015-11-16" calcext:value-type="date">
            <text:p>2015-11-16</text:p>
          </table:table-cell>
          <table:table-cell table:style-name="ce173" office:value-type="date" office:date-value="2015-11-17" calcext:value-type="date">
            <text:p>2015-11-17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5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4">통합검색엔진</text:span><text:span text:style-name="T5">(Mariner4)</text:span></text:p>
          </table:table-cell>
          <table:table-cell table:style-name="ce62" table:number-columns-repeated="2"/>
          <table:table-cell table:number-columns-repeated="2" table:style-name="ce98" office:value-type="float" office:value="0.003" calcext:value-type="float">
            <text:p>0.003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108];0;IF(AND([.M108]&lt;=[.$B$2];[.N108]&gt;=[.$B$2]);[.H108]*(DAYS360([.M108];[.$B$2]+1)/(VALUE([.N108])-VALUE([.M108])+1));[.H108]))" office:value-type="float" office:value="0" calcext:value-type="float">
            <text:p>0.000 </text:p>
          </table:table-cell>
          <table:table-cell table:style-name="ce130" table:formula="of:=[.I108]*[.H108]" office:value-type="float" office:value="0" calcext:value-type="float">
            <text:p>0.000 </text:p>
          </table:table-cell>
          <table:table-cell table:style-name="ce145" table:formula="of:=IF([.I108]=1;&quot;종료&quot;;IF(AND([.I108]=0;[.$B$2]&lt;[.M108]);&quot;&quot;;IF(AND([.I108]=0;[.$B$2]&gt;[.N108]);&quot;지연&quot;;IF(AND([.N108]&lt;[.$B$2];[.I108]&lt;&gt;100);&quot;지연&quot;;&quot;진행&quot;))))">
            <text:p/>
          </table:table-cell>
          <table:table-cell table:style-name="ce173" office:value-type="date" office:date-value="2015-11-16" calcext:value-type="date">
            <text:p>2015-11-16</text:p>
          </table:table-cell>
          <table:table-cell table:style-name="ce173" office:value-type="date" office:date-value="2015-11-17" calcext:value-type="date">
            <text:p>2015-11-17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4">자동분류기</text:span><text:span text:style-name="T5">(DQCAT)</text:span></text:p>
          </table:table-cell>
          <table:table-cell table:style-name="ce62" table:number-columns-repeated="2"/>
          <table:table-cell table:number-columns-repeated="2" table:style-name="ce98" office:value-type="float" office:value="0.003" calcext:value-type="float">
            <text:p>0.003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109];0;IF(AND([.M109]&lt;=[.$B$2];[.N109]&gt;=[.$B$2]);[.H109]*(DAYS360([.M109];[.$B$2]+1)/(VALUE([.N109])-VALUE([.M109])+1));[.H109]))" office:value-type="float" office:value="0" calcext:value-type="float">
            <text:p>0.000 </text:p>
          </table:table-cell>
          <table:table-cell table:style-name="ce130" table:formula="of:=[.I109]*[.H109]" office:value-type="float" office:value="0" calcext:value-type="float">
            <text:p>0.000 </text:p>
          </table:table-cell>
          <table:table-cell table:style-name="ce145" table:formula="of:=IF([.I109]=1;&quot;종료&quot;;IF(AND([.I109]=0;[.$B$2]&lt;[.M109]);&quot;&quot;;IF(AND([.I109]=0;[.$B$2]&gt;[.N109]);&quot;지연&quot;;IF(AND([.N109]&lt;[.$B$2];[.I109]&lt;&gt;100);&quot;지연&quot;;&quot;진행&quot;))))">
            <text:p/>
          </table:table-cell>
          <table:table-cell table:style-name="ce173" office:value-type="date" office:date-value="2015-11-16" calcext:value-type="date">
            <text:p>2015-11-16</text:p>
          </table:table-cell>
          <table:table-cell table:style-name="ce173" office:value-type="date" office:date-value="2015-11-17" calcext:value-type="date">
            <text:p>2015-11-17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4">연관도분석기</text:span><text:span text:style-name="T5">(DRAMA)</text:span></text:p>
          </table:table-cell>
          <table:table-cell table:style-name="ce62" table:number-columns-repeated="2"/>
          <table:table-cell table:number-columns-repeated="2" table:style-name="ce98" office:value-type="float" office:value="0.003" calcext:value-type="float">
            <text:p>0.003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110];0;IF(AND([.M110]&lt;=[.$B$2];[.N110]&gt;=[.$B$2]);[.H110]*(DAYS360([.M110];[.$B$2]+1)/(VALUE([.N110])-VALUE([.M110])+1));[.H110]))" office:value-type="float" office:value="0" calcext:value-type="float">
            <text:p>0.000 </text:p>
          </table:table-cell>
          <table:table-cell table:style-name="ce130" table:formula="of:=[.I110]*[.H110]" office:value-type="float" office:value="0" calcext:value-type="float">
            <text:p>0.000 </text:p>
          </table:table-cell>
          <table:table-cell table:style-name="ce145" table:formula="of:=IF([.I110]=1;&quot;종료&quot;;IF(AND([.I110]=0;[.$B$2]&lt;[.M110]);&quot;&quot;;IF(AND([.I110]=0;[.$B$2]&gt;[.N110]);&quot;지연&quot;;IF(AND([.N110]&lt;[.$B$2];[.I110]&lt;&gt;100);&quot;지연&quot;;&quot;진행&quot;))))">
            <text:p/>
          </table:table-cell>
          <table:table-cell table:style-name="ce173" office:value-type="date" office:date-value="2015-11-16" calcext:value-type="date">
            <text:p>2015-11-16</text:p>
          </table:table-cell>
          <table:table-cell table:style-name="ce173" office:value-type="date" office:date-value="2015-11-17" calcext:value-type="date">
            <text:p>2015-11-17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 table:number-columns-repeated="2"/>
          <table:table-cell table:style-name="ce17" office:value-type="string" calcext:value-type="string">
            <text:p><text:span text:style-name="T4">빅데이터플랫폼</text:span><text:span text:style-name="T5">(Flamingo2.0)</text:span></text:p>
          </table:table-cell>
          <table:table-cell table:style-name="ce62" table:number-columns-repeated="2"/>
          <table:table-cell table:number-columns-repeated="2" table:style-name="ce98" office:value-type="float" office:value="0.003" calcext:value-type="float">
            <text:p>0.003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111];0;IF(AND([.M111]&lt;=[.$B$2];[.N111]&gt;=[.$B$2]);[.H111]*(DAYS360([.M111];[.$B$2]+1)/(VALUE([.N111])-VALUE([.M111])+1));[.H111]))" office:value-type="float" office:value="0" calcext:value-type="float">
            <text:p>0.000 </text:p>
          </table:table-cell>
          <table:table-cell table:style-name="ce130" table:formula="of:=[.I111]*[.H111]" office:value-type="float" office:value="0" calcext:value-type="float">
            <text:p>0.000 </text:p>
          </table:table-cell>
          <table:table-cell table:style-name="ce145" table:formula="of:=IF([.I111]=1;&quot;종료&quot;;IF(AND([.I111]=0;[.$B$2]&lt;[.M111]);&quot;&quot;;IF(AND([.I111]=0;[.$B$2]&gt;[.N111]);&quot;지연&quot;;IF(AND([.N111]&lt;[.$B$2];[.I111]&lt;&gt;100);&quot;지연&quot;;&quot;진행&quot;))))">
            <text:p/>
          </table:table-cell>
          <table:table-cell table:style-name="ce173" office:value-type="date" office:date-value="2015-11-16" calcext:value-type="date">
            <text:p>2015-11-16</text:p>
          </table:table-cell>
          <table:table-cell table:style-name="ce173" office:value-type="date" office:date-value="2015-11-17" calcext:value-type="date">
            <text:p>2015-11-17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4"/>
          <table:table-cell table:style-name="ce19" office:value-type="string" calcext:value-type="string">
            <text:p>종료</text:p>
          </table:table-cell>
          <table:table-cell table:style-name="ce19" table:number-columns-repeated="2"/>
          <table:table-cell table:style-name="ce63" table:number-columns-repeated="2"/>
          <table:table-cell table:style-name="ce99" table:formula="of:=SUM([.G113:.G121])" office:value-type="float" office:value="0.44" calcext:value-type="float">
            <text:p>0.440 </text:p>
          </table:table-cell>
          <table:table-cell table:style-name="ce99" table:formula="of:=SUM([.H113:.H121])" office:value-type="float" office:value="0.44" calcext:value-type="float">
            <text:p>0.440 </text:p>
          </table:table-cell>
          <table:table-cell table:style-name="ce114" table:formula="of:=[.K112]/[.H112]" office:value-type="percentage" office:value="0" calcext:value-type="percentage">
            <text:p>0%</text:p>
          </table:table-cell>
          <table:table-cell table:style-name="ce99" table:formula="of:=SUM([.J113:.J121])" office:value-type="float" office:value="0" calcext:value-type="float">
            <text:p>0.000 </text:p>
          </table:table-cell>
          <table:table-cell table:style-name="ce131" table:formula="of:=SUM([.K113:.K121])" office:value-type="float" office:value="0" calcext:value-type="float">
            <text:p>0.000 </text:p>
          </table:table-cell>
          <table:table-cell table:style-name="ce147" table:formula="of:=IFERROR(([.K112]/[.J112])*100;0)" office:value-type="float" office:value="0" calcext:value-type="float">
            <text:p>0.00 </text:p>
          </table:table-cell>
          <table:table-cell table:style-name="ce174" table:formula="of:=MIN([.M113:.M121])" office:value-type="date" office:date-value="2015-12-19" calcext:value-type="date">
            <text:p>2015-12-19</text:p>
          </table:table-cell>
          <table:table-cell table:style-name="ce174" table:formula="of:=MAX([.N113:.N121])" office:value-type="date" office:date-value="2015-12-28" calcext:value-type="date">
            <text:p>2015-12-28</text:p>
          </table:table-cell>
          <table:table-cell table:style-name="ce200"/>
          <table:table-cell table:style-name="ce222"/>
          <table:table-cell table:style-name="ce249" table:number-columns-repeated="2"/>
          <table:table-cell table:style-name="ce281"/>
          <table:table-cell table:style-name="ce308"/>
          <table:table-cell table:style-name="ce249" table:number-columns-repeated="3"/>
          <table:table-cell table:style-name="ce346"/>
          <table:table-cell table:style-name="ce371"/>
          <table:table-cell table:style-name="ce249" table:number-columns-repeated="2"/>
          <table:table-cell table:style-name="ce281"/>
          <table:table-cell table:style-name="ce308"/>
          <table:table-cell table:style-name="ce249" table:number-columns-repeated="3"/>
          <table:table-cell table:style-name="ce346"/>
          <table:table-cell table:style-name="ce371"/>
          <table:table-cell table:style-name="ce249" table:number-columns-repeated="2"/>
          <table:table-cell table:style-name="ce281"/>
          <table:table-cell table:style-name="ce419"/>
          <table:table-cell table:style-name="ce281"/>
          <table:table-cell table:style-name="ce451"/>
          <table:table-cell table:style-name="ce4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 office:value-type="string" calcext:value-type="string">
            <text:p>검수준비</text:p>
          </table:table-cell>
          <table:table-cell table:style-name="ce17"/>
          <table:table-cell table:style-name="ce60" table:number-columns-repeated="2"/>
          <table:table-cell table:number-columns-repeated="2" table:style-name="ce98" office:value-type="float" office:value="0.1" calcext:value-type="float">
            <text:p>0.10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113];0;IF(AND([.M113]&lt;=[.$B$2];[.N113]&gt;=[.$B$2]);[.H113]*(DAYS360([.M113];[.$B$2]+1)/(VALUE([.N113])-VALUE([.M113])+1));[.H113]))" office:value-type="float" office:value="0" calcext:value-type="float">
            <text:p>0.000 </text:p>
          </table:table-cell>
          <table:table-cell table:style-name="ce130" table:formula="of:=[.I113]*[.H113]" office:value-type="float" office:value="0" calcext:value-type="float">
            <text:p>0.000 </text:p>
          </table:table-cell>
          <table:table-cell table:style-name="ce145" table:formula="of:=IF([.I113]=1;&quot;종료&quot;;IF(AND([.I113]=0;[.$B$2]&lt;[.M113]);&quot;&quot;;IF(AND([.I113]=0;[.$B$2]&gt;[.N113]);&quot;지연&quot;;IF(AND([.N113]&lt;[.$B$2];[.I113]&lt;&gt;100);&quot;지연&quot;;&quot;진행&quot;))))">
            <text:p/>
          </table:table-cell>
          <table:table-cell table:style-name="ce173" office:value-type="date" office:date-value="2015-12-19" calcext:value-type="date">
            <text:p>2015-12-19</text:p>
          </table:table-cell>
          <table:table-cell table:style-name="ce173" office:value-type="date" office:date-value="2015-12-23" calcext:value-type="date">
            <text:p>2015-12-23</text:p>
          </table:table-cell>
          <table:table-cell table:style-name="ce200" office:value-type="string" calcext:value-type="string">
            <text:p>종료계획서</text:p>
          </table:table-cell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5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 office:value-type="string" calcext:value-type="string">
            <text:p>용역완료 내역 확인</text:p>
          </table:table-cell>
          <table:table-cell table:style-name="ce17"/>
          <table:table-cell table:style-name="ce60" table:number-columns-repeated="2"/>
          <table:table-cell table:number-columns-repeated="2" table:style-name="ce98" office:value-type="float" office:value="0.05" calcext:value-type="float">
            <text:p>0.05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114];0;IF(AND([.M114]&lt;=[.$B$2];[.N114]&gt;=[.$B$2]);[.H114]*(DAYS360([.M114];[.$B$2]+1)/(VALUE([.N114])-VALUE([.M114])+1));[.H114]))" office:value-type="float" office:value="0" calcext:value-type="float">
            <text:p>0.000 </text:p>
          </table:table-cell>
          <table:table-cell table:style-name="ce130" table:formula="of:=[.I114]*[.H114]" office:value-type="float" office:value="0" calcext:value-type="float">
            <text:p>0.000 </text:p>
          </table:table-cell>
          <table:table-cell table:style-name="ce145" table:formula="of:=IF([.I114]=1;&quot;종료&quot;;IF(AND([.I114]=0;[.$B$2]&lt;[.M114]);&quot;&quot;;IF(AND([.I114]=0;[.$B$2]&gt;[.N114]);&quot;지연&quot;;IF(AND([.N114]&lt;[.$B$2];[.I114]&lt;&gt;100);&quot;지연&quot;;&quot;진행&quot;))))">
            <text:p/>
          </table:table-cell>
          <table:table-cell table:style-name="ce173" office:value-type="date" office:date-value="2015-12-22" calcext:value-type="date">
            <text:p>2015-12-22</text:p>
          </table:table-cell>
          <table:table-cell table:style-name="ce173" office:value-type="date" office:date-value="2015-12-23" calcext:value-type="date">
            <text:p>2015-12-23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 office:value-type="string" calcext:value-type="string">
            <text:p>인수인계수행</text:p>
          </table:table-cell>
          <table:table-cell table:style-name="ce17"/>
          <table:table-cell table:style-name="ce60" table:number-columns-repeated="2"/>
          <table:table-cell table:number-columns-repeated="2" table:style-name="ce98" office:value-type="float" office:value="0.05" calcext:value-type="float">
            <text:p>0.05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115];0;IF(AND([.M115]&lt;=[.$B$2];[.N115]&gt;=[.$B$2]);[.H115]*(DAYS360([.M115];[.$B$2]+1)/(VALUE([.N115])-VALUE([.M115])+1));[.H115]))" office:value-type="float" office:value="0" calcext:value-type="float">
            <text:p>0.000 </text:p>
          </table:table-cell>
          <table:table-cell table:style-name="ce130" table:formula="of:=[.I115]*[.H115]" office:value-type="float" office:value="0" calcext:value-type="float">
            <text:p>0.000 </text:p>
          </table:table-cell>
          <table:table-cell table:style-name="ce145" table:formula="of:=IF([.I115]=1;&quot;종료&quot;;IF(AND([.I115]=0;[.$B$2]&lt;[.M115]);&quot;&quot;;IF(AND([.I115]=0;[.$B$2]&gt;[.N115]);&quot;지연&quot;;IF(AND([.N115]&lt;[.$B$2];[.I115]&lt;&gt;100);&quot;지연&quot;;&quot;진행&quot;))))">
            <text:p/>
          </table:table-cell>
          <table:table-cell table:style-name="ce173" office:value-type="date" office:date-value="2015-12-23" calcext:value-type="date">
            <text:p>2015-12-23</text:p>
          </table:table-cell>
          <table:table-cell table:style-name="ce173" office:value-type="date" office:date-value="2015-12-25" calcext:value-type="date">
            <text:p>2015-12-25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 office:value-type="string" calcext:value-type="string">
            <text:p>검수요청</text:p>
          </table:table-cell>
          <table:table-cell table:style-name="ce17"/>
          <table:table-cell table:style-name="ce60" table:number-columns-repeated="2"/>
          <table:table-cell table:number-columns-repeated="2" table:style-name="ce98" office:value-type="float" office:value="0.04" calcext:value-type="float">
            <text:p>0.04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116];0;IF(AND([.M116]&lt;=[.$B$2];[.N116]&gt;=[.$B$2]);[.H116]*(DAYS360([.M116];[.$B$2]+1)/(VALUE([.N116])-VALUE([.M116])+1));[.H116]))" office:value-type="float" office:value="0" calcext:value-type="float">
            <text:p>0.000 </text:p>
          </table:table-cell>
          <table:table-cell table:style-name="ce130" table:formula="of:=[.I116]*[.H116]" office:value-type="float" office:value="0" calcext:value-type="float">
            <text:p>0.000 </text:p>
          </table:table-cell>
          <table:table-cell table:style-name="ce145" table:formula="of:=IF([.I116]=1;&quot;종료&quot;;IF(AND([.I116]=0;[.$B$2]&lt;[.M116]);&quot;&quot;;IF(AND([.I116]=0;[.$B$2]&gt;[.N116]);&quot;지연&quot;;IF(AND([.N116]&lt;[.$B$2];[.I116]&lt;&gt;100);&quot;지연&quot;;&quot;진행&quot;))))">
            <text:p/>
          </table:table-cell>
          <table:table-cell table:number-columns-repeated="2" table:style-name="ce173" office:value-type="date" office:date-value="2015-12-26" calcext:value-type="date">
            <text:p>2015-12-26</text:p>
          </table:table-cell>
          <table:table-cell table:style-name="ce200" office:value-type="string" calcext:value-type="string">
            <text:p>검수요청서</text:p>
          </table:table-cell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 office:value-type="string" calcext:value-type="string">
            <text:p>검수확인</text:p>
          </table:table-cell>
          <table:table-cell table:style-name="ce17"/>
          <table:table-cell table:style-name="ce60" table:number-columns-repeated="2"/>
          <table:table-cell table:number-columns-repeated="2" table:style-name="ce98" office:value-type="float" office:value="0.08" calcext:value-type="float">
            <text:p>0.08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117];0;IF(AND([.M117]&lt;=[.$B$2];[.N117]&gt;=[.$B$2]);[.H117]*(DAYS360([.M117];[.$B$2]+1)/(VALUE([.N117])-VALUE([.M117])+1));[.H117]))" office:value-type="float" office:value="0" calcext:value-type="float">
            <text:p>0.000 </text:p>
          </table:table-cell>
          <table:table-cell table:style-name="ce130" table:formula="of:=[.I117]*[.H117]" office:value-type="float" office:value="0" calcext:value-type="float">
            <text:p>0.000 </text:p>
          </table:table-cell>
          <table:table-cell table:style-name="ce145" table:formula="of:=IF([.I117]=1;&quot;종료&quot;;IF(AND([.I117]=0;[.$B$2]&lt;[.M117]);&quot;&quot;;IF(AND([.I117]=0;[.$B$2]&gt;[.N117]);&quot;지연&quot;;IF(AND([.N117]&lt;[.$B$2];[.I117]&lt;&gt;100);&quot;지연&quot;;&quot;진행&quot;))))">
            <text:p/>
          </table:table-cell>
          <table:table-cell table:style-name="ce173" office:value-type="date" office:date-value="2015-12-26" calcext:value-type="date">
            <text:p>2015-12-26</text:p>
          </table:table-cell>
          <table:table-cell table:style-name="ce173" office:value-type="date" office:date-value="2015-12-28" calcext:value-type="date">
            <text:p>2015-12-28</text:p>
          </table:table-cell>
          <table:table-cell table:style-name="ce200" office:value-type="string" calcext:value-type="string">
            <text:p>검수확인서</text:p>
          </table:table-cell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 office:value-type="string" calcext:value-type="string">
            <text:p>종료처리</text:p>
          </table:table-cell>
          <table:table-cell table:style-name="ce17"/>
          <table:table-cell table:style-name="ce60" table:number-columns-repeated="2"/>
          <table:table-cell table:number-columns-repeated="2" table:style-name="ce98" office:value-type="float" office:value="0.05" calcext:value-type="float">
            <text:p>0.05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118];0;IF(AND([.M118]&lt;=[.$B$2];[.N118]&gt;=[.$B$2]);[.H118]*(DAYS360([.M118];[.$B$2]+1)/(VALUE([.N118])-VALUE([.M118])+1));[.H118]))" office:value-type="float" office:value="0" calcext:value-type="float">
            <text:p>0.000 </text:p>
          </table:table-cell>
          <table:table-cell table:style-name="ce130" table:formula="of:=[.I118]*[.H118]" office:value-type="float" office:value="0" calcext:value-type="float">
            <text:p>0.000 </text:p>
          </table:table-cell>
          <table:table-cell table:style-name="ce145" table:formula="of:=IF([.I118]=1;&quot;종료&quot;;IF(AND([.I118]=0;[.$B$2]&lt;[.M118]);&quot;&quot;;IF(AND([.I118]=0;[.$B$2]&gt;[.N118]);&quot;지연&quot;;IF(AND([.N118]&lt;[.$B$2];[.I118]&lt;&gt;100);&quot;지연&quot;;&quot;진행&quot;))))">
            <text:p/>
          </table:table-cell>
          <table:table-cell table:number-columns-repeated="2" table:style-name="ce173" office:value-type="date" office:date-value="2015-12-28" calcext:value-type="date">
            <text:p>2015-12-28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17" office:value-type="string" calcext:value-type="string">
            <text:p><text:span text:style-name="T4">프로젝트 평가 및 </text:span><text:span text:style-name="T5">Lessons learned</text:span></text:p>
          </table:table-cell>
          <table:table-cell table:style-name="ce17"/>
          <table:table-cell table:style-name="ce60" table:number-columns-repeated="2"/>
          <table:table-cell table:number-columns-repeated="2" table:style-name="ce98" office:value-type="float" office:value="0.05" calcext:value-type="float">
            <text:p>0.05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119];0;IF(AND([.M119]&lt;=[.$B$2];[.N119]&gt;=[.$B$2]);[.H119]*(DAYS360([.M119];[.$B$2]+1)/(VALUE([.N119])-VALUE([.M119])+1));[.H119]))" office:value-type="float" office:value="0" calcext:value-type="float">
            <text:p>0.000 </text:p>
          </table:table-cell>
          <table:table-cell table:style-name="ce130" table:formula="of:=[.I119]*[.H119]" office:value-type="float" office:value="0" calcext:value-type="float">
            <text:p>0.000 </text:p>
          </table:table-cell>
          <table:table-cell table:style-name="ce145" table:formula="of:=IF([.I119]=1;&quot;종료&quot;;IF(AND([.I119]=0;[.$B$2]&lt;[.M119]);&quot;&quot;;IF(AND([.I119]=0;[.$B$2]&gt;[.N119]);&quot;지연&quot;;IF(AND([.N119]&lt;[.$B$2];[.I119]&lt;&gt;100);&quot;지연&quot;;&quot;진행&quot;))))">
            <text:p/>
          </table:table-cell>
          <table:table-cell table:number-columns-repeated="2" table:style-name="ce173" office:value-type="date" office:date-value="2015-12-28" calcext:value-type="date">
            <text:p>2015-12-28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17"/>
          <table:table-cell table:style-name="ce30" office:value-type="string" calcext:value-type="string">
            <text:p>사업비 정산</text:p>
          </table:table-cell>
          <table:table-cell table:style-name="ce17"/>
          <table:table-cell table:style-name="ce60" table:number-columns-repeated="2"/>
          <table:table-cell table:number-columns-repeated="2" table:style-name="ce98" office:value-type="float" office:value="0.01" calcext:value-type="float">
            <text:p>0.010 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98" table:formula="of:=IF([.$B$2]&lt;[.M120];0;IF(AND([.M120]&lt;=[.$B$2];[.N120]&gt;=[.$B$2]);[.H120]*(DAYS360([.M120];[.$B$2]+1)/(VALUE([.N120])-VALUE([.M120])+1));[.H120]))" office:value-type="float" office:value="0" calcext:value-type="float">
            <text:p>0.000 </text:p>
          </table:table-cell>
          <table:table-cell table:style-name="ce130" table:formula="of:=[.I120]*[.H120]" office:value-type="float" office:value="0" calcext:value-type="float">
            <text:p>0.000 </text:p>
          </table:table-cell>
          <table:table-cell table:style-name="ce145" table:formula="of:=IF([.I120]=1;&quot;종료&quot;;IF(AND([.I120]=0;[.$B$2]&lt;[.M120]);&quot;&quot;;IF(AND([.I120]=0;[.$B$2]&gt;[.N120]);&quot;지연&quot;;IF(AND([.N120]&lt;[.$B$2];[.I120]&lt;&gt;100);&quot;지연&quot;;&quot;진행&quot;))))">
            <text:p/>
          </table:table-cell>
          <table:table-cell table:number-columns-repeated="2" table:style-name="ce173" office:value-type="date" office:date-value="2015-12-28" calcext:value-type="date">
            <text:p>2015-12-28</text:p>
          </table:table-cell>
          <table:table-cell table:style-name="ce200"/>
          <table:table-cell table:style-name="ce220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306"/>
          <table:table-cell table:style-name="ce30" table:number-columns-repeated="3"/>
          <table:table-cell table:style-name="ce344"/>
          <table:table-cell table:style-name="ce369"/>
          <table:table-cell table:style-name="ce30" table:number-columns-repeated="2"/>
          <table:table-cell table:style-name="ce279"/>
          <table:table-cell table:style-name="ce417"/>
          <table:table-cell table:style-name="ce279"/>
          <table:table-cell table:style-name="ce449"/>
          <table:table-cell table:style-name="ce2" table:number-columns-repeated="975"/>
          <table:table-cell table:number-columns-repeated="9"/>
        </table:table-row>
        <table:table-row table:style-name="ro4" table:visibility="collapse">
          <table:table-cell table:style-name="ce5"/>
          <table:table-cell table:style-name="ce20"/>
          <table:table-cell table:style-name="ce32" office:value-type="string" calcext:value-type="string">
            <text:p><text:span text:style-name="T13">자원반납</text:span><text:span text:style-name="T14">.</text:span><text:span text:style-name="T15">팀 해체</text:span></text:p>
          </table:table-cell>
          <table:table-cell table:style-name="ce20"/>
          <table:table-cell table:style-name="ce64" table:number-columns-repeated="2"/>
          <table:table-cell table:number-columns-repeated="2" table:style-name="ce100" office:value-type="float" office:value="0.01" calcext:value-type="float">
            <text:p>0.010 </text:p>
          </table:table-cell>
          <table:table-cell table:style-name="ce118" office:value-type="percentage" office:value="0" calcext:value-type="percentage">
            <text:p>0%</text:p>
          </table:table-cell>
          <table:table-cell table:style-name="ce100" table:formula="of:=IF([.$B$2]&lt;[.M121];0;IF(AND([.M121]&lt;=[.$B$2];[.N121]&gt;=[.$B$2]);[.H121]*(DAYS360([.M121];[.$B$2]+1)/(VALUE([.N121])-VALUE([.M121])+1));[.H121]))" office:value-type="float" office:value="0" calcext:value-type="float">
            <text:p>0.000 </text:p>
          </table:table-cell>
          <table:table-cell table:style-name="ce132" table:formula="of:=[.I121]*[.H121]" office:value-type="float" office:value="0" calcext:value-type="float">
            <text:p>0.000 </text:p>
          </table:table-cell>
          <table:table-cell table:style-name="ce151" table:formula="of:=IF([.I121]=1;&quot;종료&quot;;IF(AND([.I121]=0;[.$B$2]&lt;[.M121]);&quot;&quot;;IF(AND([.I121]=0;[.$B$2]&gt;[.N121]);&quot;지연&quot;;IF(AND([.N121]&lt;[.$B$2];[.I121]&lt;&gt;100);&quot;지연&quot;;&quot;진행&quot;))))">
            <text:p/>
          </table:table-cell>
          <table:table-cell table:number-columns-repeated="2" table:style-name="ce175" office:value-type="date" office:date-value="2015-12-28" calcext:value-type="date">
            <text:p>2015-12-28</text:p>
          </table:table-cell>
          <table:table-cell table:style-name="ce201"/>
          <table:table-cell table:style-name="ce223"/>
          <table:table-cell table:style-name="ce32" table:number-columns-repeated="2"/>
          <table:table-cell table:style-name="ce286"/>
          <table:table-cell table:style-name="ce314"/>
          <table:table-cell table:style-name="ce32" table:number-columns-repeated="3"/>
          <table:table-cell table:style-name="ce351"/>
          <table:table-cell table:style-name="ce376"/>
          <table:table-cell table:style-name="ce32" table:number-columns-repeated="2"/>
          <table:table-cell table:style-name="ce286"/>
          <table:table-cell table:style-name="ce314"/>
          <table:table-cell table:style-name="ce32" table:number-columns-repeated="3"/>
          <table:table-cell table:style-name="ce351"/>
          <table:table-cell table:style-name="ce376"/>
          <table:table-cell table:style-name="ce32" table:number-columns-repeated="2"/>
          <table:table-cell table:style-name="ce286"/>
          <table:table-cell table:style-name="ce424"/>
          <table:table-cell table:style-name="ce286"/>
          <table:table-cell table:style-name="ce456"/>
          <table:table-cell table:style-name="ce2" table:number-columns-repeated="975"/>
          <table:table-cell table:number-columns-repeated="9"/>
        </table:table-row>
        <table:table-row table:style-name="ro5">
          <table:table-cell table:style-name="ce7"/>
          <table:table-cell table:style-name="ce21" table:number-columns-repeated="3"/>
          <table:table-cell table:style-name="ce65" table:number-columns-repeated="2"/>
          <table:table-cell table:style-name="ce101" table:number-columns-repeated="2"/>
          <table:table-cell table:style-name="ce119"/>
          <table:table-cell table:style-name="ce101" table:number-columns-repeated="2"/>
          <table:table-cell table:style-name="ce152"/>
          <table:table-cell table:style-name="ce176" table:number-columns-repeated="2"/>
          <table:table-cell table:style-name="ce202"/>
          <table:table-cell table:style-name="ce224" office:value-type="string" calcext:value-type="string" table:number-columns-spanned="25" table:number-rows-spanned="1">
            <text:p><text:span text:style-name="T30">프로젝트</text:span></text:p>
            <text:p><text:span text:style-name="T30">2018.27~2018.104</text:span></text:p>
          </table:table-cell>
          <table:covered-table-cell table:style-name="ce250"/>
          <table:covered-table-cell table:number-columns-repeated="20" table:style-name="ce263"/>
          <table:covered-table-cell table:style-name="ce425"/>
          <table:covered-table-cell table:style-name="ce263"/>
          <table:covered-table-cell table:style-name="ce457"/>
          <table:table-cell table:style-name="ce7" table:number-columns-repeated="975"/>
          <table:table-cell table:number-columns-repeated="9"/>
        </table:table-row>
        <table:table-row table:style-name="ro5">
          <table:table-cell table:style-name="ce8"/>
          <table:table-cell table:style-name="ce22" office:value-type="string" calcext:value-type="string">
            <text:p>분석</text:p>
          </table:table-cell>
          <table:table-cell table:style-name="ce33"/>
          <table:table-cell table:style-name="ce48"/>
          <table:table-cell table:style-name="ce66" table:number-columns-repeated="2"/>
          <table:table-cell table:style-name="ce102" table:number-columns-repeated="2"/>
          <table:table-cell table:style-name="ce120"/>
          <table:table-cell table:style-name="ce102" table:number-columns-repeated="2"/>
          <table:table-cell table:style-name="ce153"/>
          <table:table-cell table:style-name="ce177"/>
          <table:table-cell table:style-name="ce187"/>
          <table:table-cell table:style-name="ce203"/>
          <table:table-cell table:style-name="ce225" office:value-type="string" calcext:value-type="string" table:number-columns-spanned="3" table:number-rows-spanned="1">
            <text:p>분석</text:p>
          </table:table-cell>
          <table:covered-table-cell table:style-name="ce251"/>
          <table:covered-table-cell table:style-name="ce264"/>
          <table:table-cell table:style-name="ce287" table:number-columns-repeated="3"/>
          <table:table-cell table:style-name="ce269" table:number-columns-repeated="2"/>
          <table:table-cell table:style-name="ce352"/>
          <table:table-cell table:style-name="ce377"/>
          <table:table-cell table:style-name="ce269" table:number-columns-repeated="2"/>
          <table:table-cell table:style-name="ce296"/>
          <table:table-cell table:style-name="ce321"/>
          <table:table-cell table:style-name="ce269" table:number-columns-repeated="3"/>
          <table:table-cell table:style-name="ce352"/>
          <table:table-cell table:style-name="ce377"/>
          <table:table-cell table:style-name="ce269" table:number-columns-repeated="2"/>
          <table:table-cell table:style-name="ce296"/>
          <table:table-cell table:style-name="ce426"/>
          <table:table-cell table:style-name="ce296"/>
          <table:table-cell table:style-name="ce458"/>
          <table:table-cell table:style-name="ce8" table:number-columns-repeated="975"/>
          <table:table-cell table:number-columns-repeated="9"/>
        </table:table-row>
        <table:table-row table:style-name="ro5">
          <table:table-cell table:style-name="ce8"/>
          <table:table-cell table:style-name="ce23"/>
          <table:table-cell table:style-name="ce34" office:value-type="string" calcext:value-type="string">
            <text:p>요구사항정의</text:p>
          </table:table-cell>
          <table:table-cell table:style-name="ce49"/>
          <table:table-cell table:style-name="ce67"/>
          <table:table-cell table:style-name="ce78" office:value-type="string" calcext:value-type="string">
            <text:p>팀</text:p>
          </table:table-cell>
          <table:table-cell table:style-name="ce103" table:number-columns-repeated="2"/>
          <table:table-cell table:style-name="ce121"/>
          <table:table-cell table:style-name="ce103" table:number-columns-repeated="2"/>
          <table:table-cell table:style-name="ce154"/>
          <table:table-cell table:style-name="ce178" office:value-type="string" calcext:value-type="string">
            <text:p>2018.8.27</text:p>
          </table:table-cell>
          <table:table-cell table:style-name="ce188" office:value-type="string" calcext:value-type="string">
            <text:p>2018.8.29</text:p>
          </table:table-cell>
          <table:table-cell table:style-name="ce204" office:value-type="string" calcext:value-type="string">
            <text:p><text:span text:style-name="T19">요구사항정의서</text:span><text:span text:style-name="T20">, </text:span><text:span text:style-name="T21">요구사항추적매트릭스</text:span></text:p>
          </table:table-cell>
          <table:table-cell table:style-name="ce226" office:value-type="string" calcext:value-type="string" table:number-columns-spanned="3" table:number-rows-spanned="1">
            <text:p>요구사항정의</text:p>
          </table:table-cell>
          <table:covered-table-cell table:style-name="ce252"/>
          <table:covered-table-cell table:style-name="ce265"/>
          <table:table-cell table:style-name="ce288"/>
          <table:table-cell table:style-name="ce265"/>
          <table:table-cell table:style-name="ce266" table:number-columns-repeated="3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318"/>
          <table:table-cell table:style-name="ce266" table:number-columns-repeated="3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427"/>
          <table:table-cell table:style-name="ce291"/>
          <table:table-cell table:style-name="ce459"/>
          <table:table-cell table:style-name="ce2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3"/>
          <table:table-cell table:style-name="ce35"/>
          <table:table-cell table:style-name="ce50"/>
          <table:table-cell table:style-name="ce68"/>
          <table:table-cell table:style-name="ce79"/>
          <table:table-cell table:style-name="ce104" table:number-columns-repeated="2"/>
          <table:table-cell table:style-name="ce122"/>
          <table:table-cell table:style-name="ce104"/>
          <table:table-cell table:style-name="ce133"/>
          <table:table-cell table:style-name="ce155"/>
          <table:table-cell table:style-name="ce179"/>
          <table:table-cell table:style-name="ce189"/>
          <table:table-cell table:style-name="ce205"/>
          <table:table-cell table:style-name="ce227"/>
          <table:table-cell table:style-name="Default"/>
          <table:table-cell table:style-name="ce265" table:number-columns-repeated="3"/>
          <table:table-cell table:style-name="ce266" table:number-columns-repeated="3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318"/>
          <table:table-cell table:style-name="ce266" table:number-columns-repeated="3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427"/>
          <table:table-cell table:style-name="ce291"/>
          <table:table-cell table:style-name="ce459"/>
          <table:table-cell table:style-name="ce5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3"/>
          <table:table-cell table:style-name="ce36"/>
          <table:table-cell table:style-name="ce50"/>
          <table:table-cell table:style-name="ce68"/>
          <table:table-cell table:style-name="ce79"/>
          <table:table-cell table:style-name="ce104" table:number-columns-repeated="2"/>
          <table:table-cell table:style-name="ce122"/>
          <table:table-cell table:style-name="ce104"/>
          <table:table-cell table:style-name="ce133"/>
          <table:table-cell table:style-name="ce156"/>
          <table:table-cell table:style-name="ce179"/>
          <table:table-cell table:style-name="ce189"/>
          <table:table-cell table:style-name="ce205"/>
          <table:table-cell table:style-name="ce227"/>
          <table:table-cell table:style-name="ce253"/>
          <table:table-cell table:style-name="Default"/>
          <table:table-cell table:style-name="ce265" table:number-columns-repeated="2"/>
          <table:table-cell table:style-name="ce266" table:number-columns-repeated="3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318"/>
          <table:table-cell table:style-name="ce266" table:number-columns-repeated="3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427"/>
          <table:table-cell table:style-name="ce291"/>
          <table:table-cell table:style-name="ce459"/>
          <table:table-cell table:style-name="ce2" table:number-columns-repeated="975"/>
          <table:table-cell table:number-columns-repeated="9"/>
        </table:table-row>
        <table:table-row table:style-name="ro5">
          <table:table-cell table:style-name="ce8"/>
          <table:table-cell table:style-name="ce23"/>
          <table:table-cell table:style-name="ce34" office:value-type="string" calcext:value-type="string">
            <text:p>업무흐름</text:p>
          </table:table-cell>
          <table:table-cell table:style-name="ce49"/>
          <table:table-cell table:style-name="ce67"/>
          <table:table-cell table:style-name="ce78" office:value-type="string" calcext:value-type="string">
            <text:p>팀</text:p>
          </table:table-cell>
          <table:table-cell table:style-name="ce103" table:number-columns-repeated="2"/>
          <table:table-cell table:style-name="ce121"/>
          <table:table-cell table:style-name="ce103" table:number-columns-repeated="2"/>
          <table:table-cell table:style-name="ce154"/>
          <table:table-cell table:style-name="ce180" office:value-type="string" calcext:value-type="string">
            <text:p>2018.8.27</text:p>
          </table:table-cell>
          <table:table-cell table:style-name="ce190" office:value-type="string" calcext:value-type="string">
            <text:p>2018.8.29</text:p>
          </table:table-cell>
          <table:table-cell table:style-name="ce204" office:value-type="string" calcext:value-type="string">
            <text:p><text:span text:style-name="T25">업무흐름도</text:span><text:span text:style-name="T26">, </text:span><text:span text:style-name="T27">기능차트</text:span><text:span text:style-name="T28">, </text:span><text:span text:style-name="T27">프로세스정의서</text:span><text:span text:style-name="T28">, </text:span><text:span text:style-name="T27">용어정의서</text:span></text:p>
          </table:table-cell>
          <table:table-cell table:style-name="ce228" office:value-type="string" calcext:value-type="string" table:number-columns-spanned="3" table:number-rows-spanned="1">
            <text:p>업무흐름</text:p>
          </table:table-cell>
          <table:covered-table-cell table:style-name="ce226"/>
          <table:covered-table-cell table:style-name="ce265"/>
          <table:table-cell table:style-name="ce265" table:number-columns-repeated="3"/>
          <table:table-cell table:style-name="ce266" table:number-columns-repeated="2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318"/>
          <table:table-cell table:style-name="ce266" table:number-columns-repeated="3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427"/>
          <table:table-cell table:style-name="ce291"/>
          <table:table-cell table:style-name="ce459"/>
          <table:table-cell table:style-name="ce8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3"/>
          <table:table-cell table:style-name="ce35"/>
          <table:table-cell table:style-name="ce50" office:value-type="string" calcext:value-type="string">
            <text:p>프로세서용어정의</text:p>
          </table:table-cell>
          <table:table-cell table:style-name="ce68"/>
          <table:table-cell table:style-name="ce78" office:value-type="string" calcext:value-type="string">
            <text:p>팀</text:p>
          </table:table-cell>
          <table:table-cell table:style-name="ce104" table:number-columns-repeated="2"/>
          <table:table-cell table:style-name="ce122"/>
          <table:table-cell table:style-name="ce104"/>
          <table:table-cell table:style-name="ce133"/>
          <table:table-cell table:style-name="ce157"/>
          <table:table-cell table:style-name="ce180" office:value-type="string" calcext:value-type="string">
            <text:p>2018.8.27</text:p>
          </table:table-cell>
          <table:table-cell table:style-name="ce180" office:value-type="string" calcext:value-type="string">
            <text:p>2018.8.29</text:p>
          </table:table-cell>
          <table:table-cell table:style-name="ce204"/>
          <table:table-cell table:style-name="ce229" office:value-type="string" calcext:value-type="string" table:number-columns-spanned="3" table:number-rows-spanned="1">
            <text:p>프로세서용어정의</text:p>
          </table:table-cell>
          <table:covered-table-cell table:style-name="ce254"/>
          <table:covered-table-cell table:style-name="ce226"/>
          <table:table-cell table:style-name="ce265" table:number-columns-repeated="3"/>
          <table:table-cell table:style-name="ce266" table:number-columns-repeated="2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318"/>
          <table:table-cell table:style-name="ce266" table:number-columns-repeated="3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427"/>
          <table:table-cell table:style-name="ce291"/>
          <table:table-cell table:style-name="ce459"/>
          <table:table-cell table:style-name="ce5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3"/>
          <table:table-cell table:style-name="ce35"/>
          <table:table-cell table:style-name="ce51"/>
          <table:table-cell table:style-name="ce69"/>
          <table:table-cell table:style-name="ce80"/>
          <table:table-cell table:style-name="ce105" table:number-columns-repeated="2"/>
          <table:table-cell table:style-name="ce123"/>
          <table:table-cell table:style-name="ce105"/>
          <table:table-cell table:style-name="ce134"/>
          <table:table-cell table:style-name="ce158"/>
          <table:table-cell table:style-name="ce181"/>
          <table:table-cell table:style-name="ce191"/>
          <table:table-cell table:style-name="ce206"/>
          <table:table-cell table:style-name="ce230"/>
          <table:table-cell table:style-name="ce255"/>
          <table:table-cell table:style-name="ce265" table:number-columns-repeated="4"/>
          <table:table-cell table:style-name="ce266"/>
          <table:table-cell table:style-name="ce267"/>
          <table:table-cell table:style-name="ce354"/>
          <table:table-cell table:style-name="ce379"/>
          <table:table-cell table:style-name="ce267" table:number-columns-repeated="2"/>
          <table:table-cell table:style-name="ce294"/>
          <table:table-cell table:style-name="ce319"/>
          <table:table-cell table:style-name="ce267" table:number-columns-repeated="3"/>
          <table:table-cell table:style-name="ce354"/>
          <table:table-cell table:style-name="ce379"/>
          <table:table-cell table:style-name="ce267" table:number-columns-repeated="2"/>
          <table:table-cell table:style-name="ce294"/>
          <table:table-cell table:style-name="ce428"/>
          <table:table-cell table:style-name="ce294"/>
          <table:table-cell table:style-name="ce460"/>
          <table:table-cell table:style-name="ce2" table:number-columns-repeated="975"/>
          <table:table-cell table:number-columns-repeated="9"/>
        </table:table-row>
        <table:table-row table:style-name="ro5">
          <table:table-cell table:style-name="ce8"/>
          <table:table-cell table:style-name="ce22" office:value-type="string" calcext:value-type="string">
            <text:p>설계</text:p>
          </table:table-cell>
          <table:table-cell table:style-name="ce37"/>
          <table:table-cell table:style-name="ce48"/>
          <table:table-cell table:style-name="ce66"/>
          <table:table-cell table:style-name="ce81"/>
          <table:table-cell table:style-name="ce102" table:number-columns-repeated="2"/>
          <table:table-cell table:style-name="ce120"/>
          <table:table-cell table:style-name="ce102" table:number-columns-repeated="2"/>
          <table:table-cell table:style-name="ce153"/>
          <table:table-cell table:style-name="ce177"/>
          <table:table-cell table:style-name="ce192"/>
          <table:table-cell table:style-name="ce203"/>
          <table:table-cell table:style-name="ce231"/>
          <table:table-cell table:style-name="ce256"/>
          <table:table-cell table:style-name="ce227"/>
          <table:table-cell table:style-name="ce289" office:value-type="string" calcext:value-type="string" table:number-columns-spanned="3" table:number-rows-spanned="1">
            <text:p>설계</text:p>
          </table:table-cell>
          <table:covered-table-cell table:number-columns-repeated="2" table:style-name="ce315"/>
          <table:table-cell table:style-name="ce315"/>
          <table:table-cell table:style-name="ce339" table:number-columns-repeated="6"/>
          <table:table-cell table:style-name="ce320"/>
          <table:table-cell table:style-name="ce268" table:number-columns-repeated="3"/>
          <table:table-cell table:style-name="ce402"/>
          <table:table-cell table:style-name="ce405"/>
          <table:table-cell table:style-name="ce268" table:number-columns-repeated="2"/>
          <table:table-cell table:style-name="ce295"/>
          <table:table-cell table:style-name="ce429"/>
          <table:table-cell table:style-name="ce295"/>
          <table:table-cell table:style-name="ce461"/>
          <table:table-cell table:style-name="ce8" table:number-columns-repeated="975"/>
          <table:table-cell table:number-columns-repeated="9"/>
        </table:table-row>
        <table:table-row table:style-name="ro5">
          <table:table-cell table:style-name="ce8"/>
          <table:table-cell table:style-name="ce23"/>
          <table:table-cell table:style-name="ce34" office:value-type="string" calcext:value-type="string">
            <text:p>DB설계</text:p>
          </table:table-cell>
          <table:table-cell table:style-name="ce49"/>
          <table:table-cell table:style-name="ce67"/>
          <table:table-cell table:style-name="ce82" office:value-type="string" calcext:value-type="string">
            <text:p>박훈</text:p>
          </table:table-cell>
          <table:table-cell table:style-name="ce103" table:number-columns-repeated="2"/>
          <table:table-cell table:style-name="ce121"/>
          <table:table-cell table:style-name="ce103" table:number-columns-repeated="2"/>
          <table:table-cell table:style-name="ce154"/>
          <table:table-cell table:style-name="ce180" office:value-type="string" calcext:value-type="string">
            <text:p>2018.8.30</text:p>
          </table:table-cell>
          <table:table-cell table:style-name="ce180" office:value-type="string" calcext:value-type="string">
            <text:p>2018.9.3</text:p>
          </table:table-cell>
          <table:table-cell table:style-name="ce204" office:value-type="string" calcext:value-type="string">
            <text:p><text:span text:style-name="T19">아키텍처정의서</text:span><text:span text:style-name="T20">, </text:span><text:span text:style-name="T21">목표시스템구성도</text:span></text:p>
          </table:table-cell>
          <table:table-cell table:style-name="ce232"/>
          <table:table-cell table:style-name="ce257"/>
          <table:table-cell table:style-name="ce266"/>
          <table:table-cell table:style-name="ce290" office:value-type="string" calcext:value-type="string" table:number-columns-spanned="3" table:number-rows-spanned="1">
            <text:p>DB설계</text:p>
          </table:table-cell>
          <table:covered-table-cell table:number-columns-repeated="2" table:style-name="ce316"/>
          <table:table-cell table:style-name="ce316"/>
          <table:table-cell table:style-name="ce266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318"/>
          <table:table-cell table:style-name="ce266" table:number-columns-repeated="3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427"/>
          <table:table-cell table:style-name="ce291"/>
          <table:table-cell table:style-name="ce459"/>
          <table:table-cell table:style-name="ce2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3"/>
          <table:table-cell table:style-name="ce36"/>
          <table:table-cell table:style-name="ce50"/>
          <table:table-cell table:style-name="ce68"/>
          <table:table-cell table:style-name="ce79"/>
          <table:table-cell table:style-name="ce104" table:number-columns-repeated="2"/>
          <table:table-cell table:style-name="ce122"/>
          <table:table-cell table:style-name="ce104"/>
          <table:table-cell table:style-name="ce133"/>
          <table:table-cell table:style-name="ce159"/>
          <table:table-cell table:style-name="ce182"/>
          <table:table-cell table:style-name="ce179"/>
          <table:table-cell table:style-name="ce204"/>
          <table:table-cell table:style-name="ce233"/>
          <table:table-cell table:style-name="ce253"/>
          <table:table-cell table:style-name="ce266"/>
          <table:table-cell table:style-name="ce291"/>
          <table:table-cell table:style-name="Default"/>
          <table:table-cell table:style-name="ce316" table:number-columns-repeated="2"/>
          <table:table-cell table:style-name="ce266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318"/>
          <table:table-cell table:style-name="ce266" table:number-columns-repeated="3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427"/>
          <table:table-cell table:style-name="ce291"/>
          <table:table-cell table:style-name="ce459"/>
          <table:table-cell table:style-name="ce5" table:number-columns-repeated="975"/>
          <table:table-cell table:number-columns-repeated="9"/>
        </table:table-row>
        <table:table-row table:style-name="ro5">
          <table:table-cell table:style-name="ce8"/>
          <table:table-cell table:style-name="ce23"/>
          <table:table-cell table:style-name="ce34" office:value-type="string" calcext:value-type="string">
            <text:p>ERD설계</text:p>
          </table:table-cell>
          <table:table-cell table:style-name="ce49"/>
          <table:table-cell table:style-name="ce67"/>
          <table:table-cell table:style-name="ce83" office:value-type="string" calcext:value-type="string">
            <text:p>김은별</text:p>
          </table:table-cell>
          <table:table-cell table:style-name="ce103" table:number-columns-repeated="2"/>
          <table:table-cell table:style-name="ce121"/>
          <table:table-cell table:style-name="ce103" table:number-columns-repeated="2"/>
          <table:table-cell table:style-name="ce154"/>
          <table:table-cell table:style-name="ce180" office:value-type="string" calcext:value-type="string">
            <text:p>2018.8.30</text:p>
          </table:table-cell>
          <table:table-cell table:style-name="ce180" office:value-type="string" calcext:value-type="string">
            <text:p>2018.9.3</text:p>
          </table:table-cell>
          <table:table-cell table:style-name="ce207" office:value-type="string" calcext:value-type="string">
            <text:p><text:span text:style-name="T29">ERD, </text:span><text:span text:style-name="T24">테이블목록</text:span><text:span text:style-name="T23">, </text:span><text:span text:style-name="T24">테이블정의서</text:span></text:p>
          </table:table-cell>
          <table:table-cell table:style-name="ce233"/>
          <table:table-cell table:style-name="ce253"/>
          <table:table-cell table:style-name="ce266"/>
          <table:table-cell table:style-name="ce292" office:value-type="string" calcext:value-type="string" table:number-columns-spanned="3" table:number-rows-spanned="1">
            <text:p>ERD설계</text:p>
          </table:table-cell>
          <table:covered-table-cell table:style-name="ce317"/>
          <table:covered-table-cell table:style-name="Default"/>
          <table:table-cell table:style-name="ce265" table:number-columns-repeated="4"/>
          <table:table-cell table:style-name="ce388"/>
          <table:table-cell table:style-name="ce266"/>
          <table:table-cell table:style-name="ce291"/>
          <table:table-cell table:style-name="ce318"/>
          <table:table-cell table:style-name="ce266" table:number-columns-repeated="3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427"/>
          <table:table-cell table:style-name="ce291"/>
          <table:table-cell table:style-name="ce459"/>
          <table:table-cell table:style-name="ce8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3"/>
          <table:table-cell table:style-name="ce35"/>
          <table:table-cell table:style-name="ce50"/>
          <table:table-cell table:style-name="ce68"/>
          <table:table-cell table:style-name="ce79"/>
          <table:table-cell table:style-name="ce104" table:number-columns-repeated="2"/>
          <table:table-cell table:style-name="ce122"/>
          <table:table-cell table:style-name="ce104"/>
          <table:table-cell table:style-name="ce133"/>
          <table:table-cell table:style-name="ce159"/>
          <table:table-cell table:style-name="ce179" table:number-columns-repeated="2"/>
          <table:table-cell table:style-name="ce204"/>
          <table:table-cell table:style-name="ce233"/>
          <table:table-cell table:style-name="ce253"/>
          <table:table-cell table:style-name="ce266"/>
          <table:table-cell table:style-name="ce291"/>
          <table:table-cell table:style-name="ce318"/>
          <table:table-cell table:style-name="ce266"/>
          <table:table-cell table:style-name="ce291"/>
          <table:table-cell table:style-name="ce265"/>
          <table:table-cell table:style-name="ce355"/>
          <table:table-cell table:style-name="ce380"/>
          <table:table-cell table:style-name="ce266" table:number-columns-repeated="2"/>
          <table:table-cell table:style-name="ce291"/>
          <table:table-cell table:style-name="ce318"/>
          <table:table-cell table:style-name="ce266" table:number-columns-repeated="3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427"/>
          <table:table-cell table:style-name="ce291"/>
          <table:table-cell table:style-name="ce459"/>
          <table:table-cell table:style-name="ce5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3"/>
          <table:table-cell table:style-name="ce36"/>
          <table:table-cell table:style-name="ce52"/>
          <table:table-cell table:style-name="ce68"/>
          <table:table-cell table:style-name="ce79"/>
          <table:table-cell table:style-name="ce104" table:number-columns-repeated="2"/>
          <table:table-cell table:style-name="ce122"/>
          <table:table-cell table:style-name="ce104"/>
          <table:table-cell table:style-name="ce133"/>
          <table:table-cell table:style-name="ce159"/>
          <table:table-cell table:style-name="ce179" table:number-columns-repeated="2"/>
          <table:table-cell table:style-name="ce204"/>
          <table:table-cell table:style-name="ce233"/>
          <table:table-cell table:style-name="ce253"/>
          <table:table-cell table:style-name="ce266"/>
          <table:table-cell table:style-name="ce291"/>
          <table:table-cell table:style-name="ce318"/>
          <table:table-cell table:style-name="ce266"/>
          <table:table-cell table:style-name="ce331" table:number-columns-repeated="2"/>
          <table:table-cell table:style-name="ce265" table:number-columns-repeated="2"/>
          <table:table-cell table:style-name="ce266" table:number-columns-repeated="2"/>
          <table:table-cell table:style-name="ce291"/>
          <table:table-cell table:style-name="ce318"/>
          <table:table-cell table:style-name="ce266" table:number-columns-repeated="3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427"/>
          <table:table-cell table:style-name="ce291"/>
          <table:table-cell table:style-name="ce459"/>
          <table:table-cell table:style-name="ce2" table:number-columns-repeated="975"/>
          <table:table-cell table:number-columns-repeated="9"/>
        </table:table-row>
        <table:table-row table:style-name="ro5">
          <table:table-cell table:style-name="ce8"/>
          <table:table-cell table:style-name="ce23"/>
          <table:table-cell table:style-name="ce34" office:value-type="string" calcext:value-type="string">
            <text:p>화면설계</text:p>
          </table:table-cell>
          <table:table-cell table:style-name="ce49"/>
          <table:table-cell table:style-name="ce67"/>
          <table:table-cell table:style-name="ce84" office:value-type="string" calcext:value-type="string">
            <text:p>차정환</text:p>
          </table:table-cell>
          <table:table-cell table:style-name="ce103" table:number-columns-repeated="2"/>
          <table:table-cell table:style-name="ce121"/>
          <table:table-cell table:style-name="ce103" table:number-columns-repeated="2"/>
          <table:table-cell table:style-name="ce154"/>
          <table:table-cell table:style-name="ce178" office:value-type="string" calcext:value-type="string">
            <text:p>2018.8.30</text:p>
          </table:table-cell>
          <table:table-cell table:style-name="ce180" office:value-type="string" calcext:value-type="string">
            <text:p>2018.9.3</text:p>
          </table:table-cell>
          <table:table-cell table:style-name="ce204" office:value-type="string" calcext:value-type="string">
            <text:p><text:span text:style-name="T19">메뉴구성도</text:span><text:span text:style-name="T20">, </text:span><text:span text:style-name="T21">사용자화면정의서</text:span><text:span text:style-name="T20">, </text:span><text:span text:style-name="T21">인터페이스정의서</text:span></text:p>
          </table:table-cell>
          <table:table-cell table:style-name="ce233"/>
          <table:table-cell table:style-name="ce253"/>
          <table:table-cell table:style-name="ce266"/>
          <table:table-cell table:style-name="ce293" office:value-type="string" calcext:value-type="string" table:number-columns-spanned="3" table:number-rows-spanned="1">
            <text:p>화면설계</text:p>
          </table:table-cell>
          <table:covered-table-cell table:style-name="ce318"/>
          <table:covered-table-cell table:style-name="ce330"/>
          <table:table-cell table:style-name="ce332" table:number-columns-repeated="7"/>
          <table:table-cell table:style-name="ce393"/>
          <table:table-cell table:style-name="ce266" table:number-columns-repeated="3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427"/>
          <table:table-cell table:style-name="ce291"/>
          <table:table-cell table:style-name="ce459"/>
          <table:table-cell table:style-name="ce8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3"/>
          <table:table-cell table:style-name="ce35"/>
          <table:table-cell table:style-name="ce50"/>
          <table:table-cell table:style-name="ce68"/>
          <table:table-cell table:style-name="ce79"/>
          <table:table-cell table:style-name="ce104" table:number-columns-repeated="2"/>
          <table:table-cell table:style-name="ce122"/>
          <table:table-cell table:style-name="ce104"/>
          <table:table-cell table:style-name="ce133"/>
          <table:table-cell table:style-name="ce159"/>
          <table:table-cell table:style-name="ce179" table:number-columns-repeated="2"/>
          <table:table-cell table:style-name="ce204"/>
          <table:table-cell table:style-name="ce233"/>
          <table:table-cell table:style-name="ce253"/>
          <table:table-cell table:style-name="ce266"/>
          <table:table-cell table:style-name="ce291"/>
          <table:table-cell table:style-name="ce318"/>
          <table:table-cell table:style-name="ce266"/>
          <table:table-cell table:style-name="ce265" table:number-columns-repeated="2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318"/>
          <table:table-cell table:style-name="ce266" table:number-columns-repeated="3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427"/>
          <table:table-cell table:style-name="ce291"/>
          <table:table-cell table:style-name="ce459"/>
          <table:table-cell table:style-name="ce5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3"/>
          <table:table-cell table:style-name="ce35"/>
          <table:table-cell table:style-name="ce51"/>
          <table:table-cell table:style-name="ce69"/>
          <table:table-cell table:style-name="ce80"/>
          <table:table-cell table:style-name="ce105" table:number-columns-repeated="2"/>
          <table:table-cell table:style-name="ce123"/>
          <table:table-cell table:style-name="ce105"/>
          <table:table-cell table:style-name="ce134"/>
          <table:table-cell table:style-name="ce160"/>
          <table:table-cell table:style-name="Default"/>
          <table:table-cell table:style-name="ce181"/>
          <table:table-cell table:style-name="ce206"/>
          <table:table-cell table:style-name="ce234"/>
          <table:table-cell table:style-name="ce258"/>
          <table:table-cell table:style-name="ce267"/>
          <table:table-cell table:style-name="ce294"/>
          <table:table-cell table:style-name="ce319"/>
          <table:table-cell table:style-name="ce267" table:number-columns-repeated="2"/>
          <table:table-cell table:style-name="ce340" table:number-columns-repeated="6"/>
          <table:table-cell table:style-name="ce319"/>
          <table:table-cell table:style-name="ce267" table:number-columns-repeated="3"/>
          <table:table-cell table:style-name="ce354"/>
          <table:table-cell table:style-name="ce379"/>
          <table:table-cell table:style-name="ce267" table:number-columns-repeated="2"/>
          <table:table-cell table:style-name="ce294"/>
          <table:table-cell table:style-name="ce428"/>
          <table:table-cell table:style-name="ce294"/>
          <table:table-cell table:style-name="ce460"/>
          <table:table-cell table:style-name="ce2" table:number-columns-repeated="975"/>
          <table:table-cell table:number-columns-repeated="9"/>
        </table:table-row>
        <table:table-row table:style-name="ro5">
          <table:table-cell table:style-name="ce8"/>
          <table:table-cell table:style-name="ce22" office:value-type="string" calcext:value-type="string">
            <text:p>개발</text:p>
          </table:table-cell>
          <table:table-cell table:style-name="ce38"/>
          <table:table-cell table:style-name="ce48"/>
          <table:table-cell table:style-name="ce66"/>
          <table:table-cell table:style-name="ce81"/>
          <table:table-cell table:style-name="ce102" table:number-columns-repeated="2"/>
          <table:table-cell table:style-name="ce120"/>
          <table:table-cell table:style-name="ce102" table:number-columns-repeated="2"/>
          <table:table-cell table:style-name="ce153"/>
          <table:table-cell table:style-name="Default"/>
          <table:table-cell table:style-name="ce177"/>
          <table:table-cell table:style-name="ce203"/>
          <table:table-cell table:style-name="ce235"/>
          <table:table-cell table:style-name="ce251"/>
          <table:table-cell table:style-name="ce268"/>
          <table:table-cell table:style-name="ce295"/>
          <table:table-cell table:style-name="ce320"/>
          <table:table-cell table:style-name="ce268"/>
          <table:table-cell table:style-name="ce333" office:value-type="string" calcext:value-type="string" table:number-columns-spanned="13" table:number-rows-spanned="1">
            <text:p>개발</text:p>
          </table:table-cell>
          <table:covered-table-cell table:style-name="ce333"/>
          <table:covered-table-cell table:style-name="ce356"/>
          <table:covered-table-cell table:style-name="ce381"/>
          <table:covered-table-cell table:number-columns-repeated="2" table:style-name="ce333"/>
          <table:covered-table-cell table:style-name="ce390"/>
          <table:covered-table-cell table:number-columns-repeated="6" table:style-name="ce394"/>
          <table:table-cell table:style-name="ce406" table:number-columns-repeated="3"/>
          <table:table-cell table:style-name="ce430"/>
          <table:table-cell table:style-name="ce406"/>
          <table:table-cell table:style-name="ce462"/>
          <table:table-cell table:style-name="ce8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3"/>
          <table:table-cell table:style-name="ce39" office:value-type="string" calcext:value-type="string">
            <text:p>구현</text:p>
          </table:table-cell>
          <table:table-cell table:style-name="ce53" office:value-type="string" calcext:value-type="string">
            <text:p>로그인/로그아웃 <text:s/></text:p>
          </table:table-cell>
          <table:table-cell table:style-name="ce68"/>
          <table:table-cell table:style-name="ce85" office:value-type="string" calcext:value-type="string">
            <text:p>팀</text:p>
          </table:table-cell>
          <table:table-cell table:style-name="ce104" table:number-columns-repeated="2"/>
          <table:table-cell table:style-name="ce122"/>
          <table:table-cell table:style-name="ce104"/>
          <table:table-cell table:style-name="ce133"/>
          <table:table-cell table:style-name="ce161"/>
          <table:table-cell table:style-name="ce180" office:value-type="string" calcext:value-type="string">
            <text:p>2018.9.4</text:p>
          </table:table-cell>
          <table:table-cell table:style-name="ce180" office:value-type="string" calcext:value-type="string">
            <text:p>2018.9.6</text:p>
          </table:table-cell>
          <table:table-cell table:style-name="ce204" office:value-type="string" calcext:value-type="string">
            <text:p><text:span text:style-name="T19">프로그램목록</text:span><text:span text:style-name="T20">, </text:span><text:span text:style-name="T21">프로그램명세서</text:span><text:span text:style-name="T20">, </text:span><text:span text:style-name="T21">프로그램테이블상관도</text:span></text:p>
          </table:table-cell>
          <table:table-cell table:style-name="ce233"/>
          <table:table-cell table:style-name="ce253"/>
          <table:table-cell table:style-name="ce266"/>
          <table:table-cell table:style-name="ce291"/>
          <table:table-cell table:style-name="ce318"/>
          <table:table-cell table:style-name="ce266"/>
          <table:table-cell table:style-name="ce334" office:value-type="string" calcext:value-type="string" table:number-columns-spanned="3" table:number-rows-spanned="1">
            <text:p>로그인/로그아웃</text:p>
          </table:table-cell>
          <table:covered-table-cell table:style-name="ce341"/>
          <table:covered-table-cell table:style-name="ce357"/>
          <table:table-cell table:style-name="ce378"/>
          <table:table-cell table:style-name="ce266" table:number-columns-repeated="2"/>
          <table:table-cell table:style-name="ce291"/>
          <table:table-cell table:style-name="ce316" table:number-columns-repeated="9"/>
          <table:table-cell table:style-name="ce431"/>
          <table:table-cell table:style-name="ce316"/>
          <table:table-cell table:style-name="ce463"/>
          <table:table-cell table:style-name="ce5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3"/>
          <table:table-cell table:style-name="ce39"/>
          <table:table-cell table:style-name="ce53" office:value-type="string" calcext:value-type="string">
            <text:p>직원관리(CRUD) <text:s/></text:p>
          </table:table-cell>
          <table:table-cell table:style-name="ce68"/>
          <table:table-cell table:style-name="ce86" office:value-type="string" calcext:value-type="string">
            <text:p>김은별</text:p>
          </table:table-cell>
          <table:table-cell table:style-name="ce104" table:number-columns-repeated="2"/>
          <table:table-cell table:style-name="ce122"/>
          <table:table-cell table:style-name="ce104"/>
          <table:table-cell table:style-name="ce133"/>
          <table:table-cell table:style-name="ce161"/>
          <table:table-cell table:style-name="ce180" office:value-type="string" calcext:value-type="string">
            <text:p>2018.9.4</text:p>
          </table:table-cell>
          <table:table-cell table:style-name="ce180" office:value-type="string" calcext:value-type="string">
            <text:p>2018.9.20</text:p>
          </table:table-cell>
          <table:table-cell table:style-name="ce204"/>
          <table:table-cell table:style-name="ce233"/>
          <table:table-cell table:style-name="ce253"/>
          <table:table-cell table:style-name="ce266"/>
          <table:table-cell table:style-name="ce291"/>
          <table:table-cell table:style-name="ce318"/>
          <table:table-cell table:style-name="ce266"/>
          <table:table-cell table:style-name="ce335" office:value-type="string" calcext:value-type="string" table:number-columns-spanned="13" table:number-rows-spanned="1">
            <text:p>직원관리(CRUD)</text:p>
          </table:table-cell>
          <table:covered-table-cell table:style-name="ce335"/>
          <table:covered-table-cell table:style-name="ce358"/>
          <table:covered-table-cell table:style-name="ce382"/>
          <table:covered-table-cell table:number-columns-repeated="2" table:style-name="ce335"/>
          <table:covered-table-cell table:style-name="ce292"/>
          <table:covered-table-cell table:style-name="ce395"/>
          <table:covered-table-cell table:number-columns-repeated="5" table:style-name="ce398"/>
          <table:table-cell table:style-name="ce331" table:number-columns-repeated="6"/>
          <table:table-cell table:style-name="Default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3"/>
          <table:table-cell table:style-name="ce39"/>
          <table:table-cell table:style-name="ce53" office:value-type="string" calcext:value-type="string">
            <text:p>환자관리(CRUD) </text:p>
          </table:table-cell>
          <table:table-cell table:style-name="ce68"/>
          <table:table-cell table:style-name="ce87" office:value-type="string" calcext:value-type="string">
            <text:p>박훈</text:p>
          </table:table-cell>
          <table:table-cell table:style-name="ce104" table:number-columns-repeated="2"/>
          <table:table-cell table:style-name="ce122"/>
          <table:table-cell table:style-name="ce104"/>
          <table:table-cell table:style-name="ce133"/>
          <table:table-cell table:style-name="ce161"/>
          <table:table-cell table:style-name="ce180" office:value-type="string" calcext:value-type="string">
            <text:p>2018.9.4</text:p>
          </table:table-cell>
          <table:table-cell table:style-name="ce180" office:value-type="string" calcext:value-type="string">
            <text:p>2018.9.20</text:p>
          </table:table-cell>
          <table:table-cell table:style-name="ce204"/>
          <table:table-cell table:style-name="ce233"/>
          <table:table-cell table:style-name="ce253"/>
          <table:table-cell table:style-name="ce266"/>
          <table:table-cell table:style-name="ce291"/>
          <table:table-cell table:style-name="ce318"/>
          <table:table-cell table:style-name="ce266"/>
          <table:table-cell table:style-name="ce336" office:value-type="string" calcext:value-type="string" table:number-columns-spanned="13" table:number-rows-spanned="1">
            <text:p>환자관리(CRUD)</text:p>
          </table:table-cell>
          <table:covered-table-cell table:style-name="ce336"/>
          <table:covered-table-cell table:style-name="ce359"/>
          <table:covered-table-cell table:style-name="ce383"/>
          <table:covered-table-cell table:number-columns-repeated="2" table:style-name="ce336"/>
          <table:covered-table-cell table:style-name="ce391"/>
          <table:covered-table-cell table:style-name="ce396"/>
          <table:covered-table-cell table:number-columns-repeated="5" table:style-name="ce399"/>
          <table:table-cell table:style-name="ce331" table:number-columns-repeated="6"/>
          <table:table-cell table:style-name="Default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3"/>
          <table:table-cell table:style-name="ce39"/>
          <table:table-cell table:style-name="ce53" office:value-type="string" calcext:value-type="string">
            <text:p>게시판 </text:p>
          </table:table-cell>
          <table:table-cell table:style-name="ce68"/>
          <table:table-cell table:style-name="ce88" office:value-type="string" calcext:value-type="string">
            <text:p>차정환</text:p>
          </table:table-cell>
          <table:table-cell table:style-name="ce104" table:number-columns-repeated="2"/>
          <table:table-cell table:style-name="ce122"/>
          <table:table-cell table:style-name="ce104"/>
          <table:table-cell table:style-name="ce133"/>
          <table:table-cell table:style-name="ce161"/>
          <table:table-cell table:style-name="ce180" office:value-type="string" calcext:value-type="string">
            <text:p>2018.9.4</text:p>
          </table:table-cell>
          <table:table-cell table:style-name="ce180" office:value-type="string" calcext:value-type="string">
            <text:p>2018.9.20</text:p>
          </table:table-cell>
          <table:table-cell table:style-name="ce204"/>
          <table:table-cell table:style-name="ce233"/>
          <table:table-cell table:style-name="ce253"/>
          <table:table-cell table:style-name="ce266"/>
          <table:table-cell table:style-name="ce291"/>
          <table:table-cell table:style-name="ce318"/>
          <table:table-cell table:style-name="ce266"/>
          <table:table-cell table:style-name="ce337" office:value-type="string" calcext:value-type="string" table:number-columns-spanned="13" table:number-rows-spanned="1">
            <text:p>게시판</text:p>
          </table:table-cell>
          <table:covered-table-cell table:style-name="ce266"/>
          <table:covered-table-cell table:style-name="ce353"/>
          <table:covered-table-cell table:style-name="ce378"/>
          <table:covered-table-cell table:number-columns-repeated="2" table:style-name="ce266"/>
          <table:covered-table-cell table:style-name="ce291"/>
          <table:covered-table-cell table:style-name="ce393"/>
          <table:covered-table-cell table:style-name="ce331"/>
          <table:covered-table-cell table:style-name="ce400"/>
          <table:covered-table-cell table:number-columns-repeated="3" table:style-name="ce331"/>
          <table:table-cell table:style-name="ce331" table:number-columns-repeated="6"/>
          <table:table-cell table:style-name="Default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3"/>
          <table:table-cell table:style-name="ce39"/>
          <table:table-cell table:style-name="ce53"/>
          <table:table-cell table:style-name="ce68"/>
          <table:table-cell table:style-name="ce79"/>
          <table:table-cell table:style-name="ce104" table:number-columns-repeated="2"/>
          <table:table-cell table:style-name="ce122"/>
          <table:table-cell table:style-name="ce104"/>
          <table:table-cell table:style-name="ce133"/>
          <table:table-cell table:style-name="ce161"/>
          <table:table-cell table:style-name="ce179" table:number-columns-repeated="2"/>
          <table:table-cell table:style-name="ce204"/>
          <table:table-cell table:style-name="ce233"/>
          <table:table-cell table:style-name="ce253"/>
          <table:table-cell table:style-name="ce266"/>
          <table:table-cell table:style-name="ce291"/>
          <table:table-cell table:style-name="ce318"/>
          <table:table-cell table:style-name="ce266" table:number-columns-repeated="3"/>
          <table:table-cell table:style-name="ce353"/>
          <table:table-cell table:style-name="ce378"/>
          <table:table-cell table:style-name="ce266" table:number-columns-repeated="2"/>
          <table:table-cell table:style-name="ce291"/>
          <table:table-cell table:style-name="ce393"/>
          <table:table-cell table:style-name="ce331" table:number-columns-repeated="11"/>
          <table:table-cell table:style-name="Default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3"/>
          <table:table-cell table:style-name="ce40"/>
          <table:table-cell table:style-name="ce54"/>
          <table:table-cell table:style-name="ce69"/>
          <table:table-cell table:style-name="ce80"/>
          <table:table-cell table:style-name="ce105" table:number-columns-repeated="2"/>
          <table:table-cell table:style-name="ce123"/>
          <table:table-cell table:style-name="ce105"/>
          <table:table-cell table:style-name="ce134"/>
          <table:table-cell table:style-name="ce160"/>
          <table:table-cell table:style-name="ce181" table:number-columns-repeated="2"/>
          <table:table-cell table:style-name="ce206" office:value-type="string" calcext:value-type="string">
            <text:p><text:span text:style-name="T22">단위테스트정의서</text:span><text:span text:style-name="T23">(</text:span><text:span text:style-name="T24">결과</text:span><text:span text:style-name="T23">)</text:span></text:p>
          </table:table-cell>
          <table:table-cell table:style-name="ce234"/>
          <table:table-cell table:style-name="ce258"/>
          <table:table-cell table:style-name="ce267"/>
          <table:table-cell table:style-name="ce294"/>
          <table:table-cell table:style-name="ce319"/>
          <table:table-cell table:style-name="ce267" table:number-columns-repeated="3"/>
          <table:table-cell table:style-name="ce354"/>
          <table:table-cell table:style-name="ce379"/>
          <table:table-cell table:style-name="ce267" table:number-columns-repeated="2"/>
          <table:table-cell table:style-name="ce294"/>
          <table:table-cell table:style-name="ce397"/>
          <table:table-cell table:style-name="ce265"/>
          <table:table-cell table:style-name="ce401" table:number-columns-repeated="7"/>
          <table:table-cell table:style-name="ce432"/>
          <table:table-cell table:style-name="ce401"/>
          <table:table-cell table:style-name="ce464"/>
          <table:table-cell table:style-name="ce2" table:number-columns-repeated="975"/>
          <table:table-cell table:number-columns-repeated="9"/>
        </table:table-row>
        <table:table-row table:style-name="ro5">
          <table:table-cell table:style-name="ce8"/>
          <table:table-cell table:style-name="ce22" office:value-type="string" calcext:value-type="string">
            <text:p>통합테스트</text:p>
          </table:table-cell>
          <table:table-cell table:style-name="ce41"/>
          <table:table-cell table:style-name="ce48"/>
          <table:table-cell table:style-name="ce66"/>
          <table:table-cell table:style-name="ce81"/>
          <table:table-cell table:style-name="ce102" table:number-columns-repeated="2"/>
          <table:table-cell table:style-name="ce120"/>
          <table:table-cell table:style-name="ce102" table:number-columns-repeated="2"/>
          <table:table-cell table:style-name="ce153"/>
          <table:table-cell table:style-name="ce177" table:number-columns-repeated="2"/>
          <table:table-cell table:style-name="ce203" office:value-type="string" calcext:value-type="string">
            <text:p><text:span text:style-name="T22">통합테스트정의서</text:span><text:span text:style-name="T23">(</text:span><text:span text:style-name="T24">결과</text:span><text:span text:style-name="T23">)</text:span></text:p>
          </table:table-cell>
          <table:table-cell table:style-name="ce235"/>
          <table:table-cell table:style-name="ce251"/>
          <table:table-cell table:style-name="ce269"/>
          <table:table-cell table:style-name="ce296"/>
          <table:table-cell table:style-name="ce321"/>
          <table:table-cell table:style-name="ce269" table:number-columns-repeated="3"/>
          <table:table-cell table:style-name="ce352"/>
          <table:table-cell table:style-name="ce377"/>
          <table:table-cell table:style-name="ce269" table:number-columns-repeated="2"/>
          <table:table-cell table:style-name="ce296"/>
          <table:table-cell table:style-name="ce321"/>
          <table:table-cell table:style-name="ce269" table:number-columns-repeated="3"/>
          <table:table-cell table:style-name="ce352"/>
          <table:table-cell table:style-name="ce377"/>
          <table:table-cell table:style-name="ce333" office:value-type="string" calcext:value-type="string" table:number-columns-spanned="6" table:number-rows-spanned="1">
            <text:p>테스트/전개</text:p>
          </table:table-cell>
          <table:covered-table-cell table:style-name="ce333"/>
          <table:covered-table-cell table:style-name="ce390"/>
          <table:covered-table-cell table:style-name="ce433"/>
          <table:covered-table-cell table:style-name="ce390"/>
          <table:covered-table-cell table:style-name="ce465"/>
          <table:table-cell table:style-name="ce8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4"/>
          <table:table-cell table:style-name="ce42" office:value-type="string" calcext:value-type="string">
            <text:p>통합테스트</text:p>
          </table:table-cell>
          <table:table-cell table:style-name="ce55"/>
          <table:table-cell table:style-name="ce70"/>
          <table:table-cell table:style-name="ce89" office:value-type="string" calcext:value-type="string">
            <text:p>차정환</text:p>
          </table:table-cell>
          <table:table-cell table:style-name="ce106" table:number-columns-repeated="2"/>
          <table:table-cell table:style-name="ce124"/>
          <table:table-cell table:style-name="ce106"/>
          <table:table-cell table:style-name="ce135"/>
          <table:table-cell table:style-name="ce162"/>
          <table:table-cell table:style-name="ce183" office:value-type="string" calcext:value-type="string">
            <text:p>2018.9.21</text:p>
          </table:table-cell>
          <table:table-cell table:style-name="ce183" office:value-type="string" calcext:value-type="string">
            <text:p>2018.9.28</text:p>
          </table:table-cell>
          <table:table-cell table:style-name="ce208"/>
          <table:table-cell table:style-name="ce236"/>
          <table:table-cell table:style-name="ce259"/>
          <table:table-cell table:style-name="ce270"/>
          <table:table-cell table:style-name="ce297"/>
          <table:table-cell table:style-name="ce322"/>
          <table:table-cell table:style-name="ce270" table:number-columns-repeated="3"/>
          <table:table-cell table:style-name="ce360"/>
          <table:table-cell table:style-name="ce384"/>
          <table:table-cell table:style-name="ce270" table:number-columns-repeated="2"/>
          <table:table-cell table:style-name="ce297"/>
          <table:table-cell table:style-name="ce322"/>
          <table:table-cell table:style-name="ce270" table:number-columns-repeated="3"/>
          <table:table-cell table:style-name="ce360"/>
          <table:table-cell table:style-name="ce384"/>
          <table:table-cell table:style-name="ce407" office:value-type="string" calcext:value-type="string" table:number-columns-spanned="3" table:number-rows-spanned="1">
            <text:p>통합테스트</text:p>
          </table:table-cell>
          <table:covered-table-cell table:style-name="ce270"/>
          <table:covered-table-cell table:style-name="ce297"/>
          <table:table-cell table:style-name="ce434"/>
          <table:table-cell table:style-name="ce297"/>
          <table:table-cell table:style-name="ce466"/>
          <table:table-cell table:style-name="ce5" table:number-columns-repeated="975"/>
          <table:table-cell table:number-columns-repeated="9"/>
        </table:table-row>
        <table:table-row table:style-name="ro5">
          <table:table-cell table:style-name="ce8"/>
          <table:table-cell table:style-name="ce25" office:value-type="string" calcext:value-type="string">
            <text:p>전개</text:p>
          </table:table-cell>
          <table:table-cell table:style-name="ce43"/>
          <table:table-cell table:style-name="ce56"/>
          <table:table-cell table:style-name="ce71"/>
          <table:table-cell table:style-name="ce90"/>
          <table:table-cell table:style-name="ce107" table:number-columns-repeated="2"/>
          <table:table-cell table:style-name="ce125"/>
          <table:table-cell table:style-name="ce107" table:number-columns-repeated="2"/>
          <table:table-cell table:style-name="ce163"/>
          <table:table-cell table:style-name="ce184" table:number-columns-repeated="2"/>
          <table:table-cell table:style-name="ce197"/>
          <table:table-cell table:style-name="ce237"/>
          <table:table-cell table:style-name="ce260"/>
          <table:table-cell table:style-name="ce271"/>
          <table:table-cell table:style-name="ce298"/>
          <table:table-cell table:style-name="ce323"/>
          <table:table-cell table:style-name="ce271" table:number-columns-repeated="3"/>
          <table:table-cell table:style-name="ce361"/>
          <table:table-cell table:style-name="ce385"/>
          <table:table-cell table:style-name="ce271" table:number-columns-repeated="2"/>
          <table:table-cell table:style-name="ce298"/>
          <table:table-cell table:style-name="ce323"/>
          <table:table-cell table:style-name="ce271" table:number-columns-repeated="3"/>
          <table:table-cell table:style-name="ce361"/>
          <table:table-cell table:style-name="ce385"/>
          <table:table-cell table:style-name="Default"/>
          <table:table-cell table:style-name="ce271"/>
          <table:table-cell table:style-name="ce298"/>
          <table:table-cell table:style-name="ce435"/>
          <table:table-cell table:style-name="ce298"/>
          <table:table-cell table:style-name="ce467"/>
          <table:table-cell table:style-name="ce8" table:number-columns-repeated="975"/>
          <table:table-cell table:number-columns-repeated="9"/>
        </table:table-row>
        <table:table-row table:style-name="ro5">
          <table:table-cell table:style-name="ce8"/>
          <table:table-cell table:style-name="ce23"/>
          <table:table-cell table:style-name="ce34" office:value-type="string" calcext:value-type="string">
            <text:p>메뉴얼</text:p>
          </table:table-cell>
          <table:table-cell table:style-name="ce49"/>
          <table:table-cell table:style-name="ce67"/>
          <table:table-cell table:style-name="ce82" office:value-type="string" calcext:value-type="string">
            <text:p>박훈</text:p>
          </table:table-cell>
          <table:table-cell table:style-name="ce103" table:number-columns-repeated="2"/>
          <table:table-cell table:style-name="ce121"/>
          <table:table-cell table:style-name="ce103"/>
          <table:table-cell table:style-name="ce136"/>
          <table:table-cell table:style-name="ce154"/>
          <table:table-cell table:style-name="ce180" office:value-type="string" calcext:value-type="string">
            <text:p>2018.9.21</text:p>
          </table:table-cell>
          <table:table-cell table:style-name="ce180" office:value-type="string" calcext:value-type="string">
            <text:p>2018.9.28</text:p>
          </table:table-cell>
          <table:table-cell table:style-name="ce204"/>
          <table:table-cell table:style-name="ce233"/>
          <table:table-cell table:style-name="ce253"/>
          <table:table-cell table:style-name="ce272"/>
          <table:table-cell table:style-name="ce299"/>
          <table:table-cell table:style-name="ce324"/>
          <table:table-cell table:style-name="ce272" table:number-columns-repeated="3"/>
          <table:table-cell table:style-name="ce362"/>
          <table:table-cell table:style-name="ce386"/>
          <table:table-cell table:style-name="ce272" table:number-columns-repeated="2"/>
          <table:table-cell table:style-name="ce299"/>
          <table:table-cell table:style-name="ce324"/>
          <table:table-cell table:style-name="ce272" table:number-columns-repeated="3"/>
          <table:table-cell table:style-name="ce362"/>
          <table:table-cell table:style-name="ce386"/>
          <table:table-cell table:style-name="ce336" office:value-type="string" calcext:value-type="string" table:number-columns-spanned="3" table:number-rows-spanned="1">
            <text:p>메뉴얼</text:p>
          </table:table-cell>
          <table:covered-table-cell table:style-name="ce409"/>
          <table:covered-table-cell table:style-name="ce299"/>
          <table:table-cell table:style-name="ce436"/>
          <table:table-cell table:style-name="ce299"/>
          <table:table-cell table:style-name="ce468"/>
          <table:table-cell table:style-name="ce2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3"/>
          <table:table-cell table:style-name="ce36"/>
          <table:table-cell table:style-name="ce50"/>
          <table:table-cell table:style-name="ce68"/>
          <table:table-cell table:style-name="ce79"/>
          <table:table-cell table:style-name="ce104" table:number-columns-repeated="2"/>
          <table:table-cell table:style-name="ce122"/>
          <table:table-cell table:style-name="ce104"/>
          <table:table-cell table:style-name="ce133"/>
          <table:table-cell table:style-name="ce159"/>
          <table:table-cell table:style-name="ce179" table:number-columns-repeated="2"/>
          <table:table-cell table:style-name="ce204"/>
          <table:table-cell table:style-name="ce233"/>
          <table:table-cell table:style-name="ce253"/>
          <table:table-cell table:style-name="ce272"/>
          <table:table-cell table:style-name="ce299"/>
          <table:table-cell table:style-name="ce324"/>
          <table:table-cell table:style-name="ce272" table:number-columns-repeated="3"/>
          <table:table-cell table:style-name="ce362"/>
          <table:table-cell table:style-name="ce386"/>
          <table:table-cell table:style-name="ce272" table:number-columns-repeated="2"/>
          <table:table-cell table:style-name="ce299"/>
          <table:table-cell table:style-name="ce324"/>
          <table:table-cell table:style-name="ce272" table:number-columns-repeated="3"/>
          <table:table-cell table:style-name="ce362"/>
          <table:table-cell table:style-name="ce386"/>
          <table:table-cell table:style-name="ce272" table:number-columns-repeated="2"/>
          <table:table-cell table:style-name="Default"/>
          <table:table-cell table:style-name="ce436"/>
          <table:table-cell table:style-name="ce299"/>
          <table:table-cell table:style-name="ce468"/>
          <table:table-cell table:style-name="ce5" table:number-columns-repeated="975"/>
          <table:table-cell table:number-columns-repeated="9"/>
        </table:table-row>
        <table:table-row table:style-name="ro5">
          <table:table-cell table:style-name="ce8"/>
          <table:table-cell table:style-name="ce23"/>
          <table:table-cell table:style-name="ce34" office:value-type="string" calcext:value-type="string">
            <text:p>유지보수계획</text:p>
          </table:table-cell>
          <table:table-cell table:style-name="ce49"/>
          <table:table-cell table:style-name="ce67"/>
          <table:table-cell table:style-name="ce83" office:value-type="string" calcext:value-type="string">
            <text:p>김은별</text:p>
          </table:table-cell>
          <table:table-cell table:style-name="ce103" table:number-columns-repeated="2"/>
          <table:table-cell table:style-name="ce121"/>
          <table:table-cell table:style-name="ce103" table:number-columns-repeated="2"/>
          <table:table-cell table:style-name="ce154"/>
          <table:table-cell table:style-name="ce180" office:value-type="string" calcext:value-type="string">
            <text:p>2018.9.21</text:p>
          </table:table-cell>
          <table:table-cell table:style-name="ce180" office:value-type="string" calcext:value-type="string">
            <text:p>2018.9.28</text:p>
          </table:table-cell>
          <table:table-cell table:style-name="ce204"/>
          <table:table-cell table:style-name="ce233"/>
          <table:table-cell table:style-name="ce253"/>
          <table:table-cell table:style-name="ce272"/>
          <table:table-cell table:style-name="ce299"/>
          <table:table-cell table:style-name="ce324"/>
          <table:table-cell table:style-name="ce272" table:number-columns-repeated="3"/>
          <table:table-cell table:style-name="ce362"/>
          <table:table-cell table:style-name="ce386"/>
          <table:table-cell table:style-name="ce272" table:number-columns-repeated="2"/>
          <table:table-cell table:style-name="ce299"/>
          <table:table-cell table:style-name="ce324"/>
          <table:table-cell table:style-name="ce272" table:number-columns-repeated="3"/>
          <table:table-cell table:style-name="ce362"/>
          <table:table-cell table:style-name="ce386"/>
          <table:table-cell table:style-name="ce335" office:value-type="string" calcext:value-type="string" table:number-columns-spanned="3" table:number-rows-spanned="1">
            <text:p>유지보수계획</text:p>
          </table:table-cell>
          <table:covered-table-cell table:style-name="ce335"/>
          <table:covered-table-cell table:style-name="ce410"/>
          <table:table-cell table:style-name="Default"/>
          <table:table-cell table:style-name="ce266" table:number-columns-repeated="2"/>
          <table:table-cell table:style-name="ce8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3"/>
          <table:table-cell table:style-name="ce35"/>
          <table:table-cell table:style-name="ce50"/>
          <table:table-cell table:style-name="ce72"/>
          <table:table-cell table:style-name="ce91"/>
          <table:table-cell table:style-name="ce104" table:number-columns-repeated="2"/>
          <table:table-cell table:style-name="ce122"/>
          <table:table-cell table:style-name="ce104"/>
          <table:table-cell table:style-name="ce133"/>
          <table:table-cell table:style-name="ce159"/>
          <table:table-cell table:style-name="ce179" table:number-columns-repeated="2"/>
          <table:table-cell table:style-name="ce204" office:value-type="string" calcext:value-type="string">
            <text:p>사용자매뉴얼</text:p>
          </table:table-cell>
          <table:table-cell table:style-name="ce233"/>
          <table:table-cell table:style-name="ce253"/>
          <table:table-cell table:style-name="ce272"/>
          <table:table-cell table:style-name="ce299"/>
          <table:table-cell table:style-name="ce324"/>
          <table:table-cell table:style-name="ce272" table:number-columns-repeated="3"/>
          <table:table-cell table:style-name="ce362"/>
          <table:table-cell table:style-name="ce386"/>
          <table:table-cell table:style-name="ce272" table:number-columns-repeated="2"/>
          <table:table-cell table:style-name="ce299"/>
          <table:table-cell table:style-name="ce324"/>
          <table:table-cell table:style-name="ce272" table:number-columns-repeated="3"/>
          <table:table-cell table:style-name="ce362"/>
          <table:table-cell table:style-name="ce386"/>
          <table:table-cell table:style-name="ce272" table:number-columns-repeated="2"/>
          <table:table-cell table:style-name="ce299"/>
          <table:table-cell table:style-name="ce436"/>
          <table:table-cell table:style-name="ce299"/>
          <table:table-cell table:style-name="ce468"/>
          <table:table-cell table:style-name="ce5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3"/>
          <table:table-cell table:style-name="ce36"/>
          <table:table-cell table:style-name="ce50"/>
          <table:table-cell table:style-name="ce72"/>
          <table:table-cell table:style-name="ce91"/>
          <table:table-cell table:style-name="ce104" table:number-columns-repeated="2"/>
          <table:table-cell table:style-name="ce122"/>
          <table:table-cell table:style-name="ce104"/>
          <table:table-cell table:style-name="ce133"/>
          <table:table-cell table:style-name="ce159"/>
          <table:table-cell table:style-name="ce179" table:number-columns-repeated="2"/>
          <table:table-cell table:style-name="ce204" office:value-type="string" calcext:value-type="string">
            <text:p>운영자매뉴얼</text:p>
          </table:table-cell>
          <table:table-cell table:style-name="ce238"/>
          <table:table-cell table:style-name="ce261"/>
          <table:table-cell table:style-name="ce273"/>
          <table:table-cell table:style-name="ce300"/>
          <table:table-cell table:style-name="ce325"/>
          <table:table-cell table:style-name="ce273" table:number-columns-repeated="3"/>
          <table:table-cell table:style-name="ce363"/>
          <table:table-cell table:style-name="ce387"/>
          <table:table-cell table:style-name="ce273" table:number-columns-repeated="2"/>
          <table:table-cell table:style-name="ce300"/>
          <table:table-cell table:style-name="ce325"/>
          <table:table-cell table:style-name="ce273" table:number-columns-repeated="3"/>
          <table:table-cell table:style-name="ce363"/>
          <table:table-cell table:style-name="ce387"/>
          <table:table-cell table:style-name="ce273" table:number-columns-repeated="2"/>
          <table:table-cell table:style-name="ce300"/>
          <table:table-cell table:style-name="ce437"/>
          <table:table-cell table:style-name="ce300"/>
          <table:table-cell table:style-name="ce469"/>
          <table:table-cell table:style-name="ce2" table:number-columns-repeated="975"/>
          <table:table-cell table:number-columns-repeated="9"/>
        </table:table-row>
        <table:table-row table:style-name="ro5">
          <table:table-cell table:style-name="ce8"/>
          <table:table-cell table:style-name="ce23"/>
          <table:table-cell table:style-name="ce34" office:value-type="string" calcext:value-type="string">
            <text:p>안정화</text:p>
          </table:table-cell>
          <table:table-cell table:style-name="ce49"/>
          <table:table-cell table:style-name="ce67"/>
          <table:table-cell table:style-name="ce78" office:value-type="string" calcext:value-type="string">
            <text:p>팀</text:p>
          </table:table-cell>
          <table:table-cell table:style-name="ce103" table:number-columns-repeated="2"/>
          <table:table-cell table:style-name="ce121"/>
          <table:table-cell table:style-name="ce103"/>
          <table:table-cell table:style-name="ce136"/>
          <table:table-cell table:style-name="ce154"/>
          <table:table-cell table:style-name="ce178" office:value-type="string" calcext:value-type="string">
            <text:p>2018.10.1</text:p>
          </table:table-cell>
          <table:table-cell table:style-name="ce178" office:value-type="string" calcext:value-type="string">
            <text:p>2018.10.4</text:p>
          </table:table-cell>
          <table:table-cell table:style-name="ce204"/>
          <table:table-cell table:style-name="ce238"/>
          <table:table-cell table:style-name="ce261"/>
          <table:table-cell table:style-name="ce273"/>
          <table:table-cell table:style-name="ce300"/>
          <table:table-cell table:style-name="ce325"/>
          <table:table-cell table:style-name="ce273" table:number-columns-repeated="3"/>
          <table:table-cell table:style-name="ce363"/>
          <table:table-cell table:style-name="ce387"/>
          <table:table-cell table:style-name="ce273" table:number-columns-repeated="2"/>
          <table:table-cell table:style-name="ce300"/>
          <table:table-cell table:style-name="ce325"/>
          <table:table-cell table:style-name="ce273" table:number-columns-repeated="3"/>
          <table:table-cell table:style-name="ce363"/>
          <table:table-cell table:style-name="ce387"/>
          <table:table-cell table:style-name="ce273" table:number-columns-repeated="2"/>
          <table:table-cell table:style-name="ce300"/>
          <table:table-cell table:style-name="ce438" office:value-type="string" calcext:value-type="string" table:number-columns-spanned="3" table:number-rows-spanned="1">
            <text:p>안정화</text:p>
          </table:table-cell>
          <table:covered-table-cell table:style-name="ce300"/>
          <table:covered-table-cell table:style-name="ce469"/>
          <table:table-cell table:style-name="ce8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3"/>
          <table:table-cell table:style-name="ce36"/>
          <table:table-cell table:style-name="ce50"/>
          <table:table-cell table:style-name="ce72" table:number-columns-repeated="2"/>
          <table:table-cell table:style-name="ce104" table:number-columns-repeated="2"/>
          <table:table-cell table:style-name="ce122"/>
          <table:table-cell table:style-name="ce104"/>
          <table:table-cell table:style-name="ce133"/>
          <table:table-cell table:style-name="ce164"/>
          <table:table-cell table:style-name="ce179" table:number-columns-repeated="2"/>
          <table:table-cell table:style-name="ce204" office:value-type="string" calcext:value-type="string">
            <text:p>유지보수계획서</text:p>
          </table:table-cell>
          <table:table-cell table:style-name="ce238"/>
          <table:table-cell table:style-name="ce261"/>
          <table:table-cell table:style-name="ce273"/>
          <table:table-cell table:style-name="ce300"/>
          <table:table-cell table:style-name="ce325"/>
          <table:table-cell table:style-name="ce273" table:number-columns-repeated="3"/>
          <table:table-cell table:style-name="ce363"/>
          <table:table-cell table:style-name="ce387"/>
          <table:table-cell table:style-name="ce273" table:number-columns-repeated="2"/>
          <table:table-cell table:style-name="ce300"/>
          <table:table-cell table:style-name="ce325"/>
          <table:table-cell table:style-name="ce273" table:number-columns-repeated="3"/>
          <table:table-cell table:style-name="ce363"/>
          <table:table-cell table:style-name="ce387"/>
          <table:table-cell table:style-name="ce273" table:number-columns-repeated="2"/>
          <table:table-cell table:style-name="ce300"/>
          <table:table-cell table:style-name="ce437"/>
          <table:table-cell table:style-name="ce300"/>
          <table:table-cell table:style-name="ce469"/>
          <table:table-cell table:style-name="ce5" table:number-columns-repeated="975"/>
          <table:table-cell table:number-columns-repeated="9"/>
        </table:table-row>
        <table:table-row table:style-name="ro5">
          <table:table-cell table:style-name="ce8"/>
          <table:table-cell table:style-name="ce23"/>
          <table:table-cell table:style-name="ce34"/>
          <table:table-cell table:style-name="ce49"/>
          <table:table-cell table:style-name="ce67" table:number-columns-repeated="2"/>
          <table:table-cell table:style-name="ce103" table:number-columns-repeated="2"/>
          <table:table-cell table:style-name="ce121"/>
          <table:table-cell table:style-name="ce103"/>
          <table:table-cell table:style-name="ce136"/>
          <table:table-cell table:style-name="ce154"/>
          <table:table-cell table:style-name="ce178" table:number-columns-repeated="2"/>
          <table:table-cell table:style-name="ce204"/>
          <table:table-cell table:style-name="ce238"/>
          <table:table-cell table:style-name="ce261"/>
          <table:table-cell table:style-name="ce273"/>
          <table:table-cell table:style-name="ce300"/>
          <table:table-cell table:style-name="ce325"/>
          <table:table-cell table:style-name="ce273" table:number-columns-repeated="3"/>
          <table:table-cell table:style-name="ce363"/>
          <table:table-cell table:style-name="ce387"/>
          <table:table-cell table:style-name="ce273" table:number-columns-repeated="2"/>
          <table:table-cell table:style-name="ce300"/>
          <table:table-cell table:style-name="ce325"/>
          <table:table-cell table:style-name="ce273" table:number-columns-repeated="3"/>
          <table:table-cell table:style-name="ce363"/>
          <table:table-cell table:style-name="ce387"/>
          <table:table-cell table:style-name="ce273" table:number-columns-repeated="2"/>
          <table:table-cell table:style-name="ce300"/>
          <table:table-cell table:style-name="ce437"/>
          <table:table-cell table:style-name="ce300"/>
          <table:table-cell table:style-name="ce469"/>
          <table:table-cell table:style-name="ce8" table:number-columns-repeated="975"/>
          <table:table-cell table:number-columns-repeated="9"/>
        </table:table-row>
        <table:table-row table:style-name="ro5">
          <table:table-cell table:style-name="ce5"/>
          <table:table-cell table:style-name="ce26"/>
          <table:table-cell table:style-name="ce36"/>
          <table:table-cell table:style-name="ce57"/>
          <table:table-cell table:style-name="ce73" table:number-columns-repeated="2"/>
          <table:table-cell table:style-name="ce108" table:number-columns-repeated="2"/>
          <table:table-cell table:style-name="ce126"/>
          <table:table-cell table:style-name="ce108"/>
          <table:table-cell table:style-name="ce137"/>
          <table:table-cell table:style-name="ce165"/>
          <table:table-cell table:style-name="ce185" table:number-columns-repeated="2"/>
          <table:table-cell table:style-name="ce204"/>
          <table:table-cell table:style-name="ce238"/>
          <table:table-cell table:style-name="ce261"/>
          <table:table-cell table:style-name="ce273"/>
          <table:table-cell table:style-name="ce300"/>
          <table:table-cell table:style-name="ce325"/>
          <table:table-cell table:style-name="ce273" table:number-columns-repeated="3"/>
          <table:table-cell table:style-name="ce363"/>
          <table:table-cell table:style-name="ce387"/>
          <table:table-cell table:style-name="ce273" table:number-columns-repeated="2"/>
          <table:table-cell table:style-name="ce300"/>
          <table:table-cell table:style-name="ce325"/>
          <table:table-cell table:style-name="ce273" table:number-columns-repeated="3"/>
          <table:table-cell table:style-name="ce363"/>
          <table:table-cell table:style-name="ce387"/>
          <table:table-cell table:style-name="ce273" table:number-columns-repeated="2"/>
          <table:table-cell table:style-name="ce300"/>
          <table:table-cell table:style-name="ce439"/>
          <table:table-cell table:style-name="ce300"/>
          <table:table-cell table:style-name="ce470"/>
          <table:table-cell table:style-name="ce5" table:number-columns-repeated="975"/>
          <table:table-cell table:number-columns-repeated="9"/>
        </table:table-row>
        <table:table-row table:style-name="ro4" table:number-rows-repeated="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4" table:number-rows-repeated="104841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cause" table:base-cell-address="$'e-로봇'.$A$1" table:expression="#REF!"/>
          <table:named-expression table:name="Comments" table:base-cell-address="$'e-로봇'.$A$1" table:expression="#REF!"/>
          <table:named-expression table:name="Severity" table:base-cell-address="$'e-로봇'.$A$1" table:expression="#REF!"/>
          <table:named-expression table:name="State_of_Origin" table:base-cell-address="$'e-로봇'.$A$1" table:expression="#REF!"/>
          <table:named-expression table:name="_2007_12_12" table:base-cell-address="$'e-로봇'.$A$1" table:expression="'e-로봇'!xep1048574"/>
          <table:named-range table:name="_xlnm.Print_Titles" table:base-cell-address="$'e-로봇'.$A$1" table:cell-range-address="$'e-로봇'.$A$1:.$AMJ$6" table:range-usable-as="repeat-column repeat-row"/>
          <table:named-range table:name="_xlnm.Print_Titles_0" table:base-cell-address="$'e-로봇'.$A$1" table:cell-range-address="$'e-로봇'.$A$1:.$AMJ$6" table:range-usable-as="repeat-column repeat-row"/>
          <table:named-range table:name="_xlnm._FilterDatabase" table:base-cell-address="$'e-로봇'.$A$1" table:cell-range-address="$'e-로봇'.$B$6:.$O$15"/>
          <table:named-expression table:name="가중치_전체" table:base-cell-address="$'e-로봇'.$A$1" table:expression="#REF!"/>
        </table:named-expressions>
        <calcext:conditional-formats>
          <calcext:conditional-format calcext:target-range-address="'e-로봇'.L18:'e-로봇'.L18">
            <calcext:condition calcext:apply-style-name="ConditionalStyle_17" calcext:value="contains-text(&quot;지연&quot;)" calcext:base-cell-address="'e-로봇'.L18"/>
            <calcext:condition calcext:apply-style-name="ConditionalStyle_18" calcext:value="contains-text(&quot;종료&quot;)" calcext:base-cell-address="'e-로봇'.L18"/>
            <calcext:condition calcext:apply-style-name="ConditionalStyle_19" calcext:value="contains-text(&quot;진행&quot;)" calcext:base-cell-address="'e-로봇'.L18"/>
          </calcext:conditional-format>
          <calcext:conditional-format calcext:target-range-address="'e-로봇'.L18:'e-로봇'.L18">
            <calcext:condition calcext:apply-style-name="ConditionalStyle_20" calcext:value="contains-text(0)" calcext:base-cell-address="'e-로봇'.L18"/>
          </calcext:conditional-format>
          <calcext:conditional-format calcext:target-range-address="'e-로봇'.L125:'e-로봇'.L125">
            <calcext:condition calcext:apply-style-name="ConditionalStyle_21" calcext:value="contains-text(&quot;지연&quot;)" calcext:base-cell-address="'e-로봇'.L125"/>
            <calcext:condition calcext:apply-style-name="ConditionalStyle_22" calcext:value="contains-text(&quot;종료&quot;)" calcext:base-cell-address="'e-로봇'.L125"/>
            <calcext:condition calcext:apply-style-name="ConditionalStyle_23" calcext:value="contains-text(&quot;진행&quot;)" calcext:base-cell-address="'e-로봇'.L125"/>
          </calcext:conditional-format>
          <calcext:conditional-format calcext:target-range-address="'e-로봇'.L125:'e-로봇'.L125">
            <calcext:condition calcext:apply-style-name="ConditionalStyle_24" calcext:value="contains-text(0)" calcext:base-cell-address="'e-로봇'.L125"/>
          </calcext:conditional-format>
          <calcext:conditional-format calcext:target-range-address="'e-로봇'.L10:'e-로봇'.L10">
            <calcext:condition calcext:apply-style-name="ConditionalStyle_25" calcext:value="contains-text(&quot;지연&quot;)" calcext:base-cell-address="'e-로봇'.L10"/>
            <calcext:condition calcext:apply-style-name="ConditionalStyle_26" calcext:value="contains-text(&quot;종료&quot;)" calcext:base-cell-address="'e-로봇'.L10"/>
            <calcext:condition calcext:apply-style-name="ConditionalStyle_27" calcext:value="contains-text(&quot;진행&quot;)" calcext:base-cell-address="'e-로봇'.L10"/>
          </calcext:conditional-format>
          <calcext:conditional-format calcext:target-range-address="'e-로봇'.L10:'e-로봇'.L10">
            <calcext:condition calcext:apply-style-name="ConditionalStyle_28" calcext:value="contains-text(0)" calcext:base-cell-address="'e-로봇'.L10"/>
          </calcext:conditional-format>
          <calcext:conditional-format calcext:target-range-address="'e-로봇'.L16:'e-로봇'.L16">
            <calcext:condition calcext:apply-style-name="ConditionalStyle_29" calcext:value="contains-text(&quot;지연&quot;)" calcext:base-cell-address="'e-로봇'.L16"/>
            <calcext:condition calcext:apply-style-name="ConditionalStyle_30" calcext:value="contains-text(&quot;종료&quot;)" calcext:base-cell-address="'e-로봇'.L16"/>
            <calcext:condition calcext:apply-style-name="ConditionalStyle_31" calcext:value="contains-text(&quot;진행&quot;)" calcext:base-cell-address="'e-로봇'.L16"/>
          </calcext:conditional-format>
          <calcext:conditional-format calcext:target-range-address="'e-로봇'.L16:'e-로봇'.L16">
            <calcext:condition calcext:apply-style-name="ConditionalStyle_32" calcext:value="contains-text(0)" calcext:base-cell-address="'e-로봇'.L16"/>
          </calcext:conditional-format>
          <calcext:conditional-format calcext:target-range-address="'e-로봇'.L140:'e-로봇'.L144">
            <calcext:condition calcext:apply-style-name="ConditionalStyle_33" calcext:value="contains-text(&quot;지연&quot;)" calcext:base-cell-address="'e-로봇'.L140"/>
            <calcext:condition calcext:apply-style-name="ConditionalStyle_34" calcext:value="contains-text(&quot;종료&quot;)" calcext:base-cell-address="'e-로봇'.L140"/>
            <calcext:condition calcext:apply-style-name="ConditionalStyle_35" calcext:value="contains-text(&quot;진행&quot;)" calcext:base-cell-address="'e-로봇'.L140"/>
          </calcext:conditional-format>
          <calcext:conditional-format calcext:target-range-address="'e-로봇'.L140:'e-로봇'.L144">
            <calcext:condition calcext:apply-style-name="ConditionalStyle_36" calcext:value="contains-text(0)" calcext:base-cell-address="'e-로봇'.L140"/>
          </calcext:conditional-format>
          <calcext:conditional-format calcext:target-range-address="'e-로봇'.L11:'e-로봇'.L11">
            <calcext:condition calcext:apply-style-name="ConditionalStyle_37" calcext:value="contains-text(0)" calcext:base-cell-address="'e-로봇'.L11"/>
          </calcext:conditional-format>
          <calcext:conditional-format calcext:target-range-address="'e-로봇'.L11:'e-로봇'.L11">
            <calcext:condition calcext:apply-style-name="ConditionalStyle_38" calcext:value="contains-text(&quot;지연&quot;)" calcext:base-cell-address="'e-로봇'.L11"/>
            <calcext:condition calcext:apply-style-name="ConditionalStyle_39" calcext:value="contains-text(&quot;종료&quot;)" calcext:base-cell-address="'e-로봇'.L11"/>
            <calcext:condition calcext:apply-style-name="ConditionalStyle_40" calcext:value="contains-text(&quot;진행&quot;)" calcext:base-cell-address="'e-로봇'.L11"/>
          </calcext:conditional-format>
          <calcext:conditional-format calcext:target-range-address="'e-로봇'.L13:'e-로봇'.L13">
            <calcext:condition calcext:apply-style-name="ConditionalStyle_41" calcext:value="contains-text(0)" calcext:base-cell-address="'e-로봇'.L13"/>
          </calcext:conditional-format>
          <calcext:conditional-format calcext:target-range-address="'e-로봇'.L20:'e-로봇'.L20">
            <calcext:condition calcext:apply-style-name="ConditionalStyle_42" calcext:value="contains-text(&quot;지연&quot;)" calcext:base-cell-address="'e-로봇'.L20"/>
            <calcext:condition calcext:apply-style-name="ConditionalStyle_43" calcext:value="contains-text(&quot;종료&quot;)" calcext:base-cell-address="'e-로봇'.L20"/>
            <calcext:condition calcext:apply-style-name="ConditionalStyle_44" calcext:value="contains-text(&quot;진행&quot;)" calcext:base-cell-address="'e-로봇'.L20"/>
          </calcext:conditional-format>
          <calcext:conditional-format calcext:target-range-address="'e-로봇'.L20:'e-로봇'.L20">
            <calcext:condition calcext:apply-style-name="ConditionalStyle_45" calcext:value="contains-text(0)" calcext:base-cell-address="'e-로봇'.L20"/>
          </calcext:conditional-format>
          <calcext:conditional-format calcext:target-range-address="'e-로봇'.L13:'e-로봇'.L13">
            <calcext:condition calcext:apply-style-name="ConditionalStyle_46" calcext:value="contains-text(&quot;지연&quot;)" calcext:base-cell-address="'e-로봇'.L13"/>
            <calcext:condition calcext:apply-style-name="ConditionalStyle_47" calcext:value="contains-text(&quot;종료&quot;)" calcext:base-cell-address="'e-로봇'.L13"/>
            <calcext:condition calcext:apply-style-name="ConditionalStyle_48" calcext:value="contains-text(&quot;진행&quot;)" calcext:base-cell-address="'e-로봇'.L13"/>
          </calcext:conditional-format>
          <calcext:conditional-format calcext:target-range-address="'e-로봇'.L19:'e-로봇'.L19">
            <calcext:condition calcext:apply-style-name="ConditionalStyle_49" calcext:value="contains-text(&quot;지연&quot;)" calcext:base-cell-address="'e-로봇'.L19"/>
            <calcext:condition calcext:apply-style-name="ConditionalStyle_50" calcext:value="contains-text(&quot;종료&quot;)" calcext:base-cell-address="'e-로봇'.L19"/>
            <calcext:condition calcext:apply-style-name="ConditionalStyle_51" calcext:value="contains-text(&quot;진행&quot;)" calcext:base-cell-address="'e-로봇'.L19"/>
          </calcext:conditional-format>
          <calcext:conditional-format calcext:target-range-address="'e-로봇'.L19:'e-로봇'.L19">
            <calcext:condition calcext:apply-style-name="ConditionalStyle_52" calcext:value="contains-text(0)" calcext:base-cell-address="'e-로봇'.L19"/>
          </calcext:conditional-format>
          <calcext:conditional-format calcext:target-range-address="'e-로봇'.L128:'e-로봇'.L128">
            <calcext:condition calcext:apply-style-name="ConditionalStyle_53" calcext:value="contains-text(0)" calcext:base-cell-address="'e-로봇'.L128"/>
          </calcext:conditional-format>
          <calcext:conditional-format calcext:target-range-address="'e-로봇'.L128:'e-로봇'.L128">
            <calcext:condition calcext:apply-style-name="ConditionalStyle_54" calcext:value="contains-text(&quot;지연&quot;)" calcext:base-cell-address="'e-로봇'.L128"/>
            <calcext:condition calcext:apply-style-name="ConditionalStyle_55" calcext:value="contains-text(&quot;종료&quot;)" calcext:base-cell-address="'e-로봇'.L128"/>
            <calcext:condition calcext:apply-style-name="ConditionalStyle_56" calcext:value="contains-text(&quot;진행&quot;)" calcext:base-cell-address="'e-로봇'.L128"/>
          </calcext:conditional-format>
          <calcext:conditional-format calcext:target-range-address="'e-로봇'.L155:'e-로봇'.L155">
            <calcext:condition calcext:apply-style-name="ConditionalStyle_57" calcext:value="contains-text(0)" calcext:base-cell-address="'e-로봇'.L155"/>
          </calcext:conditional-format>
          <calcext:conditional-format calcext:target-range-address="'e-로봇'.L155:'e-로봇'.L155">
            <calcext:condition calcext:apply-style-name="ConditionalStyle_58" calcext:value="contains-text(&quot;지연&quot;)" calcext:base-cell-address="'e-로봇'.L155"/>
            <calcext:condition calcext:apply-style-name="ConditionalStyle_59" calcext:value="contains-text(&quot;종료&quot;)" calcext:base-cell-address="'e-로봇'.L155"/>
            <calcext:condition calcext:apply-style-name="ConditionalStyle_60" calcext:value="contains-text(&quot;진행&quot;)" calcext:base-cell-address="'e-로봇'.L155"/>
          </calcext:conditional-format>
          <calcext:conditional-format calcext:target-range-address="'e-로봇'.L157:'e-로봇'.L157">
            <calcext:condition calcext:apply-style-name="ConditionalStyle_61" calcext:value="contains-text(&quot;지연&quot;)" calcext:base-cell-address="'e-로봇'.L157"/>
            <calcext:condition calcext:apply-style-name="ConditionalStyle_62" calcext:value="contains-text(&quot;종료&quot;)" calcext:base-cell-address="'e-로봇'.L157"/>
            <calcext:condition calcext:apply-style-name="ConditionalStyle_63" calcext:value="contains-text(&quot;진행&quot;)" calcext:base-cell-address="'e-로봇'.L157"/>
          </calcext:conditional-format>
          <calcext:conditional-format calcext:target-range-address="'e-로봇'.L157:'e-로봇'.L157">
            <calcext:condition calcext:apply-style-name="ConditionalStyle_64" calcext:value="contains-text(0)" calcext:base-cell-address="'e-로봇'.L157"/>
          </calcext:conditional-format>
          <calcext:conditional-format calcext:target-range-address="'e-로봇'.L147:'e-로봇'.L147">
            <calcext:condition calcext:apply-style-name="ConditionalStyle_65" calcext:value="contains-text(&quot;지연&quot;)" calcext:base-cell-address="'e-로봇'.L147"/>
            <calcext:condition calcext:apply-style-name="ConditionalStyle_66" calcext:value="contains-text(&quot;종료&quot;)" calcext:base-cell-address="'e-로봇'.L147"/>
            <calcext:condition calcext:apply-style-name="ConditionalStyle_67" calcext:value="contains-text(&quot;진행&quot;)" calcext:base-cell-address="'e-로봇'.L147"/>
          </calcext:conditional-format>
          <calcext:conditional-format calcext:target-range-address="'e-로봇'.L147:'e-로봇'.L147">
            <calcext:condition calcext:apply-style-name="ConditionalStyle_68" calcext:value="contains-text(0)" calcext:base-cell-address="'e-로봇'.L147"/>
          </calcext:conditional-format>
          <calcext:conditional-format calcext:target-range-address="'e-로봇'.L129:'e-로봇'.L129">
            <calcext:condition calcext:apply-style-name="ConditionalStyle_69" calcext:value="contains-text(&quot;지연&quot;)" calcext:base-cell-address="'e-로봇'.L129"/>
            <calcext:condition calcext:apply-style-name="ConditionalStyle_70" calcext:value="contains-text(&quot;종료&quot;)" calcext:base-cell-address="'e-로봇'.L129"/>
            <calcext:condition calcext:apply-style-name="ConditionalStyle_71" calcext:value="contains-text(&quot;진행&quot;)" calcext:base-cell-address="'e-로봇'.L129"/>
          </calcext:conditional-format>
          <calcext:conditional-format calcext:target-range-address="'e-로봇'.L129:'e-로봇'.L129">
            <calcext:condition calcext:apply-style-name="ConditionalStyle_72" calcext:value="contains-text(0)" calcext:base-cell-address="'e-로봇'.L129"/>
          </calcext:conditional-format>
          <calcext:conditional-format calcext:target-range-address="'e-로봇'.L126:'e-로봇'.L126">
            <calcext:condition calcext:apply-style-name="ConditionalStyle_73" calcext:value="contains-text(&quot;지연&quot;)" calcext:base-cell-address="'e-로봇'.L126"/>
            <calcext:condition calcext:apply-style-name="ConditionalStyle_74" calcext:value="contains-text(&quot;종료&quot;)" calcext:base-cell-address="'e-로봇'.L126"/>
            <calcext:condition calcext:apply-style-name="ConditionalStyle_75" calcext:value="contains-text(&quot;진행&quot;)" calcext:base-cell-address="'e-로봇'.L126"/>
          </calcext:conditional-format>
          <calcext:conditional-format calcext:target-range-address="'e-로봇'.L126:'e-로봇'.L126">
            <calcext:condition calcext:apply-style-name="ConditionalStyle_76" calcext:value="contains-text(0)" calcext:base-cell-address="'e-로봇'.L126"/>
          </calcext:conditional-format>
        </calcext:conditional-formats>
      </table:table>
      <table:named-expressions>
        <table:named-expression table:name="cause" table:base-cell-address="$'e-로봇'.$A$1" table:expression="#REF!"/>
        <table:named-expression table:name="Comments" table:base-cell-address="$'e-로봇'.$A$1" table:expression="#REF!"/>
        <table:named-expression table:name="Ltst_TestLog" table:base-cell-address="$'e-로봇'.$A$1" table:expression="&quot;'Test log'&quot;"/>
        <table:named-expression table:name="Severity" table:base-cell-address="$'e-로봇'.$A$1" table:expression="#REF!"/>
        <table:named-expression table:name="State_of_Origin" table:base-cell-address="$'e-로봇'.$A$1" table:expression="#REF!"/>
        <table:named-expression table:name="_2007_12_12" table:base-cell-address="$'e-로봇'.$A$1" table:expression="#REF!"/>
        <table:named-expression table:name="가중치_전체" table:base-cell-address="$'e-로봇'.$A$1" table:expression="#REF!"/>
      </table:named-expressions>
      <table:database-ranges>
        <table:database-range table:name="__Anonymous_Sheet_DB__0" table:target-range-address="'e-로봇'.B6:'e-로봇'.O1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돋움" svg:font-family="돋움" style:font-family-generic="modern"/>
    <style:font-face style:name="맑은 고딕" svg:font-family="'맑은 고딕'" style:font-family-generic="modern"/>
    <style:font-face style:name="나눔고딕" svg:font-family="나눔고딕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number number:decimal-places="3" loext:min-decimal-places="3" number:min-integer-digits="1"/>
      <number:text> </number:text>
    </number:number-style>
    <number:number-style style:name="N128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/>
      <number:text> </number:text>
    </number:number-style>
    <number:number-style style:name="N13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30P0"/>
    </number:number-style>
    <number:date-style style:name="N131">
      <number:month number:style="long"/>
      <number:text>.</number:text>
      <number:day number:style="long"/>
    </number:date-style>
    <number:date-style style:name="N132">
      <number:month number:style="long"/>
      <number:text>월 </number:text>
      <number:day number:style="long"/>
      <number:text>일</number:text>
    </number:date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fill-character> </loext:fill-character>
      <number:text>- </number:text>
    </number:number-style>
    <number:text-style style:name="N10182" number:language="ko" number:country="KR"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style:font-name="나눔고딕" fo:font-family="나눔고딕" style:font-family-generic="swiss" fo:font-size="11pt" style:font-name-asian="나눔고딕" style:font-family-asian="나눔고딕" style:font-family-generic-asian="swiss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돋움" fo:font-family="돋움" style:font-family-generic="modern" fo:font-size="11pt" fo:font-style="normal" fo:text-shadow="none" style:text-underline-style="none" fo:font-weight="bold" style:font-size-asian="11pt" style:font-style-asian="normal" style:font-weight-asian="bold" style:font-name-complex="돋움" style:font-family-complex="돋움" style:font-family-generic-complex="modern" style:font-size-complex="11pt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92d050"/>
    </style:style>
    <style:style style:name="ConditionalStyle_5f_3" style:display-name="ConditionalStyle_3" style:family="table-cell" style:parent-style-name="Default">
      <style:table-cell-properties fo:background-color="#ffffff"/>
    </style:style>
    <style:style style:name="ConditionalStyle_5f_4" style:display-name="ConditionalStyle_4" style:family="table-cell" style:parent-style-name="Default">
      <style:table-cell-properties fo:background-color="#ffffff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92d050"/>
    </style:style>
    <style:style style:name="ConditionalStyle_5f_7" style:display-name="ConditionalStyle_7" style:family="table-cell" style:parent-style-name="Default">
      <style:table-cell-properties fo:background-color="#ffffff"/>
    </style:style>
    <style:style style:name="ConditionalStyle_5f_8" style:display-name="ConditionalStyle_8" style:family="table-cell" style:parent-style-name="Default">
      <style:table-cell-properties fo:background-color="#ffffff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ffff"/>
    </style:style>
    <style:style style:name="ConditionalStyle_5f_12" style:display-name="ConditionalStyle_12" style:family="table-cell" style:parent-style-name="Default">
      <style:table-cell-properties fo:background-color="#ffffff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92d050"/>
    </style:style>
    <style:style style:name="ConditionalStyle_5f_15" style:display-name="ConditionalStyle_15" style:family="table-cell" style:parent-style-name="Default">
      <style:table-cell-properties fo:background-color="#ffffff"/>
    </style:style>
    <style:style style:name="ConditionalStyle_5f_16" style:display-name="ConditionalStyle_16" style:family="table-cell" style:parent-style-name="Default">
      <style:table-cell-properties fo:background-color="#ffffff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8" style:display-name="ConditionalStyle_18" style:family="table-cell" style:parent-style-name="Default">
      <style:table-cell-properties fo:background-color="#92d050"/>
    </style:style>
    <style:style style:name="ConditionalStyle_5f_19" style:display-name="ConditionalStyle_19" style:family="table-cell" style:parent-style-name="Default">
      <style:table-cell-properties fo:background-color="#ffffff"/>
    </style:style>
    <style:style style:name="ConditionalStyle_5f_20" style:display-name="ConditionalStyle_20" style:family="table-cell" style:parent-style-name="Default">
      <style:table-cell-properties fo:background-color="#ffffff"/>
    </style:style>
    <style:style style:name="ConditionalStyle_5f_21" style:display-name="ConditionalStyle_21" style:family="table-cell" style:parent-style-name="Default">
      <style:table-cell-properties fo:background-color="#ff0000"/>
    </style:style>
    <style:style style:name="ConditionalStyle_5f_22" style:display-name="ConditionalStyle_22" style:family="table-cell" style:parent-style-name="Default">
      <style:table-cell-properties fo:background-color="#92d050"/>
    </style:style>
    <style:style style:name="ConditionalStyle_5f_23" style:display-name="ConditionalStyle_23" style:family="table-cell" style:parent-style-name="Default">
      <style:table-cell-properties fo:background-color="#ffffff"/>
    </style:style>
    <style:style style:name="ConditionalStyle_5f_24" style:display-name="ConditionalStyle_24" style:family="table-cell" style:parent-style-name="Default">
      <style:table-cell-properties fo:background-color="#ffffff"/>
    </style:style>
    <style:style style:name="ConditionalStyle_5f_25" style:display-name="ConditionalStyle_25" style:family="table-cell" style:parent-style-name="Default">
      <style:table-cell-properties fo:background-color="#ff0000"/>
    </style:style>
    <style:style style:name="ConditionalStyle_5f_26" style:display-name="ConditionalStyle_26" style:family="table-cell" style:parent-style-name="Default">
      <style:table-cell-properties fo:background-color="#92d050"/>
    </style:style>
    <style:style style:name="ConditionalStyle_5f_27" style:display-name="ConditionalStyle_27" style:family="table-cell" style:parent-style-name="Default">
      <style:table-cell-properties fo:background-color="#ffffff"/>
    </style:style>
    <style:style style:name="ConditionalStyle_5f_28" style:display-name="ConditionalStyle_28" style:family="table-cell" style:parent-style-name="Default">
      <style:table-cell-properties fo:background-color="#ffffff"/>
    </style:style>
    <style:style style:name="ConditionalStyle_5f_29" style:display-name="ConditionalStyle_29" style:family="table-cell" style:parent-style-name="Default">
      <style:table-cell-properties fo:background-color="#ff0000"/>
    </style:style>
    <style:style style:name="ConditionalStyle_5f_30" style:display-name="ConditionalStyle_30" style:family="table-cell" style:parent-style-name="Default">
      <style:table-cell-properties fo:background-color="#92d050"/>
    </style:style>
    <style:style style:name="ConditionalStyle_5f_31" style:display-name="ConditionalStyle_31" style:family="table-cell" style:parent-style-name="Default">
      <style:table-cell-properties fo:background-color="#ffffff"/>
    </style:style>
    <style:style style:name="ConditionalStyle_5f_32" style:display-name="ConditionalStyle_32" style:family="table-cell" style:parent-style-name="Default">
      <style:table-cell-properties fo:background-color="#ffffff"/>
    </style:style>
    <style:style style:name="ConditionalStyle_5f_33" style:display-name="ConditionalStyle_33" style:family="table-cell" style:parent-style-name="Default">
      <style:table-cell-properties fo:background-color="#ff0000"/>
    </style:style>
    <style:style style:name="ConditionalStyle_5f_34" style:display-name="ConditionalStyle_34" style:family="table-cell" style:parent-style-name="Default">
      <style:table-cell-properties fo:background-color="#92d050"/>
    </style:style>
    <style:style style:name="ConditionalStyle_5f_35" style:display-name="ConditionalStyle_35" style:family="table-cell" style:parent-style-name="Default">
      <style:table-cell-properties fo:background-color="#ffffff"/>
    </style:style>
    <style:style style:name="ConditionalStyle_5f_36" style:display-name="ConditionalStyle_36" style:family="table-cell" style:parent-style-name="Default">
      <style:table-cell-properties fo:background-color="#ffffff"/>
    </style:style>
    <style:style style:name="ConditionalStyle_5f_37" style:display-name="ConditionalStyle_37" style:family="table-cell" style:parent-style-name="Default">
      <style:table-cell-properties fo:background-color="#ffffff"/>
    </style:style>
    <style:style style:name="ConditionalStyle_5f_38" style:display-name="ConditionalStyle_38" style:family="table-cell" style:parent-style-name="Default">
      <style:table-cell-properties fo:background-color="#ff0000"/>
    </style:style>
    <style:style style:name="ConditionalStyle_5f_39" style:display-name="ConditionalStyle_39" style:family="table-cell" style:parent-style-name="Default">
      <style:table-cell-properties fo:background-color="#92d050"/>
    </style:style>
    <style:style style:name="ConditionalStyle_5f_40" style:display-name="ConditionalStyle_40" style:family="table-cell" style:parent-style-name="Default">
      <style:table-cell-properties fo:background-color="#ffffff"/>
    </style:style>
    <style:style style:name="ConditionalStyle_5f_41" style:display-name="ConditionalStyle_41" style:family="table-cell" style:parent-style-name="Default">
      <style:table-cell-properties fo:background-color="#ffffff"/>
    </style:style>
    <style:style style:name="ConditionalStyle_5f_42" style:display-name="ConditionalStyle_42" style:family="table-cell" style:parent-style-name="Default">
      <style:table-cell-properties fo:background-color="#ff0000"/>
    </style:style>
    <style:style style:name="ConditionalStyle_5f_43" style:display-name="ConditionalStyle_43" style:family="table-cell" style:parent-style-name="Default">
      <style:table-cell-properties fo:background-color="#92d050"/>
    </style:style>
    <style:style style:name="ConditionalStyle_5f_44" style:display-name="ConditionalStyle_44" style:family="table-cell" style:parent-style-name="Default">
      <style:table-cell-properties fo:background-color="#ffffff"/>
    </style:style>
    <style:style style:name="ConditionalStyle_5f_45" style:display-name="ConditionalStyle_45" style:family="table-cell" style:parent-style-name="Default">
      <style:table-cell-properties fo:background-color="#ffffff"/>
    </style:style>
    <style:style style:name="ConditionalStyle_5f_46" style:display-name="ConditionalStyle_46" style:family="table-cell" style:parent-style-name="Default">
      <style:table-cell-properties fo:background-color="#ff0000"/>
    </style:style>
    <style:style style:name="ConditionalStyle_5f_47" style:display-name="ConditionalStyle_47" style:family="table-cell" style:parent-style-name="Default">
      <style:table-cell-properties fo:background-color="#92d050"/>
    </style:style>
    <style:style style:name="ConditionalStyle_5f_48" style:display-name="ConditionalStyle_48" style:family="table-cell" style:parent-style-name="Default">
      <style:table-cell-properties fo:background-color="#ffffff"/>
    </style:style>
    <style:style style:name="ConditionalStyle_5f_49" style:display-name="ConditionalStyle_49" style:family="table-cell" style:parent-style-name="Default">
      <style:table-cell-properties fo:background-color="#ff0000"/>
    </style:style>
    <style:style style:name="ConditionalStyle_5f_50" style:display-name="ConditionalStyle_50" style:family="table-cell" style:parent-style-name="Default">
      <style:table-cell-properties fo:background-color="#92d050"/>
    </style:style>
    <style:style style:name="ConditionalStyle_5f_51" style:display-name="ConditionalStyle_51" style:family="table-cell" style:parent-style-name="Default">
      <style:table-cell-properties fo:background-color="#ffffff"/>
    </style:style>
    <style:style style:name="ConditionalStyle_5f_52" style:display-name="ConditionalStyle_52" style:family="table-cell" style:parent-style-name="Default">
      <style:table-cell-properties fo:background-color="#ffffff"/>
    </style:style>
    <style:style style:name="ConditionalStyle_5f_53" style:display-name="ConditionalStyle_53" style:family="table-cell" style:parent-style-name="Default">
      <style:table-cell-properties fo:background-color="#ffffff"/>
    </style:style>
    <style:style style:name="ConditionalStyle_5f_54" style:display-name="ConditionalStyle_54" style:family="table-cell" style:parent-style-name="Default">
      <style:table-cell-properties fo:background-color="#ff0000"/>
    </style:style>
    <style:style style:name="ConditionalStyle_5f_55" style:display-name="ConditionalStyle_55" style:family="table-cell" style:parent-style-name="Default">
      <style:table-cell-properties fo:background-color="#92d050"/>
    </style:style>
    <style:style style:name="ConditionalStyle_5f_56" style:display-name="ConditionalStyle_56" style:family="table-cell" style:parent-style-name="Default">
      <style:table-cell-properties fo:background-color="#ffffff"/>
    </style:style>
    <style:style style:name="ConditionalStyle_5f_57" style:display-name="ConditionalStyle_57" style:family="table-cell" style:parent-style-name="Default">
      <style:table-cell-properties fo:background-color="#ffffff"/>
    </style:style>
    <style:style style:name="ConditionalStyle_5f_58" style:display-name="ConditionalStyle_58" style:family="table-cell" style:parent-style-name="Default">
      <style:table-cell-properties fo:background-color="#ff0000"/>
    </style:style>
    <style:style style:name="ConditionalStyle_5f_59" style:display-name="ConditionalStyle_59" style:family="table-cell" style:parent-style-name="Default">
      <style:table-cell-properties fo:background-color="#92d050"/>
    </style:style>
    <style:style style:name="ConditionalStyle_5f_60" style:display-name="ConditionalStyle_60" style:family="table-cell" style:parent-style-name="Default">
      <style:table-cell-properties fo:background-color="#ffffff"/>
    </style:style>
    <style:style style:name="ConditionalStyle_5f_61" style:display-name="ConditionalStyle_61" style:family="table-cell" style:parent-style-name="Default">
      <style:table-cell-properties fo:background-color="#ff0000"/>
    </style:style>
    <style:style style:name="ConditionalStyle_5f_62" style:display-name="ConditionalStyle_62" style:family="table-cell" style:parent-style-name="Default">
      <style:table-cell-properties fo:background-color="#92d050"/>
    </style:style>
    <style:style style:name="ConditionalStyle_5f_63" style:display-name="ConditionalStyle_63" style:family="table-cell" style:parent-style-name="Default">
      <style:table-cell-properties fo:background-color="#ffffff"/>
    </style:style>
    <style:style style:name="ConditionalStyle_5f_64" style:display-name="ConditionalStyle_64" style:family="table-cell" style:parent-style-name="Default">
      <style:table-cell-properties fo:background-color="#ffffff"/>
    </style:style>
    <style:style style:name="ConditionalStyle_5f_65" style:display-name="ConditionalStyle_65" style:family="table-cell" style:parent-style-name="Default">
      <style:table-cell-properties fo:background-color="#ff0000"/>
    </style:style>
    <style:style style:name="ConditionalStyle_5f_66" style:display-name="ConditionalStyle_66" style:family="table-cell" style:parent-style-name="Default">
      <style:table-cell-properties fo:background-color="#92d050"/>
    </style:style>
    <style:style style:name="ConditionalStyle_5f_67" style:display-name="ConditionalStyle_67" style:family="table-cell" style:parent-style-name="Default">
      <style:table-cell-properties fo:background-color="#ffffff"/>
    </style:style>
    <style:style style:name="ConditionalStyle_5f_68" style:display-name="ConditionalStyle_68" style:family="table-cell" style:parent-style-name="Default">
      <style:table-cell-properties fo:background-color="#ffffff"/>
    </style:style>
    <style:style style:name="ConditionalStyle_5f_69" style:display-name="ConditionalStyle_69" style:family="table-cell" style:parent-style-name="Default">
      <style:table-cell-properties fo:background-color="#ff0000"/>
    </style:style>
    <style:style style:name="ConditionalStyle_5f_70" style:display-name="ConditionalStyle_70" style:family="table-cell" style:parent-style-name="Default">
      <style:table-cell-properties fo:background-color="#92d050"/>
    </style:style>
    <style:style style:name="ConditionalStyle_5f_71" style:display-name="ConditionalStyle_71" style:family="table-cell" style:parent-style-name="Default">
      <style:table-cell-properties fo:background-color="#ffffff"/>
    </style:style>
    <style:style style:name="ConditionalStyle_5f_72" style:display-name="ConditionalStyle_72" style:family="table-cell" style:parent-style-name="Default">
      <style:table-cell-properties fo:background-color="#ffffff"/>
    </style:style>
    <style:style style:name="ConditionalStyle_5f_73" style:display-name="ConditionalStyle_73" style:family="table-cell" style:parent-style-name="Default">
      <style:table-cell-properties fo:background-color="#ff0000"/>
    </style:style>
    <style:style style:name="ConditionalStyle_5f_74" style:display-name="ConditionalStyle_74" style:family="table-cell" style:parent-style-name="Default">
      <style:table-cell-properties fo:background-color="#92d050"/>
    </style:style>
    <style:style style:name="ConditionalStyle_5f_75" style:display-name="ConditionalStyle_75" style:family="table-cell" style:parent-style-name="Default">
      <style:table-cell-properties fo:background-color="#ffffff"/>
    </style:style>
    <style:style style:name="ConditionalStyle_5f_76" style:display-name="ConditionalStyle_76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11.34pt" fo:margin-bottom="5.64pt" fo:margin-left="5.64pt" fo:margin-right="5.64pt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15:44:03.738506078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e-로봇" style:display-name="PageStyle_e-로봇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4-20T00:53:55</meta:creation-date>
    <meta:initial-creator>Administrator</meta:initial-creator>
    <dc:language>ko-KR</dc:language>
    <meta:print-date>2015-06-29T07:02:41</meta:print-date>
    <dc:date>2018-09-04T15:45:26.065710064</dc:date>
    <meta:editing-cycles>16</meta:editing-cycles>
    <meta:editing-duration>PT1H55M50S</meta:editing-duration>
    <meta:generator>LibreOffice/5.1.6.2$Linux_X86_64 LibreOffice_project/10m0$Build-2</meta:generator>
    <meta:document-statistic meta:table-count="1" meta:cell-count="1295" meta:object-count="0"/>
    <meta:user-defined meta:name="AppVersion">14.0300</meta:user-defined>
    <meta:user-defined meta:name="Company">SKC&amp;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